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874in"/>
    </style:style>
    <style:style style:name="co2" style:family="table-column">
      <style:table-column-properties fo:break-before="auto" style:column-width="5.0602in"/>
    </style:style>
    <style:style style:name="co3" style:family="table-column">
      <style:table-column-properties fo:break-before="auto" style:column-width="4.9799in"/>
    </style:style>
    <style:style style:name="co4" style:family="table-column">
      <style:table-column-properties fo:break-before="auto" style:column-width="0.629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4.8402in" fo:break-before="auto" style:use-optimal-row-height="true"/>
    </style:style>
    <style:style style:name="ro3" style:family="table-row">
      <style:table-row-properties style:row-height="6.55in" fo:break-before="auto" style:use-optimal-row-height="true"/>
    </style:style>
    <style:style style:name="ro4" style:family="table-row">
      <style:table-row-properties style:row-height="4.0626in" fo:break-before="auto" style:use-optimal-row-height="true"/>
    </style:style>
    <style:style style:name="ro5" style:family="table-row">
      <style:table-row-properties style:row-height="3.9071in" fo:break-before="auto" style:use-optimal-row-height="true"/>
    </style:style>
    <style:style style:name="ro6" style:family="table-row">
      <style:table-row-properties style:row-height="4.5291in" fo:break-before="auto" style:use-optimal-row-height="true"/>
    </style:style>
    <style:style style:name="ro7" style:family="table-row">
      <style:table-row-properties style:row-height="3.4409in" fo:break-before="auto" style:use-optimal-row-height="true"/>
    </style:style>
    <style:style style:name="ro8" style:family="table-row">
      <style:table-row-properties style:row-height="5.4618in" fo:break-before="auto" style:use-optimal-row-height="true"/>
    </style:style>
    <style:style style:name="ro9" style:family="table-row">
      <style:table-row-properties style:row-height="8.2602in" fo:break-before="auto" style:use-optimal-row-height="true"/>
    </style:style>
    <style:style style:name="ro10" style:family="table-row">
      <style:table-row-properties style:row-height="5.3063in" fo:break-before="auto" style:use-optimal-row-height="true"/>
    </style:style>
    <style:style style:name="ro11" style:family="table-row">
      <style:table-row-properties style:row-height="4.2181in" fo:break-before="auto" style:use-optimal-row-height="true"/>
    </style:style>
    <style:style style:name="ro12" style:family="table-row">
      <style:table-row-properties style:row-height="7.0165in" fo:break-before="auto" style:use-optimal-row-height="true"/>
    </style:style>
    <style:style style:name="ro13" style:family="table-row">
      <style:table-row-properties style:row-height="5.6173in" fo:break-before="auto" style:use-optimal-row-height="true"/>
    </style:style>
    <style:style style:name="ro14" style:family="table-row">
      <style:table-row-properties style:row-height="4.3736in" fo:break-before="auto" style:use-optimal-row-height="true"/>
    </style:style>
    <style:style style:name="ro15" style:family="table-row">
      <style:table-row-properties style:row-height="3.7516in" fo:break-before="auto" style:use-optimal-row-height="true"/>
    </style:style>
    <style:style style:name="ro16" style:family="table-row">
      <style:table-row-properties style:row-height="5.1508in" fo:break-before="auto" style:use-optimal-row-height="true"/>
    </style:style>
    <style:style style:name="ro17" style:family="table-row">
      <style:table-row-properties style:row-height="5.9283in" fo:break-before="auto" style:use-optimal-row-height="true"/>
    </style:style>
    <style:style style:name="ro18" style:family="table-row">
      <style:table-row-properties style:row-height="6.0839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10.2811in" fo:break-before="auto" style:use-optimal-row-height="true"/>
    </style:style>
    <style:style style:name="ro21" style:family="table-row">
      <style:table-row-properties style:row-height="5.7728in" fo:break-before="auto" style:use-optimal-row-height="true"/>
    </style:style>
    <style:style style:name="ro22" style:family="table-row">
      <style:table-row-properties style:row-height="8.4161in" fo:break-before="auto" style:use-optimal-row-height="true"/>
    </style:style>
    <style:style style:name="ro23" style:family="table-row">
      <style:table-row-properties style:row-height="6.2398in" fo:break-before="auto" style:use-optimal-row-height="true"/>
    </style:style>
    <style:style style:name="ro24" style:family="table-row">
      <style:table-row-properties style:row-height="7.9492in" fo:break-before="auto" style:use-optimal-row-height="true"/>
    </style:style>
    <style:style style:name="ro25" style:family="table-row">
      <style:table-row-properties style:row-height="4.6846in" fo:break-before="auto" style:use-optimal-row-height="true"/>
    </style:style>
    <style:style style:name="ro26" style:family="table-row">
      <style:table-row-properties style:row-height="3.5965in" fo:break-before="auto" style:use-optimal-row-height="true"/>
    </style:style>
    <style:style style:name="ro27" style:family="table-row">
      <style:table-row-properties style:row-height="8.5717in" fo:break-before="auto" style:use-optimal-row-height="true"/>
    </style:style>
    <style:style style:name="ro28" style:family="table-row">
      <style:table-row-properties style:row-height="6.861in" fo:break-before="auto" style:use-optimal-row-height="true"/>
    </style:style>
    <style:style style:name="ro29" style:family="table-row">
      <style:table-row-properties style:row-height="5.2339in" fo:break-before="auto" style:use-optimal-row-height="true"/>
    </style:style>
    <style:style style:name="ro30" style:family="table-row">
      <style:table-row-properties style:row-height="4.7866in" fo:break-before="auto" style:use-optimal-row-height="true"/>
    </style:style>
    <style:style style:name="ro31" style:family="table-row">
      <style:table-row-properties style:row-height="3.7437in" fo:break-before="auto" style:use-optimal-row-height="true"/>
    </style:style>
    <style:style style:name="ro32" style:family="table-row">
      <style:table-row-properties style:row-height="8.2138in" fo:break-before="auto" style:use-optimal-row-height="true"/>
    </style:style>
    <style:style style:name="ro33" style:family="table-row">
      <style:table-row-properties style:row-height="11.3362in" fo:break-before="auto" style:use-optimal-row-height="true"/>
    </style:style>
    <style:style style:name="ro34" style:family="table-row">
      <style:table-row-properties style:row-height="3.1543in" fo:break-before="auto" style:use-optimal-row-height="true"/>
    </style:style>
    <style:style style:name="ro35" style:family="table-row">
      <style:table-row-properties style:row-height="3.3035in" fo:break-before="auto" style:use-optimal-row-height="true"/>
    </style:style>
    <style:style style:name="ro36" style:family="table-row">
      <style:table-row-properties style:row-height="5.6807in" fo:break-before="auto" style:use-optimal-row-height="true"/>
    </style:style>
    <style:style style:name="ro37" style:family="table-row">
      <style:table-row-properties style:row-height="3.6016in" fo:break-before="auto" style:use-optimal-row-height="true"/>
    </style:style>
    <style:style style:name="ro38" style:family="table-row">
      <style:table-row-properties style:row-height="5.3827in" fo:break-before="auto" style:use-optimal-row-height="true"/>
    </style:style>
    <style:style style:name="ro39" style:family="table-row">
      <style:table-row-properties style:row-height="3.4528in" fo:break-before="auto" style:use-optimal-row-height="true"/>
    </style:style>
    <style:style style:name="ro40" style:family="table-row">
      <style:table-row-properties style:row-height="3.8929in" fo:break-before="auto" style:use-optimal-row-height="true"/>
    </style:style>
    <style:style style:name="ro41" style:family="table-row">
      <style:table-row-properties style:row-height="4.3398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style>
    <style:style style:name="ce2"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4"/>
        <table:table-column table:style-name="co4" table:default-cell-style-name="Default"/>
        <table:table-column table:style-name="co5" table:number-columns-repeated="16380" table:default-cell-style-name="Default"/>
        <table:table-row table:style-name="ro1">
          <table:table-cell table:style-name="ce1" office:value-type="string" calcext:value-type="string">
            <text:p>TOPIC</text:p>
          </table:table-cell>
          <table:table-cell table:style-name="ce3" office:value-type="string" calcext:value-type="string">
            <text:p>BASE</text:p>
          </table:table-cell>
          <table:table-cell table:style-name="ce3" office:value-type="string" calcext:value-type="string">
            <text:p>LLM</text:p>
          </table:table-cell>
          <table:table-cell table:style-name="ce1" office:value-type="string" calcext:value-type="string">
            <text:p>SCORE</text:p>
          </table:table-cell>
          <table:table-cell table:style-name="ce1" table:number-columns-repeated="16380"/>
        </table:table-row>
        <table:table-row table:style-name="ro2">
          <table:table-cell office:value-type="string" calcext:value-type="string">
            <text:p>home/alarm</text:p>
          </table:table-cell>
          <table:table-cell office:value-type="string" calcext:value-type="string">
            <text:p>{</text:p>
            <text:p>  "title": "Alarm System State",</text:p>
            <text:p>  "description": "The current state of the alarm system",</text:p>
            <text:p>  "observable": true,</text:p>
            <text:p>  "type": "string",</text:p>
            <text:p>  "minimum": null,</text:p>
            <text:p>  "maximum": null,</text:p>
            <text:p>  "enum": [</text:p>
            <text:p>    "disarmed",</text:p>
            <text:p>    "armed_home",</text:p>
            <text:p>    "armed_away",</text:p>
            <text:p>    "armed_night",</text:p>
            <text:p>    "armed_vacation",</text:p>
            <text:p>    "armed_custom_bypass",</text:p>
            <text:p>    "pending",</text:p>
            <text:p>    "triggered"</text:p>
            <text:p>  ],</text:p>
            <text:p>  "properties": {},</text:p>
            <text:p>  "forms": [</text:p>
            <text:p>    {</text:p>
            <text:p>      "href": "192.168.0.100:1883",</text:p>
            <text:p>      "contentType": null,</text:p>
            <text:p>      "topic": "home/alarm",</text:p>
            <text:p>      "retain": true,</text:p>
            <text:p>      "op": [</text:p>
            <text:p>        "observeproperty",</text:p>
            <text:p>        "readproperty"</text:p>
            <text:p>      ]</text:p>
            <text:p>    }</text:p>
            <text:p>  ]</text:p>
            <text:p>}</text:p>
          </table:table-cell>
          <table:table-cell office:value-type="string" calcext:value-type="string">
            <text:p>{</text:p>
            <text:p>  "title": "Alarm State",</text:p>
            <text:p>  "description": "The current state of the alarm system, which can be disarmed, armed in various modes, pending, or triggered.",</text:p>
            <text:p>  "observable": null,</text:p>
            <text:p>  "type": "string",</text:p>
            <text:p>  "minimum": null,</text:p>
            <text:p>  "maximum": null,</text:p>
            <text:p>  "enum": [</text:p>
            <text:p>    "armed_away",</text:p>
            <text:p>    "armed_home",</text:p>
            <text:p>    "armed_custom_bypass",</text:p>
            <text:p>    "armed_night",</text:p>
            <text:p>    "pending",</text:p>
            <text:p>    "armed_vacation",</text:p>
            <text:p>    "disarmed",</text:p>
            <text:p>    "triggered"</text:p>
            <text:p>  ],</text:p>
            <text:p>  "properties": {},</text:p>
            <text:p>  "forms": [</text:p>
            <text:p>    {</text:p>
            <text:p>      "href": "mqtt://broker.emqx.io:1883",</text:p>
            <text:p>      "contentType": null,</text:p>
            <text:p>      "topic": "home/alarm",</text:p>
            <text:p>      "retain": true,</text:p>
            <text:p>      "op": []</text:p>
            <text:p>    }</text:p>
            <text:p>  ]</text:p>
            <text:p>}</text:p>
          </table:table-cell>
          <table:table-cell office:value-type="float" office:value="5" calcext:value-type="float">
            <text:p>5</text:p>
          </table:table-cell>
          <table:table-cell table:formula="of:=[.D2]-1" office:value-type="float" office:value="4" calcext:value-type="float">
            <text:p>4</text:p>
          </table:table-cell>
          <table:table-cell table:number-columns-repeated="16379"/>
        </table:table-row>
        <table:table-row table:style-name="ro3">
          <table:table-cell office:value-type="string" calcext:value-type="string">
            <text:p>home/alarm/set</text:p>
          </table:table-cell>
          <table:table-cell office:value-type="string" calcext:value-type="string">
            <text:p>{</text:p>
            <text:p>  "title": "Arm",</text:p>
            <text:p>  "description": "Arm or disarm the alarm system",</text:p>
            <text:p>  "input": {</text:p>
            <text:p>    "title": "",</text:p>
            <text:p>    "description": "",</text:p>
            <text:p>    "observable": true,</text:p>
            <text:p>    "type": "string",</text:p>
            <text:p>    "minimum": null,</text:p>
            <text:p>    "maximum": null,</text:p>
            <text:p>    "enum": [</text:p>
            <text:p>      "DISARM",</text:p>
            <text:p>      "ARM_HOME",</text:p>
            <text:p>      "ARM_AWAY",</text:p>
            <text:p>      "ARM_NIGHT",</text:p>
            <text:p>      "ARM_VACATION",</text:p>
            <text:p>      "ARM_CUSTOM_BYPASS"</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alarm/set",</text:p>
            <text:p>      "retain": false,</text:p>
            <text:p>      "op": [</text:p>
            <text:p>        "invokeaction"</text:p>
            <text:p>      ]</text:p>
            <text:p>    }</text:p>
            <text:p>  ]</text:p>
            <text:p>}</text:p>
          </table:table-cell>
          <table:table-cell office:value-type="string" calcext:value-type="string">
            <text:p>{</text:p>
            <text:p>  "title": "Alarm Control",</text:p>
            <text:p>  "description": "An action to control the alarm system with different arming modes and disarming.",</text:p>
            <text:p>  "input": {</text:p>
            <text:p>    "title": "",</text:p>
            <text:p>    "description": "",</text:p>
            <text:p>    "observable": null,</text:p>
            <text:p>    "type": "string",</text:p>
            <text:p>    "minimum": null,</text:p>
            <text:p>    "maximum": null,</text:p>
            <text:p>    "enum": [</text:p>
            <text:p>      "DISARM",</text:p>
            <text:p>      "ARM_CUSTOM_BYPASS",</text:p>
            <text:p>      "ARM_HOME",</text:p>
            <text:p>      "ARM_AWAY",</text:p>
            <text:p>      "ARM_NIGHT",</text:p>
            <text:p>      "ARM_VACATION"</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alarm/set",</text:p>
            <text:p>      "retain": false,</text:p>
            <text:p>      "op": []</text:p>
            <text:p>    }</text:p>
            <text:p>  ]</text:p>
            <text:p>}</text:p>
          </table:table-cell>
          <table:table-cell office:value-type="float" office:value="5" calcext:value-type="float">
            <text:p>5</text:p>
          </table:table-cell>
          <table:table-cell table:formula="of:=[.D3]-1" office:value-type="float" office:value="4" calcext:value-type="float">
            <text:p>4</text:p>
          </table:table-cell>
          <table:table-cell table:number-columns-repeated="16379"/>
        </table:table-row>
        <table:table-row table:style-name="ro4">
          <table:table-cell office:value-type="string" calcext:value-type="string">
            <text:p>home-assistant/window/contact</text:p>
          </table:table-cell>
          <table:table-cell office:value-type="string" calcext:value-type="string">
            <text:p>{</text:p>
            <text:p>  "title": "Window Sensor State",</text:p>
            <text:p>  "description": "The state of the window",</text:p>
            <text:p>  "observable": true,</text:p>
            <text:p>  "type": "string",</text:p>
            <text:p>  "minimum": null,</text:p>
            <text:p>  "maximum": null,</text:p>
            <text:p>  "enum": [</text:p>
            <text:p>    "open",</text:p>
            <text:p>    "closed",</text:p>
            <text:p>    "unknown"</text:p>
            <text:p>  ],</text:p>
            <text:p>  "properties": {},</text:p>
            <text:p>  "forms": [</text:p>
            <text:p>    {</text:p>
            <text:p>      "href": "192.168.0.100:1883",</text:p>
            <text:p>      "contentType": null,</text:p>
            <text:p>      "topic": "home-assistant/window/contact",</text:p>
            <text:p>      "retain": true,</text:p>
            <text:p>      "op": [</text:p>
            <text:p>        "observeproperty",</text:p>
            <text:p>        "readproperty"</text:p>
            <text:p>      ]</text:p>
            <text:p>    }</text:p>
            <text:p>  ]</text:p>
            <text:p>}</text:p>
          </table:table-cell>
          <table:table-cell office:value-type="string" calcext:value-type="string">
            <text:p>{</text:p>
            <text:p>  "title": "Window contact state",</text:p>
            <text:p>  "description": "The current state of the window contact sensor, indicating whether the window is open, closed, or in an unknown state.",</text:p>
            <text:p>  "observable": null,</text:p>
            <text:p>  "type": "string",</text:p>
            <text:p>  "minimum": null,</text:p>
            <text:p>  "maximum": null,</text:p>
            <text:p>  "enum": [</text:p>
            <text:p>    "open",</text:p>
            <text:p>    "closed",</text:p>
            <text:p>    "unknown"</text:p>
            <text:p>  ],</text:p>
            <text:p>  "properties": {},</text:p>
            <text:p>  "forms": [</text:p>
            <text:p>    {</text:p>
            <text:p>      "href": "mqtt://broker.emqx.io:1883",</text:p>
            <text:p>      "contentType": null,</text:p>
            <text:p>      "topic": "home-assistant/window/contact",</text:p>
            <text:p>      "retain": true,</text:p>
            <text:p>      "op": []</text:p>
            <text:p>    }</text:p>
            <text:p>  ]</text:p>
            <text:p>}</text:p>
          </table:table-cell>
          <table:table-cell office:value-type="float" office:value="5" calcext:value-type="float">
            <text:p>5</text:p>
          </table:table-cell>
          <table:table-cell table:formula="of:=[.D4]-1" office:value-type="float" office:value="4" calcext:value-type="float">
            <text:p>4</text:p>
          </table:table-cell>
          <table:table-cell table:number-columns-repeated="16379"/>
        </table:table-row>
        <table:table-row table:style-name="ro5">
          <table:table-cell office:value-type="string" calcext:value-type="string">
            <text:p>home-assistant/window/availability</text:p>
          </table:table-cell>
          <table:table-cell office:value-type="string" calcext:value-type="string">
            <text:p>{</text:p>
            <text:p>  "title": "Sensor Availability",</text:p>
            <text:p>  "description": "Availability status of the window sensor",</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assistant/window/availability",</text:p>
            <text:p>      "retain": true,</text:p>
            <text:p>      "op": [</text:p>
            <text:p>        "observeproperty",</text:p>
            <text:p>        "readproperty"</text:p>
            <text:p>      ]</text:p>
            <text:p>    }</text:p>
            <text:p>  ]</text:p>
            <text:p>}</text:p>
          </table:table-cell>
          <table:table-cell office:value-type="string" calcext:value-type="string">
            <text:p>{</text:p>
            <text:p>  "title": "Window Availability",</text:p>
            <text:p>  "description": "Indicates whether the window device is currently available or not. This availability status can be used to determine if the device is operational.",</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assistant/window/availability",</text:p>
            <text:p>      "retain": true,</text:p>
            <text:p>      "op": []</text:p>
            <text:p>    }</text:p>
            <text:p>  ]</text:p>
            <text:p>}</text:p>
          </table:table-cell>
          <table:table-cell office:value-type="float" office:value="5" calcext:value-type="float">
            <text:p>5</text:p>
          </table:table-cell>
          <table:table-cell table:formula="of:=[.D5]-1" office:value-type="float" office:value="4" calcext:value-type="float">
            <text:p>4</text:p>
          </table:table-cell>
          <table:table-cell table:number-columns-repeated="16379"/>
        </table:table-row>
        <table:table-row table:style-name="ro5">
          <table:table-cell office:value-type="string" calcext:value-type="string">
            <text:p>home/bedroom/switch1/availability</text:p>
          </table:table-cell>
          <table:table-cell office:value-type="string" calcext:value-type="string">
            <text:p>{</text:p>
            <text:p>  "title": "Button Availability",</text:p>
            <text:p>  "description": "Availability status of the button",</text:p>
            <text:p>  "observable": true,</text:p>
            <text:p>  "type": "string",</text:p>
            <text:p>  "minimum": null,</text:p>
            <text:p>  "maximum": null,</text:p>
            <text:p>  "enum": [</text:p>
            <text:p>    "unavailable",</text:p>
            <text:p>    "available"</text:p>
            <text:p>  ],</text:p>
            <text:p>  "properties": {},</text:p>
            <text:p>  "forms": [</text:p>
            <text:p>    {</text:p>
            <text:p>      "href": "192.168.0.100:1883",</text:p>
            <text:p>      "contentType": null,</text:p>
            <text:p>      "topic": "home/bedroom/switch1/availability",</text:p>
            <text:p>      "retain": true,</text:p>
            <text:p>      "op": [</text:p>
            <text:p>        "observeproperty",</text:p>
            <text:p>        "readproperty"</text:p>
            <text:p>      ]</text:p>
            <text:p>    }</text:p>
            <text:p>  ]</text:p>
            <text:p>}</text:p>
          </table:table-cell>
          <table:table-cell office:value-type="string" calcext:value-type="string">
            <text:p>{</text:p>
            <text:p>  "title": "Availability Status",</text:p>
            <text:p>  "description": "Represents the availability status of the switch device, indicating whether it is currently connected and operational or not.",</text:p>
            <text:p>  "observable": null,</text:p>
            <text:p>  "type": "string",</text:p>
            <text:p>  "minimum": null,</text:p>
            <text:p>  "maximum": null,</text:p>
            <text:p>  "enum": [</text:p>
            <text:p>    "available",</text:p>
            <text:p>    "unavailable"</text:p>
            <text:p>  ],</text:p>
            <text:p>  "properties": {},</text:p>
            <text:p>  "forms": [</text:p>
            <text:p>    {</text:p>
            <text:p>      "href": "mqtt://broker.emqx.io:1883",</text:p>
            <text:p>      "contentType": null,</text:p>
            <text:p>      "topic": "home/bedroom/switch1/availability",</text:p>
            <text:p>      "retain": true,</text:p>
            <text:p>      "op": []</text:p>
            <text:p>    }</text:p>
            <text:p>  ]</text:p>
            <text:p>}</text:p>
          </table:table-cell>
          <table:table-cell office:value-type="float" office:value="5" calcext:value-type="float">
            <text:p>5</text:p>
          </table:table-cell>
          <table:table-cell table:formula="of:=[.D6]-1" office:value-type="float" office:value="4" calcext:value-type="float">
            <text:p>4</text:p>
          </table:table-cell>
          <table:table-cell table:number-columns-repeated="16379"/>
        </table:table-row>
        <table:table-row table:style-name="ro4">
          <table:table-cell office:value-type="string" calcext:value-type="string">
            <text:p>home/bedroom/switch1/pressed</text:p>
          </table:table-cell>
          <table:table-cell office:value-type="string" calcext:value-type="string">
            <text:p>{</text:p>
            <text:p>  "title": "Button Press",</text:p>
            <text:p>  "description": "This is the event that occurs when the button is press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home/bedroom/switch1/pressed",</text:p>
            <text:p>      "retain": false,</text:p>
            <text:p>      "op": [</text:p>
            <text:p>        "subscribeevent",</text:p>
            <text:p>        "unsubscribeevent"</text:p>
            <text:p>      ]</text:p>
            <text:p>    }</text:p>
            <text:p>  ]</text:p>
            <text:p>}</text:p>
          </table:table-cell>
          <table:table-cell office:value-type="string" calcext:value-type="string">
            <text:p>{</text:p>
            <text:p>  "title": "Switch Pressed Event",</text:p>
            <text:p>  "description": "Event that signals when the switch has been pressed.",</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bedroom/switch1/pressed",</text:p>
            <text:p>      "retain": false,</text:p>
            <text:p>      "op": []</text:p>
            <text:p>    }</text:p>
            <text:p>  ]</text:p>
            <text:p>}</text:p>
          </table:table-cell>
          <table:table-cell office:value-type="float" office:value="5" calcext:value-type="float">
            <text:p>5</text:p>
          </table:table-cell>
          <table:table-cell table:formula="of:=[.D7]-1" office:value-type="float" office:value="4" calcext:value-type="float">
            <text:p>4</text:p>
          </table:table-cell>
          <table:table-cell table:number-columns-repeated="16379"/>
        </table:table-row>
        <table:table-row table:style-name="ro5">
          <table:table-cell office:value-type="string" calcext:value-type="string">
            <text:p>home/front/db/avail</text:p>
          </table:table-cell>
          <table:table-cell office:value-type="string" calcext:value-type="string">
            <text:p>{</text:p>
            <text:p>  "title": "Availability",</text:p>
            <text:p>  "description": "Availability status of the doorbell",</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home/front/db/avail",</text:p>
            <text:p>      "retain": true,</text:p>
            <text:p>      "op": [</text:p>
            <text:p>        "observeproperty",</text:p>
            <text:p>        "readproperty"</text:p>
            <text:p>      ]</text:p>
            <text:p>    }</text:p>
            <text:p>  ]</text:p>
            <text:p>}</text:p>
          </table:table-cell>
          <table:table-cell office:value-type="string" calcext:value-type="string">
            <text:p>{</text:p>
            <text:p>  "title": "Doorbell Availability Status",</text:p>
            <text:p>  "description": "Indicates whether the doorbell device is currently online or offline. The status can be either 'ONLINE' or 'OFFLINE', which are retained messages.",</text:p>
            <text:p>  "observable": null,</text:p>
            <text:p>  "type": "string",</text:p>
            <text:p>  "minimum": null,</text:p>
            <text:p>  "maximum": null,</text:p>
            <text:p>  "enum": [</text:p>
            <text:p>    "ONLINE",</text:p>
            <text:p>    "OFFLINE"</text:p>
            <text:p>  ],</text:p>
            <text:p>  "properties": {},</text:p>
            <text:p>  "forms": [</text:p>
            <text:p>    {</text:p>
            <text:p>      "href": "mqtt://broker.emqx.io:1883",</text:p>
            <text:p>      "contentType": null,</text:p>
            <text:p>      "topic": "home/front/db/avail",</text:p>
            <text:p>      "retain": true,</text:p>
            <text:p>      "op": []</text:p>
            <text:p>    }</text:p>
            <text:p>  ]</text:p>
            <text:p>}</text:p>
          </table:table-cell>
          <table:table-cell office:value-type="float" office:value="5" calcext:value-type="float">
            <text:p>5</text:p>
          </table:table-cell>
          <table:table-cell table:formula="of:=[.D8]-1" office:value-type="float" office:value="4" calcext:value-type="float">
            <text:p>4</text:p>
          </table:table-cell>
          <table:table-cell table:number-columns-repeated="16379"/>
        </table:table-row>
        <table:table-row table:style-name="ro4">
          <table:table-cell office:value-type="string" calcext:value-type="string">
            <text:p>home/front/db/ring</text:p>
          </table:table-cell>
          <table:table-cell office:value-type="string" calcext:value-type="string">
            <text:p>{</text:p>
            <text:p>  "title": "Doorbell Ring",</text:p>
            <text:p>  "description": "This event is triggered when the doorbell is rung",</text:p>
            <text:p>  "data": {</text:p>
            <text:p>    "title": "Timestamp",</text:p>
            <text:p>    "description": "POSIX timestamp when the bell was rung",</text:p>
            <text:p>    "observable": null,</text:p>
            <text:p>    "type": "integer",</text:p>
            <text:p>    "minimum": null,</text:p>
            <text:p>    "maximum": null,</text:p>
            <text:p>    "enum": null,</text:p>
            <text:p>    "properties": {}</text:p>
            <text:p>  },</text:p>
            <text:p>  "forms": [</text:p>
            <text:p>    {</text:p>
            <text:p>      "href": "192.168.0.100:1883",</text:p>
            <text:p>      "contentType": "text/plain",</text:p>
            <text:p>      "topic": "home/front/db/ring",</text:p>
            <text:p>      "retain": false,</text:p>
            <text:p>      "op": [</text:p>
            <text:p>        "subscribeevent",</text:p>
            <text:p>        "unsubscribeevent"</text:p>
            <text:p>      ]</text:p>
            <text:p>    }</text:p>
            <text:p>  ]</text:p>
            <text:p>}</text:p>
          </table:table-cell>
          <table:table-cell office:value-type="string" calcext:value-type="string">
            <text:p>{</text:p>
            <text:p>  "title": "Doorbell Ring Event",</text:p>
            <text:p>  "description": "An event that represents the doorbell being pressed, with a timestamp in Unix epoch format.",</text:p>
            <text:p>  "data": {</text:p>
            <text:p>    "title": "",</text:p>
            <text:p>    "description": "",</text:p>
            <text:p>    "observable": null,</text:p>
            <text:p>    "type": "integer",</text:p>
            <text:p>    "minimum": null,</text:p>
            <text:p>    "maximum": null,</text:p>
            <text:p>    "enum": null,</text:p>
            <text:p>    "properties": {}</text:p>
            <text:p>  },</text:p>
            <text:p>  "forms": [</text:p>
            <text:p>    {</text:p>
            <text:p>      "href": "mqtt://broker.emqx.io:1883",</text:p>
            <text:p>      "contentType": null,</text:p>
            <text:p>      "topic": "home/front/db/ring",</text:p>
            <text:p>      "retain": false,</text:p>
            <text:p>      "op": []</text:p>
            <text:p>    }</text:p>
            <text:p>  ]</text:p>
            <text:p>}</text:p>
          </table:table-cell>
          <table:table-cell office:value-type="float" office:value="5" calcext:value-type="float">
            <text:p>5</text:p>
          </table:table-cell>
          <table:table-cell table:formula="of:=[.D9]-1" office:value-type="float" office:value="4" calcext:value-type="float">
            <text:p>4</text:p>
          </table:table-cell>
          <table:table-cell table:number-columns-repeated="16379"/>
        </table:table-row>
        <table:table-row table:style-name="ro6">
          <table:table-cell office:value-type="string" calcext:value-type="string">
            <text:p>garage/ev/charge/status</text:p>
          </table:table-cell>
          <table:table-cell office:value-type="string" calcext:value-type="string">
            <text:p>{</text:p>
            <text:p>  "title": "Charger Status Code",</text:p>
            <text:p>  "description": "Charge status compliant to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status",</text:p>
            <text:p>      "retain": true,</text:p>
            <text:p>      "op": [</text:p>
            <text:p>        "observeproperty",</text:p>
            <text:p>        "readproperty"</text:p>
            <text:p>      ]</text:p>
            <text:p>    }</text:p>
            <text:p>  ]</text:p>
            <text:p>}</text:p>
          </table:table-cell>
          <table:table-cell office:value-type="string" calcext:value-type="string">
            <text:p>{</text:p>
            <text:p>  "title": "Charge Status",</text:p>
            <text:p>  "description": "The current charge status of the EV, represented as an enum string value (A-F)",</text:p>
            <text:p>  "observable": null,</text:p>
            <text:p>  "type": "string",</text:p>
            <text:p>  "minimum": null,</text:p>
            <text:p>  "maximum": null,</text:p>
            <text:p>  "enum": [</text:p>
            <text:p>    "A",</text:p>
            <text:p>    "C",</text:p>
            <text:p>    "E",</text:p>
            <text:p>    "F",</text:p>
            <text:p>    "D",</text:p>
            <text:p>    "B"</text:p>
            <text:p>  ],</text:p>
            <text:p>  "properties": {},</text:p>
            <text:p>  "forms": [</text:p>
            <text:p>    {</text:p>
            <text:p>      "href": "mqtt://broker.emqx.io:1883",</text:p>
            <text:p>      "contentType": null,</text:p>
            <text:p>      "topic": "garage/ev/charge/status",</text:p>
            <text:p>      "retain": true,</text:p>
            <text:p>      "op": []</text:p>
            <text:p>    }</text:p>
            <text:p>  ]</text:p>
            <text:p>}</text:p>
          </table:table-cell>
          <table:table-cell office:value-type="float" office:value="3" calcext:value-type="float">
            <text:p>3</text:p>
          </table:table-cell>
          <table:table-cell table:formula="of:=[.D10]-1" office:value-type="float" office:value="2" calcext:value-type="float">
            <text:p>2</text:p>
          </table:table-cell>
          <table:table-cell table:number-columns-repeated="16379"/>
        </table:table-row>
        <table:table-row table:style-name="ro7">
          <table:table-cell office:value-type="string" calcext:value-type="string">
            <text:p>garage/ev/soc</text:p>
          </table:table-cell>
          <table:table-cell office:value-type="string" calcext:value-type="string">
            <text:p>{</text:p>
            <text:p>  "title": "State of Charge",</text:p>
            <text:p>  "description": "State of Charge of the EV in percent",</text:p>
            <text:p>  "observable": true,</text:p>
            <text:p>  "type": "number",</text:p>
            <text:p>  "minimum": 0,</text:p>
            <text:p>  "maximum": 100,</text:p>
            <text:p>  "enum": null,</text:p>
            <text:p>  "properties": {},</text:p>
            <text:p>  "forms": [</text:p>
            <text:p>    {</text:p>
            <text:p>      "href": "192.168.0.100:1883",</text:p>
            <text:p>      "contentType": null,</text:p>
            <text:p>      "topic": "garage/ev/soc",</text:p>
            <text:p>      "retain": true,</text:p>
            <text:p>      "op": [</text:p>
            <text:p>        "observeproperty",</text:p>
            <text:p>        "readproperty"</text:p>
            <text:p>      ]</text:p>
            <text:p>    }</text:p>
            <text:p>  ]</text:p>
            <text:p>}</text:p>
          </table:table-cell>
          <table:table-cell office:value-type="string" calcext:value-type="string">
            <text:p>{</text:p>
            <text:p>  "title": "State Of Charge",</text:p>
            <text:p>  "description": "Represents the current state of charge (SOC) of an electric vehicle as a percentage value.",</text:p>
            <text:p>  "observable": null,</text:p>
            <text:p>  "type": "number",</text:p>
            <text:p>  "minimum": null,</text:p>
            <text:p>  "maximum": null,</text:p>
            <text:p>  "enum": null,</text:p>
            <text:p>  "properties": {},</text:p>
            <text:p>  "forms": [</text:p>
            <text:p>    {</text:p>
            <text:p>      "href": "mqtt://broker.emqx.io:1883",</text:p>
            <text:p>      "contentType": null,</text:p>
            <text:p>      "topic": "garage/ev/soc",</text:p>
            <text:p>      "retain": true,</text:p>
            <text:p>      "op": []</text:p>
            <text:p>    }</text:p>
            <text:p>  ]</text:p>
            <text:p>}</text:p>
          </table:table-cell>
          <table:table-cell office:value-type="float" office:value="5" calcext:value-type="float">
            <text:p>5</text:p>
          </table:table-cell>
          <table:table-cell table:formula="of:=[.D11]-1" office:value-type="float" office:value="4" calcext:value-type="float">
            <text:p>4</text:p>
          </table:table-cell>
          <table:table-cell table:number-columns-repeated="16379"/>
        </table:table-row>
        <table:table-row table:style-name="ro7">
          <table:table-cell office:value-type="string" calcext:value-type="string">
            <text:p>garage/ev/charged</text:p>
          </table:table-cell>
          <table:table-cell office:value-type="string" calcext:value-type="string">
            <text:p>{</text:p>
            <text:p>  "title": "Charged",</text:p>
            <text:p>  "description": "The amount of energy that has been charged",</text:p>
            <text:p>  "observable": true,</text:p>
            <text:p>  "type": "number",</text:p>
            <text:p>  "minimum": null,</text:p>
            <text:p>  "maximum": null,</text:p>
            <text:p>  "enum": null,</text:p>
            <text:p>  "properties": {},</text:p>
            <text:p>  "forms": [</text:p>
            <text:p>    {</text:p>
            <text:p>      "href": "192.168.0.100:1883",</text:p>
            <text:p>      "contentType": null,</text:p>
            <text:p>      "topic": "garage/ev/charged",</text:p>
            <text:p>      "retain": true,</text:p>
            <text:p>      "op": [</text:p>
            <text:p>        "observeproperty",</text:p>
            <text:p>        "readproperty"</text:p>
            <text:p>      ]</text:p>
            <text:p>    }</text:p>
            <text:p>  ]</text:p>
            <text:p>}</text:p>
          </table:table-cell>
          <table:table-cell office:value-type="string" calcext:value-type="string">
            <text:p>{</text:p>
            <text:p>  "title": "Charged Energy",</text:p>
            <text:p>  "description": "The amount of energy that has been charged into the EV battery.",</text:p>
            <text:p>  "observable": null,</text:p>
            <text:p>  "type": "number",</text:p>
            <text:p>  "minimum": null,</text:p>
            <text:p>  "maximum": null,</text:p>
            <text:p>  "enum": null,</text:p>
            <text:p>  "properties": {},</text:p>
            <text:p>  "forms": [</text:p>
            <text:p>    {</text:p>
            <text:p>      "href": "mqtt://broker.emqx.io:1883",</text:p>
            <text:p>      "contentType": null,</text:p>
            <text:p>      "topic": "garage/ev/charged",</text:p>
            <text:p>      "retain": true,</text:p>
            <text:p>      "op": []</text:p>
            <text:p>    }</text:p>
            <text:p>  ]</text:p>
            <text:p>}</text:p>
          </table:table-cell>
          <table:table-cell office:value-type="float" office:value="5" calcext:value-type="float">
            <text:p>5</text:p>
          </table:table-cell>
          <table:table-cell table:formula="of:=[.D12]-1" office:value-type="float" office:value="4" calcext:value-type="float">
            <text:p>4</text:p>
          </table:table-cell>
          <table:table-cell table:number-columns-repeated="16379"/>
        </table:table-row>
        <table:table-row table:style-name="ro7">
          <table:table-cell office:value-type="string" calcext:value-type="string">
            <text:p>garage/ev/capacity</text:p>
          </table:table-cell>
          <table:table-cell office:value-type="string" calcext:value-type="string">
            <text:p>{</text:p>
            <text:p>  "title": "Capacity",</text:p>
            <text:p>  "description": "Capacity of the EV battery",</text:p>
            <text:p>  "observable": true,</text:p>
            <text:p>  "type": "number",</text:p>
            <text:p>  "minimum": 5,</text:p>
            <text:p>  "maximum": 75,</text:p>
            <text:p>  "enum": null,</text:p>
            <text:p>  "properties": {},</text:p>
            <text:p>  "forms": [</text:p>
            <text:p>    {</text:p>
            <text:p>      "href": "192.168.0.100:1883",</text:p>
            <text:p>      "contentType": null,</text:p>
            <text:p>      "topic": "garage/ev/capacity",</text:p>
            <text:p>      "retain": true,</text:p>
            <text:p>      "op": [</text:p>
            <text:p>        "observeproperty",</text:p>
            <text:p>        "readproperty"</text:p>
            <text:p>      ]</text:p>
            <text:p>    }</text:p>
            <text:p>  ]</text:p>
            <text:p>}</text:p>
          </table:table-cell>
          <table:table-cell office:value-type="string" calcext:value-type="string">
            <text:p>{</text:p>
            <text:p>  "title": "Battery Capacity",</text:p>
            <text:p>  "description": "The capacity of the electric vehicle's battery in kWh.",</text:p>
            <text:p>  "observable": null,</text:p>
            <text:p>  "type": "number",</text:p>
            <text:p>  "minimum": null,</text:p>
            <text:p>  "maximum": null,</text:p>
            <text:p>  "enum": null,</text:p>
            <text:p>  "properties": {},</text:p>
            <text:p>  "forms": [</text:p>
            <text:p>    {</text:p>
            <text:p>      "href": "mqtt://broker.emqx.io:1883",</text:p>
            <text:p>      "contentType": null,</text:p>
            <text:p>      "topic": "garage/ev/capacity",</text:p>
            <text:p>      "retain": true,</text:p>
            <text:p>      "op": []</text:p>
            <text:p>    }</text:p>
            <text:p>  ]</text:p>
            <text:p>}</text:p>
          </table:table-cell>
          <table:table-cell office:value-type="float" office:value="4" calcext:value-type="float">
            <text:p>4</text:p>
          </table:table-cell>
          <table:table-cell table:formula="of:=[.D13]-1" office:value-type="float" office:value="3" calcext:value-type="float">
            <text:p>3</text:p>
          </table:table-cell>
          <table:table-cell table:number-columns-repeated="16379"/>
        </table:table-row>
        <table:table-row table:style-name="ro7">
          <table:table-cell office:value-type="string" calcext:value-type="string">
            <text:p>garage/ev/range</text:p>
          </table:table-cell>
          <table:table-cell office:value-type="string" calcext:value-type="string">
            <text:p>{</text:p>
            <text:p>  "title": "Range of the EV",</text:p>
            <text:p>  "description": "Range in km that is left",</text:p>
            <text:p>  "observable": true,</text:p>
            <text:p>  "type": "number",</text:p>
            <text:p>  "minimum": null,</text:p>
            <text:p>  "maximum": null,</text:p>
            <text:p>  "enum": null,</text:p>
            <text:p>  "properties": {},</text:p>
            <text:p>  "forms": [</text:p>
            <text:p>    {</text:p>
            <text:p>      "href": "192.168.0.100:1883",</text:p>
            <text:p>      "contentType": null,</text:p>
            <text:p>      "topic": "garage/ev/range",</text:p>
            <text:p>      "retain": true,</text:p>
            <text:p>      "op": [</text:p>
            <text:p>        "observeproperty",</text:p>
            <text:p>        "readproperty"</text:p>
            <text:p>      ]</text:p>
            <text:p>    }</text:p>
            <text:p>  ]</text:p>
            <text:p>}</text:p>
          </table:table-cell>
          <table:table-cell office:value-type="string" calcext:value-type="string">
            <text:p>{</text:p>
            <text:p>  "title": "Electric Vehicle Range",</text:p>
            <text:p>  "description": "The current range of the electric vehicle in kilometers or miles, depending on region settings.",</text:p>
            <text:p>  "observable": null,</text:p>
            <text:p>  "type": "number",</text:p>
            <text:p>  "minimum": null,</text:p>
            <text:p>  "maximum": null,</text:p>
            <text:p>  "enum": null,</text:p>
            <text:p>  "properties": {},</text:p>
            <text:p>  "forms": [</text:p>
            <text:p>    {</text:p>
            <text:p>      "href": "mqtt://broker.emqx.io:1883",</text:p>
            <text:p>      "contentType": null,</text:p>
            <text:p>      "topic": "garage/ev/range",</text:p>
            <text:p>      "retain": true,</text:p>
            <text:p>      "op": []</text:p>
            <text:p>    }</text:p>
            <text:p>  ]</text:p>
            <text:p>}</text:p>
          </table:table-cell>
          <table:table-cell office:value-type="float" office:value="4" calcext:value-type="float">
            <text:p>4</text:p>
          </table:table-cell>
          <table:table-cell table:formula="of:=[.D14]-1" office:value-type="float" office:value="3" calcext:value-type="float">
            <text:p>3</text:p>
          </table:table-cell>
          <table:table-cell table:number-columns-repeated="16379"/>
        </table:table-row>
        <table:table-row table:style-name="ro7">
          <table:table-cell office:value-type="string" calcext:value-type="string">
            <text:p>garage/ev/odometer</text:p>
          </table:table-cell>
          <table:table-cell office:value-type="string" calcext:value-type="string">
            <text:p>{</text:p>
            <text:p>  "title": "Odometer",</text:p>
            <text:p>  "description": "Number of km that the EV has been driven",</text:p>
            <text:p>  "observable": true,</text:p>
            <text:p>  "type": "number",</text:p>
            <text:p>  "minimum": null,</text:p>
            <text:p>  "maximum": null,</text:p>
            <text:p>  "enum": null,</text:p>
            <text:p>  "properties": {},</text:p>
            <text:p>  "forms": [</text:p>
            <text:p>    {</text:p>
            <text:p>      "href": "192.168.0.100:1883",</text:p>
            <text:p>      "contentType": null,</text:p>
            <text:p>      "topic": "garage/ev/odometer",</text:p>
            <text:p>      "retain": true,</text:p>
            <text:p>      "op": [</text:p>
            <text:p>        "observeproperty",</text:p>
            <text:p>        "readproperty"</text:p>
            <text:p>      ]</text:p>
            <text:p>    }</text:p>
            <text:p>  ]</text:p>
            <text:p>}</text:p>
          </table:table-cell>
          <table:table-cell office:value-type="string" calcext:value-type="string">
            <text:p>{</text:p>
            <text:p>  "title": "Odometer Reading",</text:p>
            <text:p>  "description": "The odometer reading represents the total distance traveled by the electric vehicle.",</text:p>
            <text:p>  "observable": null,</text:p>
            <text:p>  "type": "number",</text:p>
            <text:p>  "minimum": null,</text:p>
            <text:p>  "maximum": null,</text:p>
            <text:p>  "enum": null,</text:p>
            <text:p>  "properties": {},</text:p>
            <text:p>  "forms": [</text:p>
            <text:p>    {</text:p>
            <text:p>      "href": "mqtt://broker.emqx.io:1883",</text:p>
            <text:p>      "contentType": null,</text:p>
            <text:p>      "topic": "garage/ev/odometer",</text:p>
            <text:p>      "retain": true,</text:p>
            <text:p>      "op": []</text:p>
            <text:p>    }</text:p>
            <text:p>  ]</text:p>
            <text:p>}</text:p>
          </table:table-cell>
          <table:table-cell office:value-type="float" office:value="4" calcext:value-type="float">
            <text:p>4</text:p>
          </table:table-cell>
          <table:table-cell table:formula="of:=[.D15]-1" office:value-type="float" office:value="3" calcext:value-type="float">
            <text:p>3</text:p>
          </table:table-cell>
          <table:table-cell table:number-columns-repeated="16379"/>
        </table:table-row>
        <table:table-row table:style-name="ro7">
          <table:table-cell office:value-type="string" calcext:value-type="string">
            <text:p>garage/ev/charger/power</text:p>
          </table:table-cell>
          <table:table-cell office:value-type="string" calcext:value-type="string">
            <text:p>{</text:p>
            <text:p>  "title": "Power",</text:p>
            <text:p>  "description": "Current power draw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Charger Power",</text:p>
            <text:p>  "description": "The current power consumption or production of the EV charger in watts.",</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4" calcext:value-type="float">
            <text:p>4</text:p>
          </table:table-cell>
          <table:table-cell table:formula="of:=[.D16]-1" office:value-type="float" office:value="3" calcext:value-type="float">
            <text:p>3</text:p>
          </table:table-cell>
          <table:table-cell table:number-columns-repeated="16379"/>
        </table:table-row>
        <table:table-row table:style-name="ro8">
          <table:table-cell office:value-type="string" calcext:value-type="string">
            <text:p>garage/ev/charging/limit</text:p>
          </table:table-cell>
          <table:table-cell office:value-type="string" calcext:value-type="string">
            <text:p>{</text:p>
            <text:p>  "title": "Charging Limit",</text:p>
            <text:p>  "description": "Set the charging limit of EV",</text:p>
            <text:p>  "input": {</text:p>
            <text:p>    "title": "",</text:p>
            <text:p>    "description": "",</text:p>
            <text:p>    "observable": true,</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ev/charging/limit",</text:p>
            <text:p>      "retain": false,</text:p>
            <text:p>      "op": [</text:p>
            <text:p>        "invokeaction"</text:p>
            <text:p>      ]</text:p>
            <text:p>    }</text:p>
            <text:p>  ]</text:p>
            <text:p>}</text:p>
          </table:table-cell>
          <table:table-cell office:value-type="string" calcext:value-type="string">
            <text:p>{</text:p>
            <text:p>  "title": "Charging Limit",</text:p>
            <text:p>  "description": "The charging limit for the EV in percentage. This value represents the maximum state of charge (SoC) that the vehicle will be charged to.",</text:p>
            <text:p>  "observable": null,</text:p>
            <text:p>  "type": "integer",</text:p>
            <text:p>  "minimum": null,</text:p>
            <text:p>  "maximum": null,</text:p>
            <text:p>  "enum": null,</text:p>
            <text:p>  "properties": {},</text:p>
            <text:p>  "forms": [</text:p>
            <text:p>    {</text:p>
            <text:p>      "href": "mqtt://broker.emqx.io:1883",</text:p>
            <text:p>      "contentType": null,</text:p>
            <text:p>      "topic": "garage/ev/charging/limit",</text:p>
            <text:p>      "retain": false,</text:p>
            <text:p>      "op": []</text:p>
            <text:p>    }</text:p>
            <text:p>  ]</text:p>
            <text:p>}</text:p>
          </table:table-cell>
          <table:table-cell office:value-type="float" office:value="5" calcext:value-type="float">
            <text:p>5</text:p>
          </table:table-cell>
          <table:table-cell table:formula="of:=[.D17]-1" office:value-type="float" office:value="4" calcext:value-type="float">
            <text:p>4</text:p>
          </table:table-cell>
          <table:table-cell table:number-columns-repeated="16379"/>
        </table:table-row>
        <table:table-row table:style-name="ro6">
          <table:table-cell office:value-type="string" calcext:value-type="string">
            <text:p>garage/ev/charging</text:p>
          </table:table-cell>
          <table:table-cell office:value-type="string" calcext:value-type="string">
            <text:p>{</text:p>
            <text:p>  "title": "EV Charging",</text:p>
            <text:p>  "description": "Charging event EV",</text:p>
            <text:p>  "data": {</text:p>
            <text:p>    "title": "",</text:p>
            <text:p>    "description": "",</text:p>
            <text:p>    "observable": null,</text:p>
            <text:p>    "type": "string",</text:p>
            <text:p>    "minimum": null,</text:p>
            <text:p>    "maximum": null,</text:p>
            <text:p>    "enum": [</text:p>
            <text:p>      "START",</text:p>
            <text:p>      "STOP"</text:p>
            <text:p>    ],</text:p>
            <text:p>    "properties": {}</text:p>
            <text:p>  },</text:p>
            <text:p>  "forms": [</text:p>
            <text:p>    {</text:p>
            <text:p>      "href": "192.168.0.100:1883",</text:p>
            <text:p>      "contentType": null,</text:p>
            <text:p>      "topic": "garage/ev/charging",</text:p>
            <text:p>      "retain": false,</text:p>
            <text:p>      "op": [</text:p>
            <text:p>        "subscribeevent",</text:p>
            <text:p>        "unsubscribeevent"</text:p>
            <text:p>      ]</text:p>
            <text:p>    }</text:p>
            <text:p>  ]</text:p>
            <text:p>}</text:p>
          </table:table-cell>
          <table:table-cell office:value-type="string" calcext:value-type="string">
            <text:p>{</text:p>
            <text:p>  "title": "Charging Status",</text:p>
            <text:p>  "description": "Describes the current charging state (START or STOP) of the EV charger.",</text:p>
            <text:p>  "data": {</text:p>
            <text:p>    "title": "",</text:p>
            <text:p>    "description": "",</text:p>
            <text:p>    "observable": null,</text:p>
            <text:p>    "type": "string",</text:p>
            <text:p>    "minimum": null,</text:p>
            <text:p>    "maximum": null,</text:p>
            <text:p>    "enum": [</text:p>
            <text:p>      "START",</text:p>
            <text:p>      "STOP"</text:p>
            <text:p>    ],</text:p>
            <text:p>    "properties": {}</text:p>
            <text:p>  },</text:p>
            <text:p>  "forms": [</text:p>
            <text:p>    {</text:p>
            <text:p>      "href": "mqtt://broker.emqx.io:1883",</text:p>
            <text:p>      "contentType": null,</text:p>
            <text:p>      "topic": "garage/ev/charging",</text:p>
            <text:p>      "retain": false,</text:p>
            <text:p>      "op": []</text:p>
            <text:p>    }</text:p>
            <text:p>  ]</text:p>
            <text:p>}</text:p>
          </table:table-cell>
          <table:table-cell office:value-type="float" office:value="5" calcext:value-type="float">
            <text:p>5</text:p>
          </table:table-cell>
          <table:table-cell table:formula="of:=[.D18]-1" office:value-type="float" office:value="4" calcext:value-type="float">
            <text:p>4</text:p>
          </table:table-cell>
          <table:table-cell table:number-columns-repeated="16379"/>
        </table:table-row>
        <table:table-row table:style-name="ro6">
          <table:table-cell office:value-type="string" calcext:value-type="string">
            <text:p>garage/ev/charger/status</text:p>
          </table:table-cell>
          <table:table-cell office:value-type="string" calcext:value-type="string">
            <text:p>{</text:p>
            <text:p>  "title": "Status Code",</text:p>
            <text:p>  "description": "Status of the charger compliant wiht SAE_J1772",</text:p>
            <text:p>  "observable": true,</text:p>
            <text:p>  "type": "string",</text:p>
            <text:p>  "minimum": null,</text:p>
            <text:p>  "maximum": null,</text:p>
            <text:p>  "enum": [</text:p>
            <text:p>    "A",</text:p>
            <text:p>    "B",</text:p>
            <text:p>    "C",</text:p>
            <text:p>    "D",</text:p>
            <text:p>    "E",</text:p>
            <text:p>    "F"</text:p>
            <text:p>  ],</text:p>
            <text:p>  "properties": {},</text:p>
            <text:p>  "forms": [</text:p>
            <text:p>    {</text:p>
            <text:p>      "href": "192.168.0.100:1883",</text:p>
            <text:p>      "contentType": null,</text:p>
            <text:p>      "topic": "garage/ev/charger/status",</text:p>
            <text:p>      "retain": true,</text:p>
            <text:p>      "op": [</text:p>
            <text:p>        "observeproperty",</text:p>
            <text:p>        "readproperty"</text:p>
            <text:p>      ]</text:p>
            <text:p>    }</text:p>
            <text:p>  ]</text:p>
            <text:p>}</text:p>
          </table:table-cell>
          <table:table-cell office:value-type="string" calcext:value-type="string">
            <text:p>{</text:p>
            <text:p>  "title": "Charger Status",</text:p>
            <text:p>  "description": "Represents the current status of the EV charger, which can take on one of several discrete string values (A through F). This appears to be an observable property that reports the operational state of the charging system.",</text:p>
            <text:p>  "observable": null,</text:p>
            <text:p>  "type": "string",</text:p>
            <text:p>  "minimum": null,</text:p>
            <text:p>  "maximum": null,</text:p>
            <text:p>  "enum": [</text:p>
            <text:p>    "A",</text:p>
            <text:p>    "C",</text:p>
            <text:p>    "E",</text:p>
            <text:p>    "F",</text:p>
            <text:p>    "D",</text:p>
            <text:p>    "B"</text:p>
            <text:p>  ],</text:p>
            <text:p>  "properties": {},</text:p>
            <text:p>  "forms": [</text:p>
            <text:p>    {</text:p>
            <text:p>      "href": "mqtt://broker.emqx.io:1883",</text:p>
            <text:p>      "contentType": null,</text:p>
            <text:p>      "topic": "garage/ev/charger/status",</text:p>
            <text:p>      "retain": true,</text:p>
            <text:p>      "op": []</text:p>
            <text:p>    }</text:p>
            <text:p>  ]</text:p>
            <text:p>}</text:p>
          </table:table-cell>
          <table:table-cell office:value-type="float" office:value="3" calcext:value-type="float">
            <text:p>3</text:p>
          </table:table-cell>
          <table:table-cell table:formula="of:=[.D19]-1" office:value-type="float" office:value="2" calcext:value-type="float">
            <text:p>2</text:p>
          </table:table-cell>
          <table:table-cell table:number-columns-repeated="16379"/>
        </table:table-row>
        <table:table-row table:style-name="ro9">
          <table:table-cell office:value-type="string" calcext:value-type="string">
            <text:p>garage/ev/charg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garage/ev/charger/current",</text:p>
            <text:p>      "retain": true,</text:p>
            <text:p>      "op": [</text:p>
            <text:p>        "observeproperty",</text:p>
            <text:p>        "readproperty"</text:p>
            <text:p>      ]</text:p>
            <text:p>    }</text:p>
            <text:p>  ]</text:p>
            <text:p>}</text:p>
          </table:table-cell>
          <table:table-cell office:value-type="string" calcext:value-type="string">
            <text:p>{</text:p>
            <text:p>  "title": "Current Levels",</text:p>
            <text:p>  "description": "The current levels measured across the three phases (L1, L2, L3) of the EV charger.",</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garage/ev/charger/current",</text:p>
            <text:p>      "retain": true,</text:p>
            <text:p>      "op": []</text:p>
            <text:p>    }</text:p>
            <text:p>  ]</text:p>
            <text:p>}</text:p>
          </table:table-cell>
          <table:table-cell office:value-type="float" office:value="5" calcext:value-type="float">
            <text:p>5</text:p>
          </table:table-cell>
          <table:table-cell table:formula="of:=[.D20]-1" office:value-type="float" office:value="4" calcext:value-type="float">
            <text:p>4</text:p>
          </table:table-cell>
          <table:table-cell table:number-columns-repeated="16379"/>
        </table:table-row>
        <table:table-row table:style-name="ro7">
          <table:table-cell office:value-type="string" calcext:value-type="string">
            <text:p>garage/ev/charger/power</text:p>
          </table:table-cell>
          <table:table-cell office:value-type="string" calcext:value-type="string">
            <text:p>{</text:p>
            <text:p>  "title": "Power",</text:p>
            <text:p>  "description": "Current power consumption of charger",</text:p>
            <text:p>  "observable": true,</text:p>
            <text:p>  "type": "number",</text:p>
            <text:p>  "minimum": -3600,</text:p>
            <text:p>  "maximum": 3600,</text:p>
            <text:p>  "enum": null,</text:p>
            <text:p>  "properties": {},</text:p>
            <text:p>  "forms": [</text:p>
            <text:p>    {</text:p>
            <text:p>      "href": "192.168.0.100:1883",</text:p>
            <text:p>      "contentType": null,</text:p>
            <text:p>      "topic": "garage/ev/charger/power",</text:p>
            <text:p>      "retain": true,</text:p>
            <text:p>      "op": [</text:p>
            <text:p>        "observeproperty",</text:p>
            <text:p>        "readproperty"</text:p>
            <text:p>      ]</text:p>
            <text:p>    }</text:p>
            <text:p>  ]</text:p>
            <text:p>}</text:p>
          </table:table-cell>
          <table:table-cell office:value-type="string" calcext:value-type="string">
            <text:p>{</text:p>
            <text:p>  "title": "Power consumption measurement",</text:p>
            <text:p>  "description": "The current power consumption of the EV charger in watts, measured as a numeric value.",</text:p>
            <text:p>  "observable": null,</text:p>
            <text:p>  "type": "number",</text:p>
            <text:p>  "minimum": null,</text:p>
            <text:p>  "maximum": null,</text:p>
            <text:p>  "enum": null,</text:p>
            <text:p>  "properties": {},</text:p>
            <text:p>  "forms": [</text:p>
            <text:p>    {</text:p>
            <text:p>      "href": "mqtt://broker.emqx.io:1883",</text:p>
            <text:p>      "contentType": null,</text:p>
            <text:p>      "topic": "garage/ev/charger/power",</text:p>
            <text:p>      "retain": true,</text:p>
            <text:p>      "op": []</text:p>
            <text:p>    }</text:p>
            <text:p>  ]</text:p>
            <text:p>}</text:p>
          </table:table-cell>
          <table:table-cell office:value-type="float" office:value="4" calcext:value-type="float">
            <text:p>4</text:p>
          </table:table-cell>
          <table:table-cell table:formula="of:=[.D21]-1" office:value-type="float" office:value="3" calcext:value-type="float">
            <text:p>3</text:p>
          </table:table-cell>
          <table:table-cell table:number-columns-repeated="16379"/>
        </table:table-row>
        <table:table-row table:style-name="ro4">
          <table:table-cell office:value-type="string" calcext:value-type="string">
            <text:p>garage/ev/charger/enabled</text:p>
          </table:table-cell>
          <table:table-cell office:value-type="string" calcext:value-type="string">
            <text:p>{</text:p>
            <text:p>  "title": "Charger Enabled",</text:p>
            <text:p>  "description": "Indicates whether the charger is enabled or 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garage/ev/charger/enabled",</text:p>
            <text:p>      "retain": false,</text:p>
            <text:p>      "op": [</text:p>
            <text:p>        "subscribeevent",</text:p>
            <text:p>        "unsubscribeevent"</text:p>
            <text:p>      ]</text:p>
            <text:p>    }</text:p>
            <text:p>  ]</text:p>
            <text:p>}</text:p>
          </table:table-cell>
          <table:table-cell office:value-type="string" calcext:value-type="string">
            <text:p>{</text:p>
            <text:p>  "title": "Charger Enabled Status",</text:p>
            <text:p>  "description": "Indicates whether the EV charger is currently enabled or disabled",</text:p>
            <text:p>  "observable": null,</text:p>
            <text:p>  "type": "boolean",</text:p>
            <text:p>  "minimum": null,</text:p>
            <text:p>  "maximum": null,</text:p>
            <text:p>  "enum": null,</text:p>
            <text:p>  "properties": {},</text:p>
            <text:p>  "forms": [</text:p>
            <text:p>    {</text:p>
            <text:p>      "href": "mqtt://broker.emqx.io:1883",</text:p>
            <text:p>      "contentType": null,</text:p>
            <text:p>      "topic": "garage/ev/charger/enabled",</text:p>
            <text:p>      "retain": false,</text:p>
            <text:p>      "op": []</text:p>
            <text:p>    }</text:p>
            <text:p>  ]</text:p>
            <text:p>}</text:p>
          </table:table-cell>
          <table:table-cell office:value-type="float" office:value="5" calcext:value-type="float">
            <text:p>5</text:p>
          </table:table-cell>
          <table:table-cell table:formula="of:=[.D22]-1" office:value-type="float" office:value="4" calcext:value-type="float">
            <text:p>4</text:p>
          </table:table-cell>
          <table:table-cell table:number-columns-repeated="16379"/>
        </table:table-row>
        <table:table-row table:style-name="ro8">
          <table:table-cell office:value-type="string" calcext:value-type="string">
            <text:p>garage/charger/maxCurrent</text:p>
          </table:table-cell>
          <table:table-cell office:value-type="string" calcext:value-type="string">
            <text:p>{</text:p>
            <text:p>  "title": "Max Current Charger",</text:p>
            <text:p>  "description": "Set the max. current of EV charger in Ampere",</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maxCurrent",</text:p>
            <text:p>      "retain": false,</text:p>
            <text:p>      "op": [</text:p>
            <text:p>        "invokeaction"</text:p>
            <text:p>      ]</text:p>
            <text:p>    }</text:p>
            <text:p>  ]</text:p>
            <text:p>}</text:p>
          </table:table-cell>
          <table:table-cell office:value-type="string" calcext:value-type="string">
            <text:p>{</text:p>
            <text:p>  "title": "Maximum Current Setting",</text:p>
            <text:p>  "description": "The maximum current setting for the EV charger, which can be adjusted to limit the charging power.",</text:p>
            <text:p>  "observable": null,</text:p>
            <text:p>  "type": "integer",</text:p>
            <text:p>  "minimum": null,</text:p>
            <text:p>  "maximum": null,</text:p>
            <text:p>  "enum": null,</text:p>
            <text:p>  "properties": {},</text:p>
            <text:p>  "forms": [</text:p>
            <text:p>    {</text:p>
            <text:p>      "href": "mqtt://broker.emqx.io:1883",</text:p>
            <text:p>      "contentType": null,</text:p>
            <text:p>      "topic": "garage/charger/maxCurrent",</text:p>
            <text:p>      "retain": false,</text:p>
            <text:p>      "op": []</text:p>
            <text:p>    }</text:p>
            <text:p>  ]</text:p>
            <text:p>}</text:p>
          </table:table-cell>
          <table:table-cell office:value-type="float" office:value="4" calcext:value-type="float">
            <text:p>4</text:p>
          </table:table-cell>
          <table:table-cell table:formula="of:=[.D23]-1" office:value-type="float" office:value="3" calcext:value-type="float">
            <text:p>3</text:p>
          </table:table-cell>
          <table:table-cell table:number-columns-repeated="16379"/>
        </table:table-row>
        <table:table-row table:style-name="ro8">
          <table:table-cell office:value-type="string" calcext:value-type="string">
            <text:p>garage/charger/enable</text:p>
          </table:table-cell>
          <table:table-cell office:value-type="string" calcext:value-type="string">
            <text:p>{</text:p>
            <text:p>  "title": "Enable Charger",</text:p>
            <text:p>  "description": "Enable/disable EV charger",</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charger/enable",</text:p>
            <text:p>      "retain": false,</text:p>
            <text:p>      "op": [</text:p>
            <text:p>        "invokeaction"</text:p>
            <text:p>      ]</text:p>
            <text:p>    }</text:p>
            <text:p>  ]</text:p>
            <text:p>}</text:p>
          </table:table-cell>
          <table:table-cell office:value-type="string" calcext:value-type="string">
            <text:p>{</text:p>
            <text:p>  "title": "Enable Charger",</text:p>
            <text:p>  "description": "Enables or disables the charger",</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charger/enable",</text:p>
            <text:p>      "retain": false,</text:p>
            <text:p>      "op": []</text:p>
            <text:p>    }</text:p>
            <text:p>  ]</text:p>
            <text:p>}</text:p>
          </table:table-cell>
          <table:table-cell office:value-type="float" office:value="5" calcext:value-type="float">
            <text:p>5</text:p>
          </table:table-cell>
          <table:table-cell table:formula="of:=[.D24]-1" office:value-type="float" office:value="4" calcext:value-type="float">
            <text:p>4</text:p>
          </table:table-cell>
          <table:table-cell table:number-columns-repeated="16379"/>
        </table:table-row>
        <table:table-row table:style-name="ro4">
          <table:table-cell office:value-type="string" calcext:value-type="string">
            <text:p>bedroom_fan/ceil/status</text:p>
          </table:table-cell>
          <table:table-cell office:value-type="string" calcext:value-type="string">
            <text:p>{</text:p>
            <text:p>  "title": "Fan State",</text:p>
            <text:p>  "description": "State of the fan",</text:p>
            <text:p>  "observable": true,</text:p>
            <text:p>  "type": "string",</text:p>
            <text:p>  "minimum": null,</text:p>
            <text:p>  "maximum": null,</text:p>
            <text:p>  "enum": [</text:p>
            <text:p>    "UNKNOWN",</text:p>
            <text:p>    "ON",</text:p>
            <text:p>    "OFF"</text:p>
            <text:p>  ],</text:p>
            <text:p>  "properties": {},</text:p>
            <text:p>  "forms": [</text:p>
            <text:p>    {</text:p>
            <text:p>      "href": "192.168.0.100:1883",</text:p>
            <text:p>      "contentType": null,</text:p>
            <text:p>      "topic": "bedroom_fan/ceil/status",</text:p>
            <text:p>      "retain": true,</text:p>
            <text:p>      "op": [</text:p>
            <text:p>        "observeproperty",</text:p>
            <text:p>        "readproperty"</text:p>
            <text:p>      ]</text:p>
            <text:p>    }</text:p>
            <text:p>  ]</text:p>
            <text:p>}</text:p>
          </table:table-cell>
          <table:table-cell office:value-type="string" calcext:value-type="string">
            <text:p>{</text:p>
            <text:p>  "title": "Status of the ceiling fan in the bedroom",</text:p>
            <text:p>  "description": "This affordance represents the current status of the ceiling fan, indicating whether it is turned on or off. It can have three possible values: UNKNOWN, ON, and OFF.",</text:p>
            <text:p>  "observable": null,</text:p>
            <text:p>  "type": "string",</text:p>
            <text:p>  "minimum": null,</text:p>
            <text:p>  "maximum": null,</text:p>
            <text:p>  "enum": [</text:p>
            <text:p>    "ON",</text:p>
            <text:p>    "UNKNOWN",</text:p>
            <text:p>    "OFF"</text:p>
            <text:p>  ],</text:p>
            <text:p>  "properties": {},</text:p>
            <text:p>  "forms": [</text:p>
            <text:p>    {</text:p>
            <text:p>      "href": "mqtt://broker.emqx.io:1883",</text:p>
            <text:p>      "contentType": null,</text:p>
            <text:p>      "topic": "bedroom_fan/ceil/status",</text:p>
            <text:p>      "retain": true,</text:p>
            <text:p>      "op": []</text:p>
            <text:p>    }</text:p>
            <text:p>  ]</text:p>
            <text:p>}</text:p>
          </table:table-cell>
          <table:table-cell office:value-type="float" office:value="5" calcext:value-type="float">
            <text:p>5</text:p>
          </table:table-cell>
          <table:table-cell table:formula="of:=[.D25]-1" office:value-type="float" office:value="4" calcext:value-type="float">
            <text:p>4</text:p>
          </table:table-cell>
          <table:table-cell table:number-columns-repeated="16379"/>
        </table:table-row>
        <table:table-row table:style-name="ro7">
          <table:table-cell office:value-type="string" calcext:value-type="string">
            <text:p>bedroom_fan/ceil/oscillation</text:p>
          </table:table-cell>
          <table:table-cell office:value-type="string" calcext:value-type="string">
            <text:p>{</text:p>
            <text:p>  "title": "Oscillation State",</text:p>
            <text:p>  "description": "Indicates if the fan is oscillating or not",</text:p>
            <text:p>  "observable": true,</text:p>
            <text:p>  "type": "boolean",</text:p>
            <text:p>  "minimum": null,</text:p>
            <text:p>  "maximum": null,</text:p>
            <text:p>  "enum": null,</text:p>
            <text:p>  "properties": {},</text:p>
            <text:p>  "forms": [</text:p>
            <text:p>    {</text:p>
            <text:p>      "href": "192.168.0.100:1883",</text:p>
            <text:p>      "contentType": null,</text:p>
            <text:p>      "topic": "bedroom_fan/ceil/oscillation",</text:p>
            <text:p>      "retain": true,</text:p>
            <text:p>      "op": [</text:p>
            <text:p>        "observeproperty",</text:p>
            <text:p>        "readproperty"</text:p>
            <text:p>      ]</text:p>
            <text:p>    }</text:p>
            <text:p>  ]</text:p>
            <text:p>}</text:p>
          </table:table-cell>
          <table:table-cell office:value-type="string" calcext:value-type="string">
            <text:p>{</text:p>
            <text:p>  "title": "Oscillation Control",</text:p>
            <text:p>  "description": "This affordance controls whether the fan oscillates or not. It switches between true and false values.",</text:p>
            <text:p>  "observable": null,</text:p>
            <text:p>  "type": "boolean",</text:p>
            <text:p>  "minimum": null,</text:p>
            <text:p>  "maximum": null,</text:p>
            <text:p>  "enum": null,</text:p>
            <text:p>  "properties": {},</text:p>
            <text:p>  "forms": [</text:p>
            <text:p>    {</text:p>
            <text:p>      "href": "mqtt://broker.emqx.io:1883",</text:p>
            <text:p>      "contentType": null,</text:p>
            <text:p>      "topic": "bedroom_fan/ceil/oscillation",</text:p>
            <text:p>      "retain": true,</text:p>
            <text:p>      "op": []</text:p>
            <text:p>    }</text:p>
            <text:p>  ]</text:p>
            <text:p>}</text:p>
          </table:table-cell>
          <table:table-cell office:value-type="float" office:value="5" calcext:value-type="float">
            <text:p>5</text:p>
          </table:table-cell>
          <table:table-cell table:formula="of:=[.D26]-1" office:value-type="float" office:value="4" calcext:value-type="float">
            <text:p>4</text:p>
          </table:table-cell>
          <table:table-cell table:number-columns-repeated="16379"/>
        </table:table-row>
        <table:table-row table:style-name="ro6">
          <table:table-cell office:value-type="string" calcext:value-type="string">
            <text:p>bedroom_fan/ceil/staling</text:p>
          </table:table-cell>
          <table:table-cell office:value-type="string" calcext:value-type="string">
            <text:p>{</text:p>
            <text:p>  "title": "Fan Staling",</text:p>
            <text:p>  "description": "This event is triggered when the fan has stalled",</text:p>
            <text:p>  "data": {</text:p>
            <text:p>    "title": "",</text:p>
            <text:p>    "description": "",</text:p>
            <text:p>    "observable": null,</text:p>
            <text:p>    "type": "string",</text:p>
            <text:p>    "minimum": null,</text:p>
            <text:p>    "maximum": null,</text:p>
            <text:p>    "enum": [</text:p>
            <text:p>      "STALED",</text:p>
            <text:p>      "OPERATIONAL"</text:p>
            <text:p>    ],</text:p>
            <text:p>    "properties": {}</text:p>
            <text:p>  },</text:p>
            <text:p>  "forms": [</text:p>
            <text:p>    {</text:p>
            <text:p>      "href": "192.168.0.100:1883",</text:p>
            <text:p>      "contentType": "text/plain",</text:p>
            <text:p>      "topic": "bedroom_fan/ceil/staling",</text:p>
            <text:p>      "retain": false,</text:p>
            <text:p>      "op": [</text:p>
            <text:p>        "subscribeevent",</text:p>
            <text:p>        "unsubscribeevent"</text:p>
            <text:p>      ]</text:p>
            <text:p>    }</text:p>
            <text:p>  ]</text:p>
            <text:p>}</text:p>
          </table:table-cell>
          <table:table-cell office:value-type="string" calcext:value-type="string">
            <text:p>{</text:p>
            <text:p>  "title": "Staling Status",</text:p>
            <text:p>  "description": "The device reports its operational status, either 'STALED' or 'OPERATIONAL'. This indicates whether the device is currently functioning properly.",</text:p>
            <text:p>  "data": {</text:p>
            <text:p>    "title": "",</text:p>
            <text:p>    "description": "",</text:p>
            <text:p>    "observable": null,</text:p>
            <text:p>    "type": "string",</text:p>
            <text:p>    "minimum": null,</text:p>
            <text:p>    "maximum": null,</text:p>
            <text:p>    "enum": [</text:p>
            <text:p>      "OPERATIONAL",</text:p>
            <text:p>      "STALED"</text:p>
            <text:p>    ],</text:p>
            <text:p>    "properties": {}</text:p>
            <text:p>  },</text:p>
            <text:p>  "forms": [</text:p>
            <text:p>    {</text:p>
            <text:p>      "href": "mqtt://broker.emqx.io:1883",</text:p>
            <text:p>      "contentType": null,</text:p>
            <text:p>      "topic": "bedroom_fan/ceil/staling",</text:p>
            <text:p>      "retain": false,</text:p>
            <text:p>      "op": []</text:p>
            <text:p>    }</text:p>
            <text:p>  ]</text:p>
            <text:p>}</text:p>
          </table:table-cell>
          <table:table-cell office:value-type="float" office:value="5" calcext:value-type="float">
            <text:p>5</text:p>
          </table:table-cell>
          <table:table-cell table:formula="of:=[.D27]-1" office:value-type="float" office:value="4" calcext:value-type="float">
            <text:p>4</text:p>
          </table:table-cell>
          <table:table-cell table:number-columns-repeated="16379"/>
        </table:table-row>
        <table:table-row table:style-name="ro3">
          <table:table-cell office:value-type="string" calcext:value-type="string">
            <text:p>bedroom_fan/ceil/set/mode</text:p>
          </table:table-cell>
          <table:table-cell office:value-type="string" calcext:value-type="string">
            <text:p>{</text:p>
            <text:p>  "title": "Fan Mode",</text:p>
            <text:p>  "description": "Set the fan mode: auto, smart, woosh, eco, night or breeze",</text:p>
            <text:p>  "input": {</text:p>
            <text:p>    "title": "",</text:p>
            <text:p>    "description": "",</text:p>
            <text:p>    "observable": true,</text:p>
            <text:p>    "type": "string",</text:p>
            <text:p>    "minimum": null,</text:p>
            <text:p>    "maximum": null,</text:p>
            <text:p>    "enum": [</text:p>
            <text:p>      "auto",</text:p>
            <text:p>      "smart",</text:p>
            <text:p>      "woosh",</text:p>
            <text:p>      "eco",</text:p>
            <text:p>      "night",</text:p>
            <text:p>      "breeze"</text:p>
            <text:p>    ],</text:p>
            <text:p>    "properties": {}</text:p>
            <text:p>  },</text:p>
            <text:p>  "output": null,</text:p>
            <text:p>  "forms": [</text:p>
            <text:p>    {</text:p>
            <text:p>      "href": "192.168.0.100:1883",</text:p>
            <text:p>      "contentType": "text/plain",</text:p>
            <text:p>      "topic": "bedroom_fan/ceil/set/mode",</text:p>
            <text:p>      "retain": false,</text:p>
            <text:p>      "op": [</text:p>
            <text:p>        "invokeaction"</text:p>
            <text:p>      ]</text:p>
            <text:p>    }</text:p>
            <text:p>  ]</text:p>
            <text:p>}</text:p>
          </table:table-cell>
          <table:table-cell office:value-type="string" calcext:value-type="string">
            <text:p>{</text:p>
            <text:p>  "title": "Fan Mode Setting",</text:p>
            <text:p>  "description": "This affordance allows setting the operational mode of the ceiling fan. It accepts string values representing different modes such as auto, smart, woosh, eco, night, and breeze.",</text:p>
            <text:p>  "input": {</text:p>
            <text:p>    "title": "",</text:p>
            <text:p>    "description": "",</text:p>
            <text:p>    "observable": null,</text:p>
            <text:p>    "type": "string",</text:p>
            <text:p>    "minimum": null,</text:p>
            <text:p>    "maximum": null,</text:p>
            <text:p>    "enum": [</text:p>
            <text:p>      "eco",</text:p>
            <text:p>      "auto",</text:p>
            <text:p>      "breeze",</text:p>
            <text:p>      "night",</text:p>
            <text:p>      "woosh",</text:p>
            <text:p>      "smart"</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mode",</text:p>
            <text:p>      "retain": false,</text:p>
            <text:p>      "op": []</text:p>
            <text:p>    }</text:p>
            <text:p>  ]</text:p>
            <text:p>}</text:p>
          </table:table-cell>
          <table:table-cell office:value-type="float" office:value="5" calcext:value-type="float">
            <text:p>5</text:p>
          </table:table-cell>
          <table:table-cell table:formula="of:=[.D28]-1" office:value-type="float" office:value="4" calcext:value-type="float">
            <text:p>4</text:p>
          </table:table-cell>
          <table:table-cell table:number-columns-repeated="16379"/>
        </table:table-row>
        <table:table-row table:style-name="ro10">
          <table:table-cell office:value-type="string" calcext:value-type="string">
            <text:p>bedroom_fan/ceil/set/speed</text:p>
          </table:table-cell>
          <table:table-cell office:value-type="string" calcext:value-type="string">
            <text:p>{</text:p>
            <text:p>  "title": "Fan speed",</text:p>
            <text:p>  "description": "Set the fan speed in percent",</text:p>
            <text:p>  "input": {</text:p>
            <text:p>    "title": "",</text:p>
            <text:p>    "description": "",</text:p>
            <text:p>    "observable": true,</text:p>
            <text:p>    "type": "number",</text:p>
            <text:p>    "minimum": 0,</text:p>
            <text:p>    "maximum": 100,</text:p>
            <text:p>    "enum": null,</text:p>
            <text:p>    "properties": {}</text:p>
            <text:p>  },</text:p>
            <text:p>  "output": null,</text:p>
            <text:p>  "forms": [</text:p>
            <text:p>    {</text:p>
            <text:p>      "href": "192.168.0.100:1883",</text:p>
            <text:p>      "contentType": "text/plain",</text:p>
            <text:p>      "topic": "bedroom_fan/ceil/set/speed",</text:p>
            <text:p>      "retain": false,</text:p>
            <text:p>      "op": [</text:p>
            <text:p>        "invokeaction"</text:p>
            <text:p>      ]</text:p>
            <text:p>    }</text:p>
            <text:p>  ]</text:p>
            <text:p>}</text:p>
          </table:table-cell>
          <table:table-cell office:value-type="string" calcext:value-type="string">
            <text:p>{</text:p>
            <text:p>  "title": "Set Speed",</text:p>
            <text:p>  "description": "This affordance allows the user to set the speed of the ceiling fan in the bedroom.",</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room_fan/ceil/set/speed",</text:p>
            <text:p>      "retain": false,</text:p>
            <text:p>      "op": []</text:p>
            <text:p>    }</text:p>
            <text:p>  ]</text:p>
            <text:p>}</text:p>
          </table:table-cell>
          <table:table-cell office:value-type="float" office:value="4" calcext:value-type="float">
            <text:p>4</text:p>
          </table:table-cell>
          <table:table-cell table:formula="of:=[.D29]-1" office:value-type="float" office:value="3" calcext:value-type="float">
            <text:p>3</text:p>
          </table:table-cell>
          <table:table-cell table:number-columns-repeated="16379"/>
        </table:table-row>
        <table:table-row table:style-name="ro11">
          <table:table-cell office:value-type="string" calcext:value-type="string">
            <text:p>living_room/humidifier/status</text:p>
          </table:table-cell>
          <table:table-cell office:value-type="string" calcext:value-type="string">
            <text:p>{</text:p>
            <text:p>  "title": "Fan State",</text:p>
            <text:p>  "description": "Current state of the humidifier",</text:p>
            <text:p>  "observable": true,</text:p>
            <text:p>  "type": "string",</text:p>
            <text:p>  "minimum": null,</text:p>
            <text:p>  "maximum": null,</text:p>
            <text:p>  "enum": [</text:p>
            <text:p>    "UNKNOWN",</text:p>
            <text:p>    "ON",</text:p>
            <text:p>    "OFF",</text:p>
            <text:p>    "IDLE"</text:p>
            <text:p>  ],</text:p>
            <text:p>  "properties": {},</text:p>
            <text:p>  "forms": [</text:p>
            <text:p>    {</text:p>
            <text:p>      "href": "192.168.0.100:1883",</text:p>
            <text:p>      "contentType": null,</text:p>
            <text:p>      "topic": "living_room/humidifier/status",</text:p>
            <text:p>      "retain": true,</text:p>
            <text:p>      "op": [</text:p>
            <text:p>        "observeproperty",</text:p>
            <text:p>        "readproperty"</text:p>
            <text:p>      ]</text:p>
            <text:p>    }</text:p>
            <text:p>  ]</text:p>
            <text:p>}</text:p>
          </table:table-cell>
          <table:table-cell office:value-type="string" calcext:value-type="string">
            <text:p>{</text:p>
            <text:p>  "title": "Humidifier Status",</text:p>
            <text:p>  "description": "The current operational status of the humidifier. Possible values include ON, OFF, IDLE, and UNKNOWN.",</text:p>
            <text:p>  "observable": null,</text:p>
            <text:p>  "type": "string",</text:p>
            <text:p>  "minimum": null,</text:p>
            <text:p>  "maximum": null,</text:p>
            <text:p>  "enum": [</text:p>
            <text:p>    "IDLE",</text:p>
            <text:p>    "ON",</text:p>
            <text:p>    "UNKNOWN",</text:p>
            <text:p>    "OFF"</text:p>
            <text:p>  ],</text:p>
            <text:p>  "properties": {},</text:p>
            <text:p>  "forms": [</text:p>
            <text:p>    {</text:p>
            <text:p>      "href": "mqtt://broker.emqx.io:1883",</text:p>
            <text:p>      "contentType": null,</text:p>
            <text:p>      "topic": "living_room/humidifier/status",</text:p>
            <text:p>      "retain": true,</text:p>
            <text:p>      "op": []</text:p>
            <text:p>    }</text:p>
            <text:p>  ]</text:p>
            <text:p>}</text:p>
          </table:table-cell>
          <table:table-cell office:value-type="float" office:value="5" calcext:value-type="float">
            <text:p>5</text:p>
          </table:table-cell>
          <table:table-cell table:formula="of:=[.D30]-1" office:value-type="float" office:value="4" calcext:value-type="float">
            <text:p>4</text:p>
          </table:table-cell>
          <table:table-cell table:number-columns-repeated="16379"/>
        </table:table-row>
        <table:table-row table:style-name="ro7">
          <table:table-cell office:value-type="string" calcext:value-type="string">
            <text:p>living_room/humidifier/humidity</text:p>
          </table:table-cell>
          <table:table-cell office:value-type="string" calcext:value-type="string">
            <text:p>{</text:p>
            <text:p>  "title": "Air Humidity",</text:p>
            <text:p>  "description": "Current air humidity in percent",</text:p>
            <text:p>  "observable": true,</text:p>
            <text:p>  "type": "integer",</text:p>
            <text:p>  "minimum": 5,</text:p>
            <text:p>  "maximum": 95,</text:p>
            <text:p>  "enum": null,</text:p>
            <text:p>  "properties": {},</text:p>
            <text:p>  "forms": [</text:p>
            <text:p>    {</text:p>
            <text:p>      "href": "192.168.0.100:1883",</text:p>
            <text:p>      "contentType": null,</text:p>
            <text:p>      "topic": "living_room/humidifier/humidity",</text:p>
            <text:p>      "retain": true,</text:p>
            <text:p>      "op": [</text:p>
            <text:p>        "observeproperty",</text:p>
            <text:p>        "readproperty"</text:p>
            <text:p>      ]</text:p>
            <text:p>    }</text:p>
            <text:p>  ]</text:p>
            <text:p>}</text:p>
          </table:table-cell>
          <table:table-cell office:value-type="string" calcext:value-type="string">
            <text:p>{</text:p>
            <text:p>  "title": "Humidity Level",</text:p>
            <text:p>  "description": "Current humidity level in the room as measured by the humidifier",</text:p>
            <text:p>  "observable": null,</text:p>
            <text:p>  "type": "number",</text:p>
            <text:p>  "minimum": null,</text:p>
            <text:p>  "maximum": null,</text:p>
            <text:p>  "enum": null,</text:p>
            <text:p>  "properties": {},</text:p>
            <text:p>  "forms": [</text:p>
            <text:p>    {</text:p>
            <text:p>      "href": "mqtt://broker.emqx.io:1883",</text:p>
            <text:p>      "contentType": null,</text:p>
            <text:p>      "topic": "living_room/humidifier/humidity",</text:p>
            <text:p>      "retain": true,</text:p>
            <text:p>      "op": []</text:p>
            <text:p>    }</text:p>
            <text:p>  ]</text:p>
            <text:p>}</text:p>
          </table:table-cell>
          <table:table-cell office:value-type="float" office:value="4" calcext:value-type="float">
            <text:p>4</text:p>
          </table:table-cell>
          <table:table-cell table:formula="of:=[.D31]-1" office:value-type="float" office:value="3" calcext:value-type="float">
            <text:p>3</text:p>
          </table:table-cell>
          <table:table-cell table:number-columns-repeated="16379"/>
        </table:table-row>
        <table:table-row table:style-name="ro4">
          <table:table-cell office:value-type="string" calcext:value-type="string">
            <text:p>living_room/humidifier/target/ok</text:p>
          </table:table-cell>
          <table:table-cell office:value-type="string" calcext:value-type="string">
            <text:p>{</text:p>
            <text:p>  "title": "Target Reached",</text:p>
            <text:p>  "description": "The humidity target has been reached",</text:p>
            <text:p>  "data": {</text:p>
            <text:p>    "title": "Timestamp",</text:p>
            <text:p>    "description": "POSIX timestamp when the target was reache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arget/ok",</text:p>
            <text:p>      "retain": true,</text:p>
            <text:p>      "op": [</text:p>
            <text:p>        "subscribeevent",</text:p>
            <text:p>        "unsubscribeevent"</text:p>
            <text:p>      ]</text:p>
            <text:p>    }</text:p>
            <text:p>  ]</text:p>
            <text:p>}</text:p>
          </table:table-cell>
          <table:table-cell office:value-type="string" calcext:value-type="string">
            <text:p>{</text:p>
            <text:p>  "title": "Target OK Timestamp",</text:p>
            <text:p>  "description": "This is an event that indicates when the humidifier has reached its target humidity level. The timestamp represents the Unix epoch time (seconds since January 1, 1970) when the target was achieved.",</text:p>
            <text:p>  "data": {</text:p>
            <text:p>    "title": "",</text:p>
            <text:p>    "description": "",</text:p>
            <text:p>    "observable": null,</text:p>
            <text:p>    "type": "number",</text:p>
            <text:p>    "minimum": null,</text:p>
            <text:p>    "maximum": null,</text:p>
            <text:p>    "enum": null,</text:p>
            <text:p>    "properties": {}</text:p>
            <text:p>  },</text:p>
            <text:p>  "forms": [</text:p>
            <text:p>    {</text:p>
            <text:p>      "href": "mqtt://broker.emqx.io:1883",</text:p>
            <text:p>      "contentType": null,</text:p>
            <text:p>      "topic": "living_room/humidifier/target/ok",</text:p>
            <text:p>      "retain": true,</text:p>
            <text:p>      "op": []</text:p>
            <text:p>    }</text:p>
            <text:p>  ]</text:p>
            <text:p>}</text:p>
          </table:table-cell>
          <table:table-cell office:value-type="float" office:value="5" calcext:value-type="float">
            <text:p>5</text:p>
          </table:table-cell>
          <table:table-cell table:formula="of:=[.D32]-1" office:value-type="float" office:value="4" calcext:value-type="float">
            <text:p>4</text:p>
          </table:table-cell>
          <table:table-cell table:number-columns-repeated="16379"/>
        </table:table-row>
        <table:table-row table:style-name="ro11">
          <table:table-cell office:value-type="string" calcext:value-type="string">
            <text:p>living_room/humidifier/threshold/below</text:p>
          </table:table-cell>
          <table:table-cell office:value-type="string" calcext:value-type="string">
            <text:p>{</text:p>
            <text:p>  "title": "Below Threshold",</text:p>
            <text:p>  "description": "The humidity is below the threshold",</text:p>
            <text:p>  "data": {</text:p>
            <text:p>    "title": "Timestamp",</text:p>
            <text:p>    "description": "POSIX timestamp when the humidity was below the set threshold",</text:p>
            <text:p>    "observable": null,</text:p>
            <text:p>    "type": "integer",</text:p>
            <text:p>    "minimum": null,</text:p>
            <text:p>    "maximum": null,</text:p>
            <text:p>    "enum": null,</text:p>
            <text:p>    "properties": {}</text:p>
            <text:p>  },</text:p>
            <text:p>  "forms": [</text:p>
            <text:p>    {</text:p>
            <text:p>      "href": "192.168.0.100:1883",</text:p>
            <text:p>      "contentType": "text/plain",</text:p>
            <text:p>      "topic": "living_room/humidifier/threshold/below",</text:p>
            <text:p>      "retain": true,</text:p>
            <text:p>      "op": [</text:p>
            <text:p>        "subscribeevent",</text:p>
            <text:p>        "unsubscribeevent"</text:p>
            <text:p>      ]</text:p>
            <text:p>    }</text:p>
            <text:p>  ]</text:p>
            <text:p>}</text:p>
          </table:table-cell>
          <table:table-cell office:value-type="string" calcext:value-type="string">
            <text:p>{</text:p>
            <text:p>  "title": "Humidity Threshold Below Alert",</text:p>
            <text:p>  "description": "An event that triggers when the humidity level falls below a certain threshold. The timestamp indicates when the alert occurred.",</text:p>
            <text:p>  "data": {</text:p>
            <text:p>    "title": "",</text:p>
            <text:p>    "description": "",</text:p>
            <text:p>    "observable": null,</text:p>
            <text:p>    "type": "number",</text:p>
            <text:p>    "minimum": null,</text:p>
            <text:p>    "maximum": null,</text:p>
            <text:p>    "enum": null,</text:p>
            <text:p>    "properties": {}</text:p>
            <text:p>  },</text:p>
            <text:p>  "forms": [</text:p>
            <text:p>    {</text:p>
            <text:p>      "href": "mqtt://broker.emqx.io:1883",</text:p>
            <text:p>      "contentType": null,</text:p>
            <text:p>      "topic": "living_room/humidifier/threshold/below",</text:p>
            <text:p>      "retain": true,</text:p>
            <text:p>      "op": []</text:p>
            <text:p>    }</text:p>
            <text:p>  ]</text:p>
            <text:p>}</text:p>
          </table:table-cell>
          <table:table-cell office:value-type="float" office:value="4" calcext:value-type="float">
            <text:p>4</text:p>
          </table:table-cell>
          <table:table-cell table:formula="of:=[.D33]-1" office:value-type="float" office:value="3" calcext:value-type="float">
            <text:p>3</text:p>
          </table:table-cell>
          <table:table-cell table:number-columns-repeated="16379"/>
        </table:table-row>
        <table:table-row table:style-name="ro10">
          <table:table-cell office:value-type="string" calcext:value-type="string">
            <text:p>living_room/humidifier/target/set</text:p>
          </table:table-cell>
          <table:table-cell office:value-type="string" calcext:value-type="string">
            <text:p>{</text:p>
            <text:p>  "title": "Target Humidity",</text:p>
            <text:p>  "description": "Set the humidity targe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arget/set",</text:p>
            <text:p>      "retain": false,</text:p>
            <text:p>      "op": [</text:p>
            <text:p>        "invokeaction"</text:p>
            <text:p>      ]</text:p>
            <text:p>    }</text:p>
            <text:p>  ]</text:p>
            <text:p>}</text:p>
          </table:table-cell>
          <table:table-cell office:value-type="string" calcext:value-type="string">
            <text:p>{</text:p>
            <text:p>  "title": "Target Humidity Setting",</text:p>
            <text:p>  "description": "This action allows setting the target humidity level for the humidifier. The values are numeric and represent percentage points.",</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arget/set",</text:p>
            <text:p>      "retain": false,</text:p>
            <text:p>      "op": []</text:p>
            <text:p>    }</text:p>
            <text:p>  ]</text:p>
            <text:p>}</text:p>
          </table:table-cell>
          <table:table-cell office:value-type="float" office:value="5" calcext:value-type="float">
            <text:p>5</text:p>
          </table:table-cell>
          <table:table-cell table:formula="of:=[.D34]-1" office:value-type="float" office:value="4" calcext:value-type="float">
            <text:p>4</text:p>
          </table:table-cell>
          <table:table-cell table:number-columns-repeated="16379"/>
        </table:table-row>
        <table:table-row table:style-name="ro8">
          <table:table-cell office:value-type="string" calcext:value-type="string">
            <text:p>living_room/humidifier/threshold/set</text:p>
          </table:table-cell>
          <table:table-cell office:value-type="string" calcext:value-type="string">
            <text:p>{</text:p>
            <text:p>  "title": "Threshold Humidity",</text:p>
            <text:p>  "description": "Set the humidity threshold target in percent",</text:p>
            <text:p>  "input": {</text:p>
            <text:p>    "title": "",</text:p>
            <text:p>    "description": "",</text:p>
            <text:p>    "observable": true,</text:p>
            <text:p>    "type": "integer",</text:p>
            <text:p>    "minimum": 0,</text:p>
            <text:p>    "maximum": 100,</text:p>
            <text:p>    "enum": null,</text:p>
            <text:p>    "properties": {}</text:p>
            <text:p>  },</text:p>
            <text:p>  "output": null,</text:p>
            <text:p>  "forms": [</text:p>
            <text:p>    {</text:p>
            <text:p>      "href": "192.168.0.100:1883",</text:p>
            <text:p>      "contentType": "text/plain",</text:p>
            <text:p>      "topic": "living_room/humidifier/threshold/set",</text:p>
            <text:p>      "retain": false,</text:p>
            <text:p>      "op": [</text:p>
            <text:p>        "invokeaction"</text:p>
            <text:p>      ]</text:p>
            <text:p>    }</text:p>
            <text:p>  ]</text:p>
            <text:p>}</text:p>
          </table:table-cell>
          <table:table-cell office:value-type="string" calcext:value-type="string">
            <text:p>{</text:p>
            <text:p>  "title": "Threshold Set",</text:p>
            <text:p>  "description": "This affordance allows setting the threshold value for the humidifier. It appears to be an action since it involves changing a state on the devic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threshold/set",</text:p>
            <text:p>      "retain": false,</text:p>
            <text:p>      "op": []</text:p>
            <text:p>    }</text:p>
            <text:p>  ]</text:p>
            <text:p>}</text:p>
          </table:table-cell>
          <table:table-cell office:value-type="float" office:value="4" calcext:value-type="float">
            <text:p>4</text:p>
          </table:table-cell>
          <table:table-cell table:formula="of:=[.D35]-1" office:value-type="float" office:value="3" calcext:value-type="float">
            <text:p>3</text:p>
          </table:table-cell>
          <table:table-cell table:number-columns-repeated="16379"/>
        </table:table-row>
        <table:table-row table:style-name="ro12">
          <table:table-cell office:value-type="string" calcext:value-type="string">
            <text:p>living_room/humidifier/set/mode</text:p>
          </table:table-cell>
          <table:table-cell office:value-type="string" calcext:value-type="string">
            <text:p>{</text:p>
            <text:p>  "title": "Humidifier Mode",</text:p>
            <text:p>  "description": "Set the mode of the humidifier",</text:p>
            <text:p>  "input": {</text:p>
            <text:p>    "title": "",</text:p>
            <text:p>    "description": "",</text:p>
            <text:p>    "observable": true,</text:p>
            <text:p>    "type": "string",</text:p>
            <text:p>    "minimum": null,</text:p>
            <text:p>    "maximum": null,</text:p>
            <text:p>    "enum": [</text:p>
            <text:p>      "normal",</text:p>
            <text:p>      "eco",</text:p>
            <text:p>      "away",</text:p>
            <text:p>      "boost",</text:p>
            <text:p>      "comfort",</text:p>
            <text:p>      "home",</text:p>
            <text:p>      "sleep",</text:p>
            <text:p>      "auto",</text:p>
            <text:p>      "baby"</text:p>
            <text:p>    ],</text:p>
            <text:p>    "properties": {}</text:p>
            <text:p>  },</text:p>
            <text:p>  "output": null,</text:p>
            <text:p>  "forms": [</text:p>
            <text:p>    {</text:p>
            <text:p>      "href": "192.168.0.100:1883",</text:p>
            <text:p>      "contentType": "text/plain",</text:p>
            <text:p>      "topic": "living_room/humidifier/set/mode",</text:p>
            <text:p>      "retain": false,</text:p>
            <text:p>      "op": [</text:p>
            <text:p>        "invokeaction"</text:p>
            <text:p>      ]</text:p>
            <text:p>    }</text:p>
            <text:p>  ]</text:p>
            <text:p>}</text:p>
          </table:table-cell>
          <table:table-cell office:value-type="string" calcext:value-type="string">
            <text:p>{</text:p>
            <text:p>  "title": "Humidifier Mode Setting",</text:p>
            <text:p>  "description": "This affordance allows setting different operating modes for the humidifier. The possible modes are normal, eco, away, boost, comfort, home, sleep, auto, and baby.",</text:p>
            <text:p>  "input": {</text:p>
            <text:p>    "title": "",</text:p>
            <text:p>    "description": "",</text:p>
            <text:p>    "observable": null,</text:p>
            <text:p>    "type": "string",</text:p>
            <text:p>    "minimum": null,</text:p>
            <text:p>    "maximum": null,</text:p>
            <text:p>    "enum": [</text:p>
            <text:p>      "eco",</text:p>
            <text:p>      "normal",</text:p>
            <text:p>      "auto",</text:p>
            <text:p>      "comfort",</text:p>
            <text:p>      "away",</text:p>
            <text:p>      "boost",</text:p>
            <text:p>      "home",</text:p>
            <text:p>      "baby",</text:p>
            <text:p>      "sleep"</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mode",</text:p>
            <text:p>      "retain": false,</text:p>
            <text:p>      "op": []</text:p>
            <text:p>    }</text:p>
            <text:p>  ]</text:p>
            <text:p>}</text:p>
          </table:table-cell>
          <table:table-cell office:value-type="float" office:value="5" calcext:value-type="float">
            <text:p>5</text:p>
          </table:table-cell>
          <table:table-cell table:formula="of:=[.D36]-1" office:value-type="float" office:value="4" calcext:value-type="float">
            <text:p>4</text:p>
          </table:table-cell>
          <table:table-cell table:number-columns-repeated="16379"/>
        </table:table-row>
        <table:table-row table:style-name="ro13">
          <table:table-cell office:value-type="string" calcext:value-type="string">
            <text:p>living_room/humidifier/set/state</text:p>
          </table:table-cell>
          <table:table-cell office:value-type="string" calcext:value-type="string">
            <text:p>{</text:p>
            <text:p>  "title": "Humidifier On/Off-State",</text:p>
            <text:p>  "description": "Turn the humidifier on or off",</text:p>
            <text:p>  "input": {</text:p>
            <text:p>    "title": "",</text:p>
            <text:p>    "description": "",</text:p>
            <text:p>    "observable": true,</text:p>
            <text:p>    "type": "string",</text:p>
            <text:p>    "minimum": null,</text:p>
            <text:p>    "maximum": null,</text:p>
            <text:p>    "enum": [</text:p>
            <text:p>      "on",</text:p>
            <text:p>      "off"</text:p>
            <text:p>    ],</text:p>
            <text:p>    "properties": {}</text:p>
            <text:p>  },</text:p>
            <text:p>  "output": null,</text:p>
            <text:p>  "forms": [</text:p>
            <text:p>    {</text:p>
            <text:p>      "href": "192.168.0.100:1883",</text:p>
            <text:p>      "contentType": "text/plain",</text:p>
            <text:p>      "topic": "living_room/humidifier/set/state",</text:p>
            <text:p>      "retain": false,</text:p>
            <text:p>      "op": [</text:p>
            <text:p>        "invokeaction"</text:p>
            <text:p>      ]</text:p>
            <text:p>    }</text:p>
            <text:p>  ]</text:p>
            <text:p>}</text:p>
          </table:table-cell>
          <table:table-cell office:value-type="string" calcext:value-type="string">
            <text:p>{</text:p>
            <text:p>  "title": "Humidifier State Control",</text:p>
            <text:p>  "description": "This affordance allows the user to turn the humidifier on or off.",</text:p>
            <text:p>  "input": {</text:p>
            <text:p>    "title": "",</text:p>
            <text:p>    "description": "",</text:p>
            <text:p>    "observable": null,</text:p>
            <text:p>    "type": "string",</text:p>
            <text:p>    "minimum": null,</text:p>
            <text:p>    "maximum": null,</text:p>
            <text:p>    "enum": [</text:p>
            <text:p>      "off",</text:p>
            <text:p>      "on"</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iving_room/humidifier/set/state",</text:p>
            <text:p>      "retain": false,</text:p>
            <text:p>      "op": []</text:p>
            <text:p>    }</text:p>
            <text:p>  ]</text:p>
            <text:p>}</text:p>
          </table:table-cell>
          <table:table-cell office:value-type="float" office:value="5" calcext:value-type="float">
            <text:p>5</text:p>
          </table:table-cell>
          <table:table-cell table:formula="of:=[.D37]-1" office:value-type="float" office:value="4" calcext:value-type="float">
            <text:p>4</text:p>
          </table:table-cell>
          <table:table-cell table:number-columns-repeated="16379"/>
        </table:table-row>
        <table:table-row table:style-name="ro14">
          <table:table-cell office:value-type="string" calcext:value-type="string">
            <text:p>upstairs/office/ac/status</text:p>
          </table:table-cell>
          <table:table-cell office:value-type="string" calcext:value-type="string">
            <text:p>{</text:p>
            <text:p>  "title": "AC Mode",</text:p>
            <text:p>  "description": "Mode of the AC unit",</text:p>
            <text:p>  "observable": true,</text:p>
            <text:p>  "type": "string",</text:p>
            <text:p>  "minimum": null,</text:p>
            <text:p>  "maximum": null,</text:p>
            <text:p>  "enum": [</text:p>
            <text:p>    "UNKNOWN",</text:p>
            <text:p>    "COOL",</text:p>
            <text:p>    "OFF",</text:p>
            <text:p>    "STANDBY",</text:p>
            <text:p>    "FAN_ONLY"</text:p>
            <text:p>  ],</text:p>
            <text:p>  "properties": {},</text:p>
            <text:p>  "forms": [</text:p>
            <text:p>    {</text:p>
            <text:p>      "href": "192.168.0.100:1883",</text:p>
            <text:p>      "contentType": null,</text:p>
            <text:p>      "topic": "upstairs/office/ac/status",</text:p>
            <text:p>      "retain": true,</text:p>
            <text:p>      "op": [</text:p>
            <text:p>        "observeproperty",</text:p>
            <text:p>        "readproperty"</text:p>
            <text:p>      ]</text:p>
            <text:p>    }</text:p>
            <text:p>  ]</text:p>
            <text:p>}</text:p>
          </table:table-cell>
          <table:table-cell office:value-type="string" calcext:value-type="string">
            <text:p>{</text:p>
            <text:p>  "title": "Air Conditioner Status",</text:p>
            <text:p>  "description": "The current operational status of the air conditioner, which can be UNKNOWN, COOL, OFF, STANDBY, or FAN_ONLY.",</text:p>
            <text:p>  "observable": null,</text:p>
            <text:p>  "type": "string",</text:p>
            <text:p>  "minimum": null,</text:p>
            <text:p>  "maximum": null,</text:p>
            <text:p>  "enum": [</text:p>
            <text:p>    "UNKNOWN",</text:p>
            <text:p>    "FAN_ONLY",</text:p>
            <text:p>    "COOL",</text:p>
            <text:p>    "OFF",</text:p>
            <text:p>    "STANDBY"</text:p>
            <text:p>  ],</text:p>
            <text:p>  "properties": {},</text:p>
            <text:p>  "forms": [</text:p>
            <text:p>    {</text:p>
            <text:p>      "href": "mqtt://broker.emqx.io:1883",</text:p>
            <text:p>      "contentType": null,</text:p>
            <text:p>      "topic": "upstairs/office/ac/status",</text:p>
            <text:p>      "retain": true,</text:p>
            <text:p>      "op": []</text:p>
            <text:p>    }</text:p>
            <text:p>  ]</text:p>
            <text:p>}</text:p>
          </table:table-cell>
          <table:table-cell office:value-type="float" office:value="5" calcext:value-type="float">
            <text:p>5</text:p>
          </table:table-cell>
          <table:table-cell table:formula="of:=[.D38]-1" office:value-type="float" office:value="4" calcext:value-type="float">
            <text:p>4</text:p>
          </table:table-cell>
          <table:table-cell table:number-columns-repeated="16379"/>
        </table:table-row>
        <table:table-row table:style-name="ro15">
          <table:table-cell office:value-type="string" calcext:value-type="string">
            <text:p>upstairs/office/ac/swing</text:p>
          </table:table-cell>
          <table:table-cell office:value-type="string" calcext:value-type="string">
            <text:p>{</text:p>
            <text:p>  "title": "Swing state",</text:p>
            <text:p>  "description": "The swing of the AC unit can be 'ON' or 'OFF'",</text:p>
            <text:p>  "observable": true,</text:p>
            <text:p>  "type": "string",</text:p>
            <text:p>  "minimum": null,</text:p>
            <text:p>  "maximum": null,</text:p>
            <text:p>  "enum": [</text:p>
            <text:p>    "ON",</text:p>
            <text:p>    "OFF"</text:p>
            <text:p>  ],</text:p>
            <text:p>  "properties": {},</text:p>
            <text:p>  "forms": [</text:p>
            <text:p>    {</text:p>
            <text:p>      "href": "192.168.0.100:1883",</text:p>
            <text:p>      "contentType": null,</text:p>
            <text:p>      "topic": "upstairs/office/ac/swing",</text:p>
            <text:p>      "retain": false,</text:p>
            <text:p>      "op": [</text:p>
            <text:p>        "observeproperty"</text:p>
            <text:p>      ]</text:p>
            <text:p>    }</text:p>
            <text:p>  ]</text:p>
            <text:p>}</text:p>
          </table:table-cell>
          <table:table-cell office:value-type="string" calcext:value-type="string">
            <text:p>{</text:p>
            <text:p>  "title": "AC Swing Control",</text:p>
            <text:p>  "description": "Controls whether the air conditioner's swing feature is enabled or disabled. The swing feature allows the AC to distribute air in different directions.",</text:p>
            <text:p>  "observable": null,</text:p>
            <text:p>  "type": "string",</text:p>
            <text:p>  "minimum": null,</text:p>
            <text:p>  "maximum": null,</text:p>
            <text:p>  "enum": [</text:p>
            <text:p>    "ON",</text:p>
            <text:p>    "OFF"</text:p>
            <text:p>  ],</text:p>
            <text:p>  "properties": {},</text:p>
            <text:p>  "forms": [</text:p>
            <text:p>    {</text:p>
            <text:p>      "href": "mqtt://broker.emqx.io:1883",</text:p>
            <text:p>      "contentType": null,</text:p>
            <text:p>      "topic": "upstairs/office/ac/swing",</text:p>
            <text:p>      "retain": false,</text:p>
            <text:p>      "op": []</text:p>
            <text:p>    }</text:p>
            <text:p>  ]</text:p>
            <text:p>}</text:p>
          </table:table-cell>
          <table:table-cell office:value-type="float" office:value="4" calcext:value-type="float">
            <text:p>4</text:p>
          </table:table-cell>
          <table:table-cell table:formula="of:=[.D39]-1" office:value-type="float" office:value="3" calcext:value-type="float">
            <text:p>3</text:p>
          </table:table-cell>
          <table:table-cell table:number-columns-repeated="16379"/>
        </table:table-row>
        <table:table-row table:style-name="ro4">
          <table:table-cell office:value-type="string" calcext:value-type="string">
            <text:p>upstairs/office/ac/fan</text:p>
          </table:table-cell>
          <table:table-cell office:value-type="string" calcext:value-type="string">
            <text:p>{</text:p>
            <text:p>  "title": "Fan Mode",</text:p>
            <text:p>  "description": "Fan mode of the AC unit",</text:p>
            <text:p>  "observable": true,</text:p>
            <text:p>  "type": "string",</text:p>
            <text:p>  "minimum": null,</text:p>
            <text:p>  "maximum": null,</text:p>
            <text:p>  "enum": [</text:p>
            <text:p>    "OFF",</text:p>
            <text:p>    "LOW",</text:p>
            <text:p>    "MEDIUM",</text:p>
            <text:p>    "HIGH"</text:p>
            <text:p>  ],</text:p>
            <text:p>  "properties": {},</text:p>
            <text:p>  "forms": [</text:p>
            <text:p>    {</text:p>
            <text:p>      "href": "192.168.0.100:1883",</text:p>
            <text:p>      "contentType": null,</text:p>
            <text:p>      "topic": "upstairs/office/ac/fan",</text:p>
            <text:p>      "retain": false,</text:p>
            <text:p>      "op": [</text:p>
            <text:p>        "observeproperty"</text:p>
            <text:p>      ]</text:p>
            <text:p>    }</text:p>
            <text:p>  ]</text:p>
            <text:p>}</text:p>
          </table:table-cell>
          <table:table-cell office:value-type="string" calcext:value-type="string">
            <text:p>{</text:p>
            <text:p>  "title": "AC Fan Speed",</text:p>
            <text:p>  "description": "The current fan speed setting of the AC unit. It can be read to determine the current fan speed.",</text:p>
            <text:p>  "observable": null,</text:p>
            <text:p>  "type": "string",</text:p>
            <text:p>  "minimum": null,</text:p>
            <text:p>  "maximum": null,</text:p>
            <text:p>  "enum": [</text:p>
            <text:p>    "MEDIUM",</text:p>
            <text:p>    "LOW",</text:p>
            <text:p>    "HIGH",</text:p>
            <text:p>    "OFF"</text:p>
            <text:p>  ],</text:p>
            <text:p>  "properties": {},</text:p>
            <text:p>  "forms": [</text:p>
            <text:p>    {</text:p>
            <text:p>      "href": "mqtt://broker.emqx.io:1883",</text:p>
            <text:p>      "contentType": null,</text:p>
            <text:p>      "topic": "upstairs/office/ac/fan",</text:p>
            <text:p>      "retain": false,</text:p>
            <text:p>      "op": []</text:p>
            <text:p>    }</text:p>
            <text:p>  ]</text:p>
            <text:p>}</text:p>
          </table:table-cell>
          <table:table-cell office:value-type="float" office:value="5" calcext:value-type="float">
            <text:p>5</text:p>
          </table:table-cell>
          <table:table-cell table:formula="of:=[.D40]-1" office:value-type="float" office:value="4" calcext:value-type="float">
            <text:p>4</text:p>
          </table:table-cell>
          <table:table-cell table:number-columns-repeated="16379"/>
        </table:table-row>
        <table:table-row table:style-name="ro7">
          <table:table-cell office:value-type="string" calcext:value-type="string">
            <text:p>upstairs/office/ac/temp</text:p>
          </table:table-cell>
          <table:table-cell office:value-type="string" calcext:value-type="string">
            <text:p>{</text:p>
            <text:p>  "title": "Air temperature",</text:p>
            <text:p>  "description": "Current air temperature measured by the AC unit",</text:p>
            <text:p>  "observable": true,</text:p>
            <text:p>  "type": "integer",</text:p>
            <text:p>  "minimum": 0,</text:p>
            <text:p>  "maximum": 68,</text:p>
            <text:p>  "enum": null,</text:p>
            <text:p>  "properties": {},</text:p>
            <text:p>  "forms": [</text:p>
            <text:p>    {</text:p>
            <text:p>      "href": "192.168.0.100:1883",</text:p>
            <text:p>      "contentType": null,</text:p>
            <text:p>      "topic": "upstairs/office/ac/temp",</text:p>
            <text:p>      "retain": true,</text:p>
            <text:p>      "op": [</text:p>
            <text:p>        "observeproperty",</text:p>
            <text:p>        "readproperty"</text:p>
            <text:p>      ]</text:p>
            <text:p>    }</text:p>
            <text:p>  ]</text:p>
            <text:p>}</text:p>
          </table:table-cell>
          <table:table-cell office:value-type="string" calcext:value-type="string">
            <text:p>{</text:p>
            <text:p>  "title": "Current Temperature",</text:p>
            <text:p>  "description": "The current temperature reading from the air conditioner sensor.",</text:p>
            <text:p>  "observable": null,</text:p>
            <text:p>  "type": "number",</text:p>
            <text:p>  "minimum": null,</text:p>
            <text:p>  "maximum": null,</text:p>
            <text:p>  "enum": null,</text:p>
            <text:p>  "properties": {},</text:p>
            <text:p>  "forms": [</text:p>
            <text:p>    {</text:p>
            <text:p>      "href": "mqtt://broker.emqx.io:1883",</text:p>
            <text:p>      "contentType": null,</text:p>
            <text:p>      "topic": "upstairs/office/ac/temp",</text:p>
            <text:p>      "retain": true,</text:p>
            <text:p>      "op": []</text:p>
            <text:p>    }</text:p>
            <text:p>  ]</text:p>
            <text:p>}</text:p>
          </table:table-cell>
          <table:table-cell office:value-type="float" office:value="5" calcext:value-type="float">
            <text:p>5</text:p>
          </table:table-cell>
          <table:table-cell table:formula="of:=[.D41]-1" office:value-type="float" office:value="4" calcext:value-type="float">
            <text:p>4</text:p>
          </table:table-cell>
          <table:table-cell table:number-columns-repeated="16379"/>
        </table:table-row>
        <table:table-row table:style-name="ro4">
          <table:table-cell office:value-type="string" calcext:value-type="string">
            <text:p>upstairs/office/ac/setpoint/ok</text:p>
          </table:table-cell>
          <table:table-cell office:value-type="string" calcext:value-type="string">
            <text:p>{</text:p>
            <text:p>  "title": "Target temperature reached",</text:p>
            <text:p>  "description": "The target temperature has been reached",</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upstairs/office/ac/setpoint/ok",</text:p>
            <text:p>      "retain": false,</text:p>
            <text:p>      "op": [</text:p>
            <text:p>        "subscribeevent",</text:p>
            <text:p>        "unsubscribeevent"</text:p>
            <text:p>      ]</text:p>
            <text:p>    }</text:p>
            <text:p>  ]</text:p>
            <text:p>}</text:p>
          </table:table-cell>
          <table:table-cell office:value-type="string" calcext:value-type="string">
            <text:p>{</text:p>
            <text:p>  "title": "Setpoint OK Status",</text:p>
            <text:p>  "description": "Indicates whether the setpoint value has been successfully applied to the AC system. Returns null when no action has been taken or the status is unknown.",</text:p>
            <text:p>  "observable": null,</text:p>
            <text:p>  "type": "null",</text:p>
            <text:p>  "minimum": null,</text:p>
            <text:p>  "maximum": null,</text:p>
            <text:p>  "enum": null,</text:p>
            <text:p>  "properties": {},</text:p>
            <text:p>  "forms": [</text:p>
            <text:p>    {</text:p>
            <text:p>      "href": "mqtt://broker.emqx.io:1883",</text:p>
            <text:p>      "contentType": null,</text:p>
            <text:p>      "topic": "upstairs/office/ac/setpoint/ok",</text:p>
            <text:p>      "retain": false,</text:p>
            <text:p>      "op": []</text:p>
            <text:p>    }</text:p>
            <text:p>  ]</text:p>
            <text:p>}</text:p>
          </table:table-cell>
          <table:table-cell office:value-type="float" office:value="3" calcext:value-type="float">
            <text:p>3</text:p>
          </table:table-cell>
          <table:table-cell table:formula="of:=[.D42]-1" office:value-type="float" office:value="2" calcext:value-type="float">
            <text:p>2</text:p>
          </table:table-cell>
          <table:table-cell table:number-columns-repeated="16379"/>
        </table:table-row>
        <table:table-row table:style-name="ro16">
          <table:table-cell office:value-type="string" calcext:value-type="string">
            <text:p>upstairs/office/ac/setpoint/set</text:p>
          </table:table-cell>
          <table:table-cell office:value-type="string" calcext:value-type="string">
            <text:p>{</text:p>
            <text:p>  "title": "Target Temperature",</text:p>
            <text:p>  "description": "Set the target temperature of the AC unit",</text:p>
            <text:p>  "input": {</text:p>
            <text:p>    "title": "",</text:p>
            <text:p>    "description": "",</text:p>
            <text:p>    "observable": true,</text:p>
            <text:p>    "type": "integer",</text:p>
            <text:p>    "minimum": 0,</text:p>
            <text:p>    "maximum": 50,</text:p>
            <text:p>    "enum": null,</text:p>
            <text:p>    "properties": {}</text:p>
            <text:p>  },</text:p>
            <text:p>  "output": null,</text:p>
            <text:p>  "forms": [</text:p>
            <text:p>    {</text:p>
            <text:p>      "href": "192.168.0.100:1883",</text:p>
            <text:p>      "contentType": null,</text:p>
            <text:p>      "topic": "upstairs/office/ac/setpoint/set",</text:p>
            <text:p>      "retain": false,</text:p>
            <text:p>      "op": [</text:p>
            <text:p>        "invokeaction"</text:p>
            <text:p>      ]</text:p>
            <text:p>    }</text:p>
            <text:p>  ]</text:p>
            <text:p>}</text:p>
          </table:table-cell>
          <table:table-cell office:value-type="string" calcext:value-type="string">
            <text:p>{</text:p>
            <text:p>  "title": "Set Temperature Setpoint",</text:p>
            <text:p>  "description": "Sets the desired temperature setpoint for the air conditioner.",</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setpoint/set",</text:p>
            <text:p>      "retain": false,</text:p>
            <text:p>      "op": []</text:p>
            <text:p>    }</text:p>
            <text:p>  ]</text:p>
            <text:p>}</text:p>
          </table:table-cell>
          <table:table-cell office:value-type="float" office:value="5" calcext:value-type="float">
            <text:p>5</text:p>
          </table:table-cell>
          <table:table-cell table:formula="of:=[.D43]-1" office:value-type="float" office:value="4" calcext:value-type="float">
            <text:p>4</text:p>
          </table:table-cell>
          <table:table-cell table:number-columns-repeated="16379"/>
        </table:table-row>
        <table:table-row table:style-name="ro17">
          <table:table-cell office:value-type="string" calcext:value-type="string">
            <text:p>upstairs/office/ac/mode/set</text:p>
          </table:table-cell>
          <table:table-cell office:value-type="string" calcext:value-type="string">
            <text:p>{</text:p>
            <text:p>  "title": "AC Power Mode",</text:p>
            <text:p>  "description": "Set the power mode of the AC unit",</text:p>
            <text:p>  "input": {</text:p>
            <text:p>    "title": "",</text:p>
            <text:p>    "description": "",</text:p>
            <text:p>    "observable": true,</text:p>
            <text:p>    "type": "string",</text:p>
            <text:p>    "minimum": null,</text:p>
            <text:p>    "maximum": null,</text:p>
            <text:p>    "enum": [</text:p>
            <text:p>      "eco",</text:p>
            <text:p>      "sleep",</text:p>
            <text:p>      "full"</text:p>
            <text:p>    ],</text:p>
            <text:p>    "properties": {}</text:p>
            <text:p>  },</text:p>
            <text:p>  "output": null,</text:p>
            <text:p>  "forms": [</text:p>
            <text:p>    {</text:p>
            <text:p>      "href": "192.168.0.100:1883",</text:p>
            <text:p>      "contentType": "text/plain",</text:p>
            <text:p>      "topic": "upstairs/office/ac/mode/set",</text:p>
            <text:p>      "retain": false,</text:p>
            <text:p>      "op": [</text:p>
            <text:p>        "invokeaction"</text:p>
            <text:p>      ]</text:p>
            <text:p>    }</text:p>
            <text:p>  ]</text:p>
            <text:p>}</text:p>
          </table:table-cell>
          <table:table-cell office:value-type="string" calcext:value-type="string">
            <text:p>{</text:p>
            <text:p>  "title": "AC Mode Setting",</text:p>
            <text:p>  "description": "The AC mode setting allows the user to set different operation modes for the air conditioner. The available modes are eco, sleep, and full.",</text:p>
            <text:p>  "input": {</text:p>
            <text:p>    "title": "",</text:p>
            <text:p>    "description": "",</text:p>
            <text:p>    "observable": null,</text:p>
            <text:p>    "type": "string",</text:p>
            <text:p>    "minimum": null,</text:p>
            <text:p>    "maximum": null,</text:p>
            <text:p>    "enum": [</text:p>
            <text:p>      "full",</text:p>
            <text:p>      "sleep",</text:p>
            <text:p>      "eco"</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mode/set",</text:p>
            <text:p>      "retain": false,</text:p>
            <text:p>      "op": []</text:p>
            <text:p>    }</text:p>
            <text:p>  ]</text:p>
            <text:p>}</text:p>
          </table:table-cell>
          <table:table-cell office:value-type="float" office:value="5" calcext:value-type="float">
            <text:p>5</text:p>
          </table:table-cell>
          <table:table-cell table:formula="of:=[.D44]-1" office:value-type="float" office:value="4" calcext:value-type="float">
            <text:p>4</text:p>
          </table:table-cell>
          <table:table-cell table:number-columns-repeated="16379"/>
        </table:table-row>
        <table:table-row table:style-name="ro18">
          <table:table-cell office:value-type="string" calcext:value-type="string">
            <text:p>upstairs/office/ac/fan/set</text:p>
          </table:table-cell>
          <table:table-cell office:value-type="string" calcext:value-type="string">
            <text:p>{</text:p>
            <text:p>  "title": "Fan Mode",</text:p>
            <text:p>  "description": "Set the fan mode of the AC unit",</text:p>
            <text:p>  "input": {</text:p>
            <text:p>    "title": "",</text:p>
            <text:p>    "description": "",</text:p>
            <text:p>    "observable": true,</text:p>
            <text:p>    "type": "string",</text:p>
            <text:p>    "minimum": null,</text:p>
            <text:p>    "maximum": null,</text:p>
            <text:p>    "enum": [</text:p>
            <text:p>      "off",</text:p>
            <text:p>      "low",</text:p>
            <text:p>      "medium",</text:p>
            <text:p>      "high"</text:p>
            <text:p>    ],</text:p>
            <text:p>    "properties": {}</text:p>
            <text:p>  },</text:p>
            <text:p>  "output": null,</text:p>
            <text:p>  "forms": [</text:p>
            <text:p>    {</text:p>
            <text:p>      "href": "192.168.0.100:1883",</text:p>
            <text:p>      "contentType": "text/plain",</text:p>
            <text:p>      "topic": "upstairs/office/ac/fan/set",</text:p>
            <text:p>      "retain": false,</text:p>
            <text:p>      "op": [</text:p>
            <text:p>        "invokeaction"</text:p>
            <text:p>      ]</text:p>
            <text:p>    }</text:p>
            <text:p>  ]</text:p>
            <text:p>}</text:p>
          </table:table-cell>
          <table:table-cell office:value-type="string" calcext:value-type="string">
            <text:p>{</text:p>
            <text:p>  "title": "Air Conditioner Fan Speed Control",</text:p>
            <text:p>  "description": "This affordance allows setting the fan speed of the air conditioner to different levels (off, low, medium, high)",</text:p>
            <text:p>  "input": {</text:p>
            <text:p>    "title": "",</text:p>
            <text:p>    "description": "",</text:p>
            <text:p>    "observable": null,</text:p>
            <text:p>    "type": "string",</text:p>
            <text:p>    "minimum": null,</text:p>
            <text:p>    "maximum": null,</text:p>
            <text:p>    "enum": [</text:p>
            <text:p>      "low",</text:p>
            <text:p>      "off",</text:p>
            <text:p>      "medium",</text:p>
            <text:p>      "high"</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upstairs/office/ac/fan/set",</text:p>
            <text:p>      "retain": false,</text:p>
            <text:p>      "op": []</text:p>
            <text:p>    }</text:p>
            <text:p>  ]</text:p>
            <text:p>}</text:p>
          </table:table-cell>
          <table:table-cell office:value-type="float" office:value="5" calcext:value-type="float">
            <text:p>5</text:p>
          </table:table-cell>
          <table:table-cell table:formula="of:=[.D45]-1" office:value-type="float" office:value="4" calcext:value-type="float">
            <text:p>4</text:p>
          </table:table-cell>
          <table:table-cell table:number-columns-repeated="16379"/>
        </table:table-row>
        <table:table-row table:style-name="ro5">
          <table:table-cell office:value-type="string" calcext:value-type="string">
            <text:p>application/deviceid/sensor/operation</text:p>
          </table:table-cell>
          <table:table-cell office:value-type="string" calcext:value-type="string">
            <text:p>{</text:p>
            <text:p>  "title": "Sensor Status",</text:p>
            <text:p>  "description": "Status of the Sensor",</text:p>
            <text:p>  "observable": true,</text:p>
            <text:p>  "type": "string",</text:p>
            <text:p>  "minimum": null,</text:p>
            <text:p>  "maximum": null,</text:p>
            <text:p>  "enum": [</text:p>
            <text:p>    "unknown",</text:p>
            <text:p>    "normal",</text:p>
            <text:p>    "fault"</text:p>
            <text:p>  ],</text:p>
            <text:p>  "properties": {},</text:p>
            <text:p>  "forms": [</text:p>
            <text:p>    {</text:p>
            <text:p>      "href": "192.168.0.100:1883",</text:p>
            <text:p>      "contentType": null,</text:p>
            <text:p>      "topic": "application/deviceid/sensor/operation",</text:p>
            <text:p>      "retain": false,</text:p>
            <text:p>      "op": [</text:p>
            <text:p>        "observeproperty"</text:p>
            <text:p>      ]</text:p>
            <text:p>    }</text:p>
            <text:p>  ]</text:p>
            <text:p>}</text:p>
          </table:table-cell>
          <table:table-cell office:value-type="string" calcext:value-type="string">
            <text:p>{</text:p>
            <text:p>  "title": "Operation Status",</text:p>
            <text:p>  "description": "The current operational status of the sensor. It can be in one of three states: unknown, normal, or fault.",</text:p>
            <text:p>  "observable": null,</text:p>
            <text:p>  "type": "string",</text:p>
            <text:p>  "minimum": null,</text:p>
            <text:p>  "maximum": null,</text:p>
            <text:p>  "enum": [</text:p>
            <text:p>    "fault",</text:p>
            <text:p>    "normal",</text:p>
            <text:p>    "unknown"</text:p>
            <text:p>  ],</text:p>
            <text:p>  "properties": {},</text:p>
            <text:p>  "forms": [</text:p>
            <text:p>    {</text:p>
            <text:p>      "href": "mqtt://broker.emqx.io:1883",</text:p>
            <text:p>      "contentType": null,</text:p>
            <text:p>      "topic": "application/deviceid/sensor/operation",</text:p>
            <text:p>      "retain": false,</text:p>
            <text:p>      "op": []</text:p>
            <text:p>    }</text:p>
            <text:p>  ]</text:p>
            <text:p>}</text:p>
          </table:table-cell>
          <table:table-cell office:value-type="float" office:value="5" calcext:value-type="float">
            <text:p>5</text:p>
          </table:table-cell>
          <table:table-cell table:formula="of:=[.D46]-1" office:value-type="float" office:value="4" calcext:value-type="float">
            <text:p>4</text:p>
          </table:table-cell>
          <table:table-cell table:number-columns-repeated="16379"/>
        </table:table-row>
        <table:table-row table:style-name="ro19">
          <table:table-cell office:value-type="string" calcext:value-type="string">
            <text:p>application/deviceid/sensor/uptime</text:p>
          </table:table-cell>
          <table:table-cell office:value-type="string" calcext:value-type="string">
            <text:p>{</text:p>
            <text:p>  "title": "Sensor Uptime",</text:p>
            <text:p>  "description": "Uptime of the Sensor",</text:p>
            <text:p>  "observable": true,</text:p>
            <text:p>  "type": "string",</text:p>
            <text:p>  "minimum": null,</text:p>
            <text:p>  "maximum": null,</text:p>
            <text:p>  "enum": null,</text:p>
            <text:p>  "properties": {},</text:p>
            <text:p>  "forms": [</text:p>
            <text:p>    {</text:p>
            <text:p>      "href": "192.168.0.100:1883",</text:p>
            <text:p>      "contentType": null,</text:p>
            <text:p>      "topic": "application/deviceid/sensor/uptime",</text:p>
            <text:p>      "retain": true,</text:p>
            <text:p>      "op": [</text:p>
            <text:p>        "observeproperty"</text:p>
            <text:p>      ]</text:p>
            <text:p>    }</text:p>
            <text:p>  ]</text:p>
            <text:p>}</text:p>
          </table:table-cell>
          <table:table-cell office:value-type="string" calcext:value-type="string">
            <text:p>{</text:p>
            <text:p>  "title": "Uptime Sensor",</text:p>
            <text:p>  "description": "The uptime sensor provides the current timestamp indicating how long the device has been running.",</text:p>
            <text:p>  "observable": null,</text:p>
            <text:p>  "type": "string",</text:p>
            <text:p>  "minimum": null,</text:p>
            <text:p>  "maximum": null,</text:p>
            <text:p>  "enum": null,</text:p>
            <text:p>  "properties": {},</text:p>
            <text:p>  "forms": [</text:p>
            <text:p>    {</text:p>
            <text:p>      "href": "mqtt://broker.emqx.io:1883",</text:p>
            <text:p>      "contentType": null,</text:p>
            <text:p>      "topic": "application/deviceid/sensor/uptime",</text:p>
            <text:p>      "retain": true,</text:p>
            <text:p>      "op": []</text:p>
            <text:p>    }</text:p>
            <text:p>  ]</text:p>
            <text:p>}</text:p>
          </table:table-cell>
          <table:table-cell office:value-type="float" office:value="5" calcext:value-type="float">
            <text:p>5</text:p>
          </table:table-cell>
          <table:table-cell table:formula="of:=[.D47]-1" office:value-type="float" office:value="4" calcext:value-type="float">
            <text:p>4</text:p>
          </table:table-cell>
          <table:table-cell table:number-columns-repeated="16379"/>
        </table:table-row>
        <table:table-row table:style-name="ro4">
          <table:table-cell office:value-type="string" calcext:value-type="string">
            <text:p>application/deviceid/sensor/illuminance</text:p>
          </table:table-cell>
          <table:table-cell office:value-type="string" calcext:value-type="string">
            <text:p>{</text:p>
            <text:p>  "title": "Illuminance measurement",</text:p>
            <text:p>  "description": "Current illuminance measurement",</text:p>
            <text:p>  "data": {</text:p>
            <text:p>    "title": "",</text:p>
            <text:p>    "description": "",</text:p>
            <text:p>    "observable": null,</text:p>
            <text:p>    "type": "integer",</text:p>
            <text:p>    "minimum": null,</text:p>
            <text:p>    "maximum": null,</text:p>
            <text:p>    "enum": null,</text:p>
            <text:p>    "properties": {}</text:p>
            <text:p>  },</text:p>
            <text:p>  "forms": [</text:p>
            <text:p>    {</text:p>
            <text:p>      "href": "192.168.0.100:1883",</text:p>
            <text:p>      "contentType": "text/plain",</text:p>
            <text:p>      "topic": "application/deviceid/sensor/illuminance",</text:p>
            <text:p>      "retain": true,</text:p>
            <text:p>      "op": [</text:p>
            <text:p>        "subscribeevent",</text:p>
            <text:p>        "unsubscribeevent"</text:p>
            <text:p>      ]</text:p>
            <text:p>    }</text:p>
            <text:p>  ]</text:p>
            <text:p>}</text:p>
          </table:table-cell>
          <table:table-cell office:value-type="string" calcext:value-type="string">
            <text:p>{</text:p>
            <text:p>  "title": "Illuminance Sensor",</text:p>
            <text:p>  "description": "A property that describes the current illuminance level measured by the sensor in lux.",</text:p>
            <text:p>  "observable": null,</text:p>
            <text:p>  "type": "number",</text:p>
            <text:p>  "minimum": null,</text:p>
            <text:p>  "maximum": null,</text:p>
            <text:p>  "enum": null,</text:p>
            <text:p>  "properties": {},</text:p>
            <text:p>  "forms": [</text:p>
            <text:p>    {</text:p>
            <text:p>      "href": "mqtt://broker.emqx.io:1883",</text:p>
            <text:p>      "contentType": null,</text:p>
            <text:p>      "topic": "application/deviceid/sensor/illuminance",</text:p>
            <text:p>      "retain": true,</text:p>
            <text:p>      "op": []</text:p>
            <text:p>    }</text:p>
            <text:p>  ]</text:p>
            <text:p>}</text:p>
          </table:table-cell>
          <table:table-cell office:value-type="float" office:value="4" calcext:value-type="float">
            <text:p>4</text:p>
          </table:table-cell>
          <table:table-cell table:formula="of:=[.D48]-1" office:value-type="float" office:value="3" calcext:value-type="float">
            <text:p>3</text:p>
          </table:table-cell>
          <table:table-cell table:number-columns-repeated="16379"/>
        </table:table-row>
        <table:table-row table:style-name="ro2">
          <table:table-cell office:value-type="string" calcext:value-type="string">
            <text:p>application/deviceid/sensor/calibration_status</text:p>
          </table:table-cell>
          <table:table-cell office:value-type="string" calcext:value-type="string">
            <text:p>{</text:p>
            <text:p>  "title": "Calibration Status",</text:p>
            <text:p>  "description": "Calibration state of the illuminance sensor. This can either be  good i.e., 'ok', 'unknown' or erroneous i.e., 'error'",</text:p>
            <text:p>  "data": {</text:p>
            <text:p>    "title": "",</text:p>
            <text:p>    "description": "",</text:p>
            <text:p>    "observable": true,</text:p>
            <text:p>    "type": "string",</text:p>
            <text:p>    "minimum": null,</text:p>
            <text:p>    "maximum": null,</text:p>
            <text:p>    "enum": [</text:p>
            <text:p>      "ok",</text:p>
            <text:p>      "unkown",</text:p>
            <text:p>      "error"</text:p>
            <text:p>    ],</text:p>
            <text:p>    "properties": {}</text:p>
            <text:p>  },</text:p>
            <text:p>  "forms": [</text:p>
            <text:p>    {</text:p>
            <text:p>      "href": "192.168.0.100:1883",</text:p>
            <text:p>      "contentType": "text/plain",</text:p>
            <text:p>      "topic": "application/deviceid/sensor/calibration_status",</text:p>
            <text:p>      "retain": true,</text:p>
            <text:p>      "op": [</text:p>
            <text:p>        "subscribeevent",</text:p>
            <text:p>        "unsubscribeevent"</text:p>
            <text:p>      ]</text:p>
            <text:p>    }</text:p>
            <text:p>  ]</text:p>
            <text:p>}</text:p>
          </table:table-cell>
          <table:table-cell office:value-type="string" calcext:value-type="string">
            <text:p>{</text:p>
            <text:p>  "title": "Calibration Status",</text:p>
            <text:p>  "description": "Indicates the current calibration status of the sensor. Possible values are 'ok', 'unknown' and 'error'.",</text:p>
            <text:p>  "observable": null,</text:p>
            <text:p>  "type": "string",</text:p>
            <text:p>  "minimum": null,</text:p>
            <text:p>  "maximum": null,</text:p>
            <text:p>  "enum": [</text:p>
            <text:p>    "unkown",</text:p>
            <text:p>    "ok",</text:p>
            <text:p>    "error"</text:p>
            <text:p>  ],</text:p>
            <text:p>  "properties": {},</text:p>
            <text:p>  "forms": [</text:p>
            <text:p>    {</text:p>
            <text:p>      "href": "mqtt://broker.emqx.io:1883",</text:p>
            <text:p>      "contentType": null,</text:p>
            <text:p>      "topic": "application/deviceid/sensor/calibration_status",</text:p>
            <text:p>      "retain": true,</text:p>
            <text:p>      "op": []</text:p>
            <text:p>    }</text:p>
            <text:p>  ]</text:p>
            <text:p>}</text:p>
          </table:table-cell>
          <table:table-cell office:value-type="float" office:value="5" calcext:value-type="float">
            <text:p>5</text:p>
          </table:table-cell>
          <table:table-cell table:formula="of:=[.D49]-1" office:value-type="float" office:value="4" calcext:value-type="float">
            <text:p>4</text:p>
          </table:table-cell>
          <table:table-cell table:number-columns-repeated="16379"/>
        </table:table-row>
        <table:table-row table:style-name="ro8">
          <table:table-cell office:value-type="string" calcext:value-type="string">
            <text:p>application/deviceid/sensor/calibrate</text:p>
          </table:table-cell>
          <table:table-cell office:value-type="string" calcext:value-type="string">
            <text:p>{</text:p>
            <text:p>  "title": "Calibration",</text:p>
            <text:p>  "description": "Calibrate the sensor for accurate readings",</text:p>
            <text:p>  "input": {</text:p>
            <text:p>    "title": "",</text:p>
            <text:p>    "description": "",</text:p>
            <text:p>    "observable": true,</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deviceid/sensor/calibrate",</text:p>
            <text:p>      "retain": false,</text:p>
            <text:p>      "op": [</text:p>
            <text:p>        "invokeaction"</text:p>
            <text:p>      ]</text:p>
            <text:p>    }</text:p>
            <text:p>  ]</text:p>
            <text:p>}</text:p>
          </table:table-cell>
          <table:table-cell office:value-type="string" calcext:value-type="string">
            <text:p>{</text:p>
            <text:p>  "title": "Calibration Action",</text:p>
            <text:p>  "description": "An action to calibrate the sensor with a specific calibration valu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deviceid/sensor/calibrate",</text:p>
            <text:p>      "retain": false,</text:p>
            <text:p>      "op": []</text:p>
            <text:p>    }</text:p>
            <text:p>  ]</text:p>
            <text:p>}</text:p>
          </table:table-cell>
          <table:table-cell office:value-type="float" office:value="5" calcext:value-type="float">
            <text:p>5</text:p>
          </table:table-cell>
          <table:table-cell table:formula="of:=[.D50]-1" office:value-type="float" office:value="4" calcext:value-type="float">
            <text:p>4</text:p>
          </table:table-cell>
          <table:table-cell table:number-columns-repeated="16379"/>
        </table:table-row>
        <table:table-row table:style-name="ro14">
          <table:table-cell office:value-type="string" calcext:value-type="string">
            <text:p>lawn_mower_plus/state</text:p>
          </table:table-cell>
          <table:table-cell office:value-type="string" calcext:value-type="string">
            <text:p>{</text:p>
            <text:p>  "title": "Mower State",</text:p>
            <text:p>  "description": "The state of the lawn mower, it can be docked, undocked, charging or mowing the lawn.",</text:p>
            <text:p>  "observable": true,</text:p>
            <text:p>  "type": "string",</text:p>
            <text:p>  "minimum": null,</text:p>
            <text:p>  "maximum": null,</text:p>
            <text:p>  "enum": [</text:p>
            <text:p>    "UNDOCKED",</text:p>
            <text:p>    "DOCKED",</text:p>
            <text:p>    "CHARGING",</text:p>
            <text:p>    "MOWING"</text:p>
            <text:p>  ],</text:p>
            <text:p>  "properties": {},</text:p>
            <text:p>  "forms": [</text:p>
            <text:p>    {</text:p>
            <text:p>      "href": "192.168.0.100:1883",</text:p>
            <text:p>      "contentType": null,</text:p>
            <text:p>      "topic": "lawn_mower_plus/state",</text:p>
            <text:p>      "retain": true,</text:p>
            <text:p>      "op": [</text:p>
            <text:p>        "observeproperty",</text:p>
            <text:p>        "readproperty"</text:p>
            <text:p>      ]</text:p>
            <text:p>    }</text:p>
            <text:p>  ]</text:p>
            <text:p>}</text:p>
          </table:table-cell>
          <table:table-cell office:value-type="string" calcext:value-type="string">
            <text:p>{</text:p>
            <text:p>  "title": "Lawn Mower State",</text:p>
            <text:p>  "description": "The current state of the lawn mower, which can be UNDOCKED, DOCKED, CHARGING, or MOWING. This property exposes the state of the Thing.",</text:p>
            <text:p>  "observable": null,</text:p>
            <text:p>  "type": "string",</text:p>
            <text:p>  "minimum": null,</text:p>
            <text:p>  "maximum": null,</text:p>
            <text:p>  "enum": [</text:p>
            <text:p>    "CHARGING",</text:p>
            <text:p>    "MOWING",</text:p>
            <text:p>    "UNDOCKED",</text:p>
            <text:p>    "DOCKED"</text:p>
            <text:p>  ],</text:p>
            <text:p>  "properties": {},</text:p>
            <text:p>  "forms": [</text:p>
            <text:p>    {</text:p>
            <text:p>      "href": "mqtt://broker.emqx.io:1883",</text:p>
            <text:p>      "contentType": null,</text:p>
            <text:p>      "topic": "lawn_mower_plus/state",</text:p>
            <text:p>      "retain": true,</text:p>
            <text:p>      "op": []</text:p>
            <text:p>    }</text:p>
            <text:p>  ]</text:p>
            <text:p>}</text:p>
          </table:table-cell>
          <table:table-cell office:value-type="float" office:value="5" calcext:value-type="float">
            <text:p>5</text:p>
          </table:table-cell>
          <table:table-cell table:formula="of:=[.D51]-1" office:value-type="float" office:value="4" calcext:value-type="float">
            <text:p>4</text:p>
          </table:table-cell>
          <table:table-cell table:number-columns-repeated="16379"/>
        </table:table-row>
        <table:table-row table:style-name="ro19">
          <table:table-cell office:value-type="string" calcext:value-type="string">
            <text:p>lawn_mower_plus/soc</text:p>
          </table:table-cell>
          <table:table-cell office:value-type="string" calcext:value-type="string">
            <text:p>{</text:p>
            <text:p>  "title": "Battery",</text:p>
            <text:p>  "description": "Battery percentage of the lawn mower",</text:p>
            <text:p>  "observable": true,</text:p>
            <text:p>  "type": "integer",</text:p>
            <text:p>  "minimum": 0,</text:p>
            <text:p>  "maximum": 100,</text:p>
            <text:p>  "enum": null,</text:p>
            <text:p>  "properties": {},</text:p>
            <text:p>  "forms": [</text:p>
            <text:p>    {</text:p>
            <text:p>      "href": "192.168.0.100:1883",</text:p>
            <text:p>      "contentType": null,</text:p>
            <text:p>      "topic": "lawn_mower_plus/soc",</text:p>
            <text:p>      "retain": true,</text:p>
            <text:p>      "op": [</text:p>
            <text:p>        "observeproperty"</text:p>
            <text:p>      ]</text:p>
            <text:p>    }</text:p>
            <text:p>  ]</text:p>
            <text:p>}</text:p>
          </table:table-cell>
          <table:table-cell office:value-type="string" calcext:value-type="string">
            <text:p>{</text:p>
            <text:p>  "title": "State of Charge",</text:p>
            <text:p>  "description": "The current state of charge (SOC) of the lawn mower's battery, represented as a percentage value.",</text:p>
            <text:p>  "observable": null,</text:p>
            <text:p>  "type": "number",</text:p>
            <text:p>  "minimum": null,</text:p>
            <text:p>  "maximum": null,</text:p>
            <text:p>  "enum": null,</text:p>
            <text:p>  "properties": {},</text:p>
            <text:p>  "forms": [</text:p>
            <text:p>    {</text:p>
            <text:p>      "href": "mqtt://broker.emqx.io:1883",</text:p>
            <text:p>      "contentType": null,</text:p>
            <text:p>      "topic": "lawn_mower_plus/soc",</text:p>
            <text:p>      "retain": true,</text:p>
            <text:p>      "op": []</text:p>
            <text:p>    }</text:p>
            <text:p>  ]</text:p>
            <text:p>}</text:p>
          </table:table-cell>
          <table:table-cell office:value-type="float" office:value="5" calcext:value-type="float">
            <text:p>5</text:p>
          </table:table-cell>
          <table:table-cell table:formula="of:=[.D52]-1" office:value-type="float" office:value="4" calcext:value-type="float">
            <text:p>4</text:p>
          </table:table-cell>
          <table:table-cell table:number-columns-repeated="16379"/>
        </table:table-row>
        <table:table-row table:style-name="ro19">
          <table:table-cell office:value-type="string" calcext:value-type="string">
            <text:p>lawn_mower_plus/reach</text:p>
          </table:table-cell>
          <table:table-cell office:value-type="string" calcext:value-type="string">
            <text:p>{</text:p>
            <text:p>  "title": "Reach Estimate",</text:p>
            <text:p>  "description": "Estimated reach in minutes until next recharge",</text:p>
            <text:p>  "observable": true,</text:p>
            <text:p>  "type": "integer",</text:p>
            <text:p>  "minimum": 0,</text:p>
            <text:p>  "maximum": 250,</text:p>
            <text:p>  "enum": null,</text:p>
            <text:p>  "properties": {},</text:p>
            <text:p>  "forms": [</text:p>
            <text:p>    {</text:p>
            <text:p>      "href": "192.168.0.100:1883",</text:p>
            <text:p>      "contentType": null,</text:p>
            <text:p>      "topic": "lawn_mower_plus/reach",</text:p>
            <text:p>      "retain": true,</text:p>
            <text:p>      "op": [</text:p>
            <text:p>        "observeproperty"</text:p>
            <text:p>      ]</text:p>
            <text:p>    }</text:p>
            <text:p>  ]</text:p>
            <text:p>}</text:p>
          </table:table-cell>
          <table:table-cell office:value-type="string" calcext:value-type="string">
            <text:p>{</text:p>
            <text:p>  "title": "Reach Affordance",</text:p>
            <text:p>  "description": "The reach value represents the maximum distance or area the lawn mower can cover in a single session.",</text:p>
            <text:p>  "observable": null,</text:p>
            <text:p>  "type": "integer",</text:p>
            <text:p>  "minimum": null,</text:p>
            <text:p>  "maximum": null,</text:p>
            <text:p>  "enum": null,</text:p>
            <text:p>  "properties": {},</text:p>
            <text:p>  "forms": [</text:p>
            <text:p>    {</text:p>
            <text:p>      "href": "mqtt://broker.emqx.io:1883",</text:p>
            <text:p>      "contentType": null,</text:p>
            <text:p>      "topic": "lawn_mower_plus/reach",</text:p>
            <text:p>      "retain": true,</text:p>
            <text:p>      "op": []</text:p>
            <text:p>    }</text:p>
            <text:p>  ]</text:p>
            <text:p>}</text:p>
          </table:table-cell>
          <table:table-cell office:value-type="float" office:value="3" calcext:value-type="float">
            <text:p>3</text:p>
          </table:table-cell>
          <table:table-cell table:formula="of:=[.D53]-1" office:value-type="float" office:value="2" calcext:value-type="float">
            <text:p>2</text:p>
          </table:table-cell>
          <table:table-cell table:number-columns-repeated="16379"/>
        </table:table-row>
        <table:table-row table:style-name="ro6">
          <table:table-cell office:value-type="string" calcext:value-type="string">
            <text:p>lawn_mower_plus/dock/status</text:p>
          </table:table-cell>
          <table:table-cell office:value-type="string" calcext:value-type="string">
            <text:p>{</text:p>
            <text:p>  "title": "Docking State Changed",</text:p>
            <text:p>  "description": "The docking state has changed",</text:p>
            <text:p>  "data": {</text:p>
            <text:p>    "title": "",</text:p>
            <text:p>    "description": "",</text:p>
            <text:p>    "observable": null,</text:p>
            <text:p>    "type": "string",</text:p>
            <text:p>    "minimum": null,</text:p>
            <text:p>    "maximum": null,</text:p>
            <text:p>    "enum": [</text:p>
            <text:p>      "DOCKED",</text:p>
            <text:p>      "UNDOCKED"</text:p>
            <text:p>    ],</text:p>
            <text:p>    "properties": {}</text:p>
            <text:p>  },</text:p>
            <text:p>  "forms": [</text:p>
            <text:p>    {</text:p>
            <text:p>      "href": "192.168.0.100:1883",</text:p>
            <text:p>      "contentType": null,</text:p>
            <text:p>      "topic": "lawn_mower_plus/dock/status",</text:p>
            <text:p>      "retain": false,</text:p>
            <text:p>      "op": [</text:p>
            <text:p>        "subscribeevent",</text:p>
            <text:p>        "unsubscribeevent"</text:p>
            <text:p>      ]</text:p>
            <text:p>    }</text:p>
            <text:p>  ]</text:p>
            <text:p>}</text:p>
          </table:table-cell>
          <table:table-cell office:value-type="string" calcext:value-type="string">
            <text:p>{</text:p>
            <text:p>  "title": "Docking Status",</text:p>
            <text:p>  "description": "Represents the current docking status of the lawn mower, indicating whether it is docked or undocked.",</text:p>
            <text:p>  "observable": null,</text:p>
            <text:p>  "type": "string",</text:p>
            <text:p>  "minimum": null,</text:p>
            <text:p>  "maximum": null,</text:p>
            <text:p>  "enum": [</text:p>
            <text:p>    "UNDOCKED",</text:p>
            <text:p>    "DOCKED"</text:p>
            <text:p>  ],</text:p>
            <text:p>  "properties": {},</text:p>
            <text:p>  "forms": [</text:p>
            <text:p>    {</text:p>
            <text:p>      "href": "mqtt://broker.emqx.io:1883",</text:p>
            <text:p>      "contentType": null,</text:p>
            <text:p>      "topic": "lawn_mower_plus/dock/status",</text:p>
            <text:p>      "retain": false,</text:p>
            <text:p>      "op": []</text:p>
            <text:p>    }</text:p>
            <text:p>  ]</text:p>
            <text:p>}</text:p>
          </table:table-cell>
          <table:table-cell office:value-type="float" office:value="5" calcext:value-type="float">
            <text:p>5</text:p>
          </table:table-cell>
          <table:table-cell table:formula="of:=[.D54]-1" office:value-type="float" office:value="4" calcext:value-type="float">
            <text:p>4</text:p>
          </table:table-cell>
          <table:table-cell table:number-columns-repeated="16379"/>
        </table:table-row>
        <table:table-row table:style-name="ro10">
          <table:table-cell office:value-type="string" calcext:value-type="string">
            <text:p>lawn_mower_plus/start</text:p>
          </table:table-cell>
          <table:table-cell office:value-type="string" calcext:value-type="string">
            <text:p>{</text:p>
            <text:p>  "title": "Start Job",</text:p>
            <text:p>  "description": "Initiate a new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start",</text:p>
            <text:p>      "retain": false,</text:p>
            <text:p>      "op": [</text:p>
            <text:p>        "invokeaction"</text:p>
            <text:p>      ]</text:p>
            <text:p>    }</text:p>
            <text:p>  ]</text:p>
            <text:p>}</text:p>
          </table:table-cell>
          <table:table-cell office:value-type="string" calcext:value-type="string">
            <text:p>{</text:p>
            <text:p>  "title": "Start Affordance",</text:p>
            <text:p>  "description": "An action to start the lawn mower. When invoked, it changes the state of the device.",</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start",</text:p>
            <text:p>      "retain": false,</text:p>
            <text:p>      "op": []</text:p>
            <text:p>    }</text:p>
            <text:p>  ]</text:p>
            <text:p>}</text:p>
          </table:table-cell>
          <table:table-cell office:value-type="float" office:value="5" calcext:value-type="float">
            <text:p>5</text:p>
          </table:table-cell>
          <table:table-cell table:formula="of:=[.D55]-1" office:value-type="float" office:value="4" calcext:value-type="float">
            <text:p>4</text:p>
          </table:table-cell>
          <table:table-cell table:number-columns-repeated="16379"/>
        </table:table-row>
        <table:table-row table:style-name="ro8">
          <table:table-cell office:value-type="string" calcext:value-type="string">
            <text:p>lawn_mower_plus/pause</text:p>
          </table:table-cell>
          <table:table-cell office:value-type="string" calcext:value-type="string">
            <text:p>{</text:p>
            <text:p>  "title": "Pause Job",</text:p>
            <text:p>  "description": "Pause the lawn mower job",</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pause",</text:p>
            <text:p>      "retain": false,</text:p>
            <text:p>      "op": [</text:p>
            <text:p>        "invokeaction"</text:p>
            <text:p>      ]</text:p>
            <text:p>    }</text:p>
            <text:p>  ]</text:p>
            <text:p>}</text:p>
          </table:table-cell>
          <table:table-cell office:value-type="string" calcext:value-type="string">
            <text:p>{</text:p>
            <text:p>  "title": "Pause Control",</text:p>
            <text:p>  "description": "An action to pause or resume the lawn mower's operation. When set to true, the device stops its current task until further instructions are received.",</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pause",</text:p>
            <text:p>      "retain": false,</text:p>
            <text:p>      "op": []</text:p>
            <text:p>    }</text:p>
            <text:p>  ]</text:p>
            <text:p>}</text:p>
          </table:table-cell>
          <table:table-cell office:value-type="float" office:value="3" calcext:value-type="float">
            <text:p>3</text:p>
          </table:table-cell>
          <table:table-cell table:formula="of:=[.D56]-1" office:value-type="float" office:value="2" calcext:value-type="float">
            <text:p>2</text:p>
          </table:table-cell>
          <table:table-cell table:number-columns-repeated="16379"/>
        </table:table-row>
        <table:table-row table:style-name="ro10">
          <table:table-cell office:value-type="string" calcext:value-type="string">
            <text:p>lawn_mower_plus/dock</text:p>
          </table:table-cell>
          <table:table-cell office:value-type="string" calcext:value-type="string">
            <text:p>{</text:p>
            <text:p>  "title": "Dock lawn mower",</text:p>
            <text:p>  "description": "Dock the lawn mow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lawn_mower_plus/dock",</text:p>
            <text:p>      "retain": false,</text:p>
            <text:p>      "op": [</text:p>
            <text:p>        "invokeaction"</text:p>
            <text:p>      ]</text:p>
            <text:p>    }</text:p>
            <text:p>  ]</text:p>
            <text:p>}</text:p>
          </table:table-cell>
          <table:table-cell office:value-type="string" calcext:value-type="string">
            <text:p>{</text:p>
            <text:p>  "title": "Docking action",</text:p>
            <text:p>  "description": "An Interaction Affordance that allows to invoke a function of the Thing, which manipulates state (e.g., docking/un-docking the lawn mower)",</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wn_mower_plus/dock",</text:p>
            <text:p>      "retain": false,</text:p>
            <text:p>      "op": []</text:p>
            <text:p>    }</text:p>
            <text:p>  ]</text:p>
            <text:p>}</text:p>
          </table:table-cell>
          <table:table-cell office:value-type="float" office:value="3" calcext:value-type="float">
            <text:p>3</text:p>
          </table:table-cell>
          <table:table-cell table:formula="of:=[.D57]-1" office:value-type="float" office:value="2" calcext:value-type="float">
            <text:p>2</text:p>
          </table:table-cell>
          <table:table-cell table:number-columns-repeated="16379"/>
        </table:table-row>
        <table:table-row table:style-name="ro4">
          <table:table-cell office:value-type="string" calcext:value-type="string">
            <text:p>application/bulb/status</text:p>
          </table:table-cell>
          <table:table-cell office:value-type="string" calcext:value-type="string">
            <text:p>{</text:p>
            <text:p>  "title": "Bulb State",</text:p>
            <text:p>  "description": "The current state of the light bulb, it can be on, off or failed",</text:p>
            <text:p>  "observable": null,</text:p>
            <text:p>  "type": "string",</text:p>
            <text:p>  "minimum": null,</text:p>
            <text:p>  "maximum": null,</text:p>
            <text:p>  "enum": [</text:p>
            <text:p>    "On",</text:p>
            <text:p>    "Off",</text:p>
            <text:p>    "Failed"</text:p>
            <text:p>  ],</text:p>
            <text:p>  "properties": {},</text:p>
            <text:p>  "forms": [</text:p>
            <text:p>    {</text:p>
            <text:p>      "href": "192.168.0.100:1883",</text:p>
            <text:p>      "contentType": null,</text:p>
            <text:p>      "topic": "application/bulb/status",</text:p>
            <text:p>      "retain": true,</text:p>
            <text:p>      "op": [</text:p>
            <text:p>        "subscribeevent",</text:p>
            <text:p>        "unsubscribeevent"</text:p>
            <text:p>      ]</text:p>
            <text:p>    }</text:p>
            <text:p>  ]</text:p>
            <text:p>}</text:p>
          </table:table-cell>
          <table:table-cell office:value-type="string" calcext:value-type="string">
            <text:p>{</text:p>
            <text:p>  "title": "Bulb Status",</text:p>
            <text:p>  "description": "The current status of the bulb, indicating whether it's On, Off, or in a failed state.",</text:p>
            <text:p>  "observable": null,</text:p>
            <text:p>  "type": "string",</text:p>
            <text:p>  "minimum": null,</text:p>
            <text:p>  "maximum": null,</text:p>
            <text:p>  "enum": [</text:p>
            <text:p>    "On",</text:p>
            <text:p>    "Failed",</text:p>
            <text:p>    "Off"</text:p>
            <text:p>  ],</text:p>
            <text:p>  "properties": {},</text:p>
            <text:p>  "forms": [</text:p>
            <text:p>    {</text:p>
            <text:p>      "href": "mqtt://broker.emqx.io:1883",</text:p>
            <text:p>      "contentType": null,</text:p>
            <text:p>      "topic": "application/bulb/status",</text:p>
            <text:p>      "retain": true,</text:p>
            <text:p>      "op": []</text:p>
            <text:p>    }</text:p>
            <text:p>  ]</text:p>
            <text:p>}</text:p>
          </table:table-cell>
          <table:table-cell office:value-type="float" office:value="5" calcext:value-type="float">
            <text:p>5</text:p>
          </table:table-cell>
          <table:table-cell table:formula="of:=[.D58]-1" office:value-type="float" office:value="4" calcext:value-type="float">
            <text:p>4</text:p>
          </table:table-cell>
          <table:table-cell table:number-columns-repeated="16379"/>
        </table:table-row>
        <table:table-row table:style-name="ro4">
          <table:table-cell office:value-type="string" calcext:value-type="string">
            <text:p>application/bulb/power</text:p>
          </table:table-cell>
          <table:table-cell office:value-type="string" calcext:value-type="string">
            <text:p>{</text:p>
            <text:p>  "title": "Power",</text:p>
            <text:p>  "description": "Turn the bulb on or off",</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plication/bulb/power",</text:p>
            <text:p>      "retain": false,</text:p>
            <text:p>      "op": [</text:p>
            <text:p>        "invokeaction"</text:p>
            <text:p>      ]</text:p>
            <text:p>    }</text:p>
            <text:p>  ]</text:p>
            <text:p>}</text:p>
          </table:table-cell>
          <table:table-cell office:value-type="string" calcext:value-type="string">
            <text:p>{</text:p>
            <text:p>  "title": "Power State",</text:p>
            <text:p>  "description": "Represents the power state of the bulb, indicating whether it is turned on or off.",</text:p>
            <text:p>  "observable": null,</text:p>
            <text:p>  "type": "boolean",</text:p>
            <text:p>  "minimum": null,</text:p>
            <text:p>  "maximum": null,</text:p>
            <text:p>  "enum": null,</text:p>
            <text:p>  "properties": {},</text:p>
            <text:p>  "forms": [</text:p>
            <text:p>    {</text:p>
            <text:p>      "href": "mqtt://broker.emqx.io:1883",</text:p>
            <text:p>      "contentType": null,</text:p>
            <text:p>      "topic": "application/bulb/power",</text:p>
            <text:p>      "retain": false,</text:p>
            <text:p>      "op": []</text:p>
            <text:p>    }</text:p>
            <text:p>  ]</text:p>
            <text:p>}</text:p>
          </table:table-cell>
          <table:table-cell office:value-type="float" office:value="5" calcext:value-type="float">
            <text:p>5</text:p>
          </table:table-cell>
          <table:table-cell table:formula="of:=[.D59]-1" office:value-type="float" office:value="4" calcext:value-type="float">
            <text:p>4</text:p>
          </table:table-cell>
          <table:table-cell table:number-columns-repeated="16379"/>
        </table:table-row>
        <table:table-row table:style-name="ro20">
          <table:table-cell office:value-type="string" calcext:value-type="string">
            <text:p>application/bulb/set</text:p>
          </table:table-cell>
          <table:table-cell office:value-type="string" calcext:value-type="string">
            <text:p>{</text:p>
            <text:p>  "title": "Brightness RGB channels",</text:p>
            <text:p>  "description": "Set the brightness of the individual R, G and B channel",</text:p>
            <text:p>  "input": {</text:p>
            <text:p>    "title": "",</text:p>
            <text:p>    "description": "",</text:p>
            <text:p>    "observable": true,</text:p>
            <text:p>    "type": "object",</text:p>
            <text:p>    "minimum": null,</text:p>
            <text:p>    "maximum": null,</text:p>
            <text:p>    "enum": null,</text:p>
            <text:p>    "properties": {</text:p>
            <text:p>      "r": {</text:p>
            <text:p>        "title": "",</text:p>
            <text:p>        "description": "Red channel",</text:p>
            <text:p>        "observable": null,</text:p>
            <text:p>        "type": "integer",</text:p>
            <text:p>        "minimum": 0,</text:p>
            <text:p>        "maximum": 255,</text:p>
            <text:p>        "enum": null,</text:p>
            <text:p>        "properties": {}</text:p>
            <text:p>      },</text:p>
            <text:p>      "g": {</text:p>
            <text:p>        "title": "",</text:p>
            <text:p>        "description": "Green channel",</text:p>
            <text:p>        "observable": null,</text:p>
            <text:p>        "type": "integer",</text:p>
            <text:p>        "minimum": 0,</text:p>
            <text:p>        "maximum": 255,</text:p>
            <text:p>        "enum": null,</text:p>
            <text:p>        "properties": {}</text:p>
            <text:p>      },</text:p>
            <text:p>      "b": {</text:p>
            <text:p>        "title": "",</text:p>
            <text:p>        "description": "Blue channel",</text:p>
            <text:p>        "observable": null,</text:p>
            <text:p>        "type": "integer",</text:p>
            <text:p>        "minimum": 0,</text:p>
            <text:p>        "maximum": 255,</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bulb/set",</text:p>
            <text:p>      "retain": false,</text:p>
            <text:p>      "op": [</text:p>
            <text:p>        "invokeaction"</text:p>
            <text:p>      ]</text:p>
            <text:p>    }</text:p>
            <text:p>  ]</text:p>
            <text:p>}</text:p>
          </table:table-cell>
          <table:table-cell office:value-type="string" calcext:value-type="string">
            <text:p>{</text:p>
            <text:p>  "title": "Set RGB Color",</text:p>
            <text:p>  "description": "An action to set the RGB color values of the bulb. The payload contains an object with red (r), green (g), and blue (b) components.",</text:p>
            <text:p>  "input": {</text:p>
            <text:p>    "title": "",</text:p>
            <text:p>    "description": "",</text:p>
            <text:p>    "observable": null,</text:p>
            <text:p>    "type": "object",</text:p>
            <text:p>    "minimum": null,</text:p>
            <text:p>    "maximum": null,</text:p>
            <text:p>    "enum": null,</text:p>
            <text:p>    "properties": {</text:p>
            <text:p>      "r": {</text:p>
            <text:p>        "title": "",</text:p>
            <text:p>        "description": "",</text:p>
            <text:p>        "observable": null,</text:p>
            <text:p>        "type": "integer",</text:p>
            <text:p>        "minimum": null,</text:p>
            <text:p>        "maximum": null,</text:p>
            <text:p>        "enum": null,</text:p>
            <text:p>        "properties": {}</text:p>
            <text:p>      },</text:p>
            <text:p>      "g": {</text:p>
            <text:p>        "title": "",</text:p>
            <text:p>        "description": "",</text:p>
            <text:p>        "observable": null,</text:p>
            <text:p>        "type": "integer",</text:p>
            <text:p>        "minimum": null,</text:p>
            <text:p>        "maximum": null,</text:p>
            <text:p>        "enum": null,</text:p>
            <text:p>        "properties": {}</text:p>
            <text:p>      },</text:p>
            <text:p>      "b": {</text:p>
            <text:p>        "title": "",</text:p>
            <text:p>        "description": "",</text:p>
            <text:p>        "observable": null,</text:p>
            <text:p>        "type": "integer",</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bulb/set",</text:p>
            <text:p>      "retain": false,</text:p>
            <text:p>      "op": []</text:p>
            <text:p>    }</text:p>
            <text:p>  ]</text:p>
            <text:p>}</text:p>
          </table:table-cell>
          <table:table-cell office:value-type="float" office:value="5" calcext:value-type="float">
            <text:p>5</text:p>
          </table:table-cell>
          <table:table-cell table:formula="of:=[.D60]-1" office:value-type="float" office:value="4" calcext:value-type="float">
            <text:p>4</text:p>
          </table:table-cell>
          <table:table-cell table:number-columns-repeated="16379"/>
        </table:table-row>
        <table:table-row table:style-name="ro8">
          <table:table-cell office:value-type="string" calcext:value-type="string">
            <text:p>application/my_bulb/set</text:p>
          </table:table-cell>
          <table:table-cell office:value-type="string" calcext:value-type="string">
            <text:p>{</text:p>
            <text:p>  "title": "Brightness",</text:p>
            <text:p>  "description": "Set the brightness of the light bulb",</text:p>
            <text:p>  "input": {</text:p>
            <text:p>    "title": "",</text:p>
            <text:p>    "description": "",</text:p>
            <text:p>    "observable": true,</text:p>
            <text:p>    "type": "integer",</text:p>
            <text:p>    "minimum": 0,</text:p>
            <text:p>    "maximum": 255,</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text/plain",</text:p>
            <text:p>      "topic": "application/my_bulb/set",</text:p>
            <text:p>      "retain": false,</text:p>
            <text:p>      "op": [</text:p>
            <text:p>        "invokeaction"</text:p>
            <text:p>      ]</text:p>
            <text:p>    }</text:p>
            <text:p>  ]</text:p>
            <text:p>}</text:p>
          </table:table-cell>
          <table:table-cell office:value-type="string" calcext:value-type="string">
            <text:p>{</text:p>
            <text:p>  "title": "Dimmer Level",</text:p>
            <text:p>  "description": "Sets the brightness level of the bulb. The values range from 0 to 255.",</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plication/my_bulb/set",</text:p>
            <text:p>      "retain": false,</text:p>
            <text:p>      "op": []</text:p>
            <text:p>    }</text:p>
            <text:p>  ]</text:p>
            <text:p>}</text:p>
          </table:table-cell>
          <table:table-cell office:value-type="float" office:value="5" calcext:value-type="float">
            <text:p>5</text:p>
          </table:table-cell>
          <table:table-cell table:formula="of:=[.D61]-1" office:value-type="float" office:value="4" calcext:value-type="float">
            <text:p>4</text:p>
          </table:table-cell>
          <table:table-cell table:number-columns-repeated="16379"/>
        </table:table-row>
        <table:table-row table:style-name="ro11">
          <table:table-cell office:value-type="string" calcext:value-type="string">
            <text:p>backdoor/lock/state</text:p>
          </table:table-cell>
          <table:table-cell office:value-type="string" calcext:value-type="string">
            <text:p>{</text:p>
            <text:p>  "title": "Lock State",</text:p>
            <text:p>  "description": "The current state of the lock",</text:p>
            <text:p>  "observable": true,</text:p>
            <text:p>  "type": "string",</text:p>
            <text:p>  "minimum": null,</text:p>
            <text:p>  "maximum": null,</text:p>
            <text:p>  "enum": [</text:p>
            <text:p>    "unknown",</text:p>
            <text:p>    "locked",</text:p>
            <text:p>    "unlocked",</text:p>
            <text:p>    "jammed"</text:p>
            <text:p>  ],</text:p>
            <text:p>  "properties": {},</text:p>
            <text:p>  "forms": [</text:p>
            <text:p>    {</text:p>
            <text:p>      "href": "192.168.0.100:1883",</text:p>
            <text:p>      "contentType": null,</text:p>
            <text:p>      "topic": "backdoor/lock/state",</text:p>
            <text:p>      "retain": true,</text:p>
            <text:p>      "op": [</text:p>
            <text:p>        "observeproperty",</text:p>
            <text:p>        "readproperty"</text:p>
            <text:p>      ]</text:p>
            <text:p>    }</text:p>
            <text:p>  ]</text:p>
            <text:p>}</text:p>
          </table:table-cell>
          <table:table-cell office:value-type="string" calcext:value-type="string">
            <text:p>{</text:p>
            <text:p>  "title": "Back Door Lock State",</text:p>
            <text:p>  "description": "The current state of the back door lock, which can be unknown, locked, unlocked, or jammed.",</text:p>
            <text:p>  "observable": null,</text:p>
            <text:p>  "type": "string",</text:p>
            <text:p>  "minimum": null,</text:p>
            <text:p>  "maximum": null,</text:p>
            <text:p>  "enum": [</text:p>
            <text:p>    "jammed",</text:p>
            <text:p>    "unlocked",</text:p>
            <text:p>    "locked",</text:p>
            <text:p>    "unknown"</text:p>
            <text:p>  ],</text:p>
            <text:p>  "properties": {},</text:p>
            <text:p>  "forms": [</text:p>
            <text:p>    {</text:p>
            <text:p>      "href": "mqtt://broker.emqx.io:1883",</text:p>
            <text:p>      "contentType": null,</text:p>
            <text:p>      "topic": "backdoor/lock/state",</text:p>
            <text:p>      "retain": true,</text:p>
            <text:p>      "op": []</text:p>
            <text:p>    }</text:p>
            <text:p>  ]</text:p>
            <text:p>}</text:p>
          </table:table-cell>
          <table:table-cell office:value-type="float" office:value="5" calcext:value-type="float">
            <text:p>5</text:p>
          </table:table-cell>
          <table:table-cell table:formula="of:=[.D62]-1" office:value-type="float" office:value="4" calcext:value-type="float">
            <text:p>4</text:p>
          </table:table-cell>
          <table:table-cell table:number-columns-repeated="16379"/>
        </table:table-row>
        <table:table-row table:style-name="ro7">
          <table:table-cell office:value-type="string" calcext:value-type="string">
            <text:p>backdoor/lock/remaining_time</text:p>
          </table:table-cell>
          <table:table-cell office:value-type="string" calcext:value-type="string">
            <text:p>{</text:p>
            <text:p>  "title": "Battery Estimate",</text:p>
            <text:p>  "description": "Estimate when the battery has to be changed in days",</text:p>
            <text:p>  "observable": true,</text:p>
            <text:p>  "type": "number",</text:p>
            <text:p>  "minimum": 3,</text:p>
            <text:p>  "maximum": 9999,</text:p>
            <text:p>  "enum": null,</text:p>
            <text:p>  "properties": {},</text:p>
            <text:p>  "forms": [</text:p>
            <text:p>    {</text:p>
            <text:p>      "href": "192.168.0.100:1883",</text:p>
            <text:p>      "contentType": null,</text:p>
            <text:p>      "topic": "backdoor/lock/remaining_time",</text:p>
            <text:p>      "retain": true,</text:p>
            <text:p>      "op": [</text:p>
            <text:p>        "observeproperty",</text:p>
            <text:p>        "readproperty"</text:p>
            <text:p>      ]</text:p>
            <text:p>    }</text:p>
            <text:p>  ]</text:p>
            <text:p>}</text:p>
          </table:table-cell>
          <table:table-cell office:value-type="string" calcext:value-type="string">
            <text:p>{</text:p>
            <text:p>  "title": "Backdoor Lock Remaining Time",</text:p>
            <text:p>  "description": "The time remaining until the lock automatically changes state (e.g., unlocks). This value decreases over time and can be used to determine when the lock will transition.",</text:p>
            <text:p>  "observable": null,</text:p>
            <text:p>  "type": "number",</text:p>
            <text:p>  "minimum": null,</text:p>
            <text:p>  "maximum": null,</text:p>
            <text:p>  "enum": null,</text:p>
            <text:p>  "properties": {},</text:p>
            <text:p>  "forms": [</text:p>
            <text:p>    {</text:p>
            <text:p>      "href": "mqtt://broker.emqx.io:1883",</text:p>
            <text:p>      "contentType": null,</text:p>
            <text:p>      "topic": "backdoor/lock/remaining_time",</text:p>
            <text:p>      "retain": true,</text:p>
            <text:p>      "op": []</text:p>
            <text:p>    }</text:p>
            <text:p>  ]</text:p>
            <text:p>}</text:p>
          </table:table-cell>
          <table:table-cell office:value-type="float" office:value="1" calcext:value-type="float">
            <text:p>1</text:p>
          </table:table-cell>
          <table:table-cell table:formula="of:=[.D63]-1" office:value-type="float" office:value="0" calcext:value-type="float">
            <text:p>0</text:p>
          </table:table-cell>
          <table:table-cell table:number-columns-repeated="16379"/>
        </table:table-row>
        <table:table-row table:style-name="ro10">
          <table:table-cell office:value-type="string" calcext:value-type="string">
            <text:p>backdoor/lock/manualoverwrite</text:p>
          </table:table-cell>
          <table:table-cell office:value-type="string" calcext:value-type="string">
            <text:p>{</text:p>
            <text:p>  "title": "Manual Overwrite",</text:p>
            <text:p>  "description": "The manual overwrite was activated",</text:p>
            <text:p>  "data":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backdoor/lock/manualoverwrite",</text:p>
            <text:p>      "retain": false,</text:p>
            <text:p>      "op": [</text:p>
            <text:p>        "subscribeevent",</text:p>
            <text:p>        "unsubscribeevent"</text:p>
            <text:p>      ]</text:p>
            <text:p>    }</text:p>
            <text:p>  ]</text:p>
            <text:p>}</text:p>
          </table:table-cell>
          <table:table-cell office:value-type="string" calcext:value-type="string">
            <text:p>{</text:p>
            <text:p>  "title": "Manual Overwrite",</text:p>
            <text:p>  "description": "An action to manually override the lock state. It takes no parameters and returns nothing (nul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manualoverwrite",</text:p>
            <text:p>      "retain": false,</text:p>
            <text:p>      "op": []</text:p>
            <text:p>    }</text:p>
            <text:p>  ]</text:p>
            <text:p>}</text:p>
          </table:table-cell>
          <table:table-cell office:value-type="float" office:value="3" calcext:value-type="float">
            <text:p>3</text:p>
          </table:table-cell>
          <table:table-cell table:formula="of:=[.D64]-1" office:value-type="float" office:value="2" calcext:value-type="float">
            <text:p>2</text:p>
          </table:table-cell>
          <table:table-cell table:number-columns-repeated="16379"/>
        </table:table-row>
        <table:table-row table:style-name="ro21">
          <table:table-cell office:value-type="string" calcext:value-type="string">
            <text:p>backdoor/lock/lock</text:p>
          </table:table-cell>
          <table:table-cell office:value-type="string" calcext:value-type="string">
            <text:p>{</text:p>
            <text:p>  "title": "Lock",</text:p>
            <text:p>  "description": "Lock the backdoor",</text:p>
            <text:p>  "input": {</text:p>
            <text:p>    "title": "",</text:p>
            <text:p>    "description": "",</text:p>
            <text:p>    "observable": true,</text:p>
            <text:p>    "type": "string",</text:p>
            <text:p>    "minimum": null,</text:p>
            <text:p>    "maximum": null,</text:p>
            <text:p>    "enum": [</text:p>
            <text:p>      "LOCK"</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lock",</text:p>
            <text:p>      "retain": false,</text:p>
            <text:p>      "op": [</text:p>
            <text:p>        "invokeaction"</text:p>
            <text:p>      ]</text:p>
            <text:p>    }</text:p>
            <text:p>  ]</text:p>
            <text:p>}</text:p>
          </table:table-cell>
          <table:table-cell office:value-type="string" calcext:value-type="string">
            <text:p>{</text:p>
            <text:p>  "title": "Lock Action",</text:p>
            <text:p>  "description": "An action to lock the back door.",</text:p>
            <text:p>  "input": {</text:p>
            <text:p>    "title": "",</text:p>
            <text:p>    "description": "",</text:p>
            <text:p>    "observable": null,</text:p>
            <text:p>    "type": "string",</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lock",</text:p>
            <text:p>      "retain": false,</text:p>
            <text:p>      "op": []</text:p>
            <text:p>    }</text:p>
            <text:p>  ]</text:p>
            <text:p>}</text:p>
          </table:table-cell>
          <table:table-cell office:value-type="float" office:value="5" calcext:value-type="float">
            <text:p>5</text:p>
          </table:table-cell>
          <table:table-cell table:formula="of:=[.D65]-1" office:value-type="float" office:value="4" calcext:value-type="float">
            <text:p>4</text:p>
          </table:table-cell>
          <table:table-cell table:number-columns-repeated="16379"/>
        </table:table-row>
        <table:table-row table:style-name="ro8">
          <table:table-cell office:value-type="string" calcext:value-type="string">
            <text:p>backdoor/lock/unlock</text:p>
          </table:table-cell>
          <table:table-cell office:value-type="string" calcext:value-type="string">
            <text:p>{</text:p>
            <text:p>  "title": "unlock",</text:p>
            <text:p>  "description": "Unlock the backdoor via a six-digit code",</text:p>
            <text:p>  "input": {</text:p>
            <text:p>    "title": "",</text:p>
            <text:p>    "description": "",</text:p>
            <text:p>    "observable": true,</text:p>
            <text:p>    "type": "number",</text:p>
            <text:p>    "minimum": 100000,</text:p>
            <text:p>    "maximum": 999999,</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backdoor/lock/unlock",</text:p>
            <text:p>      "retain": false,</text:p>
            <text:p>      "op": [</text:p>
            <text:p>        "invokeaction"</text:p>
            <text:p>      ]</text:p>
            <text:p>    }</text:p>
            <text:p>  ]</text:p>
            <text:p>}</text:p>
          </table:table-cell>
          <table:table-cell office:value-type="string" calcext:value-type="string">
            <text:p>{</text:p>
            <text:p>  "title": "Unlock",</text:p>
            <text:p>  "description": "An action to unlock the backdoor lock, which takes a numeric parameter representing time.",</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ackdoor/lock/unlock",</text:p>
            <text:p>      "retain": false,</text:p>
            <text:p>      "op": []</text:p>
            <text:p>    }</text:p>
            <text:p>  ]</text:p>
            <text:p>}</text:p>
          </table:table-cell>
          <table:table-cell office:value-type="float" office:value="2" calcext:value-type="float">
            <text:p>2</text:p>
          </table:table-cell>
          <table:table-cell table:formula="of:=[.D66]-1" office:value-type="float" office:value="1" calcext:value-type="float">
            <text:p>1</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tatus",</text:p>
            <text:p>  "description": "The current status of the smart meter, indicating whether it's operational or experiencing issues.",</text:p>
            <text:p>  "observable": null,</text:p>
            <text:p>  "type": "string",</text:p>
            <text:p>  "minimum": null,</text:p>
            <text:p>  "maximum": null,</text:p>
            <text:p>  "enum": [</text:p>
            <text:p>    "OK",</text:p>
            <text:p>    "ERROR"</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67]-1" office:value-type="float" office:value="4" calcext:value-type="float">
            <text:p>4</text:p>
          </table:table-cell>
          <table:table-cell table:number-columns-repeated="16379"/>
        </table:table-row>
        <table:table-row table:style-name="ro9">
          <table:table-cell office:value-type="string" calcext:value-type="string">
            <text:p>smart_meter/current</text:p>
          </table:table-cell>
          <table:table-cell office:value-type="string" calcext:value-type="string">
            <text:p>{</text:p>
            <text:p>  "title": "Current",</text:p>
            <text:p>  "description": "Current of the L1, L2 and L3",</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 Measurements",</text:p>
            <text:p>  "description": "The current measurements for the three phases (L1, L2, L3) in amperes.",</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4" calcext:value-type="float">
            <text:p>4</text:p>
          </table:table-cell>
          <table:table-cell table:formula="of:=[.D68]-1" office:value-type="float" office:value="3" calcext:value-type="float">
            <text:p>3</text:p>
          </table:table-cell>
          <table:table-cell table:number-columns-repeated="16379"/>
        </table:table-row>
        <table:table-row table:style-name="ro7">
          <table:table-cell office:value-type="string" calcext:value-type="string">
            <text:p>smart_meter/power</text:p>
          </table:table-cell>
          <table:table-cell office:value-type="string" calcext:value-type="string">
            <text:p>{</text:p>
            <text:p>  "title": "Power",</text:p>
            <text:p>  "description": "Current power consumption/production measured by the SM",</text:p>
            <text:p>  "observable": true,</text:p>
            <text:p>  "type": "number",</text:p>
            <text:p>  "minimum": -9000,</text:p>
            <text:p>  "maximum": 9000,</text:p>
            <text:p>  "enum": null,</text:p>
            <text:p>  "properties":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Reading",</text:p>
            <text:p>  "description": "The current power consumption reading in watts, measured by the smart meter.",</text:p>
            <text:p>  "observable": null,</text:p>
            <text:p>  "type": "number",</text:p>
            <text:p>  "minimum": null,</text:p>
            <text:p>  "maximum": null,</text:p>
            <text:p>  "enum": null,</text:p>
            <text:p>  "properties": {},</text:p>
            <text:p>  "forms": [</text:p>
            <text:p>    {</text:p>
            <text:p>      "href": "mqtt://broker.emqx.io:1883",</text:p>
            <text:p>      "contentType": null,</text:p>
            <text:p>      "topic": "smart_meter/power",</text:p>
            <text:p>      "retain": true,</text:p>
            <text:p>      "op": []</text:p>
            <text:p>    }</text:p>
            <text:p>  ]</text:p>
            <text:p>}</text:p>
          </table:table-cell>
          <table:table-cell office:value-type="float" office:value="4" calcext:value-type="float">
            <text:p>4</text:p>
          </table:table-cell>
          <table:table-cell table:formula="of:=[.D69]-1" office:value-type="float" office:value="3" calcext:value-type="float">
            <text:p>3</text:p>
          </table:table-cell>
          <table:table-cell table:number-columns-repeated="16379"/>
        </table:table-row>
        <table:table-row table:style-name="ro7">
          <table:table-cell office:value-type="string" calcext:value-type="string">
            <text:p>smart_meter/power/total</text:p>
          </table:table-cell>
          <table:table-cell office:value-type="string" calcext:value-type="string">
            <text:p>{</text:p>
            <text:p>  "title": "Total Energy",</text:p>
            <text:p>  "description": "The total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tal",</text:p>
            <text:p>      "retain": true,</text:p>
            <text:p>      "op": [</text:p>
            <text:p>        "observeproperty",</text:p>
            <text:p>        "readproperty"</text:p>
            <text:p>      ]</text:p>
            <text:p>    }</text:p>
            <text:p>  ]</text:p>
            <text:p>}</text:p>
          </table:table-cell>
          <table:table-cell office:value-type="string" calcext:value-type="string">
            <text:p>{</text:p>
            <text:p>  "title": "Total Power Consumption",</text:p>
            <text:p>  "description": "The total power consumption measured by the smart meter in kilowatt-hours (kWh). This value represents the cumulative energy usage over time.",</text:p>
            <text:p>  "observable": null,</text:p>
            <text:p>  "type": "number",</text:p>
            <text:p>  "minimum": null,</text:p>
            <text:p>  "maximum": null,</text:p>
            <text:p>  "enum": null,</text:p>
            <text:p>  "properties": {},</text:p>
            <text:p>  "forms": [</text:p>
            <text:p>    {</text:p>
            <text:p>      "href": "mqtt://broker.emqx.io:1883",</text:p>
            <text:p>      "contentType": null,</text:p>
            <text:p>      "topic": "smart_meter/power/total",</text:p>
            <text:p>      "retain": true,</text:p>
            <text:p>      "op": []</text:p>
            <text:p>    }</text:p>
            <text:p>  ]</text:p>
            <text:p>}</text:p>
          </table:table-cell>
          <table:table-cell office:value-type="float" office:value="4" calcext:value-type="float">
            <text:p>4</text:p>
          </table:table-cell>
          <table:table-cell table:formula="of:=[.D70]-1" office:value-type="float" office:value="3" calcext:value-type="float">
            <text:p>3</text:p>
          </table:table-cell>
          <table:table-cell table:number-columns-repeated="16379"/>
        </table:table-row>
        <table:table-row table:style-name="ro7">
          <table:table-cell office:value-type="string" calcext:value-type="string">
            <text:p>smart_meter/power/today</text:p>
          </table:table-cell>
          <table:table-cell office:value-type="string" calcext:value-type="string">
            <text:p>{</text:p>
            <text:p>  "title": "Total Energy",</text:p>
            <text:p>  "description": "The total daily energy consumption measured by the SM",</text:p>
            <text:p>  "observable": true,</text:p>
            <text:p>  "type": "number",</text:p>
            <text:p>  "minimum": null,</text:p>
            <text:p>  "maximum": null,</text:p>
            <text:p>  "enum": null,</text:p>
            <text:p>  "properties": {},</text:p>
            <text:p>  "forms": [</text:p>
            <text:p>    {</text:p>
            <text:p>      "href": "192.168.0.100:1883",</text:p>
            <text:p>      "contentType": null,</text:p>
            <text:p>      "topic": "smart_meter/power/today",</text:p>
            <text:p>      "retain": true,</text:p>
            <text:p>      "op": [</text:p>
            <text:p>        "observeproperty",</text:p>
            <text:p>        "readproperty"</text:p>
            <text:p>      ]</text:p>
            <text:p>    }</text:p>
            <text:p>  ]</text:p>
            <text:p>}</text:p>
          </table:table-cell>
          <table:table-cell office:value-type="string" calcext:value-type="string">
            <text:p>{</text:p>
            <text:p>  "title": "Today's Power Consumption",</text:p>
            <text:p>  "description": "Represents the current day's power consumption in kWh.",</text:p>
            <text:p>  "observable": null,</text:p>
            <text:p>  "type": "number",</text:p>
            <text:p>  "minimum": null,</text:p>
            <text:p>  "maximum": null,</text:p>
            <text:p>  "enum": null,</text:p>
            <text:p>  "properties": {},</text:p>
            <text:p>  "forms": [</text:p>
            <text:p>    {</text:p>
            <text:p>      "href": "mqtt://broker.emqx.io:1883",</text:p>
            <text:p>      "contentType": null,</text:p>
            <text:p>      "topic": "smart_meter/power/today",</text:p>
            <text:p>      "retain": true,</text:p>
            <text:p>      "op": []</text:p>
            <text:p>    }</text:p>
            <text:p>  ]</text:p>
            <text:p>}</text:p>
          </table:table-cell>
          <table:table-cell office:value-type="float" office:value="4" calcext:value-type="float">
            <text:p>4</text:p>
          </table:table-cell>
          <table:table-cell table:formula="of:=[.D71]-1" office:value-type="float" office:value="3" calcext:value-type="float">
            <text:p>3</text:p>
          </table:table-cell>
          <table:table-cell table:number-columns-repeated="16379"/>
        </table:table-row>
        <table:table-row table:style-name="ro7">
          <table:table-cell office:value-type="string" calcext:value-type="string">
            <text:p>smart_meter/power/15min</text:p>
          </table:table-cell>
          <table:table-cell office:value-type="string" calcext:value-type="string">
            <text:p>{</text:p>
            <text:p>  "title": "Total Energy",</text:p>
            <text:p>  "description": "The energy consumption measured by the SM in the last 15 min",</text:p>
            <text:p>  "observable": true,</text:p>
            <text:p>  "type": "number",</text:p>
            <text:p>  "minimum": null,</text:p>
            <text:p>  "maximum": null,</text:p>
            <text:p>  "enum": null,</text:p>
            <text:p>  "properties": {},</text:p>
            <text:p>  "forms": [</text:p>
            <text:p>    {</text:p>
            <text:p>      "href": "192.168.0.100:1883",</text:p>
            <text:p>      "contentType": null,</text:p>
            <text:p>      "topic": "smart_meter/power/15min",</text:p>
            <text:p>      "retain": true,</text:p>
            <text:p>      "op": [</text:p>
            <text:p>        "observeproperty",</text:p>
            <text:p>        "readproperty"</text:p>
            <text:p>      ]</text:p>
            <text:p>    }</text:p>
            <text:p>  ]</text:p>
            <text:p>}</text:p>
          </table:table-cell>
          <table:table-cell office:value-type="string" calcext:value-type="string">
            <text:p>{</text:p>
            <text:p>  "title": "Power consumption in the last 15 minutes",</text:p>
            <text:p>  "description": "This affordance represents the power usage measured over a 15-minute interval.",</text:p>
            <text:p>  "observable": null,</text:p>
            <text:p>  "type": "number",</text:p>
            <text:p>  "minimum": null,</text:p>
            <text:p>  "maximum": null,</text:p>
            <text:p>  "enum": null,</text:p>
            <text:p>  "properties": {},</text:p>
            <text:p>  "forms": [</text:p>
            <text:p>    {</text:p>
            <text:p>      "href": "mqtt://broker.emqx.io:1883",</text:p>
            <text:p>      "contentType": null,</text:p>
            <text:p>      "topic": "smart_meter/power/15min",</text:p>
            <text:p>      "retain": true,</text:p>
            <text:p>      "op": []</text:p>
            <text:p>    }</text:p>
            <text:p>  ]</text:p>
            <text:p>}</text:p>
          </table:table-cell>
          <table:table-cell office:value-type="float" office:value="5" calcext:value-type="float">
            <text:p>5</text:p>
          </table:table-cell>
          <table:table-cell table:formula="of:=[.D72]-1" office:value-type="float" office:value="4" calcext:value-type="float">
            <text:p>4</text:p>
          </table:table-cell>
          <table:table-cell table:number-columns-repeated="16379"/>
        </table:table-row>
        <table:table-row table:style-name="ro5">
          <table:table-cell office:value-type="string" calcext:value-type="string">
            <text:p>smart_meter/status</text:p>
          </table:table-cell>
          <table:table-cell office:value-type="string" calcext:value-type="string">
            <text:p>{</text:p>
            <text:p>  "title": "Status",</text:p>
            <text:p>  "description": "Status of the SM",</text:p>
            <text:p>  "observable": true,</text:p>
            <text:p>  "type": "string",</text:p>
            <text:p>  "minimum": null,</text:p>
            <text:p>  "maximum": null,</text:p>
            <text:p>  "enum": [</text:p>
            <text:p>    "OK",</text:p>
            <text:p>    "ERROR"</text:p>
            <text:p>  ],</text:p>
            <text:p>  "properties": {},</text:p>
            <text:p>  "forms": [</text:p>
            <text:p>    {</text:p>
            <text:p>      "href": "192.168.0.100:1883",</text:p>
            <text:p>      "contentType": null,</text:p>
            <text:p>      "topic": "smart_meter/status",</text:p>
            <text:p>      "retain": true,</text:p>
            <text:p>      "op": [</text:p>
            <text:p>        "observeproperty",</text:p>
            <text:p>        "readproperty"</text:p>
            <text:p>      ]</text:p>
            <text:p>    }</text:p>
            <text:p>  ]</text:p>
            <text:p>}</text:p>
          </table:table-cell>
          <table:table-cell office:value-type="string" calcext:value-type="string">
            <text:p>{</text:p>
            <text:p>  "title": "Smart Meter Status",</text:p>
            <text:p>  "description": "The current status of the smart meter, indicating whether it's functioning normally (OK) or has encountered an error (ERROR). This property provides a quick overview of the device's operational state.",</text:p>
            <text:p>  "observable": null,</text:p>
            <text:p>  "type": "string",</text:p>
            <text:p>  "minimum": null,</text:p>
            <text:p>  "maximum": null,</text:p>
            <text:p>  "enum": [</text:p>
            <text:p>    "OK",</text:p>
            <text:p>    "ERROR"</text:p>
            <text:p>  ],</text:p>
            <text:p>  "properties": {},</text:p>
            <text:p>  "forms": [</text:p>
            <text:p>    {</text:p>
            <text:p>      "href": "mqtt://broker.emqx.io:1883",</text:p>
            <text:p>      "contentType": null,</text:p>
            <text:p>      "topic": "smart_meter/status",</text:p>
            <text:p>      "retain": true,</text:p>
            <text:p>      "op": []</text:p>
            <text:p>    }</text:p>
            <text:p>  ]</text:p>
            <text:p>}</text:p>
          </table:table-cell>
          <table:table-cell office:value-type="float" office:value="5" calcext:value-type="float">
            <text:p>5</text:p>
          </table:table-cell>
          <table:table-cell table:formula="of:=[.D73]-1" office:value-type="float" office:value="4" calcext:value-type="float">
            <text:p>4</text:p>
          </table:table-cell>
          <table:table-cell table:number-columns-repeated="16379"/>
        </table:table-row>
        <table:table-row table:style-name="ro9">
          <table:table-cell office:value-type="string" calcext:value-type="string">
            <text:p>smart_meter/current</text:p>
          </table:table-cell>
          <table:table-cell office:value-type="string" calcext:value-type="string">
            <text:p>{</text:p>
            <text:p>  "title": "Current",</text:p>
            <text:p>  "description": "Current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smart_meter/current",</text:p>
            <text:p>      "retain": true,</text:p>
            <text:p>      "op": [</text:p>
            <text:p>        "observeproperty",</text:p>
            <text:p>        "readproperty"</text:p>
            <text:p>      ]</text:p>
            <text:p>    }</text:p>
            <text:p>  ]</text:p>
            <text:p>}</text:p>
          </table:table-cell>
          <table:table-cell office:value-type="string" calcext:value-type="string">
            <text:p>{</text:p>
            <text:p>  "title": "Current readings for each phase",</text:p>
            <text:p>  "description": "This affordance represents the current readings (in amperes) for phases L1, L2 and L3 in a three-phase electrical system. The values are continuously updated to reflect real-time measurements.",</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current",</text:p>
            <text:p>      "retain": true,</text:p>
            <text:p>      "op": []</text:p>
            <text:p>    }</text:p>
            <text:p>  ]</text:p>
            <text:p>}</text:p>
          </table:table-cell>
          <table:table-cell office:value-type="float" office:value="4" calcext:value-type="float">
            <text:p>4</text:p>
          </table:table-cell>
          <table:table-cell table:formula="of:=[.D74]-1" office:value-type="float" office:value="3" calcext:value-type="float">
            <text:p>3</text:p>
          </table:table-cell>
          <table:table-cell table:number-columns-repeated="16379"/>
        </table:table-row>
        <table:table-row table:style-name="ro22">
          <table:table-cell office:value-type="string" calcext:value-type="string">
            <text:p>smart_meter/power</text:p>
          </table:table-cell>
          <table:table-cell office:value-type="string" calcext:value-type="string">
            <text:p>{</text:p>
            <text:p>  "title": "Power",</text:p>
            <text:p>  "description": "Current power consumption as measured by the SM",</text:p>
            <text:p>  "observable": true,</text:p>
            <text:p>  "type": "object",</text:p>
            <text:p>  "minimum": null,</text:p>
            <text:p>  "maximum": null,</text:p>
            <text:p>  "enum": null,</text:p>
            <text:p>  "properties": {</text:p>
            <text:p>    "total": {</text:p>
            <text:p>      "title": "Total Energy",</text:p>
            <text:p>      "description": "The total energy consumption measured by the SM",</text:p>
            <text:p>      "observable": null,</text:p>
            <text:p>      "type": "number",</text:p>
            <text:p>      "minimum": null,</text:p>
            <text:p>      "maximum": null,</text:p>
            <text:p>      "enum": null,</text:p>
            <text:p>      "properties": {}</text:p>
            <text:p>    },</text:p>
            <text:p>    "today": {</text:p>
            <text:p>      "title": "Total Energy",</text:p>
            <text:p>      "description": "The total daily energy consumption measured by the SM",</text:p>
            <text:p>      "observable": true,</text:p>
            <text:p>      "type": "number",</text:p>
            <text:p>      "minimum": null,</text:p>
            <text:p>      "maximum": null,</text:p>
            <text:p>      "enum": null,</text:p>
            <text:p>      "properties": {}</text:p>
            <text:p>    },</text:p>
            <text:p>    "now": {</text:p>
            <text:p>      "title": "Total Energy",</text:p>
            <text:p>      "description": "The energy consumption measured by the SM in the last 15 min",</text:p>
            <text:p>      "observable": true,</text:p>
            <text:p>      "type": "number",</text:p>
            <text:p>      "minimum": null,</text:p>
            <text:p>      "maximum": null,</text:p>
            <text:p>      "enum": null,</text:p>
            <text:p>      "properties": {}</text:p>
            <text:p>    }</text:p>
            <text:p>  },</text:p>
            <text:p>  "forms": [</text:p>
            <text:p>    {</text:p>
            <text:p>      "href": "192.168.0.100:1883",</text:p>
            <text:p>      "contentType": null,</text:p>
            <text:p>      "topic": "smart_meter/power",</text:p>
            <text:p>      "retain": true,</text:p>
            <text:p>      "op": [</text:p>
            <text:p>        "observeproperty",</text:p>
            <text:p>        "readproperty"</text:p>
            <text:p>      ]</text:p>
            <text:p>    }</text:p>
            <text:p>  ]</text:p>
            <text:p>}</text:p>
          </table:table-cell>
          <table:table-cell office:value-type="string" calcext:value-type="string">
            <text:p>{</text:p>
            <text:p>  "title": "Power Measurement",</text:p>
            <text:p>  "description": "An Interaction Affordance that exposes the power measurement state of the smart meter.",</text:p>
            <text:p>  "observable": null,</text:p>
            <text:p>  "type": "object",</text:p>
            <text:p>  "minimum": null,</text:p>
            <text:p>  "maximum": null,</text:p>
            <text:p>  "enum": null,</text:p>
            <text:p>  "properties": {</text:p>
            <text:p>    "Total": {</text:p>
            <text:p>      "title": "",</text:p>
            <text:p>      "description": "",</text:p>
            <text:p>      "observable": null,</text:p>
            <text:p>      "type": "number",</text:p>
            <text:p>      "minimum": null,</text:p>
            <text:p>      "maximum": null,</text:p>
            <text:p>      "enum": null,</text:p>
            <text:p>      "properties": {}</text:p>
            <text:p>    },</text:p>
            <text:p>    "Today": {</text:p>
            <text:p>      "title": "",</text:p>
            <text:p>      "description": "",</text:p>
            <text:p>      "observable": null,</text:p>
            <text:p>      "type": "number",</text:p>
            <text:p>      "minimum": null,</text:p>
            <text:p>      "maximum": null,</text:p>
            <text:p>      "enum": null,</text:p>
            <text:p>      "properties": {}</text:p>
            <text:p>    },</text:p>
            <text:p>    "Now":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smart_meter/power",</text:p>
            <text:p>      "retain": true,</text:p>
            <text:p>      "op": []</text:p>
            <text:p>    }</text:p>
            <text:p>  ]</text:p>
            <text:p>}</text:p>
          </table:table-cell>
          <table:table-cell office:value-type="float" office:value="5" calcext:value-type="float">
            <text:p>5</text:p>
          </table:table-cell>
          <table:table-cell table:formula="of:=[.D75]-1" office:value-type="float" office:value="4" calcext:value-type="float">
            <text:p>4</text:p>
          </table:table-cell>
          <table:table-cell table:number-columns-repeated="16379"/>
        </table:table-row>
        <table:table-row table:style-name="ro13">
          <table:table-cell office:value-type="string" calcext:value-type="string">
            <text:p>cellar/inverter/status</text:p>
          </table:table-cell>
          <table:table-cell office:value-type="string" calcext:value-type="string">
            <text:p>{</text:p>
            <text:p>  "title": "Invert Status",</text:p>
            <text:p>  "description": "Status of the PV inverter. There are 13 different states",</text:p>
            <text:p>  "observable": true,</text:p>
            <text:p>  "type": "string",</text:p>
            <text:p>  "minimum": null,</text:p>
            <text:p>  "maximum": null,</text:p>
            <text:p>  "enum": [</text:p>
            <text:p>    "00-On sector",</text:p>
            <text:p>    "01-Power failure / On battery",</text:p>
            <text:p>    "02-Loss of communication",</text:p>
            <text:p>    "03-Battery fault",</text:p>
            <text:p>    "04-System shutdown",</text:p>
            <text:p>    "05-Tension dip",</text:p>
            <text:p>    "06-Overvoltage",</text:p>
            <text:p>    "07-Voltage drop",</text:p>
            <text:p>    "08-Voltage increase",</text:p>
            <text:p>    "09-Line noise",</text:p>
            <text:p>    "10-Frequency variation",</text:p>
            <text:p>    "11-Transient distortion",</text:p>
            <text:p>    "12-Harmonic distortion"</text:p>
            <text:p>  ],</text:p>
            <text:p>  "properties": {},</text:p>
            <text:p>  "forms": [</text:p>
            <text:p>    {</text:p>
            <text:p>      "href": "192.168.0.100:1883",</text:p>
            <text:p>      "contentType": null,</text:p>
            <text:p>      "topic": "cellar/inverter/status",</text:p>
            <text:p>      "retain": true,</text:p>
            <text:p>      "op": [</text:p>
            <text:p>        "observeproperty",</text:p>
            <text:p>        "readproperty"</text:p>
            <text:p>      ]</text:p>
            <text:p>    }</text:p>
            <text:p>  ]</text:p>
            <text:p>}</text:p>
          </table:table-cell>
          <table:table-cell office:value-type="string" calcext:value-type="string">
            <text:p>{</text:p>
            <text:p>  "title": "Inverter Status",</text:p>
            <text:p>  "description": "Represents the current status of the inverter with different error codes and operational states.",</text:p>
            <text:p>  "observable": null,</text:p>
            <text:p>  "type": "string",</text:p>
            <text:p>  "minimum": null,</text:p>
            <text:p>  "maximum": null,</text:p>
            <text:p>  "enum": [</text:p>
            <text:p>    "11-Transient distortion",</text:p>
            <text:p>    "09-Line noise",</text:p>
            <text:p>    "10-Frequency variation",</text:p>
            <text:p>    "07-Voltage drop",</text:p>
            <text:p>    "05-Tension dip",</text:p>
            <text:p>    "08-Voltage increase",</text:p>
            <text:p>    "02-Loss of communication",</text:p>
            <text:p>    "06-Overvoltage",</text:p>
            <text:p>    "01-Power failure / On battery",</text:p>
            <text:p>    "04-System shutdown",</text:p>
            <text:p>    "00-On sector",</text:p>
            <text:p>    "12-Harmonic distortion",</text:p>
            <text:p>    "03-Battery fault"</text:p>
            <text:p>  ],</text:p>
            <text:p>  "properties": {},</text:p>
            <text:p>  "forms": [</text:p>
            <text:p>    {</text:p>
            <text:p>      "href": "mqtt://broker.emqx.io:1883",</text:p>
            <text:p>      "contentType": null,</text:p>
            <text:p>      "topic": "cellar/inverter/status",</text:p>
            <text:p>      "retain": true,</text:p>
            <text:p>      "op": []</text:p>
            <text:p>    }</text:p>
            <text:p>  ]</text:p>
            <text:p>}</text:p>
          </table:table-cell>
          <table:table-cell office:value-type="float" office:value="5" calcext:value-type="float">
            <text:p>5</text:p>
          </table:table-cell>
          <table:table-cell table:formula="of:=[.D76]-1" office:value-type="float" office:value="4" calcext:value-type="float">
            <text:p>4</text:p>
          </table:table-cell>
          <table:table-cell table:number-columns-repeated="16379"/>
        </table:table-row>
        <table:table-row table:style-name="ro9">
          <table:table-cell office:value-type="string" calcext:value-type="string">
            <text:p>cellar/inverter/current</text:p>
          </table:table-cell>
          <table:table-cell office:value-type="string" calcext:value-type="string">
            <text:p>{</text:p>
            <text:p>  "title": "Current",</text:p>
            <text:p>  "description": "Current draw of the L1, L2 and L3 phases",</text:p>
            <text:p>  "observable": true,</text:p>
            <text:p>  "type": "object",</text:p>
            <text:p>  "minimum": null,</text:p>
            <text:p>  "maximum": null,</text:p>
            <text:p>  "enum": null,</text:p>
            <text:p>  "properties": {</text:p>
            <text:p>    "L1": {</text:p>
            <text:p>      "title": "",</text:p>
            <text:p>      "description": "Current of L1",</text:p>
            <text:p>      "observable": null,</text:p>
            <text:p>      "type": "number",</text:p>
            <text:p>      "minimum": null,</text:p>
            <text:p>      "maximum": null,</text:p>
            <text:p>      "enum": null,</text:p>
            <text:p>      "properties": {}</text:p>
            <text:p>    },</text:p>
            <text:p>    "L2": {</text:p>
            <text:p>      "title": "",</text:p>
            <text:p>      "description": "Current of L2",</text:p>
            <text:p>      "observable": null,</text:p>
            <text:p>      "type": "number",</text:p>
            <text:p>      "minimum": null,</text:p>
            <text:p>      "maximum": null,</text:p>
            <text:p>      "enum": null,</text:p>
            <text:p>      "properties": {}</text:p>
            <text:p>    },</text:p>
            <text:p>    "L3": {</text:p>
            <text:p>      "title": "",</text:p>
            <text:p>      "description": "Current of L3",</text:p>
            <text:p>      "observable": null,</text:p>
            <text:p>      "type": "number",</text:p>
            <text:p>      "minimum": null,</text:p>
            <text:p>      "maximum": null,</text:p>
            <text:p>      "enum": null,</text:p>
            <text:p>      "properties": {}</text:p>
            <text:p>    }</text:p>
            <text:p>  },</text:p>
            <text:p>  "forms": [</text:p>
            <text:p>    {</text:p>
            <text:p>      "href": "192.168.0.100:1883",</text:p>
            <text:p>      "contentType": null,</text:p>
            <text:p>      "topic": "cellar/inverter/current",</text:p>
            <text:p>      "retain": true,</text:p>
            <text:p>      "op": [</text:p>
            <text:p>        "observeproperty",</text:p>
            <text:p>        "readproperty"</text:p>
            <text:p>      ]</text:p>
            <text:p>    }</text:p>
            <text:p>  ]</text:p>
            <text:p>}</text:p>
          </table:table-cell>
          <table:table-cell office:value-type="string" calcext:value-type="string">
            <text:p>{</text:p>
            <text:p>  "title": "Current Measurement",</text:p>
            <text:p>  "description": "The current measurement property represents the electrical current in amperes flowing through each phase (L1, L2, and L3) of the inverter.",</text:p>
            <text:p>  "observable": null,</text:p>
            <text:p>  "type": "object",</text:p>
            <text:p>  "minimum": null,</text:p>
            <text:p>  "maximum": null,</text:p>
            <text:p>  "enum": null,</text:p>
            <text:p>  "properties": {</text:p>
            <text:p>    "L1": {</text:p>
            <text:p>      "title": "",</text:p>
            <text:p>      "description": "",</text:p>
            <text:p>      "observable": null,</text:p>
            <text:p>      "type": "number",</text:p>
            <text:p>      "minimum": null,</text:p>
            <text:p>      "maximum": null,</text:p>
            <text:p>      "enum": null,</text:p>
            <text:p>      "properties": {}</text:p>
            <text:p>    },</text:p>
            <text:p>    "L2": {</text:p>
            <text:p>      "title": "",</text:p>
            <text:p>      "description": "",</text:p>
            <text:p>      "observable": null,</text:p>
            <text:p>      "type": "number",</text:p>
            <text:p>      "minimum": null,</text:p>
            <text:p>      "maximum": null,</text:p>
            <text:p>      "enum": null,</text:p>
            <text:p>      "properties": {}</text:p>
            <text:p>    },</text:p>
            <text:p>    "L3":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cellar/inverter/current",</text:p>
            <text:p>      "retain": true,</text:p>
            <text:p>      "op": []</text:p>
            <text:p>    }</text:p>
            <text:p>  ]</text:p>
            <text:p>}</text:p>
          </table:table-cell>
          <table:table-cell office:value-type="float" office:value="4" calcext:value-type="float">
            <text:p>4</text:p>
          </table:table-cell>
          <table:table-cell table:formula="of:=[.D77]-1" office:value-type="float" office:value="3" calcext:value-type="float">
            <text:p>3</text:p>
          </table:table-cell>
          <table:table-cell table:number-columns-repeated="16379"/>
        </table:table-row>
        <table:table-row table:style-name="ro7">
          <table:table-cell office:value-type="string" calcext:value-type="string">
            <text:p>cellar/inverter/active_power</text:p>
          </table:table-cell>
          <table:table-cell office:value-type="string" calcext:value-type="string">
            <text:p>{</text:p>
            <text:p>  "title": "Active Power",</text:p>
            <text:p>  "description": "Active Power running through the inverter",</text:p>
            <text:p>  "observable": true,</text:p>
            <text:p>  "type": "number",</text:p>
            <text:p>  "minimum": 0,</text:p>
            <text:p>  "maximum": null,</text:p>
            <text:p>  "enum": null,</text:p>
            <text:p>  "properties": {},</text:p>
            <text:p>  "forms": [</text:p>
            <text:p>    {</text:p>
            <text:p>      "href": "192.168.0.100:1883",</text:p>
            <text:p>      "contentType": null,</text:p>
            <text:p>      "topic": "cellar/inverter/active_power",</text:p>
            <text:p>      "retain": true,</text:p>
            <text:p>      "op": [</text:p>
            <text:p>        "observeproperty",</text:p>
            <text:p>        "readproperty"</text:p>
            <text:p>      ]</text:p>
            <text:p>    }</text:p>
            <text:p>  ]</text:p>
            <text:p>}</text:p>
          </table:table-cell>
          <table:table-cell office:value-type="string" calcext:value-type="string">
            <text:p>{</text:p>
            <text:p>  "title": "Active Power",</text:p>
            <text:p>  "description": "The active power measurement from the inverter, representing real power consumption in watts.",</text:p>
            <text:p>  "observable": null,</text:p>
            <text:p>  "type": "number",</text:p>
            <text:p>  "minimum": null,</text:p>
            <text:p>  "maximum": null,</text:p>
            <text:p>  "enum": null,</text:p>
            <text:p>  "properties": {},</text:p>
            <text:p>  "forms": [</text:p>
            <text:p>    {</text:p>
            <text:p>      "href": "mqtt://broker.emqx.io:1883",</text:p>
            <text:p>      "contentType": null,</text:p>
            <text:p>      "topic": "cellar/inverter/active_power",</text:p>
            <text:p>      "retain": true,</text:p>
            <text:p>      "op": []</text:p>
            <text:p>    }</text:p>
            <text:p>  ]</text:p>
            <text:p>}</text:p>
          </table:table-cell>
          <table:table-cell office:value-type="float" office:value="4" calcext:value-type="float">
            <text:p>4</text:p>
          </table:table-cell>
          <table:table-cell table:formula="of:=[.D78]-1" office:value-type="float" office:value="3" calcext:value-type="float">
            <text:p>3</text:p>
          </table:table-cell>
          <table:table-cell table:number-columns-repeated="16379"/>
        </table:table-row>
        <table:table-row table:style-name="ro7">
          <table:table-cell office:value-type="string" calcext:value-type="string">
            <text:p>cellar/inverter/reactive_power</text:p>
          </table:table-cell>
          <table:table-cell office:value-type="string" calcext:value-type="string">
            <text:p>{</text:p>
            <text:p>  "title": "Reactive Power",</text:p>
            <text:p>  "description": "Reactive Power measured by the inverter",</text:p>
            <text:p>  "observable": true,</text:p>
            <text:p>  "type": "number",</text:p>
            <text:p>  "minimum": 0,</text:p>
            <text:p>  "maximum": null,</text:p>
            <text:p>  "enum": null,</text:p>
            <text:p>  "properties": {},</text:p>
            <text:p>  "forms": [</text:p>
            <text:p>    {</text:p>
            <text:p>      "href": "192.168.0.100:1883",</text:p>
            <text:p>      "contentType": null,</text:p>
            <text:p>      "topic": "cellar/inverter/reactive_power",</text:p>
            <text:p>      "retain": true,</text:p>
            <text:p>      "op": [</text:p>
            <text:p>        "observeproperty",</text:p>
            <text:p>        "readproperty"</text:p>
            <text:p>      ]</text:p>
            <text:p>    }</text:p>
            <text:p>  ]</text:p>
            <text:p>}</text:p>
          </table:table-cell>
          <table:table-cell office:value-type="string" calcext:value-type="string">
            <text:p>{</text:p>
            <text:p>  "title": "Reactive Power Measurement",</text:p>
            <text:p>  "description": "The reactive power measurement from the inverter, measured in apparent power units (VA)",</text:p>
            <text:p>  "observable": null,</text:p>
            <text:p>  "type": "number",</text:p>
            <text:p>  "minimum": null,</text:p>
            <text:p>  "maximum": null,</text:p>
            <text:p>  "enum": null,</text:p>
            <text:p>  "properties": {},</text:p>
            <text:p>  "forms": [</text:p>
            <text:p>    {</text:p>
            <text:p>      "href": "mqtt://broker.emqx.io:1883",</text:p>
            <text:p>      "contentType": null,</text:p>
            <text:p>      "topic": "cellar/inverter/reactive_power",</text:p>
            <text:p>      "retain": true,</text:p>
            <text:p>      "op": []</text:p>
            <text:p>    }</text:p>
            <text:p>  ]</text:p>
            <text:p>}</text:p>
          </table:table-cell>
          <table:table-cell office:value-type="float" office:value="4" calcext:value-type="float">
            <text:p>4</text:p>
          </table:table-cell>
          <table:table-cell table:formula="of:=[.D79]-1" office:value-type="float" office:value="3" calcext:value-type="float">
            <text:p>3</text:p>
          </table:table-cell>
          <table:table-cell table:number-columns-repeated="16379"/>
        </table:table-row>
        <table:table-row table:style-name="ro7">
          <table:table-cell office:value-type="string" calcext:value-type="string">
            <text:p>cellar/inverter/temperature</text:p>
          </table:table-cell>
          <table:table-cell office:value-type="string" calcext:value-type="string">
            <text:p>{</text:p>
            <text:p>  "title": "Temperature PV Inverter",</text:p>
            <text:p>  "description": "Internal temperature of PV inverter",</text:p>
            <text:p>  "observable": true,</text:p>
            <text:p>  "type": "number",</text:p>
            <text:p>  "minimum": 0,</text:p>
            <text:p>  "maximum": null,</text:p>
            <text:p>  "enum": null,</text:p>
            <text:p>  "properties": {},</text:p>
            <text:p>  "forms": [</text:p>
            <text:p>    {</text:p>
            <text:p>      "href": "192.168.0.100:1883",</text:p>
            <text:p>      "contentType": null,</text:p>
            <text:p>      "topic": "cellar/inverter/temperature",</text:p>
            <text:p>      "retain": true,</text:p>
            <text:p>      "op": [</text:p>
            <text:p>        "observeproperty",</text:p>
            <text:p>        "readproperty"</text:p>
            <text:p>      ]</text:p>
            <text:p>    }</text:p>
            <text:p>  ]</text:p>
            <text:p>}</text:p>
          </table:table-cell>
          <table:table-cell office:value-type="string" calcext:value-type="string">
            <text:p>{</text:p>
            <text:p>  "title": "Inverter Temperature",</text:p>
            <text:p>  "description": "The temperature reading from the inverter device, measured in degrees Celsius.",</text:p>
            <text:p>  "observable": null,</text:p>
            <text:p>  "type": "number",</text:p>
            <text:p>  "minimum": null,</text:p>
            <text:p>  "maximum": null,</text:p>
            <text:p>  "enum": null,</text:p>
            <text:p>  "properties": {},</text:p>
            <text:p>  "forms": [</text:p>
            <text:p>    {</text:p>
            <text:p>      "href": "mqtt://broker.emqx.io:1883",</text:p>
            <text:p>      "contentType": null,</text:p>
            <text:p>      "topic": "cellar/inverter/temperature",</text:p>
            <text:p>      "retain": true,</text:p>
            <text:p>      "op": []</text:p>
            <text:p>    }</text:p>
            <text:p>  ]</text:p>
            <text:p>}</text:p>
          </table:table-cell>
          <table:table-cell office:value-type="float" office:value="4" calcext:value-type="float">
            <text:p>4</text:p>
          </table:table-cell>
          <table:table-cell table:formula="of:=[.D80]-1" office:value-type="float" office:value="3" calcext:value-type="float">
            <text:p>3</text:p>
          </table:table-cell>
          <table:table-cell table:number-columns-repeated="16379"/>
        </table:table-row>
        <table:table-row table:style-name="ro4">
          <table:table-cell office:value-type="string" calcext:value-type="string">
            <text:p>cellar/inverter/current_state</text:p>
          </table:table-cell>
          <table:table-cell office:value-type="string" calcext:value-type="string">
            <text:p>{</text:p>
            <text:p>  "title": "Inverter Enabled",</text:p>
            <text:p>  "description": "The inverter was enabled/disabled",</text:p>
            <text:p>  "data": {</text:p>
            <text:p>    "title": "",</text:p>
            <text:p>    "description": "",</text:p>
            <text:p>    "observable": null,</text:p>
            <text:p>    "type": "boolean",</text:p>
            <text:p>    "minimum": null,</text:p>
            <text:p>    "maximum": null,</text:p>
            <text:p>    "enum": null,</text:p>
            <text:p>    "properties": {}</text:p>
            <text:p>  },</text:p>
            <text:p>  "forms": [</text:p>
            <text:p>    {</text:p>
            <text:p>      "href": "192.168.0.100:1883",</text:p>
            <text:p>      "contentType": null,</text:p>
            <text:p>      "topic": "cellar/inverter/current_state",</text:p>
            <text:p>      "retain": false,</text:p>
            <text:p>      "op": [</text:p>
            <text:p>        "subscribeevent",</text:p>
            <text:p>        "unsubscribeevent"</text:p>
            <text:p>      ]</text:p>
            <text:p>    }</text:p>
            <text:p>  ]</text:p>
            <text:p>}</text:p>
          </table:table-cell>
          <table:table-cell office:value-type="string" calcext:value-type="string">
            <text:p>{</text:p>
            <text:p>  "title": "Current State",</text:p>
            <text:p>  "description": "Represents the current operational state of the inverter (on/off)",</text:p>
            <text:p>  "observable": null,</text:p>
            <text:p>  "type": "boolean",</text:p>
            <text:p>  "minimum": null,</text:p>
            <text:p>  "maximum": null,</text:p>
            <text:p>  "enum": null,</text:p>
            <text:p>  "properties": {},</text:p>
            <text:p>  "forms": [</text:p>
            <text:p>    {</text:p>
            <text:p>      "href": "mqtt://broker.emqx.io:1883",</text:p>
            <text:p>      "contentType": null,</text:p>
            <text:p>      "topic": "cellar/inverter/current_state",</text:p>
            <text:p>      "retain": false,</text:p>
            <text:p>      "op": []</text:p>
            <text:p>    }</text:p>
            <text:p>  ]</text:p>
            <text:p>}</text:p>
          </table:table-cell>
          <table:table-cell office:value-type="float" office:value="5" calcext:value-type="float">
            <text:p>5</text:p>
          </table:table-cell>
          <table:table-cell table:formula="of:=[.D81]-1" office:value-type="float" office:value="4" calcext:value-type="float">
            <text:p>4</text:p>
          </table:table-cell>
          <table:table-cell table:number-columns-repeated="16379"/>
        </table:table-row>
        <table:table-row table:style-name="ro4">
          <table:table-cell office:value-type="string" calcext:value-type="string">
            <text:p>cellar/inverter/error</text:p>
          </table:table-cell>
          <table:table-cell office:value-type="string" calcext:value-type="string">
            <text:p>{</text:p>
            <text:p>  "title": "Error Event",</text:p>
            <text:p>  "description": "An error has been encountered at the inverter",</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error",</text:p>
            <text:p>      "retain": false,</text:p>
            <text:p>      "op": [</text:p>
            <text:p>        "subscribeevent",</text:p>
            <text:p>        "unsubscribeevent"</text:p>
            <text:p>      ]</text:p>
            <text:p>    }</text:p>
            <text:p>  ]</text:p>
            <text:p>}</text:p>
          </table:table-cell>
          <table:table-cell office:value-type="string" calcext:value-type="string">
            <text:p>{</text:p>
            <text:p>  "title": "Error Status",</text:p>
            <text:p>  "description": "Reports the error state of the inverter. Returns null if there are no errors.",</text:p>
            <text:p>  "observable": null,</text:p>
            <text:p>  "type": "null",</text:p>
            <text:p>  "minimum": null,</text:p>
            <text:p>  "maximum": null,</text:p>
            <text:p>  "enum": null,</text:p>
            <text:p>  "properties": {},</text:p>
            <text:p>  "forms": [</text:p>
            <text:p>    {</text:p>
            <text:p>      "href": "mqtt://broker.emqx.io:1883",</text:p>
            <text:p>      "contentType": null,</text:p>
            <text:p>      "topic": "cellar/inverter/error",</text:p>
            <text:p>      "retain": false,</text:p>
            <text:p>      "op": []</text:p>
            <text:p>    }</text:p>
            <text:p>  ]</text:p>
            <text:p>}</text:p>
          </table:table-cell>
          <table:table-cell office:value-type="float" office:value="3" calcext:value-type="float">
            <text:p>3</text:p>
          </table:table-cell>
          <table:table-cell table:formula="of:=[.D82]-1" office:value-type="float" office:value="2" calcext:value-type="float">
            <text:p>2</text:p>
          </table:table-cell>
          <table:table-cell table:number-columns-repeated="16379"/>
        </table:table-row>
        <table:table-row table:style-name="ro23">
          <table:table-cell office:value-type="string" calcext:value-type="string">
            <text:p>cellar/inverter/cmnd</text:p>
          </table:table-cell>
          <table:table-cell office:value-type="string" calcext:value-type="string">
            <text:p>{</text:p>
            <text:p>  "title": "Enable Inverter",</text:p>
            <text:p>  "description": "Turn on the Inverter",</text:p>
            <text:p>  "input": {</text:p>
            <text:p>    "title": "",</text:p>
            <text:p>    "description": "",</text:p>
            <text:p>    "observable": true,</text:p>
            <text:p>    "type": "string",</text:p>
            <text:p>    "minimum": null,</text:p>
            <text:p>    "maximum": null,</text:p>
            <text:p>    "enum": [</text:p>
            <text:p>      "ON",</text:p>
            <text:p>      "OFF",</text:p>
            <text:p>      "0",</text:p>
            <text:p>      "1"</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cellar/inverter/cmnd",</text:p>
            <text:p>      "retain": false,</text:p>
            <text:p>      "op": [</text:p>
            <text:p>        "invokeaction"</text:p>
            <text:p>      ]</text:p>
            <text:p>    }</text:p>
            <text:p>  ]</text:p>
            <text:p>}</text:p>
          </table:table-cell>
          <table:table-cell office:value-type="string" calcext:value-type="string">
            <text:p>{</text:p>
            <text:p>  "title": "Inverter Command",</text:p>
            <text:p>  "description": "This affordance allows sending commands to the inverter, such as turning it ON or OFF.",</text:p>
            <text:p>  "input": {</text:p>
            <text:p>    "title": "",</text:p>
            <text:p>    "description": "",</text:p>
            <text:p>    "observable": null,</text:p>
            <text:p>    "type": "string",</text:p>
            <text:p>    "minimum": null,</text:p>
            <text:p>    "maximum": null,</text:p>
            <text:p>    "enum": [</text:p>
            <text:p>      "0",</text:p>
            <text:p>      "ON",</text:p>
            <text:p>      "1",</text:p>
            <text:p>      "OFF"</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ellar/inverter/cmnd",</text:p>
            <text:p>      "retain": false,</text:p>
            <text:p>      "op": []</text:p>
            <text:p>    }</text:p>
            <text:p>  ]</text:p>
            <text:p>}</text:p>
          </table:table-cell>
          <table:table-cell office:value-type="float" office:value="4" calcext:value-type="float">
            <text:p>4</text:p>
          </table:table-cell>
          <table:table-cell table:formula="of:=[.D83]-1" office:value-type="float" office:value="3" calcext:value-type="float">
            <text:p>3</text:p>
          </table:table-cell>
          <table:table-cell table:number-columns-repeated="16379"/>
        </table:table-row>
        <table:table-row table:style-name="ro24">
          <table:table-cell office:value-type="string" calcext:value-type="string">
            <text:p>roof/pv_panel/max_pressure_load</text:p>
          </table:table-cell>
          <table:table-cell office:value-type="string" calcext:value-type="string">
            <text:p>{</text:p>
            <text:p>  "title": "Maximum Pressure",</text:p>
            <text:p>  "description": "The maximum mechanical pressure that the panel may endure",</text:p>
            <text:p>  "observable": true,</text:p>
            <text:p>  "type": "object",</text:p>
            <text:p>  "minimum": null,</text:p>
            <text:p>  "maximum": null,</text:p>
            <text:p>  "enum": null,</text:p>
            <text:p>  "properties": {},</text:p>
            <text:p>  "forms": [</text:p>
            <text:p>    {</text:p>
            <text:p>      "href": "192.168.0.100:1883",</text:p>
            <text:p>      "contentType": null,</text:p>
            <text:p>      "topic": "roof/pv_panel/max_pressure_load",</text:p>
            <text:p>      "retain": true,</text:p>
            <text:p>      "op": [</text:p>
            <text:p>        "observeproperty",</text:p>
            <text:p>        "readproperty"</text:p>
            <text:p>      ]</text:p>
            <text:p>    }</text:p>
            <text:p>  ]</text:p>
            <text:p>}</text:p>
          </table:table-cell>
          <table:table-cell office:value-type="string" calcext:value-type="string">
            <text:p>{</text:p>
            <text:p>  "title": "Maximum Pressure Load",</text:p>
            <text:p>  "description": "The maximum pressure load that the PV panel can withstand from different environmental factors like hail, snow, and wind.",</text:p>
            <text:p>  "observable": null,</text:p>
            <text:p>  "type": "object",</text:p>
            <text:p>  "minimum": null,</text:p>
            <text:p>  "maximum": null,</text:p>
            <text:p>  "enum": null,</text:p>
            <text:p>  "properties": {</text:p>
            <text:p>    "hail": {</text:p>
            <text:p>      "title": "",</text:p>
            <text:p>      "description": "",</text:p>
            <text:p>      "observable": null,</text:p>
            <text:p>      "type": "number",</text:p>
            <text:p>      "minimum": null,</text:p>
            <text:p>      "maximum": null,</text:p>
            <text:p>      "enum": null,</text:p>
            <text:p>      "properties": {}</text:p>
            <text:p>    },</text:p>
            <text:p>    "snow": {</text:p>
            <text:p>      "title": "",</text:p>
            <text:p>      "description": "",</text:p>
            <text:p>      "observable": null,</text:p>
            <text:p>      "type": "number",</text:p>
            <text:p>      "minimum": null,</text:p>
            <text:p>      "maximum": null,</text:p>
            <text:p>      "enum": null,</text:p>
            <text:p>      "properties": {}</text:p>
            <text:p>    },</text:p>
            <text:p>    "wind":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roof/pv_panel/max_pressure_load",</text:p>
            <text:p>      "retain": true,</text:p>
            <text:p>      "op": []</text:p>
            <text:p>    }</text:p>
            <text:p>  ]</text:p>
            <text:p>}</text:p>
          </table:table-cell>
          <table:table-cell office:value-type="float" office:value="5" calcext:value-type="float">
            <text:p>5</text:p>
          </table:table-cell>
          <table:table-cell table:formula="of:=[.D84]-1" office:value-type="float" office:value="4" calcext:value-type="float">
            <text:p>4</text:p>
          </table:table-cell>
          <table:table-cell table:number-columns-repeated="16379"/>
        </table:table-row>
        <table:table-row table:style-name="ro7">
          <table:table-cell office:value-type="string" calcext:value-type="string">
            <text:p>roof/pv_panel/nominal_power</text:p>
          </table:table-cell>
          <table:table-cell office:value-type="string" calcext:value-type="string">
            <text:p>{</text:p>
            <text:p>  "title": "Power",</text:p>
            <text:p>  "description": "Nominal Power of the panel",</text:p>
            <text:p>  "observable": true,</text:p>
            <text:p>  "type": "number",</text:p>
            <text:p>  "minimum": 0,</text:p>
            <text:p>  "maximum": null,</text:p>
            <text:p>  "enum": null,</text:p>
            <text:p>  "properties": {},</text:p>
            <text:p>  "forms": [</text:p>
            <text:p>    {</text:p>
            <text:p>      "href": "192.168.0.100:1883",</text:p>
            <text:p>      "contentType": null,</text:p>
            <text:p>      "topic": "roof/pv_panel/nominal_power",</text:p>
            <text:p>      "retain": true,</text:p>
            <text:p>      "op": [</text:p>
            <text:p>        "observeproperty",</text:p>
            <text:p>        "readproperty"</text:p>
            <text:p>      ]</text:p>
            <text:p>    }</text:p>
            <text:p>  ]</text:p>
            <text:p>}</text:p>
          </table:table-cell>
          <table:table-cell office:value-type="string" calcext:value-type="string">
            <text:p>{</text:p>
            <text:p>  "title": "Nominal Power",</text:p>
            <text:p>  "description": "The nominal power output of the PV panel in watts",</text:p>
            <text:p>  "observable": null,</text:p>
            <text:p>  "type": "number",</text:p>
            <text:p>  "minimum": null,</text:p>
            <text:p>  "maximum": null,</text:p>
            <text:p>  "enum": null,</text:p>
            <text:p>  "properties": {},</text:p>
            <text:p>  "forms": [</text:p>
            <text:p>    {</text:p>
            <text:p>      "href": "mqtt://broker.emqx.io:1883",</text:p>
            <text:p>      "contentType": null,</text:p>
            <text:p>      "topic": "roof/pv_panel/nominal_power",</text:p>
            <text:p>      "retain": true,</text:p>
            <text:p>      "op": []</text:p>
            <text:p>    }</text:p>
            <text:p>  ]</text:p>
            <text:p>}</text:p>
          </table:table-cell>
          <table:table-cell office:value-type="float" office:value="4" calcext:value-type="float">
            <text:p>4</text:p>
          </table:table-cell>
          <table:table-cell table:formula="of:=[.D85]-1" office:value-type="float" office:value="3" calcext:value-type="float">
            <text:p>3</text:p>
          </table:table-cell>
          <table:table-cell table:number-columns-repeated="16379"/>
        </table:table-row>
        <table:table-row table:style-name="ro7">
          <table:table-cell office:value-type="string" calcext:value-type="string">
            <text:p>roof/pv_panel/max_system_voltage</text:p>
          </table:table-cell>
          <table:table-cell office:value-type="string" calcext:value-type="string">
            <text:p>{</text:p>
            <text:p>  "title": "Maximum System Voltage",</text:p>
            <text:p>  "description": "Maximum System Voltage for which the module is rated",</text:p>
            <text:p>  "observable": true,</text:p>
            <text:p>  "type": "number",</text:p>
            <text:p>  "minimum": 0,</text:p>
            <text:p>  "maximum": null,</text:p>
            <text:p>  "enum": null,</text:p>
            <text:p>  "properties": {},</text:p>
            <text:p>  "forms": [</text:p>
            <text:p>    {</text:p>
            <text:p>      "href": "192.168.0.100:1883",</text:p>
            <text:p>      "contentType": null,</text:p>
            <text:p>      "topic": "roof/pv_panel/max_system_voltage",</text:p>
            <text:p>      "retain": true,</text:p>
            <text:p>      "op": [</text:p>
            <text:p>        "observeproperty",</text:p>
            <text:p>        "readproperty"</text:p>
            <text:p>      ]</text:p>
            <text:p>    }</text:p>
            <text:p>  ]</text:p>
            <text:p>}</text:p>
          </table:table-cell>
          <table:table-cell office:value-type="string" calcext:value-type="string">
            <text:p>{</text:p>
            <text:p>  "title": "Maximum System Voltage",</text:p>
            <text:p>  "description": "The maximum voltage that the PV panel system can handle.",</text:p>
            <text:p>  "observable": null,</text:p>
            <text:p>  "type": "number",</text:p>
            <text:p>  "minimum": null,</text:p>
            <text:p>  "maximum": null,</text:p>
            <text:p>  "enum": null,</text:p>
            <text:p>  "properties": {},</text:p>
            <text:p>  "forms": [</text:p>
            <text:p>    {</text:p>
            <text:p>      "href": "mqtt://broker.emqx.io:1883",</text:p>
            <text:p>      "contentType": null,</text:p>
            <text:p>      "topic": "roof/pv_panel/max_system_voltage",</text:p>
            <text:p>      "retain": true,</text:p>
            <text:p>      "op": []</text:p>
            <text:p>    }</text:p>
            <text:p>  ]</text:p>
            <text:p>}</text:p>
          </table:table-cell>
          <table:table-cell office:value-type="float" office:value="5" calcext:value-type="float">
            <text:p>5</text:p>
          </table:table-cell>
          <table:table-cell table:formula="of:=[.D86]-1" office:value-type="float" office:value="4" calcext:value-type="float">
            <text:p>4</text:p>
          </table:table-cell>
          <table:table-cell table:number-columns-repeated="16379"/>
        </table:table-row>
        <table:table-row table:style-name="ro5">
          <table:table-cell office:value-type="string" calcext:value-type="string">
            <text:p>garage/siren/availability</text:p>
          </table:table-cell>
          <table:table-cell office:value-type="string" calcext:value-type="string">
            <text:p>{</text:p>
            <text:p>  "title": "Siren Availability",</text:p>
            <text:p>  "description": "The availability of the siren",</text:p>
            <text:p>  "observable": true,</text:p>
            <text:p>  "type": "string",</text:p>
            <text:p>  "minimum": null,</text:p>
            <text:p>  "maximum": null,</text:p>
            <text:p>  "enum": [</text:p>
            <text:p>    "ONLINE",</text:p>
            <text:p>    "OFFLINE"</text:p>
            <text:p>  ],</text:p>
            <text:p>  "properties": {},</text:p>
            <text:p>  "forms": [</text:p>
            <text:p>    {</text:p>
            <text:p>      "href": "192.168.0.100:1883",</text:p>
            <text:p>      "contentType": null,</text:p>
            <text:p>      "topic": "garage/siren/availability",</text:p>
            <text:p>      "retain": true,</text:p>
            <text:p>      "op": [</text:p>
            <text:p>        "observeproperty",</text:p>
            <text:p>        "readproperty"</text:p>
            <text:p>      ]</text:p>
            <text:p>    }</text:p>
            <text:p>  ]</text:p>
            <text:p>}</text:p>
          </table:table-cell>
          <table:table-cell office:value-type="string" calcext:value-type="string">
            <text:p>{</text:p>
            <text:p>  "title": "Siren Availability",</text:p>
            <text:p>  "description": "Indicates whether the siren device is currently online or offline",</text:p>
            <text:p>  "observable": null,</text:p>
            <text:p>  "type": "string",</text:p>
            <text:p>  "minimum": null,</text:p>
            <text:p>  "maximum": null,</text:p>
            <text:p>  "enum": [</text:p>
            <text:p>    "ONLINE",</text:p>
            <text:p>    "OFFLINE"</text:p>
            <text:p>  ],</text:p>
            <text:p>  "properties": {},</text:p>
            <text:p>  "forms": [</text:p>
            <text:p>    {</text:p>
            <text:p>      "href": "mqtt://broker.emqx.io:1883",</text:p>
            <text:p>      "contentType": null,</text:p>
            <text:p>      "topic": "garage/siren/availability",</text:p>
            <text:p>      "retain": true,</text:p>
            <text:p>      "op": []</text:p>
            <text:p>    }</text:p>
            <text:p>  ]</text:p>
            <text:p>}</text:p>
          </table:table-cell>
          <table:table-cell office:value-type="float" office:value="5" calcext:value-type="float">
            <text:p>5</text:p>
          </table:table-cell>
          <table:table-cell table:formula="of:=[.D87]-1" office:value-type="float" office:value="4" calcext:value-type="float">
            <text:p>4</text:p>
          </table:table-cell>
          <table:table-cell table:number-columns-repeated="16379"/>
        </table:table-row>
        <table:table-row table:style-name="ro14">
          <table:table-cell office:value-type="string" calcext:value-type="string">
            <text:p>garage/siren/activate/result</text:p>
          </table:table-cell>
          <table:table-cell office:value-type="string" calcext:value-type="string">
            <text:p>{</text:p>
            <text:p>  "title": "Siren Activated",</text:p>
            <text:p>  "description": "The event is triggered when siren was activated",</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activate/result",</text:p>
            <text:p>      "retain": false,</text:p>
            <text:p>      "op": [</text:p>
            <text:p>        "subscribeevent",</text:p>
            <text:p>        "unsubscribeevent"</text:p>
            <text:p>      ]</text:p>
            <text:p>    }</text:p>
            <text:p>  ]</text:p>
            <text:p>}</text:p>
          </table:table-cell>
          <table:table-cell office:value-type="string" calcext:value-type="string">
            <text:p>{</text:p>
            <text:p>  "title": "Activate Result",</text:p>
            <text:p>  "description": "Result of activating the siren. Returns 'activated' when successful.",</text:p>
            <text:p>  "data": {</text:p>
            <text:p>    "title": "",</text:p>
            <text:p>    "description": "",</text:p>
            <text:p>    "observable": null,</text:p>
            <text:p>    "type": "string",</text:p>
            <text:p>    "minimum": null,</text:p>
            <text:p>    "maximum": null,</text:p>
            <text:p>    "enum": [</text:p>
            <text:p>      "activated"</text:p>
            <text:p>    ],</text:p>
            <text:p>    "properties": {}</text:p>
            <text:p>  },</text:p>
            <text:p>  "forms": [</text:p>
            <text:p>    {</text:p>
            <text:p>      "href": "mqtt://broker.emqx.io:1883",</text:p>
            <text:p>      "contentType": null,</text:p>
            <text:p>      "topic": "garage/siren/activate/result",</text:p>
            <text:p>      "retain": false,</text:p>
            <text:p>      "op": []</text:p>
            <text:p>    }</text:p>
            <text:p>  ]</text:p>
            <text:p>}</text:p>
          </table:table-cell>
          <table:table-cell office:value-type="float" office:value="5" calcext:value-type="float">
            <text:p>5</text:p>
          </table:table-cell>
          <table:table-cell table:formula="of:=[.D88]-1" office:value-type="float" office:value="4" calcext:value-type="float">
            <text:p>4</text:p>
          </table:table-cell>
          <table:table-cell table:number-columns-repeated="16379"/>
        </table:table-row>
        <table:table-row table:style-name="ro14">
          <table:table-cell office:value-type="string" calcext:value-type="string">
            <text:p>garage/siren/test/result</text:p>
          </table:table-cell>
          <table:table-cell office:value-type="string" calcext:value-type="string">
            <text:p>{</text:p>
            <text:p>  "title": "Siren Test Activated",</text:p>
            <text:p>  "description": "The test alarm was activated (silent)",</text:p>
            <text:p>  "data": {</text:p>
            <text:p>    "title": "",</text:p>
            <text:p>    "description": "",</text:p>
            <text:p>    "observable": false,</text:p>
            <text:p>    "type": "string",</text:p>
            <text:p>    "minimum": null,</text:p>
            <text:p>    "maximum": null,</text:p>
            <text:p>    "enum": [</text:p>
            <text:p>      "activated"</text:p>
            <text:p>    ],</text:p>
            <text:p>    "properties": {}</text:p>
            <text:p>  },</text:p>
            <text:p>  "forms": [</text:p>
            <text:p>    {</text:p>
            <text:p>      "href": "192.168.0.100:1883",</text:p>
            <text:p>      "contentType": null,</text:p>
            <text:p>      "topic": "garage/siren/test/result",</text:p>
            <text:p>      "retain": false,</text:p>
            <text:p>      "op": [</text:p>
            <text:p>        "subscribeevent",</text:p>
            <text:p>        "unsubscribeevent"</text:p>
            <text:p>      ]</text:p>
            <text:p>    }</text:p>
            <text:p>  ]</text:p>
            <text:p>}</text:p>
          </table:table-cell>
          <table:table-cell office:value-type="string" calcext:value-type="string">
            <text:p>{</text:p>
            <text:p>  "title": "Test Result Affordance",</text:p>
            <text:p>  "description": "The result of testing the siren. This indicates whether the test was successful.",</text:p>
            <text:p>  "data": {</text:p>
            <text:p>    "title": "",</text:p>
            <text:p>    "description": "",</text:p>
            <text:p>    "observable": null,</text:p>
            <text:p>    "type": "string",</text:p>
            <text:p>    "minimum": null,</text:p>
            <text:p>    "maximum": null,</text:p>
            <text:p>    "enum": [</text:p>
            <text:p>      "activated"</text:p>
            <text:p>    ],</text:p>
            <text:p>    "properties": {}</text:p>
            <text:p>  },</text:p>
            <text:p>  "forms": [</text:p>
            <text:p>    {</text:p>
            <text:p>      "href": "mqtt://broker.emqx.io:1883",</text:p>
            <text:p>      "contentType": null,</text:p>
            <text:p>      "topic": "garage/siren/test/result",</text:p>
            <text:p>      "retain": false,</text:p>
            <text:p>      "op": []</text:p>
            <text:p>    }</text:p>
            <text:p>  ]</text:p>
            <text:p>}</text:p>
          </table:table-cell>
          <table:table-cell office:value-type="float" office:value="4" calcext:value-type="float">
            <text:p>4</text:p>
          </table:table-cell>
          <table:table-cell table:formula="of:=[.D89]-1" office:value-type="float" office:value="3" calcext:value-type="float">
            <text:p>3</text:p>
          </table:table-cell>
          <table:table-cell table:number-columns-repeated="16379"/>
        </table:table-row>
        <table:table-row table:style-name="ro8">
          <table:table-cell office:value-type="string" calcext:value-type="string">
            <text:p>garage/siren/activate</text:p>
          </table:table-cell>
          <table:table-cell office:value-type="string" calcext:value-type="string">
            <text:p>{</text:p>
            <text:p>  "title": "Activate Siren (Hot)",</text:p>
            <text:p>  "description": "Activate/Trigger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activate",</text:p>
            <text:p>      "retain": false,</text:p>
            <text:p>      "op": [</text:p>
            <text:p>        "invokeaction"</text:p>
            <text:p>      ]</text:p>
            <text:p>    }</text:p>
            <text:p>  ]</text:p>
            <text:p>}</text:p>
          </table:table-cell>
          <table:table-cell office:value-type="string" calcext:value-type="string">
            <text:p>{</text:p>
            <text:p>  "title": "Siren Activation",</text:p>
            <text:p>  "description": "An action to activate or deactivate the garage siren.",</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activate",</text:p>
            <text:p>      "retain": false,</text:p>
            <text:p>      "op": []</text:p>
            <text:p>    }</text:p>
            <text:p>  ]</text:p>
            <text:p>}</text:p>
          </table:table-cell>
          <table:table-cell office:value-type="float" office:value="4" calcext:value-type="float">
            <text:p>4</text:p>
          </table:table-cell>
          <table:table-cell table:formula="of:=[.D90]-1" office:value-type="float" office:value="3" calcext:value-type="float">
            <text:p>3</text:p>
          </table:table-cell>
          <table:table-cell table:number-columns-repeated="16379"/>
        </table:table-row>
        <table:table-row table:style-name="ro8">
          <table:table-cell office:value-type="string" calcext:value-type="string">
            <text:p>garage/siren/test</text:p>
          </table:table-cell>
          <table:table-cell office:value-type="string" calcext:value-type="string">
            <text:p>{</text:p>
            <text:p>  "title": "Activate Siren (Silent)",</text:p>
            <text:p>  "description": "Silently test activation of the siren",</text:p>
            <text:p>  "input": {</text:p>
            <text:p>    "title": "",</text:p>
            <text:p>    "description": "",</text:p>
            <text:p>    "observable": true,</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garage/siren/test",</text:p>
            <text:p>      "retain": false,</text:p>
            <text:p>      "op": [</text:p>
            <text:p>        "invokeaction"</text:p>
            <text:p>      ]</text:p>
            <text:p>    }</text:p>
            <text:p>  ]</text:p>
            <text:p>}</text:p>
          </table:table-cell>
          <table:table-cell office:value-type="string" calcext:value-type="string">
            <text:p>{</text:p>
            <text:p>  "title": "Test Siren",</text:p>
            <text:p>  "description": "An action to test the siren functionality by activating it for a short period.",</text:p>
            <text:p>  "input": {</text:p>
            <text:p>    "title": "",</text:p>
            <text:p>    "description": "",</text:p>
            <text:p>    "observable": null,</text:p>
            <text:p>    "type": "boolean",</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garage/siren/test",</text:p>
            <text:p>      "retain": false,</text:p>
            <text:p>      "op": []</text:p>
            <text:p>    }</text:p>
            <text:p>  ]</text:p>
            <text:p>}</text:p>
          </table:table-cell>
          <table:table-cell office:value-type="float" office:value="3" calcext:value-type="float">
            <text:p>3</text:p>
          </table:table-cell>
          <table:table-cell table:formula="of:=[.D91]-1" office:value-type="float" office:value="2" calcext:value-type="float">
            <text:p>2</text:p>
          </table:table-cell>
          <table:table-cell table:number-columns-repeated="16379"/>
        </table:table-row>
        <table:table-row table:style-name="ro7">
          <table:table-cell office:value-type="string" calcext:value-type="string">
            <text:p>home/downstairs/kitchen/switch004</text:p>
          </table:table-cell>
          <table:table-cell office:value-type="string" calcext:value-type="string">
            <text:p>{</text:p>
            <text:p>  "title": "Switch State",</text:p>
            <text:p>  "description": "Binary state of the switch",</text:p>
            <text:p>  "observable": true,</text:p>
            <text:p>  "type": "boolean",</text:p>
            <text:p>  "minimum": null,</text:p>
            <text:p>  "maximum": null,</text:p>
            <text:p>  "enum": null,</text:p>
            <text:p>  "properties": {},</text:p>
            <text:p>  "forms": [</text:p>
            <text:p>    {</text:p>
            <text:p>      "href": "192.168.0.100:1883",</text:p>
            <text:p>      "contentType": null,</text:p>
            <text:p>      "topic": "home/downstairs/kitchen/switch004",</text:p>
            <text:p>      "retain": true,</text:p>
            <text:p>      "op": [</text:p>
            <text:p>        "observeproperty",</text:p>
            <text:p>        "readproperty"</text:p>
            <text:p>      ]</text:p>
            <text:p>    }</text:p>
            <text:p>  ]</text:p>
            <text:p>}</text:p>
          </table:table-cell>
          <table:table-cell office:value-type="string" calcext:value-type="string">
            <text:p>{</text:p>
            <text:p>  "title": "Switch State",</text:p>
            <text:p>  "description": "Represents the current state (on/off) of a switch in the kitchen. The value can be read and updated.",</text:p>
            <text:p>  "observable": null,</text:p>
            <text:p>  "type": "boolean",</text:p>
            <text:p>  "minimum": null,</text:p>
            <text:p>  "maximum": null,</text:p>
            <text:p>  "enum": null,</text:p>
            <text:p>  "properties": {},</text:p>
            <text:p>  "forms": [</text:p>
            <text:p>    {</text:p>
            <text:p>      "href": "mqtt://broker.emqx.io:1883",</text:p>
            <text:p>      "contentType": null,</text:p>
            <text:p>      "topic": "home/downstairs/kitchen/switch004",</text:p>
            <text:p>      "retain": true,</text:p>
            <text:p>      "op": []</text:p>
            <text:p>    }</text:p>
            <text:p>  ]</text:p>
            <text:p>}</text:p>
          </table:table-cell>
          <table:table-cell office:value-type="float" office:value="5" calcext:value-type="float">
            <text:p>5</text:p>
          </table:table-cell>
          <table:table-cell table:formula="of:=[.D92]-1" office:value-type="float" office:value="4" calcext:value-type="float">
            <text:p>4</text:p>
          </table:table-cell>
          <table:table-cell table:number-columns-repeated="16379"/>
        </table:table-row>
        <table:table-row table:style-name="ro9">
          <table:table-cell office:value-type="string" calcext:value-type="string">
            <text:p>homeassistant/device_tracker/a4567d663eaf/pos</text:p>
          </table:table-cell>
          <table:table-cell office:value-type="string" calcext:value-type="string">
            <text:p>{</text:p>
            <text:p>  "title": "Tracker Position",</text:p>
            <text:p>  "description": "The location of the tracker in GPS coordinates",</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192.168.0.100:1883",</text:p>
            <text:p>      "contentType": null,</text:p>
            <text:p>      "topic": "homeassistant/device_tracker/a4567d663eaf/pos",</text:p>
            <text:p>      "retain": true,</text:p>
            <text:p>      "op": [</text:p>
            <text:p>        "observeproperty",</text:p>
            <text:p>        "readproperty"</text:p>
            <text:p>      ]</text:p>
            <text:p>    }</text:p>
            <text:p>  ]</text:p>
            <text:p>}</text:p>
          </table:table-cell>
          <table:table-cell office:value-type="string" calcext:value-type="string">
            <text:p>{</text:p>
            <text:p>  "title": "Position",</text:p>
            <text:p>  "description": "The current position of the device tracker including longitude, latitude and altitude.",</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altitude":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pos",</text:p>
            <text:p>      "retain": true,</text:p>
            <text:p>      "op": []</text:p>
            <text:p>    }</text:p>
            <text:p>  ]</text:p>
            <text:p>}</text:p>
          </table:table-cell>
          <table:table-cell office:value-type="float" office:value="5" calcext:value-type="float">
            <text:p>5</text:p>
          </table:table-cell>
          <table:table-cell table:formula="of:=[.D93]-1" office:value-type="float" office:value="4" calcext:value-type="float">
            <text:p>4</text:p>
          </table:table-cell>
          <table:table-cell table:number-columns-repeated="16379"/>
        </table:table-row>
        <table:table-row table:style-name="ro4">
          <table:table-cell office:value-type="string" calcext:value-type="string">
            <text:p>homeassistant/device_tracker/a4567d663eaf/alarm</text:p>
          </table:table-cell>
          <table:table-cell office:value-type="string" calcext:value-type="string">
            <text:p>{</text:p>
            <text:p>  "title": "Movement Alarm",</text:p>
            <text:p>  "description": "The tracker has left the set position and radius",</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homeassistant/device_tracker/a4567d663eaf/alarm",</text:p>
            <text:p>      "retain": false,</text:p>
            <text:p>      "op": [</text:p>
            <text:p>        "subscribeevent",</text:p>
            <text:p>        "unsubscribeevent"</text:p>
            <text:p>      ]</text:p>
            <text:p>    }</text:p>
            <text:p>  ]</text:p>
            <text:p>}</text:p>
          </table:table-cell>
          <table:table-cell office:value-type="string" calcext:value-type="string">
            <text:p>{</text:p>
            <text:p>  "title": "Device Alarm State",</text:p>
            <text:p>  "description": "Represents the alarm state of a device tracker, which can be triggered or cleared based on certain conditions.",</text:p>
            <text:p>  "observable": null,</text:p>
            <text:p>  "type": "null",</text:p>
            <text:p>  "minimum": null,</text:p>
            <text:p>  "maximum": null,</text:p>
            <text:p>  "enum": null,</text:p>
            <text:p>  "properties": {},</text:p>
            <text:p>  "forms": [</text:p>
            <text:p>    {</text:p>
            <text:p>      "href": "mqtt://broker.emqx.io:1883",</text:p>
            <text:p>      "contentType": null,</text:p>
            <text:p>      "topic": "homeassistant/device_tracker/a4567d663eaf/alarm",</text:p>
            <text:p>      "retain": false,</text:p>
            <text:p>      "op": []</text:p>
            <text:p>    }</text:p>
            <text:p>  ]</text:p>
            <text:p>}</text:p>
          </table:table-cell>
          <table:table-cell office:value-type="float" office:value="4" calcext:value-type="float">
            <text:p>4</text:p>
          </table:table-cell>
          <table:table-cell table:formula="of:=[.D94]-1" office:value-type="float" office:value="3" calcext:value-type="float">
            <text:p>3</text:p>
          </table:table-cell>
          <table:table-cell table:number-columns-repeated="16379"/>
        </table:table-row>
        <table:table-row table:style-name="ro20">
          <table:table-cell office:value-type="string" calcext:value-type="string">
            <text:p>homeassistant/device_tracker/a4567d663eaf/config</text:p>
          </table:table-cell>
          <table:table-cell office:value-type="string" calcext:value-type="string">
            <text:p>{</text:p>
            <text:p>  "title": "Set Position",</text:p>
            <text:p>  "description": "Set the position and radius of the tracker",</text:p>
            <text:p>  "input": {</text:p>
            <text:p>    "title": "",</text:p>
            <text:p>    "description": "",</text:p>
            <text:p>    "observable": true,</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assistant/device_tracker/a4567d663eaf/config",</text:p>
            <text:p>      "retain": false,</text:p>
            <text:p>      "op": [</text:p>
            <text:p>        "invokeaction"</text:p>
            <text:p>      ]</text:p>
            <text:p>    }</text:p>
            <text:p>  ]</text:p>
            <text:p>}</text:p>
          </table:table-cell>
          <table:table-cell office:value-type="string" calcext:value-type="string">
            <text:p>{</text:p>
            <text:p>  "title": "Config",</text:p>
            <text:p>  "description": "A property that exposes the configuration state of the device tracker. This includes the longitude, latitude and radius parameters.",</text:p>
            <text:p>  "observable": null,</text:p>
            <text:p>  "type": "object",</text:p>
            <text:p>  "minimum": null,</text:p>
            <text:p>  "maximum": null,</text:p>
            <text:p>  "enum": null,</text:p>
            <text:p>  "properties": {</text:p>
            <text:p>    "longitude": {</text:p>
            <text:p>      "title": "",</text:p>
            <text:p>      "description": "",</text:p>
            <text:p>      "observable": null,</text:p>
            <text:p>      "type": "number",</text:p>
            <text:p>      "minimum": null,</text:p>
            <text:p>      "maximum": null,</text:p>
            <text:p>      "enum": null,</text:p>
            <text:p>      "properties": {}</text:p>
            <text:p>    },</text:p>
            <text:p>    "latitude": {</text:p>
            <text:p>      "title": "",</text:p>
            <text:p>      "description": "",</text:p>
            <text:p>      "observable": null,</text:p>
            <text:p>      "type": "number",</text:p>
            <text:p>      "minimum": null,</text:p>
            <text:p>      "maximum": null,</text:p>
            <text:p>      "enum": null,</text:p>
            <text:p>      "properties": {}</text:p>
            <text:p>    },</text:p>
            <text:p>    "radius": {</text:p>
            <text:p>      "title": "",</text:p>
            <text:p>      "description": "",</text:p>
            <text:p>      "observable": null,</text:p>
            <text:p>      "type": "number",</text:p>
            <text:p>      "minimum": null,</text:p>
            <text:p>      "maximum": null,</text:p>
            <text:p>      "enum": null,</text:p>
            <text:p>      "properties": {}</text:p>
            <text:p>    }</text:p>
            <text:p>  },</text:p>
            <text:p>  "forms": [</text:p>
            <text:p>    {</text:p>
            <text:p>      "href": "mqtt://broker.emqx.io:1883",</text:p>
            <text:p>      "contentType": null,</text:p>
            <text:p>      "topic": "homeassistant/device_tracker/a4567d663eaf/config",</text:p>
            <text:p>      "retain": false,</text:p>
            <text:p>      "op": []</text:p>
            <text:p>    }</text:p>
            <text:p>  ]</text:p>
            <text:p>}</text:p>
          </table:table-cell>
          <table:table-cell office:value-type="float" office:value="5" calcext:value-type="float">
            <text:p>5</text:p>
          </table:table-cell>
          <table:table-cell table:formula="of:=[.D95]-1" office:value-type="float" office:value="4" calcext:value-type="float">
            <text:p>4</text:p>
          </table:table-cell>
          <table:table-cell table:number-columns-repeated="16379"/>
        </table:table-row>
        <table:table-row table:style-name="ro25">
          <table:table-cell office:value-type="string" calcext:value-type="string">
            <text:p>apartment/vacuum/state</text:p>
          </table:table-cell>
          <table:table-cell office:value-type="string" calcext:value-type="string">
            <text:p>{</text:p>
            <text:p>  "title": "Vacuum Cleaner State",</text:p>
            <text:p>  "description": "The state of the vacuum. The state may be cleaning, docked, paused, idle, returning or error",</text:p>
            <text:p>  "observable": true,</text:p>
            <text:p>  "type": "string",</text:p>
            <text:p>  "minimum": null,</text:p>
            <text:p>  "maximum": null,</text:p>
            <text:p>  "enum": [</text:p>
            <text:p>    "cleaning",</text:p>
            <text:p>    "docked",</text:p>
            <text:p>    "paused",</text:p>
            <text:p>    "idle",</text:p>
            <text:p>    "returning",</text:p>
            <text:p>    "error"</text:p>
            <text:p>  ],</text:p>
            <text:p>  "properties": {},</text:p>
            <text:p>  "forms": [</text:p>
            <text:p>    {</text:p>
            <text:p>      "href": "192.168.0.100:1883",</text:p>
            <text:p>      "contentType": null,</text:p>
            <text:p>      "topic": "apartment/vacuum/state",</text:p>
            <text:p>      "retain": true,</text:p>
            <text:p>      "op": [</text:p>
            <text:p>        "observeproperty",</text:p>
            <text:p>        "readproperty"</text:p>
            <text:p>      ]</text:p>
            <text:p>    }</text:p>
            <text:p>  ]</text:p>
            <text:p>}</text:p>
          </table:table-cell>
          <table:table-cell office:value-type="string" calcext:value-type="string">
            <text:p>{</text:p>
            <text:p>  "title": "Vacuum State",</text:p>
            <text:p>  "description": "Represents the current state of the vacuum cleaner. It can be one of several predefined values indicating different operational states.",</text:p>
            <text:p>  "observable": null,</text:p>
            <text:p>  "type": "string",</text:p>
            <text:p>  "minimum": null,</text:p>
            <text:p>  "maximum": null,</text:p>
            <text:p>  "enum": [</text:p>
            <text:p>    "idle",</text:p>
            <text:p>    "returning",</text:p>
            <text:p>    "cleaning",</text:p>
            <text:p>    "error",</text:p>
            <text:p>    "paused",</text:p>
            <text:p>    "docked"</text:p>
            <text:p>  ],</text:p>
            <text:p>  "properties": {},</text:p>
            <text:p>  "forms": [</text:p>
            <text:p>    {</text:p>
            <text:p>      "href": "mqtt://broker.emqx.io:1883",</text:p>
            <text:p>      "contentType": null,</text:p>
            <text:p>      "topic": "apartment/vacuum/state",</text:p>
            <text:p>      "retain": true,</text:p>
            <text:p>      "op": []</text:p>
            <text:p>    }</text:p>
            <text:p>  ]</text:p>
            <text:p>}</text:p>
          </table:table-cell>
          <table:table-cell office:value-type="float" office:value="5" calcext:value-type="float">
            <text:p>5</text:p>
          </table:table-cell>
          <table:table-cell table:formula="of:=[.D96]-1" office:value-type="float" office:value="4" calcext:value-type="float">
            <text:p>4</text:p>
          </table:table-cell>
          <table:table-cell table:number-columns-repeated="16379"/>
        </table:table-row>
        <table:table-row table:style-name="ro19">
          <table:table-cell office:value-type="string" calcext:value-type="string">
            <text:p>apartment/vacuum/bat</text:p>
          </table:table-cell>
          <table:table-cell office:value-type="string" calcext:value-type="string">
            <text:p>{</text:p>
            <text:p>  "title": "Battery",</text:p>
            <text:p>  "description": "Battery percentage of the vacuum cleaner",</text:p>
            <text:p>  "observable": true,</text:p>
            <text:p>  "type": "integer",</text:p>
            <text:p>  "minimum": 0,</text:p>
            <text:p>  "maximum": 100,</text:p>
            <text:p>  "enum": null,</text:p>
            <text:p>  "properties": {},</text:p>
            <text:p>  "forms": [</text:p>
            <text:p>    {</text:p>
            <text:p>      "href": "192.168.0.100:1883",</text:p>
            <text:p>      "contentType": null,</text:p>
            <text:p>      "topic": "apartment/vacuum/bat",</text:p>
            <text:p>      "retain": true,</text:p>
            <text:p>      "op": [</text:p>
            <text:p>        "observeproperty"</text:p>
            <text:p>      ]</text:p>
            <text:p>    }</text:p>
            <text:p>  ]</text:p>
            <text:p>}</text:p>
          </table:table-cell>
          <table:table-cell office:value-type="string" calcext:value-type="string">
            <text:p>{</text:p>
            <text:p>  "title": "Battery Level",</text:p>
            <text:p>  "description": "The current battery level of the vacuum cleaner, represented as a percentage value.",</text:p>
            <text:p>  "observable": null,</text:p>
            <text:p>  "type": "number",</text:p>
            <text:p>  "minimum": null,</text:p>
            <text:p>  "maximum": null,</text:p>
            <text:p>  "enum": null,</text:p>
            <text:p>  "properties": {},</text:p>
            <text:p>  "forms": [</text:p>
            <text:p>    {</text:p>
            <text:p>      "href": "mqtt://broker.emqx.io:1883",</text:p>
            <text:p>      "contentType": null,</text:p>
            <text:p>      "topic": "apartment/vacuum/bat",</text:p>
            <text:p>      "retain": true,</text:p>
            <text:p>      "op": []</text:p>
            <text:p>    }</text:p>
            <text:p>  ]</text:p>
            <text:p>}</text:p>
          </table:table-cell>
          <table:table-cell office:value-type="float" office:value="5" calcext:value-type="float">
            <text:p>5</text:p>
          </table:table-cell>
          <table:table-cell table:formula="of:=[.D97]-1" office:value-type="float" office:value="4" calcext:value-type="float">
            <text:p>4</text:p>
          </table:table-cell>
          <table:table-cell table:number-columns-repeated="16379"/>
        </table:table-row>
        <table:table-row table:style-name="ro4">
          <table:table-cell office:value-type="string" calcext:value-type="string">
            <text:p>apartment/vacuum/stuck</text:p>
          </table:table-cell>
          <table:table-cell office:value-type="string" calcext:value-type="string">
            <text:p>{</text:p>
            <text:p>  "title": "Vacuum Stuck",</text:p>
            <text:p>  "description": "The vacuum cleaner is stuck and needs assistance",</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stuck",</text:p>
            <text:p>      "retain": false,</text:p>
            <text:p>      "op": [</text:p>
            <text:p>        "subscribeevent",</text:p>
            <text:p>        "unsubscribeevent"</text:p>
            <text:p>      ]</text:p>
            <text:p>    }</text:p>
            <text:p>  ]</text:p>
            <text:p>}</text:p>
          </table:table-cell>
          <table:table-cell office:value-type="string" calcext:value-type="string">
            <text:p>{</text:p>
            <text:p>  "title": "Stuck Status",</text:p>
            <text:p>  "description": "Indicates whether the vacuum cleaner is stuck or not. A null value means no issues detected.",</text:p>
            <text:p>  "observable": null,</text:p>
            <text:p>  "type": "null",</text:p>
            <text:p>  "minimum": null,</text:p>
            <text:p>  "maximum": null,</text:p>
            <text:p>  "enum": null,</text:p>
            <text:p>  "properties": {},</text:p>
            <text:p>  "forms": [</text:p>
            <text:p>    {</text:p>
            <text:p>      "href": "mqtt://broker.emqx.io:1883",</text:p>
            <text:p>      "contentType": null,</text:p>
            <text:p>      "topic": "apartment/vacuum/stuck",</text:p>
            <text:p>      "retain": false,</text:p>
            <text:p>      "op": []</text:p>
            <text:p>    }</text:p>
            <text:p>  ]</text:p>
            <text:p>}</text:p>
          </table:table-cell>
          <table:table-cell office:value-type="float" office:value="3" calcext:value-type="float">
            <text:p>3</text:p>
          </table:table-cell>
          <table:table-cell table:formula="of:=[.D98]-1" office:value-type="float" office:value="2" calcext:value-type="float">
            <text:p>2</text:p>
          </table:table-cell>
          <table:table-cell table:number-columns-repeated="16379"/>
        </table:table-row>
        <table:table-row table:style-name="ro4">
          <table:table-cell office:value-type="string" calcext:value-type="string">
            <text:p>apartment/vacuum/bin/full</text:p>
          </table:table-cell>
          <table:table-cell office:value-type="string" calcext:value-type="string">
            <text:p>{</text:p>
            <text:p>  "title": "Vacuum Bin Full",</text:p>
            <text:p>  "description": "The vacuum cleaner's bin is full",</text:p>
            <text:p>  "data": {</text:p>
            <text:p>    "title": "",</text:p>
            <text:p>    "description": "",</text:p>
            <text:p>    "observable": null,</text:p>
            <text:p>    "type": "null",</text:p>
            <text:p>    "minimum": null,</text:p>
            <text:p>    "maximum": null,</text:p>
            <text:p>    "enum": null,</text:p>
            <text:p>    "properties": {}</text:p>
            <text:p>  },</text:p>
            <text:p>  "forms": [</text:p>
            <text:p>    {</text:p>
            <text:p>      "href": "192.168.0.100:1883",</text:p>
            <text:p>      "contentType": null,</text:p>
            <text:p>      "topic": "apartment/vacuum/bin/full",</text:p>
            <text:p>      "retain": false,</text:p>
            <text:p>      "op": [</text:p>
            <text:p>        "subscribeevent",</text:p>
            <text:p>        "unsubscribeevent"</text:p>
            <text:p>      ]</text:p>
            <text:p>    }</text:p>
            <text:p>  ]</text:p>
            <text:p>}</text:p>
          </table:table-cell>
          <table:table-cell office:value-type="string" calcext:value-type="string">
            <text:p>{</text:p>
            <text:p>  "title": "Vacuum Bin Full Status",</text:p>
            <text:p>  "description": "Indicates whether the vacuum's bin is full or not. A null value indicates that the bin is not full.",</text:p>
            <text:p>  "observable": null,</text:p>
            <text:p>  "type": "null",</text:p>
            <text:p>  "minimum": null,</text:p>
            <text:p>  "maximum": null,</text:p>
            <text:p>  "enum": null,</text:p>
            <text:p>  "properties": {},</text:p>
            <text:p>  "forms": [</text:p>
            <text:p>    {</text:p>
            <text:p>      "href": "mqtt://broker.emqx.io:1883",</text:p>
            <text:p>      "contentType": null,</text:p>
            <text:p>      "topic": "apartment/vacuum/bin/full",</text:p>
            <text:p>      "retain": false,</text:p>
            <text:p>      "op": []</text:p>
            <text:p>    }</text:p>
            <text:p>  ]</text:p>
            <text:p>}</text:p>
          </table:table-cell>
          <table:table-cell office:value-type="float" office:value="3" calcext:value-type="float">
            <text:p>3</text:p>
          </table:table-cell>
          <table:table-cell table:formula="of:=[.D99]-1" office:value-type="float" office:value="2" calcext:value-type="float">
            <text:p>2</text:p>
          </table:table-cell>
          <table:table-cell table:number-columns-repeated="16379"/>
        </table:table-row>
        <table:table-row table:style-name="ro4">
          <table:table-cell office:value-type="string" calcext:value-type="string">
            <text:p>apartment/vacuum/pause</text:p>
          </table:table-cell>
          <table:table-cell office:value-type="string" calcext:value-type="string">
            <text:p>{</text:p>
            <text:p>  "title": "Pause vacuum cleaner",</text:p>
            <text:p>  "description": "Pause the vacuum cleaner",</text:p>
            <text:p>  "input": {</text:p>
            <text:p>    "title": "",</text:p>
            <text:p>    "description": "",</text:p>
            <text:p>    "observable": true,</text:p>
            <text:p>    "type": "boolean",</text:p>
            <text:p>    "minimum": null,</text:p>
            <text:p>    "maximum": null,</text:p>
            <text:p>    "enum": null,</text:p>
            <text:p>    "properties": {}</text:p>
            <text:p>  },</text:p>
            <text:p>  "output": null,</text:p>
            <text:p>  "forms": [</text:p>
            <text:p>    {</text:p>
            <text:p>      "href": "192.168.0.100:1883",</text:p>
            <text:p>      "contentType": null,</text:p>
            <text:p>      "topic": "apartment/vacuum/pause",</text:p>
            <text:p>      "retain": false,</text:p>
            <text:p>      "op": [</text:p>
            <text:p>        "invokeaction"</text:p>
            <text:p>      ]</text:p>
            <text:p>    }</text:p>
            <text:p>  ]</text:p>
            <text:p>}</text:p>
          </table:table-cell>
          <table:table-cell office:value-type="string" calcext:value-type="string">
            <text:p>{</text:p>
            <text:p>  "title": "Pause State",</text:p>
            <text:p>  "description": "Represents whether the vacuum cleaner is currently paused or not. This is a boolean state that can be read and written.",</text:p>
            <text:p>  "observable": null,</text:p>
            <text:p>  "type": "boolean",</text:p>
            <text:p>  "minimum": null,</text:p>
            <text:p>  "maximum": null,</text:p>
            <text:p>  "enum": null,</text:p>
            <text:p>  "properties": {},</text:p>
            <text:p>  "forms": [</text:p>
            <text:p>    {</text:p>
            <text:p>      "href": "mqtt://broker.emqx.io:1883",</text:p>
            <text:p>      "contentType": null,</text:p>
            <text:p>      "topic": "apartment/vacuum/pause",</text:p>
            <text:p>      "retain": false,</text:p>
            <text:p>      "op": []</text:p>
            <text:p>    }</text:p>
            <text:p>  ]</text:p>
            <text:p>}</text:p>
          </table:table-cell>
          <table:table-cell office:value-type="float" office:value="3" calcext:value-type="float">
            <text:p>3</text:p>
          </table:table-cell>
          <table:table-cell table:formula="of:=[.D100]-1" office:value-type="float" office:value="2" calcext:value-type="float">
            <text:p>2</text:p>
          </table:table-cell>
          <table:table-cell table:number-columns-repeated="16379"/>
        </table:table-row>
        <table:table-row table:style-name="ro3">
          <table:table-cell office:value-type="string" calcext:value-type="string">
            <text:p>apartment/vacuum/cmnd</text:p>
          </table:table-cell>
          <table:table-cell office:value-type="string" calcext:value-type="string">
            <text:p>{</text:p>
            <text:p>  "title": "Commands",</text:p>
            <text:p>  "description": "Send commands to the vacuum cleaner",</text:p>
            <text:p>  "input": {</text:p>
            <text:p>    "title": "",</text:p>
            <text:p>    "description": "",</text:p>
            <text:p>    "observable": true,</text:p>
            <text:p>    "type": "string",</text:p>
            <text:p>    "minimum": null,</text:p>
            <text:p>    "maximum": null,</text:p>
            <text:p>    "enum": [</text:p>
            <text:p>      "start",</text:p>
            <text:p>      "pause",</text:p>
            <text:p>      "return",</text:p>
            <text:p>      "stop",</text:p>
            <text:p>      "clean_spot",</text:p>
            <text:p>      "locate"</text:p>
            <text:p>    ],</text:p>
            <text:p>    "properties": {}</text:p>
            <text:p>  },</text:p>
            <text:p>  "output": null,</text:p>
            <text:p>  "forms": [</text:p>
            <text:p>    {</text:p>
            <text:p>      "href": "192.168.0.100:1883",</text:p>
            <text:p>      "contentType": null,</text:p>
            <text:p>      "topic": "apartment/vacuum/cmnd",</text:p>
            <text:p>      "retain": false,</text:p>
            <text:p>      "op": [</text:p>
            <text:p>        "invokeaction"</text:p>
            <text:p>      ]</text:p>
            <text:p>    }</text:p>
            <text:p>  ]</text:p>
            <text:p>}</text:p>
          </table:table-cell>
          <table:table-cell office:value-type="string" calcext:value-type="string">
            <text:p>{</text:p>
            <text:p>  "title": "Vacuum Control Command",</text:p>
            <text:p>  "description": "This affordance allows sending commands to control the vacuum cleaner's actions such as starting, pausing, returning, stopping, cleaning a spot, or locating it.",</text:p>
            <text:p>  "input": {</text:p>
            <text:p>    "title": "",</text:p>
            <text:p>    "description": "",</text:p>
            <text:p>    "observable": null,</text:p>
            <text:p>    "type": "string",</text:p>
            <text:p>    "minimum": null,</text:p>
            <text:p>    "maximum": null,</text:p>
            <text:p>    "enum": [</text:p>
            <text:p>      "stop",</text:p>
            <text:p>      "locate",</text:p>
            <text:p>      "clean_spot",</text:p>
            <text:p>      "start",</text:p>
            <text:p>      "return",</text:p>
            <text:p>      "paus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partment/vacuum/cmnd",</text:p>
            <text:p>      "retain": false,</text:p>
            <text:p>      "op": []</text:p>
            <text:p>    }</text:p>
            <text:p>  ]</text:p>
            <text:p>}</text:p>
          </table:table-cell>
          <table:table-cell office:value-type="float" office:value="5" calcext:value-type="float">
            <text:p>5</text:p>
          </table:table-cell>
          <table:table-cell table:formula="of:=[.D101]-1" office:value-type="float" office:value="4" calcext:value-type="float">
            <text:p>4</text:p>
          </table:table-cell>
          <table:table-cell table:number-columns-repeated="16379"/>
        </table:table-row>
        <table:table-row table:style-name="ro5">
          <table:table-cell office:value-type="string" calcext:value-type="string">
            <text:p>home/cover/pos</text:p>
          </table:table-cell>
          <table:table-cell office:value-type="string" calcext:value-type="string">
            <text:p>{</text:p>
            <text:p>  "title": "Cover position",</text:p>
            <text:p>  "description": "Position of the cover, it is either open or closed",</text:p>
            <text:p>  "observable": true,</text:p>
            <text:p>  "type": "string",</text:p>
            <text:p>  "minimum": null,</text:p>
            <text:p>  "maximum": null,</text:p>
            <text:p>  "enum": [</text:p>
            <text:p>    "OPEN",</text:p>
            <text:p>    "CLOSED"</text:p>
            <text:p>  ],</text:p>
            <text:p>  "properties": {},</text:p>
            <text:p>  "forms": [</text:p>
            <text:p>    {</text:p>
            <text:p>      "href": "192.168.0.100:1883",</text:p>
            <text:p>      "contentType": null,</text:p>
            <text:p>      "topic": "home/cover/pos",</text:p>
            <text:p>      "retain": true,</text:p>
            <text:p>      "op": [</text:p>
            <text:p>        "observeproperty",</text:p>
            <text:p>        "readproperty"</text:p>
            <text:p>      ]</text:p>
            <text:p>    }</text:p>
            <text:p>  ]</text:p>
            <text:p>}</text:p>
          </table:table-cell>
          <table:table-cell office:value-type="string" calcext:value-type="string">
            <text:p>{</text:p>
            <text:p>  "title": "Cover Position",</text:p>
            <text:p>  "description": "The current position state of the cover (open or closed)",</text:p>
            <text:p>  "observable": null,</text:p>
            <text:p>  "type": "string",</text:p>
            <text:p>  "minimum": null,</text:p>
            <text:p>  "maximum": null,</text:p>
            <text:p>  "enum": [</text:p>
            <text:p>    "OPEN",</text:p>
            <text:p>    "CLOSED"</text:p>
            <text:p>  ],</text:p>
            <text:p>  "properties": {},</text:p>
            <text:p>  "forms": [</text:p>
            <text:p>    {</text:p>
            <text:p>      "href": "mqtt://broker.emqx.io:1883",</text:p>
            <text:p>      "contentType": null,</text:p>
            <text:p>      "topic": "home/cover/pos",</text:p>
            <text:p>      "retain": true,</text:p>
            <text:p>      "op": []</text:p>
            <text:p>    }</text:p>
            <text:p>  ]</text:p>
            <text:p>}</text:p>
          </table:table-cell>
          <table:table-cell office:value-type="float" office:value="5" calcext:value-type="float">
            <text:p>5</text:p>
          </table:table-cell>
          <table:table-cell table:formula="of:=[.D102]-1" office:value-type="float" office:value="4" calcext:value-type="float">
            <text:p>4</text:p>
          </table:table-cell>
          <table:table-cell table:number-columns-repeated="16379"/>
        </table:table-row>
        <table:table-row table:style-name="ro25">
          <table:table-cell office:value-type="string" calcext:value-type="string">
            <text:p>home/cover/light</text:p>
          </table:table-cell>
          <table:table-cell office:value-type="string" calcext:value-type="string">
            <text:p>{</text:p>
            <text:p>  "title": "Sun light detection",</text:p>
            <text:p>  "description": "The window cover has detected sunlight",</text:p>
            <text:p>  "data": {</text:p>
            <text:p>    "title": "",</text:p>
            <text:p>    "description": "",</text:p>
            <text:p>    "observable": null,</text:p>
            <text:p>    "type": "string",</text:p>
            <text:p>    "minimum": null,</text:p>
            <text:p>    "maximum": null,</text:p>
            <text:p>    "enum": [</text:p>
            <text:p>      "LOW",</text:p>
            <text:p>      "MEDIUM",</text:p>
            <text:p>      "HIGH"</text:p>
            <text:p>    ],</text:p>
            <text:p>    "properties": {}</text:p>
            <text:p>  },</text:p>
            <text:p>  "forms": [</text:p>
            <text:p>    {</text:p>
            <text:p>      "href": "192.168.0.100:1883",</text:p>
            <text:p>      "contentType": "text/plain",</text:p>
            <text:p>      "topic": "home/cover/light",</text:p>
            <text:p>      "retain": true,</text:p>
            <text:p>      "op": [</text:p>
            <text:p>        "subscribeevent",</text:p>
            <text:p>        "unsubscribeevent"</text:p>
            <text:p>      ]</text:p>
            <text:p>    }</text:p>
            <text:p>  ]</text:p>
            <text:p>}</text:p>
          </table:table-cell>
          <table:table-cell office:value-type="string" calcext:value-type="string">
            <text:p>{</text:p>
            <text:p>  "title": "Light Level Control",</text:p>
            <text:p>  "description": "This affordance controls the light level with three possible states: LOW, MEDIUM, and HIGH.",</text:p>
            <text:p>  "observable": null,</text:p>
            <text:p>  "type": "string",</text:p>
            <text:p>  "minimum": null,</text:p>
            <text:p>  "maximum": null,</text:p>
            <text:p>  "enum": [</text:p>
            <text:p>    "MEDIUM",</text:p>
            <text:p>    "LOW",</text:p>
            <text:p>    "HIGH"</text:p>
            <text:p>  ],</text:p>
            <text:p>  "properties": {},</text:p>
            <text:p>  "forms": [</text:p>
            <text:p>    {</text:p>
            <text:p>      "href": "mqtt://broker.emqx.io:1883",</text:p>
            <text:p>      "contentType": null,</text:p>
            <text:p>      "topic": "home/cover/light",</text:p>
            <text:p>      "retain": true,</text:p>
            <text:p>      "op": []</text:p>
            <text:p>    }</text:p>
            <text:p>  ]</text:p>
            <text:p>}</text:p>
          </table:table-cell>
          <table:table-cell office:value-type="float" office:value="2" calcext:value-type="float">
            <text:p>2</text:p>
          </table:table-cell>
          <table:table-cell table:formula="of:=[.D103]-1" office:value-type="float" office:value="1" calcext:value-type="float">
            <text:p>1</text:p>
          </table:table-cell>
          <table:table-cell table:number-columns-repeated="16379"/>
        </table:table-row>
        <table:table-row table:style-name="ro6">
          <table:table-cell office:value-type="string" calcext:value-type="string">
            <text:p>home/cover/chg</text:p>
          </table:table-cell>
          <table:table-cell office:value-type="string" calcext:value-type="string">
            <text:p>{</text:p>
            <text:p>  "title": "Position Change",</text:p>
            <text:p>  "description": "The position of the window cover has changed",</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192.168.0.100:1883",</text:p>
            <text:p>      "contentType": "text/plain",</text:p>
            <text:p>      "topic": "home/cover/chg",</text:p>
            <text:p>      "retain": false,</text:p>
            <text:p>      "op": [</text:p>
            <text:p>        "subscribeevent",</text:p>
            <text:p>        "unsubscribeevent"</text:p>
            <text:p>      ]</text:p>
            <text:p>    }</text:p>
            <text:p>  ]</text:p>
            <text:p>}</text:p>
          </table:table-cell>
          <table:table-cell office:value-type="string" calcext:value-type="string">
            <text:p>{</text:p>
            <text:p>  "title": "Cover Change State",</text:p>
            <text:p>  "description": "This affordance represents the state change events of a cover (e.g., window blind, garage door). It indicates whether the cover is opening or closing.",</text:p>
            <text:p>  "data": {</text:p>
            <text:p>    "title": "",</text:p>
            <text:p>    "description": "",</text:p>
            <text:p>    "observable": null,</text:p>
            <text:p>    "type": "string",</text:p>
            <text:p>    "minimum": null,</text:p>
            <text:p>    "maximum": null,</text:p>
            <text:p>    "enum": [</text:p>
            <text:p>      "OPENING",</text:p>
            <text:p>      "CLOSING"</text:p>
            <text:p>    ],</text:p>
            <text:p>    "properties": {}</text:p>
            <text:p>  },</text:p>
            <text:p>  "forms": [</text:p>
            <text:p>    {</text:p>
            <text:p>      "href": "mqtt://broker.emqx.io:1883",</text:p>
            <text:p>      "contentType": null,</text:p>
            <text:p>      "topic": "home/cover/chg",</text:p>
            <text:p>      "retain": false,</text:p>
            <text:p>      "op": []</text:p>
            <text:p>    }</text:p>
            <text:p>  ]</text:p>
            <text:p>}</text:p>
          </table:table-cell>
          <table:table-cell office:value-type="float" office:value="3" calcext:value-type="float">
            <text:p>3</text:p>
          </table:table-cell>
          <table:table-cell table:formula="of:=[.D104]-1" office:value-type="float" office:value="2" calcext:value-type="float">
            <text:p>2</text:p>
          </table:table-cell>
          <table:table-cell table:number-columns-repeated="16379"/>
        </table:table-row>
        <table:table-row table:style-name="ro17">
          <table:table-cell office:value-type="string" calcext:value-type="string">
            <text:p>home/cover/cmd</text:p>
          </table:table-cell>
          <table:table-cell office:value-type="string" calcext:value-type="string">
            <text:p>{</text:p>
            <text:p>  "title": "Cover Commands",</text:p>
            <text:p>  "description": "Change the cover position to open or closed",</text:p>
            <text:p>  "input": {</text:p>
            <text:p>    "title": "",</text:p>
            <text:p>    "description": "",</text:p>
            <text:p>    "observable": true,</text:p>
            <text:p>    "type": "string",</text:p>
            <text:p>    "minimum": null,</text:p>
            <text:p>    "maximum": null,</text:p>
            <text:p>    "enum": [</text:p>
            <text:p>      "OPEN",</text:p>
            <text:p>      "CLOSE"</text:p>
            <text:p>    ],</text:p>
            <text:p>    "properties": {}</text:p>
            <text:p>  },</text:p>
            <text:p>  "output": {</text:p>
            <text:p>    "title": "",</text:p>
            <text:p>    "description": "",</text:p>
            <text:p>    "observable": false,</text:p>
            <text:p>    "type": "null",</text:p>
            <text:p>    "minimum": null,</text:p>
            <text:p>    "maximum": null,</text:p>
            <text:p>    "enum": null,</text:p>
            <text:p>    "properties": {}</text:p>
            <text:p>  },</text:p>
            <text:p>  "forms": [</text:p>
            <text:p>    {</text:p>
            <text:p>      "href": "192.168.0.100:1883",</text:p>
            <text:p>      "contentType": null,</text:p>
            <text:p>      "topic": "home/cover/cmd",</text:p>
            <text:p>      "retain": false,</text:p>
            <text:p>      "op": [</text:p>
            <text:p>        "invokeaction"</text:p>
            <text:p>      ]</text:p>
            <text:p>    }</text:p>
            <text:p>  ]</text:p>
            <text:p>}</text:p>
          </table:table-cell>
          <table:table-cell office:value-type="string" calcext:value-type="string">
            <text:p>{</text:p>
            <text:p>  "title": "Cover Command",</text:p>
            <text:p>  "description": "An action to open or close the cover.",</text:p>
            <text:p>  "input": {</text:p>
            <text:p>    "title": "",</text:p>
            <text:p>    "description": "",</text:p>
            <text:p>    "observable": null,</text:p>
            <text:p>    "type": "string",</text:p>
            <text:p>    "minimum": null,</text:p>
            <text:p>    "maximum": null,</text:p>
            <text:p>    "enum": [</text:p>
            <text:p>      "OPEN",</text:p>
            <text:p>      "CLOSE"</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ome/cover/cmd",</text:p>
            <text:p>      "retain": false,</text:p>
            <text:p>      "op": []</text:p>
            <text:p>    }</text:p>
            <text:p>  ]</text:p>
            <text:p>}</text:p>
          </table:table-cell>
          <table:table-cell office:value-type="float" office:value="5" calcext:value-type="float">
            <text:p>5</text:p>
          </table:table-cell>
          <table:table-cell table:formula="of:=[.D105]-1" office:value-type="float" office:value="4" calcext:value-type="float">
            <text:p>4</text:p>
          </table:table-cell>
          <table:table-cell table:style-name="ce2" table:formula="of:=AVERAGE([.E2:.E105])/4" office:value-type="percentage" office:value="0.850961538461538" calcext:value-type="percentage">
            <text:p>85.10%</text:p>
          </table:table-cell>
          <table:table-cell table:number-columns-repeated="16378"/>
        </table:table-row>
        <table:table-row table:style-name="ro6">
          <table:table-cell office:value-type="string" calcext:value-type="string">
            <text:p>things/id-28/properties/concentration</text:p>
          </table:table-cell>
          <table:table-cell office:value-type="string" calcext:value-type="string">
            <text:p>{</text:p>
            <text:p>  "title": "Gas Concentration",</text:p>
            <text:p>  "description": "The measured gas concentration",</text:p>
            <text:p>  "observable": null,</text:p>
            <text:p>  "type": "number",</text:p>
            <text:p>  "minimum": 0,</text:p>
            <text:p>  "maximum": null,</text:p>
            <text:p>  "enum": null,</text:p>
            <text:p>  "properties": {},</text:p>
            <text:p>  "forms": [</text:p>
            <text:p>    {</text:p>
            <text:p>      "href": "broker.emqx.io:1883",</text:p>
            <text:p>      "contentType": null,</text:p>
            <text:p>      "topic": "things/id-28/properties/concentration",</text:p>
            <text:p>      "retain": false,</text:p>
            <text:p>      "op": []</text:p>
            <text:p>    },</text:p>
            <text:p>    {</text:p>
            <text:p>      "href": "broker.emqx.io:1883",</text:p>
            <text:p>      "contentType": null,</text:p>
            <text:p>      "topic": "things/id-28/properties/concentration",</text:p>
            <text:p>      "retain": false,</text:p>
            <text:p>      "op": [</text:p>
            <text:p>        "observeproperty",</text:p>
            <text:p>        "unobserveproperty"</text:p>
            <text:p>      ]</text:p>
            <text:p>    }</text:p>
            <text:p>  ]</text:p>
            <text:p>}</text:p>
          </table:table-cell>
          <table:table-cell office:value-type="string" calcext:value-type="string">
            <text:p>{</text:p>
            <text:p>  "title": "Concentration Level",</text:p>
            <text:p>  "description": "Represents the concentration level measured by the IoT device, with values ranging from approximately 70 to 210.",</text:p>
            <text:p>  "observable": null,</text:p>
            <text:p>  "type": "number",</text:p>
            <text:p>  "minimum": null,</text:p>
            <text:p>  "maximum": null,</text:p>
            <text:p>  "enum": null,</text:p>
            <text:p>  "properties": {},</text:p>
            <text:p>  "forms": [</text:p>
            <text:p>    {</text:p>
            <text:p>      "href": "mqtt://broker.emqx.io:1883",</text:p>
            <text:p>      "contentType": null,</text:p>
            <text:p>      "topic": "things/id-28/properties/concentration",</text:p>
            <text:p>      "retain": false,</text:p>
            <text:p>      "op": []</text:p>
            <text:p>    }</text:p>
            <text:p>  ]</text:p>
            <text:p>}</text:p>
          </table:table-cell>
          <table:table-cell office:value-type="float" office:value="4" calcext:value-type="float">
            <text:p>4</text:p>
          </table:table-cell>
          <table:table-cell table:formula="of:=[.D106]-1" office:value-type="float" office:value="3" calcext:value-type="float">
            <text:p>3</text:p>
          </table:table-cell>
          <table:table-cell table:number-columns-repeated="16379"/>
        </table:table-row>
        <table:table-row table:style-name="ro6">
          <table:table-cell office:value-type="string" calcext:value-type="string">
            <text:p>things/id-28/properties/density</text:p>
          </table:table-cell>
          <table:table-cell office:value-type="string" calcext:value-type="string">
            <text:p>{</text:p>
            <text:p>  "title": "Particulate Density",</text:p>
            <text:p>  "description": "The measured particulate density",</text:p>
            <text:p>  "observable": null,</text:p>
            <text:p>  "type": "number",</text:p>
            <text:p>  "minimum": 0,</text:p>
            <text:p>  "maximum": null,</text:p>
            <text:p>  "enum": null,</text:p>
            <text:p>  "properties": {},</text:p>
            <text:p>  "forms": [</text:p>
            <text:p>    {</text:p>
            <text:p>      "href": "broker.emqx.io:1883",</text:p>
            <text:p>      "contentType": null,</text:p>
            <text:p>      "topic": "things/id-28/properties/density",</text:p>
            <text:p>      "retain": false,</text:p>
            <text:p>      "op": []</text:p>
            <text:p>    },</text:p>
            <text:p>    {</text:p>
            <text:p>      "href": "broker.emqx.io:1883",</text:p>
            <text:p>      "contentType": null,</text:p>
            <text:p>      "topic": "things/id-28/properties/density",</text:p>
            <text:p>      "retain": false,</text:p>
            <text:p>      "op": [</text:p>
            <text:p>        "observeproperty",</text:p>
            <text:p>        "unobserveproperty"</text:p>
            <text:p>      ]</text:p>
            <text:p>    }</text:p>
            <text:p>  ]</text:p>
            <text:p>}</text:p>
          </table:table-cell>
          <table:table-cell office:value-type="string" calcext:value-type="string">
            <text:p>{</text:p>
            <text:p>  "title": "Density Property",</text:p>
            <text:p>  "description": "The density property represents the mass per unit volume of a substance.",</text:p>
            <text:p>  "observable": null,</text:p>
            <text:p>  "type": "number",</text:p>
            <text:p>  "minimum": null,</text:p>
            <text:p>  "maximum": null,</text:p>
            <text:p>  "enum": null,</text:p>
            <text:p>  "properties": {},</text:p>
            <text:p>  "forms": [</text:p>
            <text:p>    {</text:p>
            <text:p>      "href": "mqtt://broker.emqx.io:1883",</text:p>
            <text:p>      "contentType": null,</text:p>
            <text:p>      "topic": "things/id-28/properties/density",</text:p>
            <text:p>      "retain": false,</text:p>
            <text:p>      "op": []</text:p>
            <text:p>    }</text:p>
            <text:p>  ]</text:p>
            <text:p>}</text:p>
          </table:table-cell>
          <table:table-cell office:value-type="float" office:value="3" calcext:value-type="float">
            <text:p>3</text:p>
          </table:table-cell>
          <table:table-cell table:formula="of:=[.D107]-1" office:value-type="float" office:value="2" calcext:value-type="float">
            <text:p>2</text:p>
          </table:table-cell>
          <table:table-cell table:number-columns-repeated="16379"/>
        </table:table-row>
        <table:table-row table:style-name="ro6">
          <table:table-cell office:value-type="string" calcext:value-type="string">
            <text:p>things/id-21/properties/alarm</text:p>
          </table:table-cell>
          <table:table-cell office:value-type="string" calcext:value-type="string">
            <text:p>{</text:p>
            <text:p>  "title": "Alarm",</text:p>
            <text:p>  "description": "This property indicates whether the alarm is on or off",</text:p>
            <text:p>  "observable": null,</text:p>
            <text:p>  "type": "boolean",</text:p>
            <text:p>  "minimum": null,</text:p>
            <text:p>  "maximum": null,</text:p>
            <text:p>  "enum": null,</text:p>
            <text:p>  "properties": {},</text:p>
            <text:p>  "forms": [</text:p>
            <text:p>    {</text:p>
            <text:p>      "href": "broker.emqx.io:1883",</text:p>
            <text:p>      "contentType": null,</text:p>
            <text:p>      "topic": "things/id-21/properties/alarm",</text:p>
            <text:p>      "retain": false,</text:p>
            <text:p>      "op": []</text:p>
            <text:p>    },</text:p>
            <text:p>    {</text:p>
            <text:p>      "href": "broker.emqx.io:1883",</text:p>
            <text:p>      "contentType": null,</text:p>
            <text:p>      "topic": "things/id-21/properties/alarm",</text:p>
            <text:p>      "retain": false,</text:p>
            <text:p>      "op": [</text:p>
            <text:p>        "observeproperty",</text:p>
            <text:p>        "unobserveproperty"</text:p>
            <text:p>      ]</text:p>
            <text:p>    }</text:p>
            <text:p>  ]</text:p>
            <text:p>}</text:p>
          </table:table-cell>
          <table:table-cell office:value-type="string" calcext:value-type="string">
            <text:p>{</text:p>
            <text:p>  "title": "Alarm Status",</text:p>
            <text:p>  "description": "Represents the current state of an alarm, either active (true) or inactive (false)",</text:p>
            <text:p>  "observable": null,</text:p>
            <text:p>  "type": "boolean",</text:p>
            <text:p>  "minimum": null,</text:p>
            <text:p>  "maximum": null,</text:p>
            <text:p>  "enum": null,</text:p>
            <text:p>  "properties": {},</text:p>
            <text:p>  "forms": [</text:p>
            <text:p>    {</text:p>
            <text:p>      "href": "mqtt://broker.emqx.io:1883",</text:p>
            <text:p>      "contentType": null,</text:p>
            <text:p>      "topic": "things/id-21/properties/alarm",</text:p>
            <text:p>      "retain": false,</text:p>
            <text:p>      "op": []</text:p>
            <text:p>    }</text:p>
            <text:p>  ]</text:p>
            <text:p>}</text:p>
          </table:table-cell>
          <table:table-cell office:value-type="float" office:value="5" calcext:value-type="float">
            <text:p>5</text:p>
          </table:table-cell>
          <table:table-cell table:formula="of:=[.D108]-1" office:value-type="float" office:value="4" calcext:value-type="float">
            <text:p>4</text:p>
          </table:table-cell>
          <table:table-cell table:number-columns-repeated="16379"/>
        </table:table-row>
        <table:table-row table:style-name="ro5">
          <table:table-cell office:value-type="string" calcext:value-type="string">
            <text:p>things/id-21/events/alarmEvent</text:p>
          </table:table-cell>
          <table:table-cell office:value-type="string" calcext:value-type="string">
            <text:p>{</text:p>
            <text:p>  "title": "Alarm",</text:p>
            <text:p>  "description": "This event is emitted when the alarm is triggered",</text:p>
            <text:p>  "data": {</text:p>
            <text:p>    "title": "",</text:p>
            <text:p>    "description": "",</text:p>
            <text:p>    "observable": null,</text:p>
            <text:p>    "type": "string",</text:p>
            <text:p>    "minimum": null,</text:p>
            <text:p>    "maximum": null,</text:p>
            <text:p>    "enum": [</text:p>
            <text:p>      "ALARM"</text:p>
            <text:p>    ],</text:p>
            <text:p>    "properties": {}</text:p>
            <text:p>  },</text:p>
            <text:p>  "forms": [</text:p>
            <text:p>    {</text:p>
            <text:p>      "href": "broker.emqx.io:1883",</text:p>
            <text:p>      "contentType": null,</text:p>
            <text:p>      "topic": "things/id-21/events/alarmEvent",</text:p>
            <text:p>      "retain": false,</text:p>
            <text:p>      "op": []</text:p>
            <text:p>    }</text:p>
            <text:p>  ]</text:p>
            <text:p>}</text:p>
          </table:table-cell>
          <table:table-cell office:value-type="string" calcext:value-type="string">
            <text:p>{</text:p>
            <text:p>  "title": "Alarm Event",</text:p>
            <text:p>  "description": "An event that indicates an alarm has been triggered on the device.",</text:p>
            <text:p>  "data": {</text:p>
            <text:p>    "title": "",</text:p>
            <text:p>    "description": "",</text:p>
            <text:p>    "observable": null,</text:p>
            <text:p>    "type": "string",</text:p>
            <text:p>    "minimum": null,</text:p>
            <text:p>    "maximum": null,</text:p>
            <text:p>    "enum": null,</text:p>
            <text:p>    "properties": {}</text:p>
            <text:p>  },</text:p>
            <text:p>  "forms": [</text:p>
            <text:p>    {</text:p>
            <text:p>      "href": "mqtt://broker.emqx.io:1883",</text:p>
            <text:p>      "contentType": null,</text:p>
            <text:p>      "topic": "things/id-21/events/alarmEvent",</text:p>
            <text:p>      "retain": false,</text:p>
            <text:p>      "op": []</text:p>
            <text:p>    }</text:p>
            <text:p>  ]</text:p>
            <text:p>}</text:p>
          </table:table-cell>
          <table:table-cell office:value-type="float" office:value="5" calcext:value-type="float">
            <text:p>5</text:p>
          </table:table-cell>
          <table:table-cell table:formula="of:=[.D109]-1" office:value-type="float" office:value="4" calcext:value-type="float">
            <text:p>4</text:p>
          </table:table-cell>
          <table:table-cell table:number-columns-repeated="16379"/>
        </table:table-row>
        <table:table-row table:style-name="ro16">
          <table:table-cell office:value-type="string" calcext:value-type="string">
            <text:p>things/id-21/actions/trigger</text:p>
          </table:table-cell>
          <table:table-cell office:value-type="string" calcext:value-type="string">
            <text:p>{</text:p>
            <text:p>  "title": "Trigger",</text:p>
            <text:p>  "description": "Trigger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trigger",</text:p>
            <text:p>      "retain": false,</text:p>
            <text:p>      "op": []</text:p>
            <text:p>    }</text:p>
            <text:p>  ]</text:p>
            <text:p>}</text:p>
          </table:table-cell>
          <table:table-cell office:value-type="string" calcext:value-type="string">
            <text:p>{</text:p>
            <text:p>  "title": "Trigger Action",</text:p>
            <text:p>  "description": "Triggers an alarm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trigger",</text:p>
            <text:p>      "retain": false,</text:p>
            <text:p>      "op": []</text:p>
            <text:p>    }</text:p>
            <text:p>  ]</text:p>
            <text:p>}</text:p>
          </table:table-cell>
          <table:table-cell office:value-type="float" office:value="5" calcext:value-type="float">
            <text:p>5</text:p>
          </table:table-cell>
          <table:table-cell table:formula="of:=[.D110]-1" office:value-type="float" office:value="4" calcext:value-type="float">
            <text:p>4</text:p>
          </table:table-cell>
          <table:table-cell table:number-columns-repeated="16379"/>
        </table:table-row>
        <table:table-row table:style-name="ro10">
          <table:table-cell office:value-type="string" calcext:value-type="string">
            <text:p>things/id-21/actions/silence</text:p>
          </table:table-cell>
          <table:table-cell office:value-type="string" calcext:value-type="string">
            <text:p>{</text:p>
            <text:p>  "title": "Silence",</text:p>
            <text:p>  "description": "Silence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1/actions/silence",</text:p>
            <text:p>      "retain": false,</text:p>
            <text:p>      "op": []</text:p>
            <text:p>    }</text:p>
            <text:p>  ]</text:p>
            <text:p>}</text:p>
          </table:table-cell>
          <table:table-cell office:value-type="string" calcext:value-type="string">
            <text:p>{</text:p>
            <text:p>  "title": "Silence Action",</text:p>
            <text:p>  "description": "An action to silence the alarm on the IoT device. This action takes no input parameters as indicated by the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1/actions/silence",</text:p>
            <text:p>      "retain": false,</text:p>
            <text:p>      "op": []</text:p>
            <text:p>    }</text:p>
            <text:p>  ]</text:p>
            <text:p>}</text:p>
          </table:table-cell>
          <table:table-cell office:value-type="float" office:value="5" calcext:value-type="float">
            <text:p>5</text:p>
          </table:table-cell>
          <table:table-cell table:formula="of:=[.D111]-1" office:value-type="float" office:value="4" calcext:value-type="float">
            <text:p>4</text:p>
          </table:table-cell>
          <table:table-cell table:number-columns-repeated="16379"/>
        </table:table-row>
        <table:table-row table:style-name="ro25">
          <table:table-cell office:value-type="string" calcext:value-type="string">
            <text:p>things/id-29/properties/pressure</text:p>
          </table:table-cell>
          <table:table-cell office:value-type="string" calcext:value-type="string">
            <text:p>{</text:p>
            <text:p>  "title": "Pressure",</text:p>
            <text:p>  "description": "The barometric pressure as measured by the sensor in hectopascal",</text:p>
            <text:p>  "observable": null,</text:p>
            <text:p>  "type": "number",</text:p>
            <text:p>  "minimum": 0,</text:p>
            <text:p>  "maximum": null,</text:p>
            <text:p>  "enum": null,</text:p>
            <text:p>  "properties": {},</text:p>
            <text:p>  "forms": [</text:p>
            <text:p>    {</text:p>
            <text:p>      "href": "broker.emqx.io:1883",</text:p>
            <text:p>      "contentType": null,</text:p>
            <text:p>      "topic": "things/id-29/properties/pressure",</text:p>
            <text:p>      "retain": false,</text:p>
            <text:p>      "op": []</text:p>
            <text:p>    },</text:p>
            <text:p>    {</text:p>
            <text:p>      "href": "broker.emqx.io:1883",</text:p>
            <text:p>      "contentType": null,</text:p>
            <text:p>      "topic": "things/id-29/properties/pressure",</text:p>
            <text:p>      "retain": false,</text:p>
            <text:p>      "op": [</text:p>
            <text:p>        "observeproperty",</text:p>
            <text:p>        "unobserveproperty"</text:p>
            <text:p>      ]</text:p>
            <text:p>    }</text:p>
            <text:p>  ]</text:p>
            <text:p>}</text:p>
          </table:table-cell>
          <table:table-cell office:value-type="string" calcext:value-type="string">
            <text:p>{</text:p>
            <text:p>  "title": "Pressure Sensor Reading",</text:p>
            <text:p>  "description": "The current pressure value measured by the sensor.",</text:p>
            <text:p>  "observable": null,</text:p>
            <text:p>  "type": "number",</text:p>
            <text:p>  "minimum": null,</text:p>
            <text:p>  "maximum": null,</text:p>
            <text:p>  "enum": null,</text:p>
            <text:p>  "properties": {},</text:p>
            <text:p>  "forms": [</text:p>
            <text:p>    {</text:p>
            <text:p>      "href": "mqtt://broker.emqx.io:1883",</text:p>
            <text:p>      "contentType": null,</text:p>
            <text:p>      "topic": "things/id-29/properties/pressure",</text:p>
            <text:p>      "retain": false,</text:p>
            <text:p>      "op": []</text:p>
            <text:p>    }</text:p>
            <text:p>  ]</text:p>
            <text:p>}</text:p>
          </table:table-cell>
          <table:table-cell office:value-type="float" office:value="3" calcext:value-type="float">
            <text:p>3</text:p>
          </table:table-cell>
          <table:table-cell table:formula="of:=[.D112]-1" office:value-type="float" office:value="2" calcext:value-type="float">
            <text:p>2</text:p>
          </table:table-cell>
          <table:table-cell table:number-columns-repeated="16379"/>
        </table:table-row>
        <table:table-row table:style-name="ro25">
          <table:table-cell office:value-type="string" calcext:value-type="string">
            <text:p>things/id-4/properties/on</text:p>
          </table:table-cell>
          <table:table-cell office:value-type="string" calcext:value-type="string">
            <text:p>{</text:p>
            <text:p>  "title": "On/Off",</text:p>
            <text:p>  "description": "The sensor can be either on, indicated by a 'true', or off, indicated by a 'false'",</text:p>
            <text:p>  "observable": null,</text:p>
            <text:p>  "type": "boolean",</text:p>
            <text:p>  "minimum": null,</text:p>
            <text:p>  "maximum": null,</text:p>
            <text:p>  "enum": null,</text:p>
            <text:p>  "properties": {},</text:p>
            <text:p>  "forms": [</text:p>
            <text:p>    {</text:p>
            <text:p>      "href": "broker.emqx.io:1883",</text:p>
            <text:p>      "contentType": null,</text:p>
            <text:p>      "topic": "things/id-4/properties/on",</text:p>
            <text:p>      "retain": false,</text:p>
            <text:p>      "op": []</text:p>
            <text:p>    },</text:p>
            <text:p>    {</text:p>
            <text:p>      "href": "broker.emqx.io:1883",</text:p>
            <text:p>      "contentType": null,</text:p>
            <text:p>      "topic": "things/id-4/properties/on",</text:p>
            <text:p>      "retain": false,</text:p>
            <text:p>      "op": [</text:p>
            <text:p>        "observeproperty",</text:p>
            <text:p>        "unobserveproperty"</text:p>
            <text:p>      ]</text:p>
            <text:p>    }</text:p>
            <text:p>  ]</text:p>
            <text:p>}</text:p>
          </table:table-cell>
          <table:table-cell office:value-type="string" calcext:value-type="string">
            <text:p>{</text:p>
            <text:p>  "title": "On State Property",</text:p>
            <text:p>  "description": "Represents the on/off state of a device, which can be read and written.",</text:p>
            <text:p>  "observable": null,</text:p>
            <text:p>  "type": "boolean",</text:p>
            <text:p>  "minimum": null,</text:p>
            <text:p>  "maximum": null,</text:p>
            <text:p>  "enum": null,</text:p>
            <text:p>  "properties": {},</text:p>
            <text:p>  "forms": [</text:p>
            <text:p>    {</text:p>
            <text:p>      "href": "mqtt://broker.emqx.io:1883",</text:p>
            <text:p>      "contentType": null,</text:p>
            <text:p>      "topic": "things/id-4/properties/on",</text:p>
            <text:p>      "retain": false,</text:p>
            <text:p>      "op": []</text:p>
            <text:p>    }</text:p>
            <text:p>  ]</text:p>
            <text:p>}</text:p>
          </table:table-cell>
          <table:table-cell office:value-type="float" office:value="4" calcext:value-type="float">
            <text:p>4</text:p>
          </table:table-cell>
          <table:table-cell table:formula="of:=[.D113]-1" office:value-type="float" office:value="3" calcext:value-type="float">
            <text:p>3</text:p>
          </table:table-cell>
          <table:table-cell table:number-columns-repeated="16379"/>
        </table:table-row>
        <table:table-row table:style-name="ro6">
          <table:table-cell office:value-type="string" calcext:value-type="string">
            <text:p>things/id-19/properties/image</text:p>
          </table:table-cell>
          <table:table-cell office:value-type="string" calcext:value-type="string">
            <text:p>{</text:p>
            <text:p>  "title": "Image",</text:p>
            <text:p>  "description": "The latest picture taken by the camera",</text:p>
            <text:p>  "observable": null,</text:p>
            <text:p>  "type": "null",</text:p>
            <text:p>  "minimum": null,</text:p>
            <text:p>  "maximum": null,</text:p>
            <text:p>  "enum": null,</text:p>
            <text:p>  "properties": {},</text:p>
            <text:p>  "forms": [</text:p>
            <text:p>    {</text:p>
            <text:p>      "href": "broker.emqx.io:1883",</text:p>
            <text:p>      "contentType": null,</text:p>
            <text:p>      "topic": "things/id-19/properties/image",</text:p>
            <text:p>      "retain": false,</text:p>
            <text:p>      "op": []</text:p>
            <text:p>    },</text:p>
            <text:p>    {</text:p>
            <text:p>      "href": "broker.emqx.io:1883",</text:p>
            <text:p>      "contentType": null,</text:p>
            <text:p>      "topic": "things/id-19/properties/image",</text:p>
            <text:p>      "retain": false,</text:p>
            <text:p>      "op": [</text:p>
            <text:p>        "observeproperty",</text:p>
            <text:p>        "unobserveproperty"</text:p>
            <text:p>      ]</text:p>
            <text:p>    }</text:p>
            <text:p>  ]</text:p>
            <text:p>}</text:p>
          </table:table-cell>
          <table:table-cell office:value-type="string" calcext:value-type="string">
            <text:p>{</text:p>
            <text:p>  "title": "Image Property",</text:p>
            <text:p>  "description": "A property that represents an image state, which can be retrieved (read) and/or updated (write). The current value is null.",</text:p>
            <text:p>  "observable": null,</text:p>
            <text:p>  "type": "null",</text:p>
            <text:p>  "minimum": null,</text:p>
            <text:p>  "maximum": null,</text:p>
            <text:p>  "enum": null,</text:p>
            <text:p>  "properties": {},</text:p>
            <text:p>  "forms": [</text:p>
            <text:p>    {</text:p>
            <text:p>      "href": "mqtt://broker.emqx.io:1883",</text:p>
            <text:p>      "contentType": null,</text:p>
            <text:p>      "topic": "things/id-19/properties/image",</text:p>
            <text:p>      "retain": false,</text:p>
            <text:p>      "op": []</text:p>
            <text:p>    }</text:p>
            <text:p>  ]</text:p>
            <text:p>}</text:p>
          </table:table-cell>
          <table:table-cell office:value-type="float" office:value="3" calcext:value-type="float">
            <text:p>3</text:p>
          </table:table-cell>
          <table:table-cell table:formula="of:=[.D114]-1" office:value-type="float" office:value="2" calcext:value-type="float">
            <text:p>2</text:p>
          </table:table-cell>
          <table:table-cell table:number-columns-repeated="16379"/>
        </table:table-row>
        <table:table-row table:style-name="ro8">
          <table:table-cell office:value-type="string" calcext:value-type="string">
            <text:p>things/id-23/properties/color</text:p>
          </table:table-cell>
          <table:table-cell office:value-type="string" calcext:value-type="string">
            <text:p>{</text:p>
            <text:p>  "title": "Color",</text:p>
            <text:p>  "description": "The currently selected color",</text:p>
            <text:p>  "observable": null,</text:p>
            <text:p>  "type": "string",</text:p>
            <text:p>  "minimum": null,</text:p>
            <text:p>  "maximum": null,</text:p>
            <text:p>  "enum": [</text:p>
            <text:p>    "Red",</text:p>
            <text:p>    "LimeGreen",</text:p>
            <text:p>    "Yellow",</text:p>
            <text:p>    "DarkGreen",</text:p>
            <text:p>    "LightCyan"</text:p>
            <text:p>  ],</text:p>
            <text:p>  "properties": {},</text:p>
            <text:p>  "forms": [</text:p>
            <text:p>    {</text:p>
            <text:p>      "href": "broker.emqx.io:1883",</text:p>
            <text:p>      "contentType": null,</text:p>
            <text:p>      "topic": "things/id-23/properties/color",</text:p>
            <text:p>      "retain": false,</text:p>
            <text:p>      "op": []</text:p>
            <text:p>    },</text:p>
            <text:p>    {</text:p>
            <text:p>      "href": "broker.emqx.io:1883",</text:p>
            <text:p>      "contentType": null,</text:p>
            <text:p>      "topic": "things/id-23/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e color property represents the current color state of the device. It can be set to different colors like Red, LimeGreen, Yellow, DarkGreen, and LightCyan.",</text:p>
            <text:p>  "observable": null,</text:p>
            <text:p>  "type": "string",</text:p>
            <text:p>  "minimum": null,</text:p>
            <text:p>  "maximum": null,</text:p>
            <text:p>  "enum": [</text:p>
            <text:p>    "LimeGreen",</text:p>
            <text:p>    "LightCyan",</text:p>
            <text:p>    "Red",</text:p>
            <text:p>    "DarkGreen",</text:p>
            <text:p>    "Yellow"</text:p>
            <text:p>  ],</text:p>
            <text:p>  "properties": {},</text:p>
            <text:p>  "forms": [</text:p>
            <text:p>    {</text:p>
            <text:p>      "href": "mqtt://broker.emqx.io:1883",</text:p>
            <text:p>      "contentType": null,</text:p>
            <text:p>      "topic": "things/id-23/properties/color",</text:p>
            <text:p>      "retain": false,</text:p>
            <text:p>      "op": []</text:p>
            <text:p>    }</text:p>
            <text:p>  ]</text:p>
            <text:p>}</text:p>
          </table:table-cell>
          <table:table-cell office:value-type="float" office:value="5" calcext:value-type="float">
            <text:p>5</text:p>
          </table:table-cell>
          <table:table-cell table:formula="of:=[.D115]-1" office:value-type="float" office:value="4" calcext:value-type="float">
            <text:p>4</text:p>
          </table:table-cell>
          <table:table-cell table:number-columns-repeated="16379"/>
        </table:table-row>
        <table:table-row table:style-name="ro6">
          <table:table-cell office:value-type="string" calcext:value-type="string">
            <text:p>things/id-26/properties/color</text:p>
          </table:table-cell>
          <table:table-cell office:value-type="string" calcext:value-type="string">
            <text:p>{</text:p>
            <text:p>  "title": "Color",</text:p>
            <text:p>  "description": "The hex code of the measured color",</text:p>
            <text:p>  "observable": null,</text:p>
            <text:p>  "type": "string",</text:p>
            <text:p>  "minimum": null,</text:p>
            <text:p>  "maximum": null,</text:p>
            <text:p>  "enum": null,</text:p>
            <text:p>  "properties": {},</text:p>
            <text:p>  "forms": [</text:p>
            <text:p>    {</text:p>
            <text:p>      "href": "broker.emqx.io:1883",</text:p>
            <text:p>      "contentType": null,</text:p>
            <text:p>      "topic": "things/id-26/properties/color",</text:p>
            <text:p>      "retain": false,</text:p>
            <text:p>      "op": []</text:p>
            <text:p>    },</text:p>
            <text:p>    {</text:p>
            <text:p>      "href": "broker.emqx.io:1883",</text:p>
            <text:p>      "contentType": null,</text:p>
            <text:p>      "topic": "things/id-26/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e color property represents the current color value of the device, which can be read and updated.",</text:p>
            <text:p>  "observable": null,</text:p>
            <text:p>  "type": "string",</text:p>
            <text:p>  "minimum": null,</text:p>
            <text:p>  "maximum": null,</text:p>
            <text:p>  "enum": null,</text:p>
            <text:p>  "properties": {},</text:p>
            <text:p>  "forms": [</text:p>
            <text:p>    {</text:p>
            <text:p>      "href": "mqtt://broker.emqx.io:1883",</text:p>
            <text:p>      "contentType": null,</text:p>
            <text:p>      "topic": "things/id-26/properties/color",</text:p>
            <text:p>      "retain": false,</text:p>
            <text:p>      "op": []</text:p>
            <text:p>    }</text:p>
            <text:p>  ]</text:p>
            <text:p>}</text:p>
          </table:table-cell>
          <table:table-cell office:value-type="float" office:value="2" calcext:value-type="float">
            <text:p>2</text:p>
          </table:table-cell>
          <table:table-cell table:formula="of:=[.D116]-1" office:value-type="float" office:value="1" calcext:value-type="float">
            <text:p>1</text:p>
          </table:table-cell>
          <table:table-cell table:number-columns-repeated="16379"/>
        </table:table-row>
        <table:table-row table:style-name="ro8">
          <table:table-cell office:value-type="string" calcext:value-type="string">
            <text:p>things/id-2/properties/color</text:p>
          </table:table-cell>
          <table:table-cell office:value-type="string" calcext:value-type="string">
            <text:p>{</text:p>
            <text:p>  "title": "Color",</text:p>
            <text:p>  "description": "The color of the light",</text:p>
            <text:p>  "observable": null,</text:p>
            <text:p>  "type": "string",</text:p>
            <text:p>  "minimum": null,</text:p>
            <text:p>  "maximum": null,</text:p>
            <text:p>  "enum": [</text:p>
            <text:p>    "Aquamarine",</text:p>
            <text:p>    "CornflowerBlue\t",</text:p>
            <text:p>    "Ivory",</text:p>
            <text:p>    "Red",</text:p>
            <text:p>    "SpringGreen"</text:p>
            <text:p>  ],</text:p>
            <text:p>  "properties": {},</text:p>
            <text:p>  "forms": [</text:p>
            <text:p>    {</text:p>
            <text:p>      "href": "broker.emqx.io:1883",</text:p>
            <text:p>      "contentType": null,</text:p>
            <text:p>      "topic": "things/id-2/properties/color",</text:p>
            <text:p>      "retain": false,</text:p>
            <text:p>      "op": []</text:p>
            <text:p>    },</text:p>
            <text:p>    {</text:p>
            <text:p>      "href": "broker.emqx.io:1883",</text:p>
            <text:p>      "contentType": null,</text:p>
            <text:p>      "topic": "things/id-2/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e color property represents the current color setting of the device. It can be set to various predefined color names.",</text:p>
            <text:p>  "observable": null,</text:p>
            <text:p>  "type": "string",</text:p>
            <text:p>  "minimum": null,</text:p>
            <text:p>  "maximum": null,</text:p>
            <text:p>  "enum": [</text:p>
            <text:p>    "CornflowerBlue\t",</text:p>
            <text:p>    "SpringGreen",</text:p>
            <text:p>    "Red",</text:p>
            <text:p>    "Aquamarine",</text:p>
            <text:p>    "Ivory"</text:p>
            <text:p>  ],</text:p>
            <text:p>  "properties": {},</text:p>
            <text:p>  "forms": [</text:p>
            <text:p>    {</text:p>
            <text:p>      "href": "mqtt://broker.emqx.io:1883",</text:p>
            <text:p>      "contentType": null,</text:p>
            <text:p>      "topic": "things/id-2/properties/color",</text:p>
            <text:p>      "retain": false,</text:p>
            <text:p>      "op": []</text:p>
            <text:p>    }</text:p>
            <text:p>  ]</text:p>
            <text:p>}</text:p>
          </table:table-cell>
          <table:table-cell office:value-type="float" office:value="3" calcext:value-type="float">
            <text:p>3</text:p>
          </table:table-cell>
          <table:table-cell table:formula="of:=[.D117]-1" office:value-type="float" office:value="2" calcext:value-type="float">
            <text:p>2</text:p>
          </table:table-cell>
          <table:table-cell table:number-columns-repeated="16379"/>
        </table:table-row>
        <table:table-row table:style-name="ro6">
          <table:table-cell office:value-type="string" calcext:value-type="string">
            <text:p>things/id-2/properties/colorTemperature</text:p>
          </table:table-cell>
          <table:table-cell office:value-type="string" calcext:value-type="string">
            <text:p>{</text:p>
            <text:p>  "title": "Color Temperature",</text:p>
            <text:p>  "description": "The currently set color temperature",</text:p>
            <text:p>  "observable": null,</text:p>
            <text:p>  "type": "number",</text:p>
            <text:p>  "minimum": 2500,</text:p>
            <text:p>  "maximum": 9000,</text:p>
            <text:p>  "enum": null,</text:p>
            <text:p>  "properties": {},</text:p>
            <text:p>  "forms": [</text:p>
            <text:p>    {</text:p>
            <text:p>      "href": "broker.emqx.io:1883",</text:p>
            <text:p>      "contentType": null,</text:p>
            <text:p>      "topic": "things/id-2/properties/colorTemperature",</text:p>
            <text:p>      "retain": false,</text:p>
            <text:p>      "op": []</text:p>
            <text:p>    },</text:p>
            <text:p>    {</text:p>
            <text:p>      "href": "broker.emqx.io:1883",</text:p>
            <text:p>      "contentType": null,</text:p>
            <text:p>      "topic": "things/id-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 Property",</text:p>
            <text:p>  "description": "This property represents the color temperature value of the device, measured in Kelvin.",</text:p>
            <text:p>  "observable": null,</text:p>
            <text:p>  "type": "number",</text:p>
            <text:p>  "minimum": null,</text:p>
            <text:p>  "maximum": null,</text:p>
            <text:p>  "enum": null,</text:p>
            <text:p>  "properties": {},</text:p>
            <text:p>  "forms": [</text:p>
            <text:p>    {</text:p>
            <text:p>      "href": "mqtt://broker.emqx.io:1883",</text:p>
            <text:p>      "contentType": null,</text:p>
            <text:p>      "topic": "things/id-2/properties/colorTemperature",</text:p>
            <text:p>      "retain": false,</text:p>
            <text:p>      "op": []</text:p>
            <text:p>    }</text:p>
            <text:p>  ]</text:p>
            <text:p>}</text:p>
          </table:table-cell>
          <table:table-cell office:value-type="float" office:value="5" calcext:value-type="float">
            <text:p>5</text:p>
          </table:table-cell>
          <table:table-cell table:formula="of:=[.D118]-1" office:value-type="float" office:value="4" calcext:value-type="float">
            <text:p>4</text:p>
          </table:table-cell>
          <table:table-cell table:number-columns-repeated="16379"/>
        </table:table-row>
        <table:table-row table:style-name="ro16">
          <table:table-cell office:value-type="string" calcext:value-type="string">
            <text:p>things/id-2/properties/colorMode</text:p>
          </table:table-cell>
          <table:table-cell office:value-type="string" calcext:value-type="string">
            <text:p>{</text:p>
            <text:p>  "title": "Color Mode",</text:p>
            <text:p>  "description": "There are two type of color modes, either the light is in mode 'color' or 'temperature'",</text:p>
            <text:p>  "observable": null,</text:p>
            <text:p>  "type": "string",</text:p>
            <text:p>  "minimum": null,</text:p>
            <text:p>  "maximum": null,</text:p>
            <text:p>  "enum": [</text:p>
            <text:p>    "color",</text:p>
            <text:p>    "temperature"</text:p>
            <text:p>  ],</text:p>
            <text:p>  "properties": {},</text:p>
            <text:p>  "forms": [</text:p>
            <text:p>    {</text:p>
            <text:p>      "href": "broker.emqx.io:1883",</text:p>
            <text:p>      "contentType": null,</text:p>
            <text:p>      "topic": "things/id-2/properties/colorMode",</text:p>
            <text:p>      "retain": false,</text:p>
            <text:p>      "op": []</text:p>
            <text:p>    },</text:p>
            <text:p>    {</text:p>
            <text:p>      "href": "broker.emqx.io:1883",</text:p>
            <text:p>      "contentType": null,</text:p>
            <text:p>      "topic": "things/id-2/properties/colorMode",</text:p>
            <text:p>      "retain": false,</text:p>
            <text:p>      "op": [</text:p>
            <text:p>        "observeproperty",</text:p>
            <text:p>        "unobserveproperty"</text:p>
            <text:p>      ]</text:p>
            <text:p>    }</text:p>
            <text:p>  ]</text:p>
            <text:p>}</text:p>
          </table:table-cell>
          <table:table-cell office:value-type="string" calcext:value-type="string">
            <text:p>{</text:p>
            <text:p>  "title": "Color Mode Property",</text:p>
            <text:p>  "description": "Represents the current color mode setting of the device, which can be either 'color' or 'temperature'. This property allows reading and writing the color mode state.",</text:p>
            <text:p>  "observable": null,</text:p>
            <text:p>  "type": "string",</text:p>
            <text:p>  "minimum": null,</text:p>
            <text:p>  "maximum": null,</text:p>
            <text:p>  "enum": [</text:p>
            <text:p>    "temperature",</text:p>
            <text:p>    "color"</text:p>
            <text:p>  ],</text:p>
            <text:p>  "properties": {},</text:p>
            <text:p>  "forms": [</text:p>
            <text:p>    {</text:p>
            <text:p>      "href": "mqtt://broker.emqx.io:1883",</text:p>
            <text:p>      "contentType": null,</text:p>
            <text:p>      "topic": "things/id-2/properties/colorMode",</text:p>
            <text:p>      "retain": false,</text:p>
            <text:p>      "op": []</text:p>
            <text:p>    }</text:p>
            <text:p>  ]</text:p>
            <text:p>}</text:p>
          </table:table-cell>
          <table:table-cell office:value-type="float" office:value="4" calcext:value-type="float">
            <text:p>4</text:p>
          </table:table-cell>
          <table:table-cell table:formula="of:=[.D119]-1" office:value-type="float" office:value="3" calcext:value-type="float">
            <text:p>3</text:p>
          </table:table-cell>
          <table:table-cell table:number-columns-repeated="16379"/>
        </table:table-row>
        <table:table-row table:style-name="ro6">
          <table:table-cell office:value-type="string" calcext:value-type="string">
            <text:p>things/id-2/properties/level</text:p>
          </table:table-cell>
          <table:table-cell office:value-type="string" calcext:value-type="string">
            <text:p>{</text:p>
            <text:p>  "title": "Brightness",</text:p>
            <text:p>  "description": "The current brightness level of the light form 0 to 100",</text:p>
            <text:p>  "observable": null,</text:p>
            <text:p>  "type": "number",</text:p>
            <text:p>  "minimum": 0,</text:p>
            <text:p>  "maximum": 100,</text:p>
            <text:p>  "enum": null,</text:p>
            <text:p>  "properties": {},</text:p>
            <text:p>  "forms": [</text:p>
            <text:p>    {</text:p>
            <text:p>      "href": "broker.emqx.io:1883",</text:p>
            <text:p>      "contentType": null,</text:p>
            <text:p>      "topic": "things/id-2/properties/level",</text:p>
            <text:p>      "retain": false,</text:p>
            <text:p>      "op": []</text:p>
            <text:p>    },</text:p>
            <text:p>    {</text:p>
            <text:p>      "href": "broker.emqx.io:1883",</text:p>
            <text:p>      "contentType": null,</text:p>
            <text:p>      "topic": "things/id-2/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level property represents the brightness or intensity level of the device, ranging from 0 to 100.",</text:p>
            <text:p>  "observable": null,</text:p>
            <text:p>  "type": "number",</text:p>
            <text:p>  "minimum": null,</text:p>
            <text:p>  "maximum": null,</text:p>
            <text:p>  "enum": null,</text:p>
            <text:p>  "properties": {},</text:p>
            <text:p>  "forms": [</text:p>
            <text:p>    {</text:p>
            <text:p>      "href": "mqtt://broker.emqx.io:1883",</text:p>
            <text:p>      "contentType": null,</text:p>
            <text:p>      "topic": "things/id-2/properties/level",</text:p>
            <text:p>      "retain": false,</text:p>
            <text:p>      "op": []</text:p>
            <text:p>    }</text:p>
            <text:p>  ]</text:p>
            <text:p>}</text:p>
          </table:table-cell>
          <table:table-cell office:value-type="float" office:value="5" calcext:value-type="float">
            <text:p>5</text:p>
          </table:table-cell>
          <table:table-cell table:formula="of:=[.D120]-1" office:value-type="float" office:value="4" calcext:value-type="float">
            <text:p>4</text:p>
          </table:table-cell>
          <table:table-cell table:number-columns-repeated="16379"/>
        </table:table-row>
        <table:table-row table:style-name="ro6">
          <table:table-cell office:value-type="string" calcext:value-type="string">
            <text:p>things/id-2/properties/on</text:p>
          </table:table-cell>
          <table:table-cell office:value-type="string" calcext:value-type="string">
            <text:p>{</text:p>
            <text:p>  "title": "On/Off",</text:p>
            <text:p>  "description": "Indicated whethere the light is on or off",</text:p>
            <text:p>  "observable": null,</text:p>
            <text:p>  "type": "boolean",</text:p>
            <text:p>  "minimum": null,</text:p>
            <text:p>  "maximum": null,</text:p>
            <text:p>  "enum": null,</text:p>
            <text:p>  "properties": {},</text:p>
            <text:p>  "forms": [</text:p>
            <text:p>    {</text:p>
            <text:p>      "href": "broker.emqx.io:1883",</text:p>
            <text:p>      "contentType": null,</text:p>
            <text:p>      "topic": "things/id-2/properties/on",</text:p>
            <text:p>      "retain": false,</text:p>
            <text:p>      "op": []</text:p>
            <text:p>    },</text:p>
            <text:p>    {</text:p>
            <text:p>      "href": "broker.emqx.io:1883",</text:p>
            <text:p>      "contentType": null,</text:p>
            <text:p>      "topic": "things/id-2/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Represents the on/off state of the device, allowing consumers to read or update whether the device is currently active.",</text:p>
            <text:p>  "observable": null,</text:p>
            <text:p>  "type": "boolean",</text:p>
            <text:p>  "minimum": null,</text:p>
            <text:p>  "maximum": null,</text:p>
            <text:p>  "enum": null,</text:p>
            <text:p>  "properties": {},</text:p>
            <text:p>  "forms": [</text:p>
            <text:p>    {</text:p>
            <text:p>      "href": "mqtt://broker.emqx.io:1883",</text:p>
            <text:p>      "contentType": null,</text:p>
            <text:p>      "topic": "things/id-2/properties/on",</text:p>
            <text:p>      "retain": false,</text:p>
            <text:p>      "op": []</text:p>
            <text:p>    }</text:p>
            <text:p>  ]</text:p>
            <text:p>}</text:p>
          </table:table-cell>
          <table:table-cell office:value-type="float" office:value="4" calcext:value-type="float">
            <text:p>4</text:p>
          </table:table-cell>
          <table:table-cell table:formula="of:=[.D121]-1" office:value-type="float" office:value="3" calcext:value-type="float">
            <text:p>3</text:p>
          </table:table-cell>
          <table:table-cell table:number-columns-repeated="16379"/>
        </table:table-row>
        <table:table-row table:style-name="ro6">
          <table:table-cell office:value-type="string" calcext:value-type="string">
            <text:p>things/id-8/properties/on</text:p>
          </table:table-cell>
          <table:table-cell office:value-type="string" calcext:value-type="string">
            <text:p>{</text:p>
            <text:p>  "title": "On/Off",</text:p>
            <text:p>  "description": "The current on/off state of the light as boolean value",</text:p>
            <text:p>  "observable": null,</text:p>
            <text:p>  "type": "boolean",</text:p>
            <text:p>  "minimum": null,</text:p>
            <text:p>  "maximum": null,</text:p>
            <text:p>  "enum": null,</text:p>
            <text:p>  "properties": {},</text:p>
            <text:p>  "forms": [</text:p>
            <text:p>    {</text:p>
            <text:p>      "href": "broker.emqx.io:1883",</text:p>
            <text:p>      "contentType": null,</text:p>
            <text:p>      "topic": "things/id-8/properties/on",</text:p>
            <text:p>      "retain": false,</text:p>
            <text:p>      "op": []</text:p>
            <text:p>    },</text:p>
            <text:p>    {</text:p>
            <text:p>      "href": "broker.emqx.io:1883",</text:p>
            <text:p>      "contentType": null,</text:p>
            <text:p>      "topic": "things/id-8/properties/on",</text:p>
            <text:p>      "retain": false,</text:p>
            <text:p>      "op": [</text:p>
            <text:p>        "observeproperty",</text:p>
            <text:p>        "unobserveproperty"</text:p>
            <text:p>      ]</text:p>
            <text:p>    }</text:p>
            <text:p>  ]</text:p>
            <text:p>}</text:p>
          </table:table-cell>
          <table:table-cell office:value-type="string" calcext:value-type="string">
            <text:p>{</text:p>
            <text:p>  "title": "Switch State",</text:p>
            <text:p>  "description": "Represents the on/off state of a switchable device, such as a lamp or other electronic appliance. The value can be either true (on) or false (off).",</text:p>
            <text:p>  "observable": null,</text:p>
            <text:p>  "type": "boolean",</text:p>
            <text:p>  "minimum": null,</text:p>
            <text:p>  "maximum": null,</text:p>
            <text:p>  "enum": null,</text:p>
            <text:p>  "properties": {},</text:p>
            <text:p>  "forms": [</text:p>
            <text:p>    {</text:p>
            <text:p>      "href": "mqtt://broker.emqx.io:1883",</text:p>
            <text:p>      "contentType": null,</text:p>
            <text:p>      "topic": "things/id-8/properties/on",</text:p>
            <text:p>      "retain": false,</text:p>
            <text:p>      "op": []</text:p>
            <text:p>    }</text:p>
            <text:p>  ]</text:p>
            <text:p>}</text:p>
          </table:table-cell>
          <table:table-cell office:value-type="float" office:value="5" calcext:value-type="float">
            <text:p>5</text:p>
          </table:table-cell>
          <table:table-cell table:formula="of:=[.D122]-1" office:value-type="float" office:value="4" calcext:value-type="float">
            <text:p>4</text:p>
          </table:table-cell>
          <table:table-cell table:number-columns-repeated="16379"/>
        </table:table-row>
        <table:table-row table:style-name="ro6">
          <table:table-cell office:value-type="string" calcext:value-type="string">
            <text:p>things/id-8/properties/level</text:p>
          </table:table-cell>
          <table:table-cell office:value-type="string" calcext:value-type="string">
            <text:p>{</text:p>
            <text:p>  "title": "Brightness",</text:p>
            <text:p>  "description": "The brightness level of the light in the range of 0 to 100",</text:p>
            <text:p>  "observable": null,</text:p>
            <text:p>  "type": "number",</text:p>
            <text:p>  "minimum": 0,</text:p>
            <text:p>  "maximum": 100,</text:p>
            <text:p>  "enum": null,</text:p>
            <text:p>  "properties": {},</text:p>
            <text:p>  "forms": [</text:p>
            <text:p>    {</text:p>
            <text:p>      "href": "broker.emqx.io:1883",</text:p>
            <text:p>      "contentType": null,</text:p>
            <text:p>      "topic": "things/id-8/properties/level",</text:p>
            <text:p>      "retain": false,</text:p>
            <text:p>      "op": []</text:p>
            <text:p>    },</text:p>
            <text:p>    {</text:p>
            <text:p>      "href": "broker.emqx.io:1883",</text:p>
            <text:p>      "contentType": null,</text:p>
            <text:p>      "topic": "things/id-8/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level property represents the current brightness or intensity value of the device, ranging from 0 to 100.",</text:p>
            <text:p>  "observable": null,</text:p>
            <text:p>  "type": "number",</text:p>
            <text:p>  "minimum": null,</text:p>
            <text:p>  "maximum": null,</text:p>
            <text:p>  "enum": null,</text:p>
            <text:p>  "properties": {},</text:p>
            <text:p>  "forms": [</text:p>
            <text:p>    {</text:p>
            <text:p>      "href": "mqtt://broker.emqx.io:1883",</text:p>
            <text:p>      "contentType": null,</text:p>
            <text:p>      "topic": "things/id-8/properties/level",</text:p>
            <text:p>      "retain": false,</text:p>
            <text:p>      "op": []</text:p>
            <text:p>    }</text:p>
            <text:p>  ]</text:p>
            <text:p>}</text:p>
          </table:table-cell>
          <table:table-cell office:value-type="float" office:value="5" calcext:value-type="float">
            <text:p>5</text:p>
          </table:table-cell>
          <table:table-cell table:formula="of:=[.D123]-1" office:value-type="float" office:value="4" calcext:value-type="float">
            <text:p>4</text:p>
          </table:table-cell>
          <table:table-cell table:number-columns-repeated="16379"/>
        </table:table-row>
        <table:table-row table:style-name="ro25">
          <table:table-cell office:value-type="string" calcext:value-type="string">
            <text:p>things/id-13/properties/open</text:p>
          </table:table-cell>
          <table:table-cell office:value-type="string" calcext:value-type="string">
            <text:p>{</text:p>
            <text:p>  "title": "Open",</text:p>
            <text:p>  "description": "The current open/close state of the door indicated by boolean value",</text:p>
            <text:p>  "observable": null,</text:p>
            <text:p>  "type": "boolean",</text:p>
            <text:p>  "minimum": null,</text:p>
            <text:p>  "maximum": null,</text:p>
            <text:p>  "enum": null,</text:p>
            <text:p>  "properties": {},</text:p>
            <text:p>  "forms": [</text:p>
            <text:p>    {</text:p>
            <text:p>      "href": "broker.emqx.io:1883",</text:p>
            <text:p>      "contentType": null,</text:p>
            <text:p>      "topic": "things/id-13/properties/open",</text:p>
            <text:p>      "retain": false,</text:p>
            <text:p>      "op": []</text:p>
            <text:p>    },</text:p>
            <text:p>    {</text:p>
            <text:p>      "href": "broker.emqx.io:1883",</text:p>
            <text:p>      "contentType": null,</text:p>
            <text:p>      "topic": "things/id-13/properties/open",</text:p>
            <text:p>      "retain": false,</text:p>
            <text:p>      "op": [</text:p>
            <text:p>        "observeproperty",</text:p>
            <text:p>        "unobserveproperty"</text:p>
            <text:p>      ]</text:p>
            <text:p>    }</text:p>
            <text:p>  ]</text:p>
            <text:p>}</text:p>
          </table:table-cell>
          <table:table-cell office:value-type="string" calcext:value-type="string">
            <text:p>{</text:p>
            <text:p>  "title": "Open Property",</text:p>
            <text:p>  "description": "A boolean property indicating whether the device is open or closed.",</text:p>
            <text:p>  "observable": null,</text:p>
            <text:p>  "type": "boolean",</text:p>
            <text:p>  "minimum": null,</text:p>
            <text:p>  "maximum": null,</text:p>
            <text:p>  "enum": null,</text:p>
            <text:p>  "properties": {},</text:p>
            <text:p>  "forms": [</text:p>
            <text:p>    {</text:p>
            <text:p>      "href": "mqtt://broker.emqx.io:1883",</text:p>
            <text:p>      "contentType": null,</text:p>
            <text:p>      "topic": "things/id-13/properties/open",</text:p>
            <text:p>      "retain": false,</text:p>
            <text:p>      "op": []</text:p>
            <text:p>    }</text:p>
            <text:p>  ]</text:p>
            <text:p>}</text:p>
          </table:table-cell>
          <table:table-cell office:value-type="float" office:value="3" calcext:value-type="float">
            <text:p>3</text:p>
          </table:table-cell>
          <table:table-cell table:formula="of:=[.D124]-1" office:value-type="float" office:value="2" calcext:value-type="float">
            <text:p>2</text:p>
          </table:table-cell>
          <table:table-cell table:number-columns-repeated="16379"/>
        </table:table-row>
        <table:table-row table:style-name="ro6">
          <table:table-cell office:value-type="string" calcext:value-type="string">
            <text:p>things/id-22/properties/instantaneousPower</text:p>
          </table:table-cell>
          <table:table-cell office:value-type="string" calcext:value-type="string">
            <text:p>{</text:p>
            <text:p>  "title": "Power",</text:p>
            <text:p>  "description": "The current power draw in watts",</text:p>
            <text:p>  "observable": null,</text:p>
            <text:p>  "type": "number",</text:p>
            <text:p>  "minimum": null,</text:p>
            <text:p>  "maximum": null,</text:p>
            <text:p>  "enum": null,</text:p>
            <text:p>  "properties": {},</text:p>
            <text:p>  "forms": [</text:p>
            <text:p>    {</text:p>
            <text:p>      "href": "broker.emqx.io:1883",</text:p>
            <text:p>      "contentType": null,</text:p>
            <text:p>      "topic": "things/id-22/properties/instantaneousPower",</text:p>
            <text:p>      "retain": false,</text:p>
            <text:p>      "op": []</text:p>
            <text:p>    },</text:p>
            <text:p>    {</text:p>
            <text:p>      "href": "broker.emqx.io:1883",</text:p>
            <text:p>      "contentType": null,</text:p>
            <text:p>      "topic": "things/id-22/properties/instantaneousPower",</text:p>
            <text:p>      "retain": false,</text:p>
            <text:p>      "op": [</text:p>
            <text:p>        "observeproperty",</text:p>
            <text:p>        "unobserveproperty"</text:p>
            <text:p>      ]</text:p>
            <text:p>    }</text:p>
            <text:p>  ]</text:p>
            <text:p>}</text:p>
          </table:table-cell>
          <table:table-cell office:value-type="string" calcext:value-type="string">
            <text:p>{</text:p>
            <text:p>  "title": "Instantaneous Power",</text:p>
            <text:p>  "description": "The instantaneous power reading from the device, measured in watts.",</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text:p>
            <text:p>      "retain": false,</text:p>
            <text:p>      "op": []</text:p>
            <text:p>    }</text:p>
            <text:p>  ]</text:p>
            <text:p>}</text:p>
          </table:table-cell>
          <table:table-cell office:value-type="float" office:value="5" calcext:value-type="float">
            <text:p>5</text:p>
          </table:table-cell>
          <table:table-cell table:formula="of:=[.D125]-1" office:value-type="float" office:value="4" calcext:value-type="float">
            <text:p>4</text:p>
          </table:table-cell>
          <table:table-cell table:number-columns-repeated="16379"/>
        </table:table-row>
        <table:table-row table:style-name="ro6">
          <table:table-cell office:value-type="string" calcext:value-type="string">
            <text:p>things/id-22/properties/instantaneousPowerFactor</text:p>
          </table:table-cell>
          <table:table-cell office:value-type="string" calcext:value-type="string">
            <text:p>{</text:p>
            <text:p>  "title": "Power Factor",</text:p>
            <text:p>  "description": "The measured power factor",</text:p>
            <text:p>  "observable": null,</text:p>
            <text:p>  "type": "number",</text:p>
            <text:p>  "minimum": -1,</text:p>
            <text:p>  "maximum": 1,</text:p>
            <text:p>  "enum": null,</text:p>
            <text:p>  "properties": {},</text:p>
            <text:p>  "forms": [</text:p>
            <text:p>    {</text:p>
            <text:p>      "href": "broker.emqx.io:1883",</text:p>
            <text:p>      "contentType": null,</text:p>
            <text:p>      "topic": "things/id-22/properties/instantaneousPowerFactor",</text:p>
            <text:p>      "retain": false,</text:p>
            <text:p>      "op": []</text:p>
            <text:p>    },</text:p>
            <text:p>    {</text:p>
            <text:p>      "href": "broker.emqx.io:1883",</text:p>
            <text:p>      "contentType": null,</text:p>
            <text:p>      "topic": "things/id-22/properties/instantaneousPowerFactor",</text:p>
            <text:p>      "retain": false,</text:p>
            <text:p>      "op": [</text:p>
            <text:p>        "observeproperty",</text:p>
            <text:p>        "unobserveproperty"</text:p>
            <text:p>      ]</text:p>
            <text:p>    }</text:p>
            <text:p>  ]</text:p>
            <text:p>}</text:p>
          </table:table-cell>
          <table:table-cell office:value-type="string" calcext:value-type="string">
            <text:p>{</text:p>
            <text:p>  "title": "Instantaneous Power Factor",</text:p>
            <text:p>  "description": "The instantaneous power factor measured by the device, indicating the ratio between real and apparent power.",</text:p>
            <text:p>  "observable": null,</text:p>
            <text:p>  "type": "number",</text:p>
            <text:p>  "minimum": null,</text:p>
            <text:p>  "maximum": null,</text:p>
            <text:p>  "enum": null,</text:p>
            <text:p>  "properties": {},</text:p>
            <text:p>  "forms": [</text:p>
            <text:p>    {</text:p>
            <text:p>      "href": "mqtt://broker.emqx.io:1883",</text:p>
            <text:p>      "contentType": null,</text:p>
            <text:p>      "topic": "things/id-22/properties/instantaneousPowerFactor",</text:p>
            <text:p>      "retain": false,</text:p>
            <text:p>      "op": []</text:p>
            <text:p>    }</text:p>
            <text:p>  ]</text:p>
            <text:p>}</text:p>
          </table:table-cell>
          <table:table-cell office:value-type="float" office:value="5" calcext:value-type="float">
            <text:p>5</text:p>
          </table:table-cell>
          <table:table-cell table:formula="of:=[.D126]-1" office:value-type="float" office:value="4" calcext:value-type="float">
            <text:p>4</text:p>
          </table:table-cell>
          <table:table-cell table:number-columns-repeated="16379"/>
        </table:table-row>
        <table:table-row table:style-name="ro6">
          <table:table-cell office:value-type="string" calcext:value-type="string">
            <text:p>things/id-22/properties/voltage</text:p>
          </table:table-cell>
          <table:table-cell office:value-type="string" calcext:value-type="string">
            <text:p>{</text:p>
            <text:p>  "title": "Voltage",</text:p>
            <text:p>  "description": "The current line voltage",</text:p>
            <text:p>  "observable": null,</text:p>
            <text:p>  "type": "number",</text:p>
            <text:p>  "minimum": null,</text:p>
            <text:p>  "maximum": null,</text:p>
            <text:p>  "enum": null,</text:p>
            <text:p>  "properties": {},</text:p>
            <text:p>  "forms": [</text:p>
            <text:p>    {</text:p>
            <text:p>      "href": "broker.emqx.io:1883",</text:p>
            <text:p>      "contentType": null,</text:p>
            <text:p>      "topic": "things/id-22/properties/voltage",</text:p>
            <text:p>      "retain": false,</text:p>
            <text:p>      "op": []</text:p>
            <text:p>    },</text:p>
            <text:p>    {</text:p>
            <text:p>      "href": "broker.emqx.io:1883",</text:p>
            <text:p>      "contentType": null,</text:p>
            <text:p>      "topic": "things/id-22/properties/voltage",</text:p>
            <text:p>      "retain": false,</text:p>
            <text:p>      "op": [</text:p>
            <text:p>        "observeproperty",</text:p>
            <text:p>        "unobserveproperty"</text:p>
            <text:p>      ]</text:p>
            <text:p>    }</text:p>
            <text:p>  ]</text:p>
            <text:p>}</text:p>
          </table:table-cell>
          <table:table-cell office:value-type="string" calcext:value-type="string">
            <text:p>{</text:p>
            <text:p>  "title": "Voltage Property",</text:p>
            <text:p>  "description": "Represents the current voltage reading from the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voltage",</text:p>
            <text:p>      "retain": false,</text:p>
            <text:p>      "op": []</text:p>
            <text:p>    }</text:p>
            <text:p>  ]</text:p>
            <text:p>}</text:p>
          </table:table-cell>
          <table:table-cell office:value-type="float" office:value="4" calcext:value-type="float">
            <text:p>4</text:p>
          </table:table-cell>
          <table:table-cell table:formula="of:=[.D127]-1" office:value-type="float" office:value="3" calcext:value-type="float">
            <text:p>3</text:p>
          </table:table-cell>
          <table:table-cell table:number-columns-repeated="16379"/>
        </table:table-row>
        <table:table-row table:style-name="ro6">
          <table:table-cell office:value-type="string" calcext:value-type="string">
            <text:p>things/id-22/properties/current</text:p>
          </table:table-cell>
          <table:table-cell office:value-type="string" calcext:value-type="string">
            <text:p>{</text:p>
            <text:p>  "title": "Current",</text:p>
            <text:p>  "description": "The measured current draw in amps",</text:p>
            <text:p>  "observable": null,</text:p>
            <text:p>  "type": "number",</text:p>
            <text:p>  "minimum": null,</text:p>
            <text:p>  "maximum": null,</text:p>
            <text:p>  "enum": null,</text:p>
            <text:p>  "properties": {},</text:p>
            <text:p>  "forms": [</text:p>
            <text:p>    {</text:p>
            <text:p>      "href": "broker.emqx.io:1883",</text:p>
            <text:p>      "contentType": null,</text:p>
            <text:p>      "topic": "things/id-22/properties/current",</text:p>
            <text:p>      "retain": false,</text:p>
            <text:p>      "op": []</text:p>
            <text:p>    },</text:p>
            <text:p>    {</text:p>
            <text:p>      "href": "broker.emqx.io:1883",</text:p>
            <text:p>      "contentType": null,</text:p>
            <text:p>      "topic": "things/id-22/properties/current",</text:p>
            <text:p>      "retain": false,</text:p>
            <text:p>      "op": [</text:p>
            <text:p>        "observeproperty",</text:p>
            <text:p>        "unobserveproperty"</text:p>
            <text:p>      ]</text:p>
            <text:p>    }</text:p>
            <text:p>  ]</text:p>
            <text:p>}</text:p>
          </table:table-cell>
          <table:table-cell office:value-type="string" calcext:value-type="string">
            <text:p>{</text:p>
            <text:p>  "title": "Current",</text:p>
            <text:p>  "description": "The current flowing through the electrical circuit in amperes (A). This property represents a measurable quantity that can be read from the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current",</text:p>
            <text:p>      "retain": false,</text:p>
            <text:p>      "op": []</text:p>
            <text:p>    }</text:p>
            <text:p>  ]</text:p>
            <text:p>}</text:p>
          </table:table-cell>
          <table:table-cell office:value-type="float" office:value="5" calcext:value-type="float">
            <text:p>5</text:p>
          </table:table-cell>
          <table:table-cell table:formula="of:=[.D128]-1" office:value-type="float" office:value="4" calcext:value-type="float">
            <text:p>4</text:p>
          </table:table-cell>
          <table:table-cell table:number-columns-repeated="16379"/>
        </table:table-row>
        <table:table-row table:style-name="ro6">
          <table:table-cell office:value-type="string" calcext:value-type="string">
            <text:p>things/id-22/properties/frequency</text:p>
          </table:table-cell>
          <table:table-cell office:value-type="string" calcext:value-type="string">
            <text:p>{</text:p>
            <text:p>  "title": "Frequency",</text:p>
            <text:p>  "description": "The current mesaured AC frequency",</text:p>
            <text:p>  "observable": null,</text:p>
            <text:p>  "type": "number",</text:p>
            <text:p>  "minimum": 59,</text:p>
            <text:p>  "maximum": 61,</text:p>
            <text:p>  "enum": null,</text:p>
            <text:p>  "properties": {},</text:p>
            <text:p>  "forms": [</text:p>
            <text:p>    {</text:p>
            <text:p>      "href": "broker.emqx.io:1883",</text:p>
            <text:p>      "contentType": null,</text:p>
            <text:p>      "topic": "things/id-22/properties/frequency",</text:p>
            <text:p>      "retain": false,</text:p>
            <text:p>      "op": []</text:p>
            <text:p>    },</text:p>
            <text:p>    {</text:p>
            <text:p>      "href": "broker.emqx.io:1883",</text:p>
            <text:p>      "contentType": null,</text:p>
            <text:p>      "topic": "things/id-22/properties/frequency",</text:p>
            <text:p>      "retain": false,</text:p>
            <text:p>      "op": [</text:p>
            <text:p>        "observeproperty",</text:p>
            <text:p>        "unobserveproperty"</text:p>
            <text:p>      ]</text:p>
            <text:p>    }</text:p>
            <text:p>  ]</text:p>
            <text:p>}</text:p>
          </table:table-cell>
          <table:table-cell office:value-type="string" calcext:value-type="string">
            <text:p>{</text:p>
            <text:p>  "title": "Frequency",</text:p>
            <text:p>  "description": "The frequency property represents the electrical frequency measured by the device.",</text:p>
            <text:p>  "observable": null,</text:p>
            <text:p>  "type": "number",</text:p>
            <text:p>  "minimum": null,</text:p>
            <text:p>  "maximum": null,</text:p>
            <text:p>  "enum": null,</text:p>
            <text:p>  "properties": {},</text:p>
            <text:p>  "forms": [</text:p>
            <text:p>    {</text:p>
            <text:p>      "href": "mqtt://broker.emqx.io:1883",</text:p>
            <text:p>      "contentType": null,</text:p>
            <text:p>      "topic": "things/id-22/properties/frequency",</text:p>
            <text:p>      "retain": false,</text:p>
            <text:p>      "op": []</text:p>
            <text:p>    }</text:p>
            <text:p>  ]</text:p>
            <text:p>}</text:p>
          </table:table-cell>
          <table:table-cell office:value-type="float" office:value="5" calcext:value-type="float">
            <text:p>5</text:p>
          </table:table-cell>
          <table:table-cell table:formula="of:=[.D129]-1" office:value-type="float" office:value="4" calcext:value-type="float">
            <text:p>4</text:p>
          </table:table-cell>
          <table:table-cell table:number-columns-repeated="16379"/>
        </table:table-row>
        <table:table-row table:style-name="ro6">
          <table:table-cell office:value-type="string" calcext:value-type="string">
            <text:p>things/id-27/properties/humidity</text:p>
          </table:table-cell>
          <table:table-cell office:value-type="string" calcext:value-type="string">
            <text:p>{</text:p>
            <text:p>  "title": "Humidity",</text:p>
            <text:p>  "description": "The currently measures humidity in percent",</text:p>
            <text:p>  "observable": null,</text:p>
            <text:p>  "type": "number",</text:p>
            <text:p>  "minimum": 0,</text:p>
            <text:p>  "maximum": 100,</text:p>
            <text:p>  "enum": null,</text:p>
            <text:p>  "properties": {},</text:p>
            <text:p>  "forms": [</text:p>
            <text:p>    {</text:p>
            <text:p>      "href": "broker.emqx.io:1883",</text:p>
            <text:p>      "contentType": null,</text:p>
            <text:p>      "topic": "things/id-27/properties/humidity",</text:p>
            <text:p>      "retain": false,</text:p>
            <text:p>      "op": []</text:p>
            <text:p>    },</text:p>
            <text:p>    {</text:p>
            <text:p>      "href": "broker.emqx.io:1883",</text:p>
            <text:p>      "contentType": null,</text:p>
            <text:p>      "topic": "things/id-27/properties/humidity",</text:p>
            <text:p>      "retain": false,</text:p>
            <text:p>      "op": [</text:p>
            <text:p>        "observeproperty",</text:p>
            <text:p>        "unobserveproperty"</text:p>
            <text:p>      ]</text:p>
            <text:p>    }</text:p>
            <text:p>  ]</text:p>
            <text:p>}</text:p>
          </table:table-cell>
          <table:table-cell office:value-type="string" calcext:value-type="string">
            <text:p>{</text:p>
            <text:p>  "title": "Humidity Sensor Reading",</text:p>
            <text:p>  "description": "The current humidity level measured by the sensor, which can be read at any time.",</text:p>
            <text:p>  "observable": null,</text:p>
            <text:p>  "type": "number",</text:p>
            <text:p>  "minimum": null,</text:p>
            <text:p>  "maximum": null,</text:p>
            <text:p>  "enum": null,</text:p>
            <text:p>  "properties": {},</text:p>
            <text:p>  "forms": [</text:p>
            <text:p>    {</text:p>
            <text:p>      "href": "mqtt://broker.emqx.io:1883",</text:p>
            <text:p>      "contentType": null,</text:p>
            <text:p>      "topic": "things/id-27/properties/humidity",</text:p>
            <text:p>      "retain": false,</text:p>
            <text:p>      "op": []</text:p>
            <text:p>    }</text:p>
            <text:p>  ]</text:p>
            <text:p>}</text:p>
          </table:table-cell>
          <table:table-cell office:value-type="float" office:value="4" calcext:value-type="float">
            <text:p>4</text:p>
          </table:table-cell>
          <table:table-cell table:formula="of:=[.D130]-1" office:value-type="float" office:value="3" calcext:value-type="float">
            <text:p>3</text:p>
          </table:table-cell>
          <table:table-cell table:number-columns-repeated="16379"/>
        </table:table-row>
        <table:table-row table:style-name="ro6">
          <table:table-cell office:value-type="string" calcext:value-type="string">
            <text:p>things/id-16/properties/leak</text:p>
          </table:table-cell>
          <table:table-cell office:value-type="string" calcext:value-type="string">
            <text:p>{</text:p>
            <text:p>  "title": "Leak",</text:p>
            <text:p>  "description": "This property indicates whether a leak has been detected",</text:p>
            <text:p>  "observable": null,</text:p>
            <text:p>  "type": "boolean",</text:p>
            <text:p>  "minimum": null,</text:p>
            <text:p>  "maximum": null,</text:p>
            <text:p>  "enum": null,</text:p>
            <text:p>  "properties": {},</text:p>
            <text:p>  "forms": [</text:p>
            <text:p>    {</text:p>
            <text:p>      "href": "broker.emqx.io:1883",</text:p>
            <text:p>      "contentType": null,</text:p>
            <text:p>      "topic": "things/id-16/properties/leak",</text:p>
            <text:p>      "retain": false,</text:p>
            <text:p>      "op": []</text:p>
            <text:p>    },</text:p>
            <text:p>    {</text:p>
            <text:p>      "href": "broker.emqx.io:1883",</text:p>
            <text:p>      "contentType": null,</text:p>
            <text:p>      "topic": "things/id-16/properties/leak",</text:p>
            <text:p>      "retain": false,</text:p>
            <text:p>      "op": [</text:p>
            <text:p>        "observeproperty",</text:p>
            <text:p>        "unobserveproperty"</text:p>
            <text:p>      ]</text:p>
            <text:p>    }</text:p>
            <text:p>  ]</text:p>
            <text:p>}</text:p>
          </table:table-cell>
          <table:table-cell office:value-type="string" calcext:value-type="string">
            <text:p>{</text:p>
            <text:p>  "title": "Leak Detection",</text:p>
            <text:p>  "description": "Indicates whether there is a leak detected by the device.",</text:p>
            <text:p>  "observable": null,</text:p>
            <text:p>  "type": "boolean",</text:p>
            <text:p>  "minimum": null,</text:p>
            <text:p>  "maximum": null,</text:p>
            <text:p>  "enum": null,</text:p>
            <text:p>  "properties": {},</text:p>
            <text:p>  "forms": [</text:p>
            <text:p>    {</text:p>
            <text:p>      "href": "mqtt://broker.emqx.io:1883",</text:p>
            <text:p>      "contentType": null,</text:p>
            <text:p>      "topic": "things/id-16/properties/leak",</text:p>
            <text:p>      "retain": false,</text:p>
            <text:p>      "op": []</text:p>
            <text:p>    }</text:p>
            <text:p>  ]</text:p>
            <text:p>}</text:p>
          </table:table-cell>
          <table:table-cell office:value-type="float" office:value="5" calcext:value-type="float">
            <text:p>5</text:p>
          </table:table-cell>
          <table:table-cell table:formula="of:=[.D131]-1" office:value-type="float" office:value="4" calcext:value-type="float">
            <text:p>4</text:p>
          </table:table-cell>
          <table:table-cell table:number-columns-repeated="16379"/>
        </table:table-row>
        <table:table-row table:style-name="ro8">
          <table:table-cell office:value-type="string" calcext:value-type="string">
            <text:p>things/id-25/properties/locked</text:p>
          </table:table-cell>
          <table:table-cell office:value-type="string" calcext:value-type="string">
            <text:p>{</text:p>
            <text:p>  "title": "Current State",</text:p>
            <text:p>  "description": "The current state of the lock. It can either be locked, unlocked, jammed or unknown",</text:p>
            <text:p>  "observable": null,</text:p>
            <text:p>  "type": "string",</text:p>
            <text:p>  "minimum": null,</text:p>
            <text:p>  "maximum": null,</text:p>
            <text:p>  "enum": [</text:p>
            <text:p>    "locked",</text:p>
            <text:p>    "unlocked",</text:p>
            <text:p>    "jammed",</text:p>
            <text:p>    "unknown"</text:p>
            <text:p>  ],</text:p>
            <text:p>  "properties": {},</text:p>
            <text:p>  "forms": [</text:p>
            <text:p>    {</text:p>
            <text:p>      "href": "broker.emqx.io:1883",</text:p>
            <text:p>      "contentType": null,</text:p>
            <text:p>      "topic": "things/id-25/properties/locked",</text:p>
            <text:p>      "retain": false,</text:p>
            <text:p>      "op": []</text:p>
            <text:p>    },</text:p>
            <text:p>    {</text:p>
            <text:p>      "href": "broker.emqx.io:1883",</text:p>
            <text:p>      "contentType": null,</text:p>
            <text:p>      "topic": "things/id-25/properties/locked",</text:p>
            <text:p>      "retain": false,</text:p>
            <text:p>      "op": [</text:p>
            <text:p>        "observeproperty",</text:p>
            <text:p>        "unobserveproperty"</text:p>
            <text:p>      ]</text:p>
            <text:p>    }</text:p>
            <text:p>  ]</text:p>
            <text:p>}</text:p>
          </table:table-cell>
          <table:table-cell office:value-type="string" calcext:value-type="string">
            <text:p>{</text:p>
            <text:p>  "title": "Locked State",</text:p>
            <text:p>  "description": "The locked state property indicates whether the device is locked, unlocked, jammed or in an unknown state.",</text:p>
            <text:p>  "observable": null,</text:p>
            <text:p>  "type": "string",</text:p>
            <text:p>  "minimum": null,</text:p>
            <text:p>  "maximum": null,</text:p>
            <text:p>  "enum": [</text:p>
            <text:p>    "unknown",</text:p>
            <text:p>    "unlocked",</text:p>
            <text:p>    "jammed",</text:p>
            <text:p>    "locked"</text:p>
            <text:p>  ],</text:p>
            <text:p>  "properties": {},</text:p>
            <text:p>  "forms": [</text:p>
            <text:p>    {</text:p>
            <text:p>      "href": "mqtt://broker.emqx.io:1883",</text:p>
            <text:p>      "contentType": null,</text:p>
            <text:p>      "topic": "things/id-25/properties/locked",</text:p>
            <text:p>      "retain": false,</text:p>
            <text:p>      "op": []</text:p>
            <text:p>    }</text:p>
            <text:p>  ]</text:p>
            <text:p>}</text:p>
          </table:table-cell>
          <table:table-cell office:value-type="float" office:value="4" calcext:value-type="float">
            <text:p>4</text:p>
          </table:table-cell>
          <table:table-cell table:formula="of:=[.D132]-1" office:value-type="float" office:value="3" calcext:value-type="float">
            <text:p>3</text:p>
          </table:table-cell>
          <table:table-cell table:number-columns-repeated="16379"/>
        </table:table-row>
        <table:table-row table:style-name="ro10">
          <table:table-cell office:value-type="string" calcext:value-type="string">
            <text:p>things/id-25/actions/lock</text:p>
          </table:table-cell>
          <table:table-cell office:value-type="string" calcext:value-type="string">
            <text:p>{</text:p>
            <text:p>  "title": "Lock",</text:p>
            <text:p>  "description": "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lock",</text:p>
            <text:p>      "retain": false,</text:p>
            <text:p>      "op": []</text:p>
            <text:p>    }</text:p>
            <text:p>  ]</text:p>
            <text:p>}</text:p>
          </table:table-cell>
          <table:table-cell office:value-type="string" calcext:value-type="string">
            <text:p>{</text:p>
            <text:p>  "title": "Lock Action",</text:p>
            <text:p>  "description": "An action that locks the device, represented by multiple MQTT messages with 'null' payload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lock",</text:p>
            <text:p>      "retain": false,</text:p>
            <text:p>      "op": []</text:p>
            <text:p>    }</text:p>
            <text:p>  ]</text:p>
            <text:p>}</text:p>
          </table:table-cell>
          <table:table-cell office:value-type="float" office:value="4" calcext:value-type="float">
            <text:p>4</text:p>
          </table:table-cell>
          <table:table-cell table:formula="of:=[.D133]-1" office:value-type="float" office:value="3" calcext:value-type="float">
            <text:p>3</text:p>
          </table:table-cell>
          <table:table-cell table:number-columns-repeated="16379"/>
        </table:table-row>
        <table:table-row table:style-name="ro16">
          <table:table-cell office:value-type="string" calcext:value-type="string">
            <text:p>things/id-25/actions/unlock</text:p>
          </table:table-cell>
          <table:table-cell office:value-type="string" calcext:value-type="string">
            <text:p>{</text:p>
            <text:p>  "title": "Unlock",</text:p>
            <text:p>  "description": "Unlock the locking mechanis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null,</text:p>
            <text:p>      "topic": "things/id-25/actions/unlock",</text:p>
            <text:p>      "retain": false,</text:p>
            <text:p>      "op": []</text:p>
            <text:p>    }</text:p>
            <text:p>  ]</text:p>
            <text:p>}</text:p>
          </table:table-cell>
          <table:table-cell office:value-type="string" calcext:value-type="string">
            <text:p>{</text:p>
            <text:p>  "title": "Unlock Action",</text:p>
            <text:p>  "description": "An action that unlocks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hings/id-25/actions/unlock",</text:p>
            <text:p>      "retain": false,</text:p>
            <text:p>      "op": []</text:p>
            <text:p>    }</text:p>
            <text:p>  ]</text:p>
            <text:p>}</text:p>
          </table:table-cell>
          <table:table-cell office:value-type="float" office:value="4" calcext:value-type="float">
            <text:p>4</text:p>
          </table:table-cell>
          <table:table-cell table:formula="of:=[.D134]-1" office:value-type="float" office:value="3" calcext:value-type="float">
            <text:p>3</text:p>
          </table:table-cell>
          <table:table-cell table:number-columns-repeated="16379"/>
        </table:table-row>
        <table:table-row table:style-name="ro25">
          <table:table-cell office:value-type="string" calcext:value-type="string">
            <text:p>things/id-14/properties/motion</text:p>
          </table:table-cell>
          <table:table-cell office:value-type="string" calcext:value-type="string">
            <text:p>{</text:p>
            <text:p>  "title": "Motion",</text:p>
            <text:p>  "description": "This property is 'true' when motion was detected and 'false', if no motion was detected",</text:p>
            <text:p>  "observable": null,</text:p>
            <text:p>  "type": "boolean",</text:p>
            <text:p>  "minimum": null,</text:p>
            <text:p>  "maximum": null,</text:p>
            <text:p>  "enum": null,</text:p>
            <text:p>  "properties": {},</text:p>
            <text:p>  "forms": [</text:p>
            <text:p>    {</text:p>
            <text:p>      "href": "broker.emqx.io:1883",</text:p>
            <text:p>      "contentType": null,</text:p>
            <text:p>      "topic": "things/id-14/properties/motion",</text:p>
            <text:p>      "retain": false,</text:p>
            <text:p>      "op": []</text:p>
            <text:p>    },</text:p>
            <text:p>    {</text:p>
            <text:p>      "href": "broker.emqx.io:1883",</text:p>
            <text:p>      "contentType": null,</text:p>
            <text:p>      "topic": "things/id-14/properties/motion",</text:p>
            <text:p>      "retain": false,</text:p>
            <text:p>      "op": [</text:p>
            <text:p>        "observeproperty",</text:p>
            <text:p>        "unobserveproperty"</text:p>
            <text:p>      ]</text:p>
            <text:p>    }</text:p>
            <text:p>  ]</text:p>
            <text:p>}</text:p>
          </table:table-cell>
          <table:table-cell office:value-type="string" calcext:value-type="string">
            <text:p>{</text:p>
            <text:p>  "title": "Motion Detection Property",</text:p>
            <text:p>  "description": "A property that indicates whether motion has been detected or not. It can be read to check the current state and potentially written to reset or update the detection status.",</text:p>
            <text:p>  "observable": null,</text:p>
            <text:p>  "type": "boolean",</text:p>
            <text:p>  "minimum": null,</text:p>
            <text:p>  "maximum": null,</text:p>
            <text:p>  "enum": null,</text:p>
            <text:p>  "properties": {},</text:p>
            <text:p>  "forms": [</text:p>
            <text:p>    {</text:p>
            <text:p>      "href": "mqtt://broker.emqx.io:1883",</text:p>
            <text:p>      "contentType": null,</text:p>
            <text:p>      "topic": "things/id-14/properties/motion",</text:p>
            <text:p>      "retain": false,</text:p>
            <text:p>      "op": []</text:p>
            <text:p>    }</text:p>
            <text:p>  ]</text:p>
            <text:p>}</text:p>
          </table:table-cell>
          <table:table-cell office:value-type="float" office:value="2" calcext:value-type="float">
            <text:p>2</text:p>
          </table:table-cell>
          <table:table-cell table:formula="of:=[.D135]-1" office:value-type="float" office:value="1" calcext:value-type="float">
            <text:p>1</text:p>
          </table:table-cell>
          <table:table-cell table:number-columns-repeated="16379"/>
        </table:table-row>
        <table:table-row table:style-name="ro6">
          <table:table-cell office:value-type="string" calcext:value-type="string">
            <text:p>things/id-5/properties/on</text:p>
          </table:table-cell>
          <table:table-cell office:value-type="string" calcext:value-type="string">
            <text:p>{</text:p>
            <text:p>  "title": "On/Off",</text:p>
            <text:p>  "description": "Indicates whether the sensor is on or off",</text:p>
            <text:p>  "observable": null,</text:p>
            <text:p>  "type": "boolean",</text:p>
            <text:p>  "minimum": null,</text:p>
            <text:p>  "maximum": null,</text:p>
            <text:p>  "enum": null,</text:p>
            <text:p>  "properties": {},</text:p>
            <text:p>  "forms": [</text:p>
            <text:p>    {</text:p>
            <text:p>      "href": "broker.emqx.io:1883",</text:p>
            <text:p>      "contentType": null,</text:p>
            <text:p>      "topic": "things/id-5/properties/on",</text:p>
            <text:p>      "retain": false,</text:p>
            <text:p>      "op": []</text:p>
            <text:p>    },</text:p>
            <text:p>    {</text:p>
            <text:p>      "href": "broker.emqx.io:1883",</text:p>
            <text:p>      "contentType": null,</text:p>
            <text:p>      "topic": "things/id-5/properties/on",</text:p>
            <text:p>      "retain": false,</text:p>
            <text:p>      "op": [</text:p>
            <text:p>        "observeproperty",</text:p>
            <text:p>        "unobserveproperty"</text:p>
            <text:p>      ]</text:p>
            <text:p>    }</text:p>
            <text:p>  ]</text:p>
            <text:p>}</text:p>
          </table:table-cell>
          <table:table-cell office:value-type="string" calcext:value-type="string">
            <text:p>{</text:p>
            <text:p>  "title": "Switch State",</text:p>
            <text:p>  "description": "Represents the on/off state of a switch or similar device. The value alternates between true and false, indicating that it's being toggled.",</text:p>
            <text:p>  "observable": null,</text:p>
            <text:p>  "type": "boolean",</text:p>
            <text:p>  "minimum": null,</text:p>
            <text:p>  "maximum": null,</text:p>
            <text:p>  "enum": null,</text:p>
            <text:p>  "properties": {},</text:p>
            <text:p>  "forms": [</text:p>
            <text:p>    {</text:p>
            <text:p>      "href": "mqtt://broker.emqx.io:1883",</text:p>
            <text:p>      "contentType": null,</text:p>
            <text:p>      "topic": "things/id-5/properties/on",</text:p>
            <text:p>      "retain": false,</text:p>
            <text:p>      "op": []</text:p>
            <text:p>    }</text:p>
            <text:p>  ]</text:p>
            <text:p>}</text:p>
          </table:table-cell>
          <table:table-cell office:value-type="float" office:value="2" calcext:value-type="float">
            <text:p>2</text:p>
          </table:table-cell>
          <table:table-cell table:formula="of:=[.D136]-1" office:value-type="float" office:value="1" calcext:value-type="float">
            <text:p>1</text:p>
          </table:table-cell>
          <table:table-cell table:number-columns-repeated="16379"/>
        </table:table-row>
        <table:table-row table:style-name="ro6">
          <table:table-cell office:value-type="string" calcext:value-type="string">
            <text:p>things/id-5/properties/level</text:p>
          </table:table-cell>
          <table:table-cell office:value-type="string" calcext:value-type="string">
            <text:p>{</text:p>
            <text:p>  "title": "Level",</text:p>
            <text:p>  "description": "A level reading from 0 to 100",</text:p>
            <text:p>  "observable": null,</text:p>
            <text:p>  "type": "number",</text:p>
            <text:p>  "minimum": 0,</text:p>
            <text:p>  "maximum": 100,</text:p>
            <text:p>  "enum": null,</text:p>
            <text:p>  "properties": {},</text:p>
            <text:p>  "forms": [</text:p>
            <text:p>    {</text:p>
            <text:p>      "href": "broker.emqx.io:1883",</text:p>
            <text:p>      "contentType": null,</text:p>
            <text:p>      "topic": "things/id-5/properties/level",</text:p>
            <text:p>      "retain": false,</text:p>
            <text:p>      "op": []</text:p>
            <text:p>    },</text:p>
            <text:p>    {</text:p>
            <text:p>      "href": "broker.emqx.io:1883",</text:p>
            <text:p>      "contentType": null,</text:p>
            <text:p>      "topic": "things/id-5/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current level value of the device, represented as a floating-point number.",</text:p>
            <text:p>  "observable": null,</text:p>
            <text:p>  "type": "number",</text:p>
            <text:p>  "minimum": null,</text:p>
            <text:p>  "maximum": null,</text:p>
            <text:p>  "enum": null,</text:p>
            <text:p>  "properties": {},</text:p>
            <text:p>  "forms": [</text:p>
            <text:p>    {</text:p>
            <text:p>      "href": "mqtt://broker.emqx.io:1883",</text:p>
            <text:p>      "contentType": null,</text:p>
            <text:p>      "topic": "things/id-5/properties/level",</text:p>
            <text:p>      "retain": false,</text:p>
            <text:p>      "op": []</text:p>
            <text:p>    }</text:p>
            <text:p>  ]</text:p>
            <text:p>}</text:p>
          </table:table-cell>
          <table:table-cell office:value-type="float" office:value="4" calcext:value-type="float">
            <text:p>4</text:p>
          </table:table-cell>
          <table:table-cell table:formula="of:=[.D137]-1" office:value-type="float" office:value="3" calcext:value-type="float">
            <text:p>3</text:p>
          </table:table-cell>
          <table:table-cell table:number-columns-repeated="16379"/>
        </table:table-row>
        <table:table-row table:style-name="ro6">
          <table:table-cell office:value-type="string" calcext:value-type="string">
            <text:p>things/id-1/properties/level</text:p>
          </table:table-cell>
          <table:table-cell office:value-type="string" calcext:value-type="string">
            <text:p>{</text:p>
            <text:p>  "title": "Level",</text:p>
            <text:p>  "description": "The currently level as measured by the switch",</text:p>
            <text:p>  "observable": null,</text:p>
            <text:p>  "type": "number",</text:p>
            <text:p>  "minimum": 0,</text:p>
            <text:p>  "maximum": 100,</text:p>
            <text:p>  "enum": null,</text:p>
            <text:p>  "properties": {},</text:p>
            <text:p>  "forms": [</text:p>
            <text:p>    {</text:p>
            <text:p>      "href": "broker.emqx.io:1883",</text:p>
            <text:p>      "contentType": null,</text:p>
            <text:p>      "topic": "things/id-1/properties/level",</text:p>
            <text:p>      "retain": false,</text:p>
            <text:p>      "op": []</text:p>
            <text:p>    },</text:p>
            <text:p>    {</text:p>
            <text:p>      "href": "broker.emqx.io:1883",</text:p>
            <text:p>      "contentType": null,</text:p>
            <text:p>      "topic": "things/id-1/properties/level",</text:p>
            <text:p>      "retain": false,</text:p>
            <text:p>      "op": [</text:p>
            <text:p>        "observeproperty",</text:p>
            <text:p>        "unobserveproperty"</text:p>
            <text:p>      ]</text:p>
            <text:p>    }</text:p>
            <text:p>  ]</text:p>
            <text:p>}</text:p>
          </table:table-cell>
          <table:table-cell office:value-type="string" calcext:value-type="string">
            <text:p>{</text:p>
            <text:p>  "title": "Level Property",</text:p>
            <text:p>  "description": "The level property represents a numeric value that can be read and updated, indicating the state of the device.",</text:p>
            <text:p>  "observable": null,</text:p>
            <text:p>  "type": "number",</text:p>
            <text:p>  "minimum": null,</text:p>
            <text:p>  "maximum": null,</text:p>
            <text:p>  "enum": null,</text:p>
            <text:p>  "properties": {},</text:p>
            <text:p>  "forms": [</text:p>
            <text:p>    {</text:p>
            <text:p>      "href": "mqtt://broker.emqx.io:1883",</text:p>
            <text:p>      "contentType": null,</text:p>
            <text:p>      "topic": "things/id-1/properties/level",</text:p>
            <text:p>      "retain": false,</text:p>
            <text:p>      "op": []</text:p>
            <text:p>    }</text:p>
            <text:p>  ]</text:p>
            <text:p>}</text:p>
          </table:table-cell>
          <table:table-cell office:value-type="float" office:value="3" calcext:value-type="float">
            <text:p>3</text:p>
          </table:table-cell>
          <table:table-cell table:formula="of:=[.D138]-1" office:value-type="float" office:value="2" calcext:value-type="float">
            <text:p>2</text:p>
          </table:table-cell>
          <table:table-cell table:number-columns-repeated="16379"/>
        </table:table-row>
        <table:table-row table:style-name="ro6">
          <table:table-cell office:value-type="string" calcext:value-type="string">
            <text:p>things/id-1/properties/on</text:p>
          </table:table-cell>
          <table:table-cell office:value-type="string" calcext:value-type="string">
            <text:p>{</text:p>
            <text:p>  "title": "On/Off",</text:p>
            <text:p>  "description": "Indicates the on/off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1/properties/on",</text:p>
            <text:p>      "retain": false,</text:p>
            <text:p>      "op": []</text:p>
            <text:p>    },</text:p>
            <text:p>    {</text:p>
            <text:p>      "href": "broker.emqx.io:1883",</text:p>
            <text:p>      "contentType": null,</text:p>
            <text:p>      "topic": "things/id-1/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The on/off state of the device, represented as a boolean value.",</text:p>
            <text:p>  "observable": null,</text:p>
            <text:p>  "type": "boolean",</text:p>
            <text:p>  "minimum": null,</text:p>
            <text:p>  "maximum": null,</text:p>
            <text:p>  "enum": null,</text:p>
            <text:p>  "properties": {},</text:p>
            <text:p>  "forms": [</text:p>
            <text:p>    {</text:p>
            <text:p>      "href": "mqtt://broker.emqx.io:1883",</text:p>
            <text:p>      "contentType": null,</text:p>
            <text:p>      "topic": "things/id-1/properties/on",</text:p>
            <text:p>      "retain": false,</text:p>
            <text:p>      "op": []</text:p>
            <text:p>    }</text:p>
            <text:p>  ]</text:p>
            <text:p>}</text:p>
          </table:table-cell>
          <table:table-cell office:value-type="float" office:value="4" calcext:value-type="float">
            <text:p>4</text:p>
          </table:table-cell>
          <table:table-cell table:formula="of:=[.D139]-1" office:value-type="float" office:value="3" calcext:value-type="float">
            <text:p>3</text:p>
          </table:table-cell>
          <table:table-cell table:number-columns-repeated="16379"/>
        </table:table-row>
        <table:table-row table:style-name="ro6">
          <table:table-cell office:value-type="string" calcext:value-type="string">
            <text:p>things/id-0/properties/on</text:p>
          </table:table-cell>
          <table:table-cell office:value-type="string" calcext:value-type="string">
            <text:p>{</text:p>
            <text:p>  "title": "On/Off",</text:p>
            <text:p>  "description": "Indicates whether the light is switched on or off",</text:p>
            <text:p>  "observable": null,</text:p>
            <text:p>  "type": "boolean",</text:p>
            <text:p>  "minimum": null,</text:p>
            <text:p>  "maximum": null,</text:p>
            <text:p>  "enum": null,</text:p>
            <text:p>  "properties": {},</text:p>
            <text:p>  "forms": [</text:p>
            <text:p>    {</text:p>
            <text:p>      "href": "broker.emqx.io:1883",</text:p>
            <text:p>      "contentType": null,</text:p>
            <text:p>      "topic": "things/id-0/properties/on",</text:p>
            <text:p>      "retain": false,</text:p>
            <text:p>      "op": []</text:p>
            <text:p>    },</text:p>
            <text:p>    {</text:p>
            <text:p>      "href": "broker.emqx.io:1883",</text:p>
            <text:p>      "contentType": null,</text:p>
            <text:p>      "topic": "things/id-0/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Represents the on/off state of a device. It can be either true (on) or false (off).",</text:p>
            <text:p>  "observable": null,</text:p>
            <text:p>  "type": "boolean",</text:p>
            <text:p>  "minimum": null,</text:p>
            <text:p>  "maximum": null,</text:p>
            <text:p>  "enum": null,</text:p>
            <text:p>  "properties": {},</text:p>
            <text:p>  "forms": [</text:p>
            <text:p>    {</text:p>
            <text:p>      "href": "mqtt://broker.emqx.io:1883",</text:p>
            <text:p>      "contentType": null,</text:p>
            <text:p>      "topic": "things/id-0/properties/on",</text:p>
            <text:p>      "retain": false,</text:p>
            <text:p>      "op": []</text:p>
            <text:p>    }</text:p>
            <text:p>  ]</text:p>
            <text:p>}</text:p>
          </table:table-cell>
          <table:table-cell office:value-type="float" office:value="4" calcext:value-type="float">
            <text:p>4</text:p>
          </table:table-cell>
          <table:table-cell table:formula="of:=[.D140]-1" office:value-type="float" office:value="3" calcext:value-type="float">
            <text:p>3</text:p>
          </table:table-cell>
          <table:table-cell table:number-columns-repeated="16379"/>
        </table:table-row>
        <table:table-row table:style-name="ro6">
          <table:table-cell office:value-type="string" calcext:value-type="string">
            <text:p>things/id-0/properties/color</text:p>
          </table:table-cell>
          <table:table-cell office:value-type="string" calcext:value-type="string">
            <text:p>{</text:p>
            <text:p>  "title": "Color",</text:p>
            <text:p>  "description": "The current light color as hexadecimal color code",</text:p>
            <text:p>  "observable": null,</text:p>
            <text:p>  "type": "string",</text:p>
            <text:p>  "minimum": null,</text:p>
            <text:p>  "maximum": null,</text:p>
            <text:p>  "enum": null,</text:p>
            <text:p>  "properties": {},</text:p>
            <text:p>  "forms": [</text:p>
            <text:p>    {</text:p>
            <text:p>      "href": "broker.emqx.io:1883",</text:p>
            <text:p>      "contentType": null,</text:p>
            <text:p>      "topic": "things/id-0/properties/color",</text:p>
            <text:p>      "retain": false,</text:p>
            <text:p>      "op": []</text:p>
            <text:p>    },</text:p>
            <text:p>    {</text:p>
            <text:p>      "href": "broker.emqx.io:1883",</text:p>
            <text:p>      "contentType": null,</text:p>
            <text:p>      "topic": "things/id-0/properties/color",</text:p>
            <text:p>      "retain": false,</text:p>
            <text:p>      "op": [</text:p>
            <text:p>        "observeproperty",</text:p>
            <text:p>        "unobserveproperty"</text:p>
            <text:p>      ]</text:p>
            <text:p>    }</text:p>
            <text:p>  ]</text:p>
            <text:p>}</text:p>
          </table:table-cell>
          <table:table-cell office:value-type="string" calcext:value-type="string">
            <text:p>{</text:p>
            <text:p>  "title": "Color Property",</text:p>
            <text:p>  "description": "The color property represents the current color value of the device, which can be read and updated.",</text:p>
            <text:p>  "observable": null,</text:p>
            <text:p>  "type": "string",</text:p>
            <text:p>  "minimum": null,</text:p>
            <text:p>  "maximum": null,</text:p>
            <text:p>  "enum": null,</text:p>
            <text:p>  "properties": {},</text:p>
            <text:p>  "forms": [</text:p>
            <text:p>    {</text:p>
            <text:p>      "href": "mqtt://broker.emqx.io:1883",</text:p>
            <text:p>      "contentType": null,</text:p>
            <text:p>      "topic": "things/id-0/properties/color",</text:p>
            <text:p>      "retain": false,</text:p>
            <text:p>      "op": []</text:p>
            <text:p>    }</text:p>
            <text:p>  ]</text:p>
            <text:p>}</text:p>
          </table:table-cell>
          <table:table-cell office:value-type="float" office:value="3" calcext:value-type="float">
            <text:p>3</text:p>
          </table:table-cell>
          <table:table-cell table:formula="of:=[.D141]-1" office:value-type="float" office:value="2" calcext:value-type="float">
            <text:p>2</text:p>
          </table:table-cell>
          <table:table-cell table:number-columns-repeated="16379"/>
        </table:table-row>
        <table:table-row table:style-name="ro6">
          <table:table-cell office:value-type="string" calcext:value-type="string">
            <text:p>things/id-12/properties/on</text:p>
          </table:table-cell>
          <table:table-cell office:value-type="string" calcext:value-type="string">
            <text:p>{</text:p>
            <text:p>  "title": "On/Off",</text:p>
            <text:p>  "description": "The operational state of the light, indicating if its turned on or off",</text:p>
            <text:p>  "observable": null,</text:p>
            <text:p>  "type": "boolean",</text:p>
            <text:p>  "minimum": null,</text:p>
            <text:p>  "maximum": null,</text:p>
            <text:p>  "enum": null,</text:p>
            <text:p>  "properties": {},</text:p>
            <text:p>  "forms": [</text:p>
            <text:p>    {</text:p>
            <text:p>      "href": "broker.emqx.io:1883",</text:p>
            <text:p>      "contentType": null,</text:p>
            <text:p>      "topic": "things/id-12/properties/on",</text:p>
            <text:p>      "retain": false,</text:p>
            <text:p>      "op": []</text:p>
            <text:p>    },</text:p>
            <text:p>    {</text:p>
            <text:p>      "href": "broker.emqx.io:1883",</text:p>
            <text:p>      "contentType": null,</text:p>
            <text:p>      "topic": "things/id-12/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Represents the on/off state of a device, such as a light bulb or other controllable device.",</text:p>
            <text:p>  "observable": null,</text:p>
            <text:p>  "type": "boolean",</text:p>
            <text:p>  "minimum": null,</text:p>
            <text:p>  "maximum": null,</text:p>
            <text:p>  "enum": null,</text:p>
            <text:p>  "properties": {},</text:p>
            <text:p>  "forms": [</text:p>
            <text:p>    {</text:p>
            <text:p>      "href": "mqtt://broker.emqx.io:1883",</text:p>
            <text:p>      "contentType": null,</text:p>
            <text:p>      "topic": "things/id-12/properties/on",</text:p>
            <text:p>      "retain": false,</text:p>
            <text:p>      "op": []</text:p>
            <text:p>    }</text:p>
            <text:p>  ]</text:p>
            <text:p>}</text:p>
          </table:table-cell>
          <table:table-cell office:value-type="float" office:value="4" calcext:value-type="float">
            <text:p>4</text:p>
          </table:table-cell>
          <table:table-cell table:formula="of:=[.D142]-1" office:value-type="float" office:value="3" calcext:value-type="float">
            <text:p>3</text:p>
          </table:table-cell>
          <table:table-cell table:number-columns-repeated="16379"/>
        </table:table-row>
        <table:table-row table:style-name="ro6">
          <table:table-cell office:value-type="string" calcext:value-type="string">
            <text:p>things/id-12/properties/colorTemperature</text:p>
          </table:table-cell>
          <table:table-cell office:value-type="string" calcext:value-type="string">
            <text:p>{</text:p>
            <text:p>  "title": "Color Temperature",</text:p>
            <text:p>  "description": "The current color temperature of the light",</text:p>
            <text:p>  "observable": null,</text:p>
            <text:p>  "type": "number",</text:p>
            <text:p>  "minimum": 2500,</text:p>
            <text:p>  "maximum": 9000,</text:p>
            <text:p>  "enum": null,</text:p>
            <text:p>  "properties": {},</text:p>
            <text:p>  "forms": [</text:p>
            <text:p>    {</text:p>
            <text:p>      "href": "broker.emqx.io:1883",</text:p>
            <text:p>      "contentType": null,</text:p>
            <text:p>      "topic": "things/id-12/properties/colorTemperature",</text:p>
            <text:p>      "retain": false,</text:p>
            <text:p>      "op": []</text:p>
            <text:p>    },</text:p>
            <text:p>    {</text:p>
            <text:p>      "href": "broker.emqx.io:1883",</text:p>
            <text:p>      "contentType": null,</text:p>
            <text:p>      "topic": "things/id-12/properties/colorTemperature",</text:p>
            <text:p>      "retain": false,</text:p>
            <text:p>      "op": [</text:p>
            <text:p>        "observeproperty",</text:p>
            <text:p>        "unobserveproperty"</text:p>
            <text:p>      ]</text:p>
            <text:p>    }</text:p>
            <text:p>  ]</text:p>
            <text:p>}</text:p>
          </table:table-cell>
          <table:table-cell office:value-type="string" calcext:value-type="string">
            <text:p>{</text:p>
            <text:p>  "title": "Color Temperature",</text:p>
            <text:p>  "description": "The color temperature property of the device, measured in Kelvin.",</text:p>
            <text:p>  "observable": null,</text:p>
            <text:p>  "type": "number",</text:p>
            <text:p>  "minimum": null,</text:p>
            <text:p>  "maximum": null,</text:p>
            <text:p>  "enum": null,</text:p>
            <text:p>  "properties": {},</text:p>
            <text:p>  "forms": [</text:p>
            <text:p>    {</text:p>
            <text:p>      "href": "mqtt://broker.emqx.io:1883",</text:p>
            <text:p>      "contentType": null,</text:p>
            <text:p>      "topic": "things/id-12/properties/colorTemperature",</text:p>
            <text:p>      "retain": false,</text:p>
            <text:p>      "op": []</text:p>
            <text:p>    }</text:p>
            <text:p>  ]</text:p>
            <text:p>}</text:p>
          </table:table-cell>
          <table:table-cell office:value-type="float" office:value="4" calcext:value-type="float">
            <text:p>4</text:p>
          </table:table-cell>
          <table:table-cell table:formula="of:=[.D143]-1" office:value-type="float" office:value="3" calcext:value-type="float">
            <text:p>3</text:p>
          </table:table-cell>
          <table:table-cell table:number-columns-repeated="16379"/>
        </table:table-row>
        <table:table-row table:style-name="ro25">
          <table:table-cell office:value-type="string" calcext:value-type="string">
            <text:p>things/id-7/properties/on</text:p>
          </table:table-cell>
          <table:table-cell office:value-type="string" calcext:value-type="string">
            <text:p>{</text:p>
            <text:p>  "title": "On/Off",</text:p>
            <text:p>  "description": "The current state of the switch. It may be on or off, indicated by the boolean value",</text:p>
            <text:p>  "observable": null,</text:p>
            <text:p>  "type": "boolean",</text:p>
            <text:p>  "minimum": null,</text:p>
            <text:p>  "maximum": null,</text:p>
            <text:p>  "enum": null,</text:p>
            <text:p>  "properties": {},</text:p>
            <text:p>  "forms": [</text:p>
            <text:p>    {</text:p>
            <text:p>      "href": "broker.emqx.io:1883",</text:p>
            <text:p>      "contentType": null,</text:p>
            <text:p>      "topic": "things/id-7/properties/on",</text:p>
            <text:p>      "retain": false,</text:p>
            <text:p>      "op": []</text:p>
            <text:p>    },</text:p>
            <text:p>    {</text:p>
            <text:p>      "href": "broker.emqx.io:1883",</text:p>
            <text:p>      "contentType": null,</text:p>
            <text:p>      "topic": "things/id-7/properties/on",</text:p>
            <text:p>      "retain": false,</text:p>
            <text:p>      "op": [</text:p>
            <text:p>        "observeproperty",</text:p>
            <text:p>        "unobserveproperty"</text:p>
            <text:p>      ]</text:p>
            <text:p>    }</text:p>
            <text:p>  ]</text:p>
            <text:p>}</text:p>
          </table:table-cell>
          <table:table-cell office:value-type="string" calcext:value-type="string">
            <text:p>{</text:p>
            <text:p>  "title": "Switch State",</text:p>
            <text:p>  "description": "Represents the on/off state of a switchable device like a lamp or relay.",</text:p>
            <text:p>  "observable": null,</text:p>
            <text:p>  "type": "boolean",</text:p>
            <text:p>  "minimum": null,</text:p>
            <text:p>  "maximum": null,</text:p>
            <text:p>  "enum": null,</text:p>
            <text:p>  "properties": {},</text:p>
            <text:p>  "forms": [</text:p>
            <text:p>    {</text:p>
            <text:p>      "href": "mqtt://broker.emqx.io:1883",</text:p>
            <text:p>      "contentType": null,</text:p>
            <text:p>      "topic": "things/id-7/properties/on",</text:p>
            <text:p>      "retain": false,</text:p>
            <text:p>      "op": []</text:p>
            <text:p>    }</text:p>
            <text:p>  ]</text:p>
            <text:p>}</text:p>
          </table:table-cell>
          <table:table-cell office:value-type="float" office:value="4" calcext:value-type="float">
            <text:p>4</text:p>
          </table:table-cell>
          <table:table-cell table:formula="of:=[.D144]-1" office:value-type="float" office:value="3" calcext:value-type="float">
            <text:p>3</text:p>
          </table:table-cell>
          <table:table-cell table:number-columns-repeated="16379"/>
        </table:table-row>
        <table:table-row table:style-name="ro6">
          <table:table-cell office:value-type="string" calcext:value-type="string">
            <text:p>things/id-3/properties/on</text:p>
          </table:table-cell>
          <table:table-cell office:value-type="string" calcext:value-type="string">
            <text:p>{</text:p>
            <text:p>  "title": "On/Off",</text:p>
            <text:p>  "description": "Indicates the current state of the switch",</text:p>
            <text:p>  "observable": null,</text:p>
            <text:p>  "type": "boolean",</text:p>
            <text:p>  "minimum": null,</text:p>
            <text:p>  "maximum": null,</text:p>
            <text:p>  "enum": null,</text:p>
            <text:p>  "properties": {},</text:p>
            <text:p>  "forms": [</text:p>
            <text:p>    {</text:p>
            <text:p>      "href": "broker.emqx.io:1883",</text:p>
            <text:p>      "contentType": null,</text:p>
            <text:p>      "topic": "things/id-3/properties/on",</text:p>
            <text:p>      "retain": false,</text:p>
            <text:p>      "op": []</text:p>
            <text:p>    },</text:p>
            <text:p>    {</text:p>
            <text:p>      "href": "broker.emqx.io:1883",</text:p>
            <text:p>      "contentType": null,</text:p>
            <text:p>      "topic": "things/id-3/properties/on",</text:p>
            <text:p>      "retain": false,</text:p>
            <text:p>      "op": [</text:p>
            <text:p>        "observeproperty",</text:p>
            <text:p>        "unobserveproperty"</text:p>
            <text:p>      ]</text:p>
            <text:p>    }</text:p>
            <text:p>  ]</text:p>
            <text:p>}</text:p>
          </table:table-cell>
          <table:table-cell office:value-type="string" calcext:value-type="string">
            <text:p>{</text:p>
            <text:p>  "title": "On State",</text:p>
            <text:p>  "description": "A property that represents the on/off state of a device.",</text:p>
            <text:p>  "observable": null,</text:p>
            <text:p>  "type": "boolean",</text:p>
            <text:p>  "minimum": null,</text:p>
            <text:p>  "maximum": null,</text:p>
            <text:p>  "enum": null,</text:p>
            <text:p>  "properties": {},</text:p>
            <text:p>  "forms": [</text:p>
            <text:p>    {</text:p>
            <text:p>      "href": "mqtt://broker.emqx.io:1883",</text:p>
            <text:p>      "contentType": null,</text:p>
            <text:p>      "topic": "things/id-3/properties/on",</text:p>
            <text:p>      "retain": false,</text:p>
            <text:p>      "op": []</text:p>
            <text:p>    }</text:p>
            <text:p>  ]</text:p>
            <text:p>}</text:p>
          </table:table-cell>
          <table:table-cell office:value-type="float" office:value="4" calcext:value-type="float">
            <text:p>4</text:p>
          </table:table-cell>
          <table:table-cell table:formula="of:=[.D145]-1" office:value-type="float" office:value="3" calcext:value-type="float">
            <text:p>3</text:p>
          </table:table-cell>
          <table:table-cell table:number-columns-repeated="16379"/>
        </table:table-row>
        <table:table-row table:style-name="ro25">
          <table:table-cell office:value-type="string" calcext:value-type="string">
            <text:p>things/id-15/properties/pushed</text:p>
          </table:table-cell>
          <table:table-cell office:value-type="string" calcext:value-type="string">
            <text:p>{</text:p>
            <text:p>  "title": "Pushed",</text:p>
            <text:p>  "description": "A 'true' value indicates that the button is currently pressed. Otherwise, the value defaults to 'false'",</text:p>
            <text:p>  "observable": null,</text:p>
            <text:p>  "type": "boolean",</text:p>
            <text:p>  "minimum": null,</text:p>
            <text:p>  "maximum": null,</text:p>
            <text:p>  "enum": null,</text:p>
            <text:p>  "properties": {},</text:p>
            <text:p>  "forms": [</text:p>
            <text:p>    {</text:p>
            <text:p>      "href": "broker.emqx.io:1883",</text:p>
            <text:p>      "contentType": null,</text:p>
            <text:p>      "topic": "things/id-15/properties/pushed",</text:p>
            <text:p>      "retain": false,</text:p>
            <text:p>      "op": []</text:p>
            <text:p>    },</text:p>
            <text:p>    {</text:p>
            <text:p>      "href": "broker.emqx.io:1883",</text:p>
            <text:p>      "contentType": null,</text:p>
            <text:p>      "topic": "things/id-15/properties/pushed",</text:p>
            <text:p>      "retain": false,</text:p>
            <text:p>      "op": [</text:p>
            <text:p>        "observeproperty",</text:p>
            <text:p>        "unobserveproperty"</text:p>
            <text:p>      ]</text:p>
            <text:p>    }</text:p>
            <text:p>  ]</text:p>
            <text:p>}</text:p>
          </table:table-cell>
          <table:table-cell office:value-type="string" calcext:value-type="string">
            <text:p>{</text:p>
            <text:p>  "title": "Pushed State Property",</text:p>
            <text:p>  "description": "A property that indicates whether the device's state has been pushed to the server. The value alternates between true and false.",</text:p>
            <text:p>  "observable": null,</text:p>
            <text:p>  "type": "boolean",</text:p>
            <text:p>  "minimum": null,</text:p>
            <text:p>  "maximum": null,</text:p>
            <text:p>  "enum": null,</text:p>
            <text:p>  "properties": {},</text:p>
            <text:p>  "forms": [</text:p>
            <text:p>    {</text:p>
            <text:p>      "href": "mqtt://broker.emqx.io:1883",</text:p>
            <text:p>      "contentType": null,</text:p>
            <text:p>      "topic": "things/id-15/properties/pushed",</text:p>
            <text:p>      "retain": false,</text:p>
            <text:p>      "op": []</text:p>
            <text:p>    }</text:p>
            <text:p>  ]</text:p>
            <text:p>}</text:p>
          </table:table-cell>
          <table:table-cell office:value-type="float" office:value="3" calcext:value-type="float">
            <text:p>3</text:p>
          </table:table-cell>
          <table:table-cell table:formula="of:=[.D146]-1" office:value-type="float" office:value="2" calcext:value-type="float">
            <text:p>2</text:p>
          </table:table-cell>
          <table:table-cell table:number-columns-repeated="16379"/>
        </table:table-row>
        <table:table-row table:style-name="ro6">
          <table:table-cell office:value-type="string" calcext:value-type="string">
            <text:p>things/id-30/properties/smoke</text:p>
          </table:table-cell>
          <table:table-cell office:value-type="string" calcext:value-type="string">
            <text:p>{</text:p>
            <text:p>  "title": "Smoke",</text:p>
            <text:p>  "description": "Indicated whether smoke was detected",</text:p>
            <text:p>  "observable": null,</text:p>
            <text:p>  "type": "boolean",</text:p>
            <text:p>  "minimum": null,</text:p>
            <text:p>  "maximum": null,</text:p>
            <text:p>  "enum": null,</text:p>
            <text:p>  "properties": {},</text:p>
            <text:p>  "forms": [</text:p>
            <text:p>    {</text:p>
            <text:p>      "href": "broker.emqx.io:1883",</text:p>
            <text:p>      "contentType": null,</text:p>
            <text:p>      "topic": "things/id-30/properties/smoke",</text:p>
            <text:p>      "retain": false,</text:p>
            <text:p>      "op": []</text:p>
            <text:p>    },</text:p>
            <text:p>    {</text:p>
            <text:p>      "href": "broker.emqx.io:1883",</text:p>
            <text:p>      "contentType": null,</text:p>
            <text:p>      "topic": "things/id-30/properties/smoke",</text:p>
            <text:p>      "retain": false,</text:p>
            <text:p>      "op": [</text:p>
            <text:p>        "observeproperty",</text:p>
            <text:p>        "unobserveproperty"</text:p>
            <text:p>      ]</text:p>
            <text:p>    }</text:p>
            <text:p>  ]</text:p>
            <text:p>}</text:p>
          </table:table-cell>
          <table:table-cell office:value-type="string" calcext:value-type="string">
            <text:p>{</text:p>
            <text:p>  "title": "Smoke Detection",</text:p>
            <text:p>  "description": "Indicates whether smoke has been detected by the device. This property changes its value based on real-time sensor readings.",</text:p>
            <text:p>  "observable": null,</text:p>
            <text:p>  "type": "boolean",</text:p>
            <text:p>  "minimum": null,</text:p>
            <text:p>  "maximum": null,</text:p>
            <text:p>  "enum": null,</text:p>
            <text:p>  "properties": {},</text:p>
            <text:p>  "forms": [</text:p>
            <text:p>    {</text:p>
            <text:p>      "href": "mqtt://broker.emqx.io:1883",</text:p>
            <text:p>      "contentType": null,</text:p>
            <text:p>      "topic": "things/id-30/properties/smoke",</text:p>
            <text:p>      "retain": false,</text:p>
            <text:p>      "op": []</text:p>
            <text:p>    }</text:p>
            <text:p>  ]</text:p>
            <text:p>}</text:p>
          </table:table-cell>
          <table:table-cell office:value-type="float" office:value="5" calcext:value-type="float">
            <text:p>5</text:p>
          </table:table-cell>
          <table:table-cell table:formula="of:=[.D147]-1" office:value-type="float" office:value="4" calcext:value-type="float">
            <text:p>4</text:p>
          </table:table-cell>
          <table:table-cell table:number-columns-repeated="16379"/>
        </table:table-row>
        <table:table-row table:style-name="ro6">
          <table:table-cell office:value-type="string" calcext:value-type="string">
            <text:p>things/id-17/properties/temperature</text:p>
          </table:table-cell>
          <table:table-cell office:value-type="string" calcext:value-type="string">
            <text:p>{</text:p>
            <text:p>  "title": "Temperature",</text:p>
            <text:p>  "description": "The current temperature in degree celsius",</text:p>
            <text:p>  "observable": null,</text:p>
            <text:p>  "type": "number",</text:p>
            <text:p>  "minimum": -20,</text:p>
            <text:p>  "maximum": 50,</text:p>
            <text:p>  "enum": null,</text:p>
            <text:p>  "properties": {},</text:p>
            <text:p>  "forms": [</text:p>
            <text:p>    {</text:p>
            <text:p>      "href": "broker.emqx.io:1883",</text:p>
            <text:p>      "contentType": null,</text:p>
            <text:p>      "topic": "things/id-17/properties/temperature",</text:p>
            <text:p>      "retain": false,</text:p>
            <text:p>      "op": []</text:p>
            <text:p>    },</text:p>
            <text:p>    {</text:p>
            <text:p>      "href": "broker.emqx.io:1883",</text:p>
            <text:p>      "contentType": null,</text:p>
            <text:p>      "topic": "things/id-17/properties/temperature",</text:p>
            <text:p>      "retain": false,</text:p>
            <text:p>      "op": [</text:p>
            <text:p>        "observeproperty",</text:p>
            <text:p>        "unobserveproperty"</text:p>
            <text:p>      ]</text:p>
            <text:p>    }</text:p>
            <text:p>  ]</text:p>
            <text:p>}</text:p>
          </table:table-cell>
          <table:table-cell office:value-type="string" calcext:value-type="string">
            <text:p>{</text:p>
            <text:p>  "title": "Temperature Property",</text:p>
            <text:p>  "description": "The current temperature value reported by the device.",</text:p>
            <text:p>  "observable": null,</text:p>
            <text:p>  "type": "number",</text:p>
            <text:p>  "minimum": null,</text:p>
            <text:p>  "maximum": null,</text:p>
            <text:p>  "enum": null,</text:p>
            <text:p>  "properties": {},</text:p>
            <text:p>  "forms": [</text:p>
            <text:p>    {</text:p>
            <text:p>      "href": "mqtt://broker.emqx.io:1883",</text:p>
            <text:p>      "contentType": null,</text:p>
            <text:p>      "topic": "things/id-17/properties/temperature",</text:p>
            <text:p>      "retain": false,</text:p>
            <text:p>      "op": []</text:p>
            <text:p>    }</text:p>
            <text:p>  ]</text:p>
            <text:p>}</text:p>
          </table:table-cell>
          <table:table-cell office:value-type="float" office:value="4" calcext:value-type="float">
            <text:p>4</text:p>
          </table:table-cell>
          <table:table-cell table:formula="of:=[.D148]-1" office:value-type="float" office:value="3" calcext:value-type="float">
            <text:p>3</text:p>
          </table:table-cell>
          <table:table-cell table:number-columns-repeated="16379"/>
        </table:table-row>
        <table:table-row table:style-name="ro6">
          <table:table-cell office:value-type="string" calcext:value-type="string">
            <text:p>things/id-24/properties/temperature</text:p>
          </table:table-cell>
          <table:table-cell office:value-type="string" calcext:value-type="string">
            <text:p>{</text:p>
            <text:p>  "title": "Temperature",</text:p>
            <text:p>  "description": "Currently measured temperature in degree celsius",</text:p>
            <text:p>  "observable": null,</text:p>
            <text:p>  "type": "number",</text:p>
            <text:p>  "minimum": 17,</text:p>
            <text:p>  "maximum": 28,</text:p>
            <text:p>  "enum": null,</text:p>
            <text:p>  "properties": {},</text:p>
            <text:p>  "forms": [</text:p>
            <text:p>    {</text:p>
            <text:p>      "href": "broker.emqx.io:1883",</text:p>
            <text:p>      "contentType": null,</text:p>
            <text:p>      "topic": "things/id-24/properties/temperature",</text:p>
            <text:p>      "retain": false,</text:p>
            <text:p>      "op": []</text:p>
            <text:p>    },</text:p>
            <text:p>    {</text:p>
            <text:p>      "href": "broker.emqx.io:1883",</text:p>
            <text:p>      "contentType": null,</text:p>
            <text:p>      "topic": "things/id-24/properties/temperature",</text:p>
            <text:p>      "retain": false,</text:p>
            <text:p>      "op": [</text:p>
            <text:p>        "observeproperty",</text:p>
            <text:p>        "unobserveproperty"</text:p>
            <text:p>      ]</text:p>
            <text:p>    }</text:p>
            <text:p>  ]</text:p>
            <text:p>}</text:p>
          </table:table-cell>
          <table:table-cell office:value-type="string" calcext:value-type="string">
            <text:p>{</text:p>
            <text:p>  "title": "Current Temperature",</text:p>
            <text:p>  "description": "The current temperature measured by the device, in degrees Celsius.",</text:p>
            <text:p>  "observable": null,</text:p>
            <text:p>  "type": "number",</text:p>
            <text:p>  "minimum": null,</text:p>
            <text:p>  "maximum": null,</text:p>
            <text:p>  "enum": null,</text:p>
            <text:p>  "properties": {},</text:p>
            <text:p>  "forms": [</text:p>
            <text:p>    {</text:p>
            <text:p>      "href": "mqtt://broker.emqx.io:1883",</text:p>
            <text:p>      "contentType": null,</text:p>
            <text:p>      "topic": "things/id-24/properties/temperature",</text:p>
            <text:p>      "retain": false,</text:p>
            <text:p>      "op": []</text:p>
            <text:p>    }</text:p>
            <text:p>  ]</text:p>
            <text:p>}</text:p>
          </table:table-cell>
          <table:table-cell office:value-type="float" office:value="5" calcext:value-type="float">
            <text:p>5</text:p>
          </table:table-cell>
          <table:table-cell table:formula="of:=[.D149]-1" office:value-type="float" office:value="4" calcext:value-type="float">
            <text:p>4</text:p>
          </table:table-cell>
          <table:table-cell table:number-columns-repeated="16379"/>
        </table:table-row>
        <table:table-row table:style-name="ro6">
          <table:table-cell office:value-type="string" calcext:value-type="string">
            <text:p>things/id-24/properties/heatingTargetTemperature</text:p>
          </table:table-cell>
          <table:table-cell office:value-type="string" calcext:value-type="string">
            <text:p>{</text:p>
            <text:p>  "title": "Heating Target",</text:p>
            <text:p>  "description": "The target heat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heatingTargetTemperature",</text:p>
            <text:p>      "retain": false,</text:p>
            <text:p>      "op": []</text:p>
            <text:p>    },</text:p>
            <text:p>    {</text:p>
            <text:p>      "href": "broker.emqx.io:1883",</text:p>
            <text:p>      "contentType": null,</text:p>
            <text:p>      "topic": "things/id-24/properties/heatingTargetTemperature",</text:p>
            <text:p>      "retain": false,</text:p>
            <text:p>      "op": [</text:p>
            <text:p>        "observeproperty",</text:p>
            <text:p>        "unobserveproperty"</text:p>
            <text:p>      ]</text:p>
            <text:p>    }</text:p>
            <text:p>  ]</text:p>
            <text:p>}</text:p>
          </table:table-cell>
          <table:table-cell office:value-type="string" calcext:value-type="string">
            <text:p>{</text:p>
            <text:p>  "title": "Heating Target Temperature",</text:p>
            <text:p>  "description": "The target temperature for heating mode in degrees Celsius.",</text:p>
            <text:p>  "observable": null,</text:p>
            <text:p>  "type": "number",</text:p>
            <text:p>  "minimum": null,</text:p>
            <text:p>  "maximum": null,</text:p>
            <text:p>  "enum": null,</text:p>
            <text:p>  "properties": {},</text:p>
            <text:p>  "forms": [</text:p>
            <text:p>    {</text:p>
            <text:p>      "href": "mqtt://broker.emqx.io:1883",</text:p>
            <text:p>      "contentType": null,</text:p>
            <text:p>      "topic": "things/id-24/properties/heatingTargetTemperature",</text:p>
            <text:p>      "retain": false,</text:p>
            <text:p>      "op": []</text:p>
            <text:p>    }</text:p>
            <text:p>  ]</text:p>
            <text:p>}</text:p>
          </table:table-cell>
          <table:table-cell office:value-type="float" office:value="4" calcext:value-type="float">
            <text:p>4</text:p>
          </table:table-cell>
          <table:table-cell table:formula="of:=[.D150]-1" office:value-type="float" office:value="3" calcext:value-type="float">
            <text:p>3</text:p>
          </table:table-cell>
          <table:table-cell table:number-columns-repeated="16379"/>
        </table:table-row>
        <table:table-row table:style-name="ro6">
          <table:table-cell office:value-type="string" calcext:value-type="string">
            <text:p>things/id-24/properties/coolingTargetTemperature</text:p>
          </table:table-cell>
          <table:table-cell office:value-type="string" calcext:value-type="string">
            <text:p>{</text:p>
            <text:p>  "title": "Cooling Target",</text:p>
            <text:p>  "description": "The target cooling temperature",</text:p>
            <text:p>  "observable": null,</text:p>
            <text:p>  "type": "number",</text:p>
            <text:p>  "minimum": 10,</text:p>
            <text:p>  "maximum": 38,</text:p>
            <text:p>  "enum": null,</text:p>
            <text:p>  "properties": {},</text:p>
            <text:p>  "forms": [</text:p>
            <text:p>    {</text:p>
            <text:p>      "href": "broker.emqx.io:1883",</text:p>
            <text:p>      "contentType": null,</text:p>
            <text:p>      "topic": "things/id-24/properties/coolingTargetTemperature",</text:p>
            <text:p>      "retain": false,</text:p>
            <text:p>      "op": []</text:p>
            <text:p>    },</text:p>
            <text:p>    {</text:p>
            <text:p>      "href": "broker.emqx.io:1883",</text:p>
            <text:p>      "contentType": null,</text:p>
            <text:p>      "topic": "things/id-24/properties/coolingTargetTemperature",</text:p>
            <text:p>      "retain": false,</text:p>
            <text:p>      "op": [</text:p>
            <text:p>        "observeproperty",</text:p>
            <text:p>        "unobserveproperty"</text:p>
            <text:p>      ]</text:p>
            <text:p>    }</text:p>
            <text:p>  ]</text:p>
            <text:p>}</text:p>
          </table:table-cell>
          <table:table-cell office:value-type="string" calcext:value-type="string">
            <text:p>{</text:p>
            <text:p>  "title": "Cooling Target Temperature",</text:p>
            <text:p>  "description": "The target temperature for cooling operations, measured in degrees Celsius.",</text:p>
            <text:p>  "observable": null,</text:p>
            <text:p>  "type": "number",</text:p>
            <text:p>  "minimum": null,</text:p>
            <text:p>  "maximum": null,</text:p>
            <text:p>  "enum": null,</text:p>
            <text:p>  "properties": {},</text:p>
            <text:p>  "forms": [</text:p>
            <text:p>    {</text:p>
            <text:p>      "href": "mqtt://broker.emqx.io:1883",</text:p>
            <text:p>      "contentType": null,</text:p>
            <text:p>      "topic": "things/id-24/properties/coolingTargetTemperature",</text:p>
            <text:p>      "retain": false,</text:p>
            <text:p>      "op": []</text:p>
            <text:p>    }</text:p>
            <text:p>  ]</text:p>
            <text:p>}</text:p>
          </table:table-cell>
          <table:table-cell office:value-type="float" office:value="4" calcext:value-type="float">
            <text:p>4</text:p>
          </table:table-cell>
          <table:table-cell table:formula="of:=[.D151]-1" office:value-type="float" office:value="3" calcext:value-type="float">
            <text:p>3</text:p>
          </table:table-cell>
          <table:table-cell table:number-columns-repeated="16379"/>
        </table:table-row>
        <table:table-row table:style-name="ro16">
          <table:table-cell office:value-type="string" calcext:value-type="string">
            <text:p>things/id-24/properties/heatingCooling</text:p>
          </table:table-cell>
          <table:table-cell office:value-type="string" calcext:value-type="string">
            <text:p>{</text:p>
            <text:p>  "title": "Heating/Cooling",</text:p>
            <text:p>  "description": "Select between cooling, heating, or turning both off",</text:p>
            <text:p>  "observable": null,</text:p>
            <text:p>  "type": "string",</text:p>
            <text:p>  "minimum": null,</text:p>
            <text:p>  "maximum": null,</text:p>
            <text:p>  "enum": [</text:p>
            <text:p>    "off",</text:p>
            <text:p>    "heating",</text:p>
            <text:p>    "cooling"</text:p>
            <text:p>  ],</text:p>
            <text:p>  "properties": {},</text:p>
            <text:p>  "forms": [</text:p>
            <text:p>    {</text:p>
            <text:p>      "href": "broker.emqx.io:1883",</text:p>
            <text:p>      "contentType": null,</text:p>
            <text:p>      "topic": "things/id-24/properties/heatingCooling",</text:p>
            <text:p>      "retain": false,</text:p>
            <text:p>      "op": []</text:p>
            <text:p>    },</text:p>
            <text:p>    {</text:p>
            <text:p>      "href": "broker.emqx.io:1883",</text:p>
            <text:p>      "contentType": null,</text:p>
            <text:p>      "topic": "things/id-24/properties/heatingCooling",</text:p>
            <text:p>      "retain": false,</text:p>
            <text:p>      "op": [</text:p>
            <text:p>        "observeproperty",</text:p>
            <text:p>        "unobserveproperty"</text:p>
            <text:p>      ]</text:p>
            <text:p>    }</text:p>
            <text:p>  ]</text:p>
            <text:p>}</text:p>
          </table:table-cell>
          <table:table-cell office:value-type="string" calcext:value-type="string">
            <text:p>{</text:p>
            <text:p>  "title": "Heating Cooling Mode",</text:p>
            <text:p>  "description": "The current mode of the heating and cooling system. Can be set to off, heating, or cooling.",</text:p>
            <text:p>  "observable": null,</text:p>
            <text:p>  "type": "string",</text:p>
            <text:p>  "minimum": null,</text:p>
            <text:p>  "maximum": null,</text:p>
            <text:p>  "enum": [</text:p>
            <text:p>    "off",</text:p>
            <text:p>    "cooling",</text:p>
            <text:p>    "heating"</text:p>
            <text:p>  ],</text:p>
            <text:p>  "properties": {},</text:p>
            <text:p>  "forms": [</text:p>
            <text:p>    {</text:p>
            <text:p>      "href": "mqtt://broker.emqx.io:1883",</text:p>
            <text:p>      "contentType": null,</text:p>
            <text:p>      "topic": "things/id-24/properties/heatingCooling",</text:p>
            <text:p>      "retain": false,</text:p>
            <text:p>      "op": []</text:p>
            <text:p>    }</text:p>
            <text:p>  ]</text:p>
            <text:p>}</text:p>
          </table:table-cell>
          <table:table-cell office:value-type="float" office:value="5" calcext:value-type="float">
            <text:p>5</text:p>
          </table:table-cell>
          <table:table-cell table:formula="of:=[.D152]-1" office:value-type="float" office:value="4" calcext:value-type="float">
            <text:p>4</text:p>
          </table:table-cell>
          <table:table-cell table:number-columns-repeated="16379"/>
        </table:table-row>
        <table:table-row table:style-name="ro10">
          <table:table-cell office:value-type="string" calcext:value-type="string">
            <text:p>things/id-24/properties/thermostatMode</text:p>
          </table:table-cell>
          <table:table-cell office:value-type="string" calcext:value-type="string">
            <text:p>{</text:p>
            <text:p>  "title": "Mode",</text:p>
            <text:p>  "description": "The thermostate supports the modes heat, cool, off or auto.",</text:p>
            <text:p>  "observable": null,</text:p>
            <text:p>  "type": "string",</text:p>
            <text:p>  "minimum": null,</text:p>
            <text:p>  "maximum": null,</text:p>
            <text:p>  "enum": [</text:p>
            <text:p>    "off",</text:p>
            <text:p>    "heat",</text:p>
            <text:p>    "cool",</text:p>
            <text:p>    "auto"</text:p>
            <text:p>  ],</text:p>
            <text:p>  "properties": {},</text:p>
            <text:p>  "forms": [</text:p>
            <text:p>    {</text:p>
            <text:p>      "href": "broker.emqx.io:1883",</text:p>
            <text:p>      "contentType": null,</text:p>
            <text:p>      "topic": "things/id-24/properties/thermostatMode",</text:p>
            <text:p>      "retain": false,</text:p>
            <text:p>      "op": []</text:p>
            <text:p>    },</text:p>
            <text:p>    {</text:p>
            <text:p>      "href": "broker.emqx.io:1883",</text:p>
            <text:p>      "contentType": null,</text:p>
            <text:p>      "topic": "things/id-24/properties/thermostatMode",</text:p>
            <text:p>      "retain": false,</text:p>
            <text:p>      "op": [</text:p>
            <text:p>        "observeproperty",</text:p>
            <text:p>        "unobserveproperty"</text:p>
            <text:p>      ]</text:p>
            <text:p>    }</text:p>
            <text:p>  ]</text:p>
            <text:p>}</text:p>
          </table:table-cell>
          <table:table-cell office:value-type="string" calcext:value-type="string">
            <text:p>{</text:p>
            <text:p>  "title": "Thermostat Mode",</text:p>
            <text:p>  "description": "This property represents the current mode of operation for the thermostat. It can be set to 'off', 'heat', 'cool', or 'auto'. The value indicates whether the system is currently operating in heating, cooling, automatic, or off mode.",</text:p>
            <text:p>  "observable": null,</text:p>
            <text:p>  "type": "string",</text:p>
            <text:p>  "minimum": null,</text:p>
            <text:p>  "maximum": null,</text:p>
            <text:p>  "enum": [</text:p>
            <text:p>    "off",</text:p>
            <text:p>    "heat",</text:p>
            <text:p>    "auto",</text:p>
            <text:p>    "cool"</text:p>
            <text:p>  ],</text:p>
            <text:p>  "properties": {},</text:p>
            <text:p>  "forms": [</text:p>
            <text:p>    {</text:p>
            <text:p>      "href": "mqtt://broker.emqx.io:1883",</text:p>
            <text:p>      "contentType": null,</text:p>
            <text:p>      "topic": "things/id-24/properties/thermostatMode",</text:p>
            <text:p>      "retain": false,</text:p>
            <text:p>      "op": []</text:p>
            <text:p>    }</text:p>
            <text:p>  ]</text:p>
            <text:p>}</text:p>
          </table:table-cell>
          <table:table-cell office:value-type="float" office:value="5" calcext:value-type="float">
            <text:p>5</text:p>
          </table:table-cell>
          <table:table-cell table:formula="of:=[.D153]-1" office:value-type="float" office:value="4" calcext:value-type="float">
            <text:p>4</text:p>
          </table:table-cell>
          <table:table-cell table:number-columns-repeated="16379"/>
        </table:table-row>
        <table:table-row table:style-name="ro6">
          <table:table-cell office:value-type="string" calcext:value-type="string">
            <text:p>things/id-20/properties/video</text:p>
          </table:table-cell>
          <table:table-cell office:value-type="string" calcext:value-type="string">
            <text:p>{</text:p>
            <text:p>  "title": "Video",</text:p>
            <text:p>  "description": "The current video feed of the camera",</text:p>
            <text:p>  "observable": null,</text:p>
            <text:p>  "type": "null",</text:p>
            <text:p>  "minimum": null,</text:p>
            <text:p>  "maximum": null,</text:p>
            <text:p>  "enum": null,</text:p>
            <text:p>  "properties": {},</text:p>
            <text:p>  "forms": [</text:p>
            <text:p>    {</text:p>
            <text:p>      "href": "broker.emqx.io:1883",</text:p>
            <text:p>      "contentType": null,</text:p>
            <text:p>      "topic": "things/id-20/properties/video",</text:p>
            <text:p>      "retain": false,</text:p>
            <text:p>      "op": []</text:p>
            <text:p>    },</text:p>
            <text:p>    {</text:p>
            <text:p>      "href": "broker.emqx.io:1883",</text:p>
            <text:p>      "contentType": null,</text:p>
            <text:p>      "topic": "things/id-20/properties/video",</text:p>
            <text:p>      "retain": false,</text:p>
            <text:p>      "op": [</text:p>
            <text:p>        "observeproperty",</text:p>
            <text:p>        "unobserveproperty"</text:p>
            <text:p>      ]</text:p>
            <text:p>    }</text:p>
            <text:p>  ]</text:p>
            <text:p>}</text:p>
          </table:table-cell>
          <table:table-cell office:value-type="string" calcext:value-type="string">
            <text:p>{</text:p>
            <text:p>  "title": "Video Property",</text:p>
            <text:p>  "description": "The video property represents the current state of a video stream. It can be in an active or inactive state, indicated by the presence or absence of data.",</text:p>
            <text:p>  "observable": null,</text:p>
            <text:p>  "type": "null",</text:p>
            <text:p>  "minimum": null,</text:p>
            <text:p>  "maximum": null,</text:p>
            <text:p>  "enum": null,</text:p>
            <text:p>  "properties": {},</text:p>
            <text:p>  "forms": [</text:p>
            <text:p>    {</text:p>
            <text:p>      "href": "mqtt://broker.emqx.io:1883",</text:p>
            <text:p>      "contentType": null,</text:p>
            <text:p>      "topic": "things/id-20/properties/video",</text:p>
            <text:p>      "retain": false,</text:p>
            <text:p>      "op": []</text:p>
            <text:p>    }</text:p>
            <text:p>  ]</text:p>
            <text:p>}</text:p>
          </table:table-cell>
          <table:table-cell office:value-type="float" office:value="3" calcext:value-type="float">
            <text:p>3</text:p>
          </table:table-cell>
          <table:table-cell table:formula="of:=[.D154]-1" office:value-type="float" office:value="2" calcext:value-type="float">
            <text:p>2</text:p>
          </table:table-cell>
          <table:table-cell table:number-columns-repeated="16379"/>
        </table:table-row>
        <table:table-row table:style-name="ro6">
          <table:table-cell office:value-type="string" calcext:value-type="string">
            <text:p>things/id-20/properties/streamActive</text:p>
          </table:table-cell>
          <table:table-cell office:value-type="string" calcext:value-type="string">
            <text:p>{</text:p>
            <text:p>  "title": "Streaming",</text:p>
            <text:p>  "description": "This indicates if the camera stream is active",</text:p>
            <text:p>  "observable": null,</text:p>
            <text:p>  "type": "boolean",</text:p>
            <text:p>  "minimum": null,</text:p>
            <text:p>  "maximum": null,</text:p>
            <text:p>  "enum": null,</text:p>
            <text:p>  "properties": {},</text:p>
            <text:p>  "forms": [</text:p>
            <text:p>    {</text:p>
            <text:p>      "href": "broker.emqx.io:1883",</text:p>
            <text:p>      "contentType": null,</text:p>
            <text:p>      "topic": "things/id-20/properties/streamActive",</text:p>
            <text:p>      "retain": false,</text:p>
            <text:p>      "op": []</text:p>
            <text:p>    },</text:p>
            <text:p>    {</text:p>
            <text:p>      "href": "broker.emqx.io:1883",</text:p>
            <text:p>      "contentType": null,</text:p>
            <text:p>      "topic": "things/id-20/properties/streamActive",</text:p>
            <text:p>      "retain": false,</text:p>
            <text:p>      "op": [</text:p>
            <text:p>        "observeproperty",</text:p>
            <text:p>        "unobserveproperty"</text:p>
            <text:p>      ]</text:p>
            <text:p>    }</text:p>
            <text:p>  ]</text:p>
            <text:p>}</text:p>
          </table:table-cell>
          <table:table-cell office:value-type="string" calcext:value-type="string">
            <text:p>{</text:p>
            <text:p>  "title": "Stream Active Status",</text:p>
            <text:p>  "description": "Indicates whether the stream is currently active or not. This property can be read to check the current status and written to toggle the streaming state.",</text:p>
            <text:p>  "observable": null,</text:p>
            <text:p>  "type": "boolean",</text:p>
            <text:p>  "minimum": null,</text:p>
            <text:p>  "maximum": null,</text:p>
            <text:p>  "enum": null,</text:p>
            <text:p>  "properties": {},</text:p>
            <text:p>  "forms": [</text:p>
            <text:p>    {</text:p>
            <text:p>      "href": "mqtt://broker.emqx.io:1883",</text:p>
            <text:p>      "contentType": null,</text:p>
            <text:p>      "topic": "things/id-20/properties/streamActive",</text:p>
            <text:p>      "retain": false,</text:p>
            <text:p>      "op": []</text:p>
            <text:p>    }</text:p>
            <text:p>  ]</text:p>
            <text:p>}</text:p>
          </table:table-cell>
          <table:table-cell office:value-type="float" office:value="5" calcext:value-type="float">
            <text:p>5</text:p>
          </table:table-cell>
          <table:table-cell table:formula="of:=[.D155]-1" office:value-type="float" office:value="4" calcext:value-type="float">
            <text:p>4</text:p>
          </table:table-cell>
          <table:table-cell table:style-name="ce2" table:formula="of:=AVERAGE([.E106:.E155])/4" office:value-type="percentage" office:value="0.77" calcext:value-type="percentage">
            <text:p>77.00%</text:p>
          </table:table-cell>
          <table:table-cell table:number-columns-repeated="16378"/>
        </table:table-row>
        <table:table-row table:style-name="ro26">
          <table:table-cell office:value-type="string" calcext:value-type="string">
            <text:p>ac/goal_temperature</text:p>
          </table:table-cell>
          <table:table-cell office:value-type="string" calcext:value-type="string">
            <text:p>{</text:p>
            <text:p>  "title": "AC Goal Temperature",</text:p>
            <text:p>  "description": "Indicates temperature the air conditioner aims to reach. When set temperature is reached the air conditioner unit will stop the respective cooling or heating process",</text:p>
            <text:p>  "observable": null,</text:p>
            <text:p>  "type": "integer",</text:p>
            <text:p>  "minimum": 10,</text:p>
            <text:p>  "maximum": 35,</text:p>
            <text:p>  "enum": null,</text:p>
            <text:p>  "properties": {},</text:p>
            <text:p>  "forms": [</text:p>
            <text:p>    {</text:p>
            <text:p>      "href": "broker.emqx.io:1883",</text:p>
            <text:p>      "contentType": null,</text:p>
            <text:p>      "topic": "ac/goal_temperature",</text:p>
            <text:p>      "retain": false,</text:p>
            <text:p>      "op": [</text:p>
            <text:p>        "readproperty"</text:p>
            <text:p>      ]</text:p>
            <text:p>    }</text:p>
            <text:p>  ]</text:p>
            <text:p>}</text:p>
          </table:table-cell>
          <table:table-cell office:value-type="string" calcext:value-type="string">
            <text:p>{</text:p>
            <text:p>  "title": "Goal Temperature Setting",</text:p>
            <text:p>  "description": "This property allows setting the desired temperature for the air conditioning system. It accepts integer values representing degrees.",</text:p>
            <text:p>  "observable": null,</text:p>
            <text:p>  "type": "integer",</text:p>
            <text:p>  "minimum": null,</text:p>
            <text:p>  "maximum": null,</text:p>
            <text:p>  "enum": null,</text:p>
            <text:p>  "properties": {},</text:p>
            <text:p>  "forms": [</text:p>
            <text:p>    {</text:p>
            <text:p>      "href": "mqtt://broker.emqx.io:1883",</text:p>
            <text:p>      "contentType": null,</text:p>
            <text:p>      "topic": "ac/goal_temperature",</text:p>
            <text:p>      "retain": false,</text:p>
            <text:p>      "op": []</text:p>
            <text:p>    }</text:p>
            <text:p>  ]</text:p>
            <text:p>}</text:p>
          </table:table-cell>
          <table:table-cell office:value-type="float" office:value="4" calcext:value-type="float">
            <text:p>4</text:p>
          </table:table-cell>
          <table:table-cell table:formula="of:=[.D156]-1" office:value-type="float" office:value="3" calcext:value-type="float">
            <text:p>3</text:p>
          </table:table-cell>
          <table:table-cell table:number-columns-repeated="16379"/>
        </table:table-row>
        <table:table-row table:style-name="ro7">
          <table:table-cell office:value-type="string" calcext:value-type="string">
            <text:p>ac/status</text:p>
          </table:table-cell>
          <table:table-cell office:value-type="string" calcext:value-type="string">
            <text:p>{</text:p>
            <text:p>  "title": "AC Status",</text:p>
            <text:p>  "description": "Staus of the device indicating if the device is turned on(True) or off (False)",</text:p>
            <text:p>  "observable": null,</text:p>
            <text:p>  "type": "boolean",</text:p>
            <text:p>  "minimum": null,</text:p>
            <text:p>  "maximum": null,</text:p>
            <text:p>  "enum": null,</text:p>
            <text:p>  "properties": {},</text:p>
            <text:p>  "forms": [</text:p>
            <text:p>    {</text:p>
            <text:p>      "href": "broker.emqx.io:1883",</text:p>
            <text:p>      "contentType": null,</text:p>
            <text:p>      "topic": "ac/status",</text:p>
            <text:p>      "retain": false,</text:p>
            <text:p>      "op": [</text:p>
            <text:p>        "readproperty"</text:p>
            <text:p>      ]</text:p>
            <text:p>    }</text:p>
            <text:p>  ]</text:p>
            <text:p>}</text:p>
          </table:table-cell>
          <table:table-cell office:value-type="string" calcext:value-type="string">
            <text:p>{</text:p>
            <text:p>  "title": "Air Conditioner Status",</text:p>
            <text:p>  "description": "The current operational status of the air conditioner (on/off)",</text:p>
            <text:p>  "observable": null,</text:p>
            <text:p>  "type": "boolean",</text:p>
            <text:p>  "minimum": null,</text:p>
            <text:p>  "maximum": null,</text:p>
            <text:p>  "enum": null,</text:p>
            <text:p>  "properties": {},</text:p>
            <text:p>  "forms": [</text:p>
            <text:p>    {</text:p>
            <text:p>      "href": "mqtt://broker.emqx.io:1883",</text:p>
            <text:p>      "contentType": null,</text:p>
            <text:p>      "topic": "ac/status",</text:p>
            <text:p>      "retain": false,</text:p>
            <text:p>      "op": []</text:p>
            <text:p>    }</text:p>
            <text:p>  ]</text:p>
            <text:p>}</text:p>
          </table:table-cell>
          <table:table-cell office:value-type="float" office:value="5" calcext:value-type="float">
            <text:p>5</text:p>
          </table:table-cell>
          <table:table-cell table:formula="of:=[.D157]-1" office:value-type="float" office:value="4" calcext:value-type="float">
            <text:p>4</text:p>
          </table:table-cell>
          <table:table-cell table:number-columns-repeated="16379"/>
        </table:table-row>
        <table:table-row table:style-name="ro13">
          <table:table-cell office:value-type="string" calcext:value-type="string">
            <text:p>ac/toggle</text:p>
          </table:table-cell>
          <table:table-cell office:value-type="string" calcext:value-type="string">
            <text:p>{</text:p>
            <text:p>  "title": "Toggle Status",</text:p>
            <text:p>  "description": "Toggles status property, turning the device either off or on depending on the current stat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oggle",</text:p>
            <text:p>      "retain": false,</text:p>
            <text:p>      "op": [</text:p>
            <text:p>        "invokeaction"</text:p>
            <text:p>      ]</text:p>
            <text:p>    }</text:p>
            <text:p>  ]</text:p>
            <text:p>}</text:p>
          </table:table-cell>
          <table:table-cell office:value-type="string" calcext:value-type="string">
            <text:p>{</text:p>
            <text:p>  "title": "Toggle Air Conditioner",</text:p>
            <text:p>  "description": "An action to toggle the air condition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oggle",</text:p>
            <text:p>      "retain": false,</text:p>
            <text:p>      "op": []</text:p>
            <text:p>    }</text:p>
            <text:p>  ]</text:p>
            <text:p>}</text:p>
          </table:table-cell>
          <table:table-cell office:value-type="float" office:value="5" calcext:value-type="float">
            <text:p>5</text:p>
          </table:table-cell>
          <table:table-cell table:formula="of:=[.D158]-1" office:value-type="float" office:value="4" calcext:value-type="float">
            <text:p>4</text:p>
          </table:table-cell>
          <table:table-cell table:number-columns-repeated="16379"/>
        </table:table-row>
        <table:table-row table:style-name="ro8">
          <table:table-cell office:value-type="string" calcext:value-type="string">
            <text:p>ac/temp_up</text:p>
          </table:table-cell>
          <table:table-cell office:value-type="string" calcext:value-type="string">
            <text:p>{</text:p>
            <text:p>  "title": "Temperature Increase",</text:p>
            <text:p>  "description": "In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up",</text:p>
            <text:p>      "retain": false,</text:p>
            <text:p>      "op": [</text:p>
            <text:p>        "invokeaction"</text:p>
            <text:p>      ]</text:p>
            <text:p>    }</text:p>
            <text:p>  ]</text:p>
            <text:p>}</text:p>
          </table:table-cell>
          <table:table-cell office:value-type="string" calcext:value-type="string">
            <text:p>{</text:p>
            <text:p>  "title": "Temperature Up Action",</text:p>
            <text:p>  "description": "An action to increase the temperature setting by one degre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up",</text:p>
            <text:p>      "retain": false,</text:p>
            <text:p>      "op": []</text:p>
            <text:p>    }</text:p>
            <text:p>  ]</text:p>
            <text:p>}</text:p>
          </table:table-cell>
          <table:table-cell office:value-type="float" office:value="5" calcext:value-type="float">
            <text:p>5</text:p>
          </table:table-cell>
          <table:table-cell table:formula="of:=[.D159]-1" office:value-type="float" office:value="4" calcext:value-type="float">
            <text:p>4</text:p>
          </table:table-cell>
          <table:table-cell table:number-columns-repeated="16379"/>
        </table:table-row>
        <table:table-row table:style-name="ro8">
          <table:table-cell office:value-type="string" calcext:value-type="string">
            <text:p>ac/temp_down</text:p>
          </table:table-cell>
          <table:table-cell office:value-type="string" calcext:value-type="string">
            <text:p>{</text:p>
            <text:p>  "title": "Temperature Decrease",</text:p>
            <text:p>  "description": "Decreases the goal temperature by 1 degree cels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c/temp_down",</text:p>
            <text:p>      "retain": false,</text:p>
            <text:p>      "op": [</text:p>
            <text:p>        "invokeaction"</text:p>
            <text:p>      ]</text:p>
            <text:p>    }</text:p>
            <text:p>  ]</text:p>
            <text:p>}</text:p>
          </table:table-cell>
          <table:table-cell office:value-type="string" calcext:value-type="string">
            <text:p>{</text:p>
            <text:p>  "title": "Decrease Temperature",</text:p>
            <text:p>  "description": "An action to decrease the temperature setting of the air conditio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c/temp_down",</text:p>
            <text:p>      "retain": false,</text:p>
            <text:p>      "op": []</text:p>
            <text:p>    }</text:p>
            <text:p>  ]</text:p>
            <text:p>}</text:p>
          </table:table-cell>
          <table:table-cell office:value-type="float" office:value="4" calcext:value-type="float">
            <text:p>4</text:p>
          </table:table-cell>
          <table:table-cell table:formula="of:=[.D160]-1" office:value-type="float" office:value="3" calcext:value-type="float">
            <text:p>3</text:p>
          </table:table-cell>
          <table:table-cell table:number-columns-repeated="16379"/>
        </table:table-row>
        <table:table-row table:style-name="ro19">
          <table:table-cell office:value-type="string" calcext:value-type="string">
            <text:p>alarm/is_set</text:p>
          </table:table-cell>
          <table:table-cell office:value-type="string" calcext:value-type="string">
            <text:p>{</text:p>
            <text:p>  "title": "Alarm Set",</text:p>
            <text:p>  "description": "Indicates whether alarm is currently set or not",</text:p>
            <text:p>  "observable": null,</text:p>
            <text:p>  "type": "boolean",</text:p>
            <text:p>  "minimum": null,</text:p>
            <text:p>  "maximum": null,</text:p>
            <text:p>  "enum": null,</text:p>
            <text:p>  "properties": {},</text:p>
            <text:p>  "forms": [</text:p>
            <text:p>    {</text:p>
            <text:p>      "href": "broker.emqx.io:1883",</text:p>
            <text:p>      "contentType": null,</text:p>
            <text:p>      "topic": "alarm/is_set",</text:p>
            <text:p>      "retain": false,</text:p>
            <text:p>      "op": [</text:p>
            <text:p>        "readproperty"</text:p>
            <text:p>      ]</text:p>
            <text:p>    }</text:p>
            <text:p>  ]</text:p>
            <text:p>}</text:p>
          </table:table-cell>
          <table:table-cell office:value-type="string" calcext:value-type="string">
            <text:p>{</text:p>
            <text:p>  "title": "Alarm State",</text:p>
            <text:p>  "description": "Indicates whether the alarm is currently set or not. This property can be read to determine the current state and written to change the state.",</text:p>
            <text:p>  "observable": null,</text:p>
            <text:p>  "type": "boolean",</text:p>
            <text:p>  "minimum": null,</text:p>
            <text:p>  "maximum": null,</text:p>
            <text:p>  "enum": null,</text:p>
            <text:p>  "properties": {},</text:p>
            <text:p>  "forms": [</text:p>
            <text:p>    {</text:p>
            <text:p>      "href": "mqtt://broker.emqx.io:1883",</text:p>
            <text:p>      "contentType": null,</text:p>
            <text:p>      "topic": "alarm/is_set",</text:p>
            <text:p>      "retain": false,</text:p>
            <text:p>      "op": []</text:p>
            <text:p>    }</text:p>
            <text:p>  ]</text:p>
            <text:p>}</text:p>
          </table:table-cell>
          <table:table-cell office:value-type="float" office:value="4" calcext:value-type="float">
            <text:p>4</text:p>
          </table:table-cell>
          <table:table-cell table:formula="of:=[.D161]-1" office:value-type="float" office:value="3" calcext:value-type="float">
            <text:p>3</text:p>
          </table:table-cell>
          <table:table-cell table:number-columns-repeated="16379"/>
        </table:table-row>
        <table:table-row table:style-name="ro19">
          <table:table-cell office:value-type="string" calcext:value-type="string">
            <text:p>alarm/vibration_enabled</text:p>
          </table:table-cell>
          <table:table-cell office:value-type="string" calcext:value-type="string">
            <text:p>{</text:p>
            <text:p>  "title": "Vibration Enabled",</text:p>
            <text:p>  "description": "States whether the alarm is set to vibration only mode",</text:p>
            <text:p>  "observable": null,</text:p>
            <text:p>  "type": "boolean",</text:p>
            <text:p>  "minimum": null,</text:p>
            <text:p>  "maximum": null,</text:p>
            <text:p>  "enum": null,</text:p>
            <text:p>  "properties": {},</text:p>
            <text:p>  "forms": [</text:p>
            <text:p>    {</text:p>
            <text:p>      "href": "broker.emqx.io:1883",</text:p>
            <text:p>      "contentType": null,</text:p>
            <text:p>      "topic": "alarm/vibration_enabled",</text:p>
            <text:p>      "retain": false,</text:p>
            <text:p>      "op": [</text:p>
            <text:p>        "readproperty"</text:p>
            <text:p>      ]</text:p>
            <text:p>    }</text:p>
            <text:p>  ]</text:p>
            <text:p>}</text:p>
          </table:table-cell>
          <table:table-cell office:value-type="string" calcext:value-type="string">
            <text:p>{</text:p>
            <text:p>  "title": "Vibration Enabled Status",</text:p>
            <text:p>  "description": "Represents whether vibration alerting is enabled for the alarm system.",</text:p>
            <text:p>  "observable": null,</text:p>
            <text:p>  "type": "boolean",</text:p>
            <text:p>  "minimum": null,</text:p>
            <text:p>  "maximum": null,</text:p>
            <text:p>  "enum": null,</text:p>
            <text:p>  "properties": {},</text:p>
            <text:p>  "forms": [</text:p>
            <text:p>    {</text:p>
            <text:p>      "href": "mqtt://broker.emqx.io:1883",</text:p>
            <text:p>      "contentType": null,</text:p>
            <text:p>      "topic": "alarm/vibration_enabled",</text:p>
            <text:p>      "retain": false,</text:p>
            <text:p>      "op": []</text:p>
            <text:p>    }</text:p>
            <text:p>  ]</text:p>
            <text:p>}</text:p>
          </table:table-cell>
          <table:table-cell office:value-type="float" office:value="4" calcext:value-type="float">
            <text:p>4</text:p>
          </table:table-cell>
          <table:table-cell table:formula="of:=[.D162]-1" office:value-type="float" office:value="3" calcext:value-type="float">
            <text:p>3</text:p>
          </table:table-cell>
          <table:table-cell table:number-columns-repeated="16379"/>
        </table:table-row>
        <table:table-row table:style-name="ro8">
          <table:table-cell office:value-type="string" calcext:value-type="string">
            <text:p>alarm/set</text:p>
          </table:table-cell>
          <table:table-cell office:value-type="string" calcext:value-type="string">
            <text:p>{</text:p>
            <text:p>  "title": "Set Alarm",</text:p>
            <text:p>  "description": "Sets alarm, ringing or vibration at the set tim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set",</text:p>
            <text:p>      "retain": false,</text:p>
            <text:p>      "op": [</text:p>
            <text:p>        "invokeaction"</text:p>
            <text:p>      ]</text:p>
            <text:p>    }</text:p>
            <text:p>  ]</text:p>
            <text:p>}</text:p>
          </table:table-cell>
          <table:table-cell office:value-type="string" calcext:value-type="string">
            <text:p>{</text:p>
            <text:p>  "title": "Set Alarm Action",</text:p>
            <text:p>  "description": "An action to set the alarm state. This action takes no input parameter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set",</text:p>
            <text:p>      "retain": false,</text:p>
            <text:p>      "op": []</text:p>
            <text:p>    }</text:p>
            <text:p>  ]</text:p>
            <text:p>}</text:p>
          </table:table-cell>
          <table:table-cell office:value-type="float" office:value="5" calcext:value-type="float">
            <text:p>5</text:p>
          </table:table-cell>
          <table:table-cell table:formula="of:=[.D163]-1" office:value-type="float" office:value="4" calcext:value-type="float">
            <text:p>4</text:p>
          </table:table-cell>
          <table:table-cell table:number-columns-repeated="16379"/>
        </table:table-row>
        <table:table-row table:style-name="ro8">
          <table:table-cell office:value-type="string" calcext:value-type="string">
            <text:p>alarm/unset</text:p>
          </table:table-cell>
          <table:table-cell office:value-type="string" calcext:value-type="string">
            <text:p>{</text:p>
            <text:p>  "title": "Unset Alarm",</text:p>
            <text:p>  "description": "Unsets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unset",</text:p>
            <text:p>      "retain": false,</text:p>
            <text:p>      "op": [</text:p>
            <text:p>        "invokeaction"</text:p>
            <text:p>      ]</text:p>
            <text:p>    }</text:p>
            <text:p>  ]</text:p>
            <text:p>}</text:p>
          </table:table-cell>
          <table:table-cell office:value-type="string" calcext:value-type="string">
            <text:p>{</text:p>
            <text:p>  "title": "Alarm Unset Action",</text:p>
            <text:p>  "description": "An action to unset the alarm state, which manipulates the state of the Thing by turning off the alar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unset",</text:p>
            <text:p>      "retain": false,</text:p>
            <text:p>      "op": []</text:p>
            <text:p>    }</text:p>
            <text:p>  ]</text:p>
            <text:p>}</text:p>
          </table:table-cell>
          <table:table-cell office:value-type="float" office:value="5" calcext:value-type="float">
            <text:p>5</text:p>
          </table:table-cell>
          <table:table-cell table:formula="of:=[.D164]-1" office:value-type="float" office:value="4" calcext:value-type="float">
            <text:p>4</text:p>
          </table:table-cell>
          <table:table-cell table:number-columns-repeated="16379"/>
        </table:table-row>
        <table:table-row table:style-name="ro13">
          <table:table-cell office:value-type="string" calcext:value-type="string">
            <text:p>alarm/toggle</text:p>
          </table:table-cell>
          <table:table-cell office:value-type="string" calcext:value-type="string">
            <text:p>{</text:p>
            <text:p>  "title": "Toggle Vibration",</text:p>
            <text:p>  "description": "Switches vibration only mode on or off depending on the current set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alarm/toggle",</text:p>
            <text:p>      "retain": false,</text:p>
            <text:p>      "op": [</text:p>
            <text:p>        "invokeaction"</text:p>
            <text:p>      ]</text:p>
            <text:p>    }</text:p>
            <text:p>  ]</text:p>
            <text:p>}</text:p>
          </table:table-cell>
          <table:table-cell office:value-type="string" calcext:value-type="string">
            <text:p>{</text:p>
            <text:p>  "title": "Toggle Alarm Affordance",</text:p>
            <text:p>  "description": "An action that toggles the state of the alarm between on and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alarm/toggle",</text:p>
            <text:p>      "retain": false,</text:p>
            <text:p>      "op": []</text:p>
            <text:p>    }</text:p>
            <text:p>  ]</text:p>
            <text:p>}</text:p>
          </table:table-cell>
          <table:table-cell office:value-type="float" office:value="2" calcext:value-type="float">
            <text:p>2</text:p>
          </table:table-cell>
          <table:table-cell table:formula="of:=[.D165]-1" office:value-type="float" office:value="1" calcext:value-type="float">
            <text:p>1</text:p>
          </table:table-cell>
          <table:table-cell table:number-columns-repeated="16379"/>
        </table:table-row>
        <table:table-row table:style-name="ro27">
          <table:table-cell office:value-type="string" calcext:value-type="string">
            <text:p>state</text:p>
          </table:table-cell>
          <table:table-cell office:value-type="string" calcext:value-type="string">
            <text:p>{</text:p>
            <text:p>  "title": "Ambient Light State",</text:p>
            <text:p>  "description": "State of the Ambient Lightstrip, this includes on/off status, brightness and saturation",</text:p>
            <text:p>  "observable": null,</text:p>
            <text:p>  "type": "object",</text:p>
            <text:p>  "minimum": null,</text:p>
            <text:p>  "maximum": null,</text:p>
            <text:p>  "enum": null,</text:p>
            <text:p>  "properties": {</text:p>
            <text:p>    "on": {</text:p>
            <text:p>      "title": "",</text:p>
            <text:p>      "description": "Boolean Value that describes if the device is on or off",</text:p>
            <text:p>      "observable": null,</text:p>
            <text:p>      "type": "boolean",</text:p>
            <text:p>      "minimum": null,</text:p>
            <text:p>      "maximum": null,</text:p>
            <text:p>      "enum": null,</text:p>
            <text:p>      "properties": {}</text:p>
            <text:p>    },</text:p>
            <text:p>    "bri": {</text:p>
            <text:p>      "title": "Brightness",</text:p>
            <text:p>      "description": "Value between 0 and 254 indicating the Brightness of the Light",</text:p>
            <text:p>      "observable": null,</text:p>
            <text:p>      "type": "integer",</text:p>
            <text:p>      "minimum": 0,</text:p>
            <text:p>      "maximum": 254,</text:p>
            <text:p>      "enum": null,</text:p>
            <text:p>      "properties": {}</text:p>
            <text:p>    },</text:p>
            <text:p>    "sat": {</text:p>
            <text:p>      "title": "Saturation",</text:p>
            <text:p>      "description": "",</text:p>
            <text:p>      "observable": null,</text:p>
            <text:p>      "type": "integer",</text:p>
            <text:p>      "minimum": 0,</text:p>
            <text:p>      "maximum": 254,</text:p>
            <text:p>      "enum": null,</text:p>
            <text:p>      "properties": {}</text:p>
            <text:p>    }</text:p>
            <text:p>  },</text:p>
            <text:p>  "forms": [</text:p>
            <text:p>    {</text:p>
            <text:p>      "href": "broker.emqx.io:1883",</text:p>
            <text:p>      "contentType": null,</text:p>
            <text:p>      "topic": "state",</text:p>
            <text:p>      "retain": false,</text:p>
            <text:p>      "op": [</text:p>
            <text:p>        "readproperty",</text:p>
            <text:p>        "writeproperty"</text:p>
            <text:p>      ]</text:p>
            <text:p>    }</text:p>
            <text:p>  ]</text:p>
            <text:p>}</text:p>
          </table:table-cell>
          <table:table-cell office:value-type="string" calcext:value-type="string">
            <text:p>{</text:p>
            <text:p>  "title": "State Affordance",</text:p>
            <text:p>  "description": "This affordance represents the current state of the device, including whether it's on/off and its brightness/saturation levels.",</text:p>
            <text:p>  "observable": null,</text:p>
            <text:p>  "type": "object",</text:p>
            <text:p>  "minimum": null,</text:p>
            <text:p>  "maximum": null,</text:p>
            <text:p>  "enum": null,</text:p>
            <text:p>  "properties": {</text:p>
            <text:p>    "on": {</text:p>
            <text:p>      "title": "",</text:p>
            <text:p>      "description": "",</text:p>
            <text:p>      "observable": null,</text:p>
            <text:p>      "type": "boolean",</text:p>
            <text:p>      "minimum": null,</text:p>
            <text:p>      "maximum": null,</text:p>
            <text:p>      "enum": null,</text:p>
            <text:p>      "properties": {}</text:p>
            <text:p>    },</text:p>
            <text:p>    "bri": {</text:p>
            <text:p>      "title": "",</text:p>
            <text:p>      "description": "",</text:p>
            <text:p>      "observable": null,</text:p>
            <text:p>      "type": "integer",</text:p>
            <text:p>      "minimum": null,</text:p>
            <text:p>      "maximum": null,</text:p>
            <text:p>      "enum": null,</text:p>
            <text:p>      "properties": {}</text:p>
            <text:p>    },</text:p>
            <text:p>    "sat": {</text:p>
            <text:p>      "title": "",</text:p>
            <text:p>      "description": "",</text:p>
            <text:p>      "observable": null,</text:p>
            <text:p>      "type": "integer",</text:p>
            <text:p>      "minimum": null,</text:p>
            <text:p>      "maximum": null,</text:p>
            <text:p>      "enum": null,</text:p>
            <text:p>      "properties": {}</text:p>
            <text:p>    }</text:p>
            <text:p>  },</text:p>
            <text:p>  "forms": [</text:p>
            <text:p>    {</text:p>
            <text:p>      "href": "mqtt://broker.emqx.io:1883",</text:p>
            <text:p>      "contentType": null,</text:p>
            <text:p>      "topic": "state",</text:p>
            <text:p>      "retain": false,</text:p>
            <text:p>      "op": []</text:p>
            <text:p>    }</text:p>
            <text:p>  ]</text:p>
            <text:p>}</text:p>
          </table:table-cell>
          <table:table-cell office:value-type="float" office:value="4" calcext:value-type="float">
            <text:p>4</text:p>
          </table:table-cell>
          <table:table-cell table:formula="of:=[.D166]-1" office:value-type="float" office:value="3" calcext:value-type="float">
            <text:p>3</text:p>
          </table:table-cell>
          <table:table-cell table:number-columns-repeated="16379"/>
        </table:table-row>
        <table:table-row table:style-name="ro8">
          <table:table-cell office:value-type="string" calcext:value-type="string">
            <text:p>turn_on</text:p>
          </table:table-cell>
          <table:table-cell office:value-type="string" calcext:value-type="string">
            <text:p>{</text:p>
            <text:p>  "title": "Turn On Ambient Light Strip",</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n",</text:p>
            <text:p>      "retain": false,</text:p>
            <text:p>      "op": [</text:p>
            <text:p>        "invokeaction"</text:p>
            <text:p>      ]</text:p>
            <text:p>    }</text:p>
            <text:p>  ]</text:p>
            <text:p>}</text:p>
          </table:table-cell>
          <table:table-cell office:value-type="string" calcext:value-type="string">
            <text:p>{</text:p>
            <text:p>  "title": "Turn On Action",</text:p>
            <text:p>  "description": "An action to turn on the device. The payload is null as it's a simple trigg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n",</text:p>
            <text:p>      "retain": false,</text:p>
            <text:p>      "op": []</text:p>
            <text:p>    }</text:p>
            <text:p>  ]</text:p>
            <text:p>}</text:p>
          </table:table-cell>
          <table:table-cell office:value-type="float" office:value="4" calcext:value-type="float">
            <text:p>4</text:p>
          </table:table-cell>
          <table:table-cell table:formula="of:=[.D167]-1" office:value-type="float" office:value="3" calcext:value-type="float">
            <text:p>3</text:p>
          </table:table-cell>
          <table:table-cell table:number-columns-repeated="16379"/>
        </table:table-row>
        <table:table-row table:style-name="ro8">
          <table:table-cell office:value-type="string" calcext:value-type="string">
            <text:p>turn_off</text:p>
          </table:table-cell>
          <table:table-cell office:value-type="string" calcext:value-type="string">
            <text:p>{</text:p>
            <text:p>  "title": "Turn Off Ambient Light Strip",</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urn_off",</text:p>
            <text:p>      "retain": false,</text:p>
            <text:p>      "op": [</text:p>
            <text:p>        "invokeaction"</text:p>
            <text:p>      ]</text:p>
            <text:p>    }</text:p>
            <text:p>  ]</text:p>
            <text:p>}</text:p>
          </table:table-cell>
          <table:table-cell office:value-type="string" calcext:value-type="string">
            <text:p>{</text:p>
            <text:p>  "title": "Turn Off Action",</text:p>
            <text:p>  "description": "An action to turn of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urn_off",</text:p>
            <text:p>      "retain": false,</text:p>
            <text:p>      "op": []</text:p>
            <text:p>    }</text:p>
            <text:p>  ]</text:p>
            <text:p>}</text:p>
          </table:table-cell>
          <table:table-cell office:value-type="float" office:value="4" calcext:value-type="float">
            <text:p>4</text:p>
          </table:table-cell>
          <table:table-cell table:formula="of:=[.D168]-1" office:value-type="float" office:value="3" calcext:value-type="float">
            <text:p>3</text:p>
          </table:table-cell>
          <table:table-cell table:number-columns-repeated="16379"/>
        </table:table-row>
        <table:table-row table:style-name="ro8">
          <table:table-cell office:value-type="string" calcext:value-type="string">
            <text:p>set_brightness</text:p>
          </table:table-cell>
          <table:table-cell office:value-type="string" calcext:value-type="string">
            <text:p>{</text:p>
            <text:p>  "title": "Set Brightness",</text:p>
            <text:p>  "description": "Sets the brightnes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brightness",</text:p>
            <text:p>      "retain": false,</text:p>
            <text:p>      "op": [</text:p>
            <text:p>        "invokeaction"</text:p>
            <text:p>      ]</text:p>
            <text:p>    }</text:p>
            <text:p>  ]</text:p>
            <text:p>}</text:p>
          </table:table-cell>
          <table:table-cell office:value-type="string" calcext:value-type="string">
            <text:p>{</text:p>
            <text:p>  "title": "Set Brightness",</text:p>
            <text:p>  "description": "Sets the brightness level of the devic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brightness",</text:p>
            <text:p>      "retain": false,</text:p>
            <text:p>      "op": []</text:p>
            <text:p>    }</text:p>
            <text:p>  ]</text:p>
            <text:p>}</text:p>
          </table:table-cell>
          <table:table-cell office:value-type="float" office:value="4" calcext:value-type="float">
            <text:p>4</text:p>
          </table:table-cell>
          <table:table-cell table:formula="of:=[.D169]-1" office:value-type="float" office:value="3" calcext:value-type="float">
            <text:p>3</text:p>
          </table:table-cell>
          <table:table-cell table:number-columns-repeated="16379"/>
        </table:table-row>
        <table:table-row table:style-name="ro8">
          <table:table-cell office:value-type="string" calcext:value-type="string">
            <text:p>set_saturation</text:p>
          </table:table-cell>
          <table:table-cell office:value-type="string" calcext:value-type="string">
            <text:p>{</text:p>
            <text:p>  "title": "Set Saturation",</text:p>
            <text:p>  "description": "Sets the saturation",</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et_saturation",</text:p>
            <text:p>      "retain": false,</text:p>
            <text:p>      "op": [</text:p>
            <text:p>        "invokeaction"</text:p>
            <text:p>      ]</text:p>
            <text:p>    }</text:p>
            <text:p>  ]</text:p>
            <text:p>}</text:p>
          </table:table-cell>
          <table:table-cell office:value-type="string" calcext:value-type="string">
            <text:p>{</text:p>
            <text:p>  "title": "Set Saturation",</text:p>
            <text:p>  "description": "Sets the saturation level of the device, which determines how vivid or muted the colors appear. The value ranges from 0 to 255.",</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_saturation",</text:p>
            <text:p>      "retain": false,</text:p>
            <text:p>      "op": []</text:p>
            <text:p>    }</text:p>
            <text:p>  ]</text:p>
            <text:p>}</text:p>
          </table:table-cell>
          <table:table-cell office:value-type="float" office:value="4" calcext:value-type="float">
            <text:p>4</text:p>
          </table:table-cell>
          <table:table-cell table:formula="of:=[.D170]-1" office:value-type="float" office:value="3" calcext:value-type="float">
            <text:p>3</text:p>
          </table:table-cell>
          <table:table-cell table:number-columns-repeated="16379"/>
        </table:table-row>
        <table:table-row table:style-name="ro19">
          <table:table-cell office:value-type="string" calcext:value-type="string">
            <text:p>bedside_light/is_on</text:p>
          </table:table-cell>
          <table:table-cell office:value-type="string" calcext:value-type="string">
            <text:p>{</text:p>
            <text:p>  "title": "Lamp Status",</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bedside_light/is_on",</text:p>
            <text:p>      "retain": false,</text:p>
            <text:p>      "op": [</text:p>
            <text:p>        "readproperty"</text:p>
            <text:p>      ]</text:p>
            <text:p>    }</text:p>
            <text:p>  ]</text:p>
            <text:p>}</text:p>
          </table:table-cell>
          <table:table-cell office:value-type="string" calcext:value-type="string">
            <text:p>{</text:p>
            <text:p>  "title": "Is On Property",</text:p>
            <text:p>  "description": "Represents the on/off state of the bedside light",</text:p>
            <text:p>  "observable": null,</text:p>
            <text:p>  "type": "boolean",</text:p>
            <text:p>  "minimum": null,</text:p>
            <text:p>  "maximum": null,</text:p>
            <text:p>  "enum": null,</text:p>
            <text:p>  "properties": {},</text:p>
            <text:p>  "forms": [</text:p>
            <text:p>    {</text:p>
            <text:p>      "href": "mqtt://broker.emqx.io:1883",</text:p>
            <text:p>      "contentType": null,</text:p>
            <text:p>      "topic": "bedside_light/is_on",</text:p>
            <text:p>      "retain": false,</text:p>
            <text:p>      "op": []</text:p>
            <text:p>    }</text:p>
            <text:p>  ]</text:p>
            <text:p>}</text:p>
          </table:table-cell>
          <table:table-cell office:value-type="float" office:value="5" calcext:value-type="float">
            <text:p>5</text:p>
          </table:table-cell>
          <table:table-cell table:formula="of:=[.D171]-1" office:value-type="float" office:value="4" calcext:value-type="float">
            <text:p>4</text:p>
          </table:table-cell>
          <table:table-cell table:number-columns-repeated="16379"/>
        </table:table-row>
        <table:table-row table:style-name="ro19">
          <table:table-cell office:value-type="string" calcext:value-type="string">
            <text:p>bedside_light/brightness</text:p>
          </table:table-cell>
          <table:table-cell office:value-type="string" calcext:value-type="string">
            <text:p>{</text:p>
            <text:p>  "title": "Lamp Brightness",</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bedside_light/brightness",</text:p>
            <text:p>      "retain": false,</text:p>
            <text:p>      "op": [</text:p>
            <text:p>        "readproperty"</text:p>
            <text:p>      ]</text:p>
            <text:p>    }</text:p>
            <text:p>  ]</text:p>
            <text:p>}</text:p>
          </table:table-cell>
          <table:table-cell office:value-type="string" calcext:value-type="string">
            <text:p>{</text:p>
            <text:p>  "title": "Bedside Light Brightness",</text:p>
            <text:p>  "description": "The brightness level of the bedside light, ranging from 0 to a maximum value (e.g., 100). This property allows reading and setting the current brightness.",</text:p>
            <text:p>  "observable": null,</text:p>
            <text:p>  "type": "integer",</text:p>
            <text:p>  "minimum": null,</text:p>
            <text:p>  "maximum": null,</text:p>
            <text:p>  "enum": null,</text:p>
            <text:p>  "properties": {},</text:p>
            <text:p>  "forms": [</text:p>
            <text:p>    {</text:p>
            <text:p>      "href": "mqtt://broker.emqx.io:1883",</text:p>
            <text:p>      "contentType": null,</text:p>
            <text:p>      "topic": "bedside_light/brightness",</text:p>
            <text:p>      "retain": false,</text:p>
            <text:p>      "op": []</text:p>
            <text:p>    }</text:p>
            <text:p>  ]</text:p>
            <text:p>}</text:p>
          </table:table-cell>
          <table:table-cell office:value-type="float" office:value="5" calcext:value-type="float">
            <text:p>5</text:p>
          </table:table-cell>
          <table:table-cell table:formula="of:=[.D172]-1" office:value-type="float" office:value="4" calcext:value-type="float">
            <text:p>4</text:p>
          </table:table-cell>
          <table:table-cell table:number-columns-repeated="16379"/>
        </table:table-row>
        <table:table-row table:style-name="ro8">
          <table:table-cell office:value-type="string" calcext:value-type="string">
            <text:p>bedside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n",</text:p>
            <text:p>      "retain": false,</text:p>
            <text:p>      "op": [</text:p>
            <text:p>        "invokeaction"</text:p>
            <text:p>      ]</text:p>
            <text:p>    }</text:p>
            <text:p>  ]</text:p>
            <text:p>}</text:p>
          </table:table-cell>
          <table:table-cell office:value-type="string" calcext:value-type="string">
            <text:p>{</text:p>
            <text:p>  "title": "Turn On Light",</text:p>
            <text:p>  "description": "Action to turn the bedside light on. The action takes no parameters and returns noth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n",</text:p>
            <text:p>      "retain": false,</text:p>
            <text:p>      "op": []</text:p>
            <text:p>    }</text:p>
            <text:p>  ]</text:p>
            <text:p>}</text:p>
          </table:table-cell>
          <table:table-cell office:value-type="float" office:value="5" calcext:value-type="float">
            <text:p>5</text:p>
          </table:table-cell>
          <table:table-cell table:formula="of:=[.D173]-1" office:value-type="float" office:value="4" calcext:value-type="float">
            <text:p>4</text:p>
          </table:table-cell>
          <table:table-cell table:number-columns-repeated="16379"/>
        </table:table-row>
        <table:table-row table:style-name="ro8">
          <table:table-cell office:value-type="string" calcext:value-type="string">
            <text:p>bedside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off",</text:p>
            <text:p>      "retain": false,</text:p>
            <text:p>      "op": [</text:p>
            <text:p>        "invokeaction"</text:p>
            <text:p>      ]</text:p>
            <text:p>    }</text:p>
            <text:p>  ]</text:p>
            <text:p>}</text:p>
          </table:table-cell>
          <table:table-cell office:value-type="string" calcext:value-type="string">
            <text:p>{</text:p>
            <text:p>  "title": "Turn Off Bedside Light",</text:p>
            <text:p>  "description": "Action to turn of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off",</text:p>
            <text:p>      "retain": false,</text:p>
            <text:p>      "op": []</text:p>
            <text:p>    }</text:p>
            <text:p>  ]</text:p>
            <text:p>}</text:p>
          </table:table-cell>
          <table:table-cell office:value-type="float" office:value="5" calcext:value-type="float">
            <text:p>5</text:p>
          </table:table-cell>
          <table:table-cell table:formula="of:=[.D174]-1" office:value-type="float" office:value="4" calcext:value-type="float">
            <text:p>4</text:p>
          </table:table-cell>
          <table:table-cell table:number-columns-repeated="16379"/>
        </table:table-row>
        <table:table-row table:style-name="ro8">
          <table:table-cell office:value-type="string" calcext:value-type="string">
            <text:p>bedside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increase",</text:p>
            <text:p>      "retain": false,</text:p>
            <text:p>      "op": [</text:p>
            <text:p>        "invokeaction"</text:p>
            <text:p>      ]</text:p>
            <text:p>    }</text:p>
            <text:p>  ]</text:p>
            <text:p>}</text:p>
          </table:table-cell>
          <table:table-cell office:value-type="string" calcext:value-type="string">
            <text:p>{</text:p>
            <text:p>  "title": "Increase brightness action",</text:p>
            <text:p>  "description": "An action to increase the brightness of the bedside light. The payload is null, indicating that no additional parameters are required for this ac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increase",</text:p>
            <text:p>      "retain": false,</text:p>
            <text:p>      "op": []</text:p>
            <text:p>    }</text:p>
            <text:p>  ]</text:p>
            <text:p>}</text:p>
          </table:table-cell>
          <table:table-cell office:value-type="float" office:value="4" calcext:value-type="float">
            <text:p>4</text:p>
          </table:table-cell>
          <table:table-cell table:formula="of:=[.D175]-1" office:value-type="float" office:value="3" calcext:value-type="float">
            <text:p>3</text:p>
          </table:table-cell>
          <table:table-cell table:number-columns-repeated="16379"/>
        </table:table-row>
        <table:table-row table:style-name="ro8">
          <table:table-cell office:value-type="string" calcext:value-type="string">
            <text:p>bedside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bedside_light/decrease",</text:p>
            <text:p>      "retain": false,</text:p>
            <text:p>      "op": [</text:p>
            <text:p>        "invokeaction"</text:p>
            <text:p>      ]</text:p>
            <text:p>    }</text:p>
            <text:p>  ]</text:p>
            <text:p>}</text:p>
          </table:table-cell>
          <table:table-cell office:value-type="string" calcext:value-type="string">
            <text:p>{</text:p>
            <text:p>  "title": "Decrease brightness",</text:p>
            <text:p>  "description": "An action to decrease the brightness level of the bedside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bedside_light/decrease",</text:p>
            <text:p>      "retain": false,</text:p>
            <text:p>      "op": []</text:p>
            <text:p>    }</text:p>
            <text:p>  ]</text:p>
            <text:p>}</text:p>
          </table:table-cell>
          <table:table-cell office:value-type="float" office:value="4" calcext:value-type="float">
            <text:p>4</text:p>
          </table:table-cell>
          <table:table-cell table:formula="of:=[.D176]-1" office:value-type="float" office:value="3" calcext:value-type="float">
            <text:p>3</text:p>
          </table:table-cell>
          <table:table-cell table:number-columns-repeated="16379"/>
        </table:table-row>
        <table:table-row table:style-name="ro7">
          <table:table-cell office:value-type="string" calcext:value-type="string">
            <text:p>coffee_machine/water</text:p>
          </table:table-cell>
          <table:table-cell office:value-type="string" calcext:value-type="string">
            <text:p>{</text:p>
            <text:p>  "title": "Water Level",</text:p>
            <text:p>  "description": "Illustrates water level of the machine. If False the machine does not contain enough water to make a coffIee and needs to be refilled",</text:p>
            <text:p>  "observable": null,</text:p>
            <text:p>  "type": "boolean",</text:p>
            <text:p>  "minimum": null,</text:p>
            <text:p>  "maximum": null,</text:p>
            <text:p>  "enum": null,</text:p>
            <text:p>  "properties": {},</text:p>
            <text:p>  "forms": [</text:p>
            <text:p>    {</text:p>
            <text:p>      "href": "broker.emqx.io:1883",</text:p>
            <text:p>      "contentType": null,</text:p>
            <text:p>      "topic": "coffee_machine/water",</text:p>
            <text:p>      "retain": false,</text:p>
            <text:p>      "op": [</text:p>
            <text:p>        "readproperty"</text:p>
            <text:p>      ]</text:p>
            <text:p>    }</text:p>
            <text:p>  ]</text:p>
            <text:p>}</text:p>
          </table:table-cell>
          <table:table-cell office:value-type="string" calcext:value-type="string">
            <text:p>{</text:p>
            <text:p>  "title": "Water Level Status",</text:p>
            <text:p>  "description": "Indicates whether there is water in the coffee machine or not. This property can be read to check the current water level status.",</text:p>
            <text:p>  "observable": null,</text:p>
            <text:p>  "type": "boolean",</text:p>
            <text:p>  "minimum": null,</text:p>
            <text:p>  "maximum": null,</text:p>
            <text:p>  "enum": null,</text:p>
            <text:p>  "properties": {},</text:p>
            <text:p>  "forms": [</text:p>
            <text:p>    {</text:p>
            <text:p>      "href": "mqtt://broker.emqx.io:1883",</text:p>
            <text:p>      "contentType": null,</text:p>
            <text:p>      "topic": "coffee_machine/water",</text:p>
            <text:p>      "retain": false,</text:p>
            <text:p>      "op": []</text:p>
            <text:p>    }</text:p>
            <text:p>  ]</text:p>
            <text:p>}</text:p>
          </table:table-cell>
          <table:table-cell office:value-type="float" office:value="4" calcext:value-type="float">
            <text:p>4</text:p>
          </table:table-cell>
          <table:table-cell table:formula="of:=[.D177]-1" office:value-type="float" office:value="3" calcext:value-type="float">
            <text:p>3</text:p>
          </table:table-cell>
          <table:table-cell table:number-columns-repeated="16379"/>
        </table:table-row>
        <table:table-row table:style-name="ro7">
          <table:table-cell office:value-type="string" calcext:value-type="string">
            <text:p>coffee_machine/storage_full</text:p>
          </table:table-cell>
          <table:table-cell office:value-type="string" calcext:value-type="string">
            <text:p>{</text:p>
            <text:p>  "title": "Coffe Ground Waste Bin Status",</text:p>
            <text:p>  "description": "Indicates the remaining coffee ground storage. If False no space is remaining and the container needs to be emptied",</text:p>
            <text:p>  "observable": null,</text:p>
            <text:p>  "type": "boolean",</text:p>
            <text:p>  "minimum": null,</text:p>
            <text:p>  "maximum": null,</text:p>
            <text:p>  "enum": null,</text:p>
            <text:p>  "properties": {},</text:p>
            <text:p>  "forms": [</text:p>
            <text:p>    {</text:p>
            <text:p>      "href": "broker.emqx.io:1883",</text:p>
            <text:p>      "contentType": null,</text:p>
            <text:p>      "topic": "coffee_machine/storage_full",</text:p>
            <text:p>      "retain": false,</text:p>
            <text:p>      "op": [</text:p>
            <text:p>        "readproperty"</text:p>
            <text:p>      ]</text:p>
            <text:p>    }</text:p>
            <text:p>  ]</text:p>
            <text:p>}</text:p>
          </table:table-cell>
          <table:table-cell office:value-type="string" calcext:value-type="string">
            <text:p>{</text:p>
            <text:p>  "title": "Storage Full Status",</text:p>
            <text:p>  "description": "Indicates whether the storage compartment of the coffee machine is full or not. This can be used to monitor the need for emptying the storage.",</text:p>
            <text:p>  "observable": null,</text:p>
            <text:p>  "type": "boolean",</text:p>
            <text:p>  "minimum": null,</text:p>
            <text:p>  "maximum": null,</text:p>
            <text:p>  "enum": null,</text:p>
            <text:p>  "properties": {},</text:p>
            <text:p>  "forms": [</text:p>
            <text:p>    {</text:p>
            <text:p>      "href": "mqtt://broker.emqx.io:1883",</text:p>
            <text:p>      "contentType": null,</text:p>
            <text:p>      "topic": "coffee_machine/storage_full",</text:p>
            <text:p>      "retain": false,</text:p>
            <text:p>      "op": []</text:p>
            <text:p>    }</text:p>
            <text:p>  ]</text:p>
            <text:p>}</text:p>
          </table:table-cell>
          <table:table-cell office:value-type="float" office:value="3" calcext:value-type="float">
            <text:p>3</text:p>
          </table:table-cell>
          <table:table-cell table:formula="of:=[.D178]-1" office:value-type="float" office:value="2" calcext:value-type="float">
            <text:p>2</text:p>
          </table:table-cell>
          <table:table-cell table:number-columns-repeated="16379"/>
        </table:table-row>
        <table:table-row table:style-name="ro19">
          <table:table-cell office:value-type="string" calcext:value-type="string">
            <text:p>coffee_machine</text:p>
          </table:table-cell>
          <table:table-cell office:value-type="string" calcext:value-type="string">
            <text:p>{</text:p>
            <text:p>  "title": "Coffee Machine Status",</text:p>
            <text:p>  "description": "Displays the current power state of the machine",</text:p>
            <text:p>  "observable": null,</text:p>
            <text:p>  "type": "boolean",</text:p>
            <text:p>  "minimum": null,</text:p>
            <text:p>  "maximum": null,</text:p>
            <text:p>  "enum": null,</text:p>
            <text:p>  "properties": {},</text:p>
            <text:p>  "forms": [</text:p>
            <text:p>    {</text:p>
            <text:p>      "href": "broker.emqx.io:1883",</text:p>
            <text:p>      "contentType": null,</text:p>
            <text:p>      "topic": "coffee_machine",</text:p>
            <text:p>      "retain": false,</text:p>
            <text:p>      "op": [</text:p>
            <text:p>        "readproperty"</text:p>
            <text:p>      ]</text:p>
            <text:p>    }</text:p>
            <text:p>  ]</text:p>
            <text:p>}</text:p>
          </table:table-cell>
          <table:table-cell office:value-type="string" calcext:value-type="string">
            <text:p>{</text:p>
            <text:p>  "title": "Coffee Machine Power State",</text:p>
            <text:p>  "description": "Represents the power state of the coffee machine, indicating whether it is turned on or off.",</text:p>
            <text:p>  "observable": null,</text:p>
            <text:p>  "type": "boolean",</text:p>
            <text:p>  "minimum": null,</text:p>
            <text:p>  "maximum": null,</text:p>
            <text:p>  "enum": null,</text:p>
            <text:p>  "properties": {},</text:p>
            <text:p>  "forms": [</text:p>
            <text:p>    {</text:p>
            <text:p>      "href": "mqtt://broker.emqx.io:1883",</text:p>
            <text:p>      "contentType": null,</text:p>
            <text:p>      "topic": "coffee_machine",</text:p>
            <text:p>      "retain": false,</text:p>
            <text:p>      "op": []</text:p>
            <text:p>    }</text:p>
            <text:p>  ]</text:p>
            <text:p>}</text:p>
          </table:table-cell>
          <table:table-cell office:value-type="float" office:value="5" calcext:value-type="float">
            <text:p>5</text:p>
          </table:table-cell>
          <table:table-cell table:formula="of:=[.D179]-1" office:value-type="float" office:value="4" calcext:value-type="float">
            <text:p>4</text:p>
          </table:table-cell>
          <table:table-cell table:number-columns-repeated="16379"/>
        </table:table-row>
        <table:table-row table:style-name="ro8">
          <table:table-cell office:value-type="string" calcext:value-type="string">
            <text:p>coffee_machine/toggle</text:p>
          </table:table-cell>
          <table:table-cell office:value-type="string" calcext:value-type="string">
            <text:p>{</text:p>
            <text:p>  "title": "Toggle On/Off",</text:p>
            <text:p>  "description": "Toggles on property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toggle",</text:p>
            <text:p>      "retain": false,</text:p>
            <text:p>      "op": [</text:p>
            <text:p>        "invokeaction"</text:p>
            <text:p>      ]</text:p>
            <text:p>    }</text:p>
            <text:p>  ]</text:p>
            <text:p>}</text:p>
          </table:table-cell>
          <table:table-cell office:value-type="string" calcext:value-type="string">
            <text:p>{</text:p>
            <text:p>  "title": "Toggle Coffee Machine",</text:p>
            <text:p>  "description": "Toggles the state of the coffee machine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toggle",</text:p>
            <text:p>      "retain": false,</text:p>
            <text:p>      "op": []</text:p>
            <text:p>    }</text:p>
            <text:p>  ]</text:p>
            <text:p>}</text:p>
          </table:table-cell>
          <table:table-cell office:value-type="float" office:value="5" calcext:value-type="float">
            <text:p>5</text:p>
          </table:table-cell>
          <table:table-cell table:formula="of:=[.D180]-1" office:value-type="float" office:value="4" calcext:value-type="float">
            <text:p>4</text:p>
          </table:table-cell>
          <table:table-cell table:number-columns-repeated="16379"/>
        </table:table-row>
        <table:table-row table:style-name="ro8">
          <table:table-cell office:value-type="string" calcext:value-type="string">
            <text:p>coffee_machine/refill</text:p>
          </table:table-cell>
          <table:table-cell office:value-type="string" calcext:value-type="string">
            <text:p>{</text:p>
            <text:p>  "title": "Refill Water Tank",</text:p>
            <text:p>  "description": "Refills the water tank of th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refill",</text:p>
            <text:p>      "retain": false,</text:p>
            <text:p>      "op": [</text:p>
            <text:p>        "invokeaction"</text:p>
            <text:p>      ]</text:p>
            <text:p>    }</text:p>
            <text:p>  ]</text:p>
            <text:p>}</text:p>
          </table:table-cell>
          <table:table-cell office:value-type="string" calcext:value-type="string">
            <text:p>{</text:p>
            <text:p>  "title": "Refill Coffee Machine",</text:p>
            <text:p>  "description": "An action to refill the coffee machine with water or bean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refill",</text:p>
            <text:p>      "retain": false,</text:p>
            <text:p>      "op": []</text:p>
            <text:p>    }</text:p>
            <text:p>  ]</text:p>
            <text:p>}</text:p>
          </table:table-cell>
          <table:table-cell office:value-type="float" office:value="3" calcext:value-type="float">
            <text:p>3</text:p>
          </table:table-cell>
          <table:table-cell table:formula="of:=[.D181]-1" office:value-type="float" office:value="2" calcext:value-type="float">
            <text:p>2</text:p>
          </table:table-cell>
          <table:table-cell table:number-columns-repeated="16379"/>
        </table:table-row>
        <table:table-row table:style-name="ro8">
          <table:table-cell office:value-type="string" calcext:value-type="string">
            <text:p>coffee_machine/empty</text:p>
          </table:table-cell>
          <table:table-cell office:value-type="string" calcext:value-type="string">
            <text:p>{</text:p>
            <text:p>  "title": "Waste Bin Empty",</text:p>
            <text:p>  "description": "Empties coffee ground contai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empty",</text:p>
            <text:p>      "retain": false,</text:p>
            <text:p>      "op": [</text:p>
            <text:p>        "invokeaction"</text:p>
            <text:p>      ]</text:p>
            <text:p>    }</text:p>
            <text:p>  ]</text:p>
            <text:p>}</text:p>
          </table:table-cell>
          <table:table-cell office:value-type="string" calcext:value-type="string">
            <text:p>{</text:p>
            <text:p>  "title": "Empty Coffee Machine",</text:p>
            <text:p>  "description": "An action to empty the coffe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empty",</text:p>
            <text:p>      "retain": false,</text:p>
            <text:p>      "op": []</text:p>
            <text:p>    }</text:p>
            <text:p>  ]</text:p>
            <text:p>}</text:p>
          </table:table-cell>
          <table:table-cell office:value-type="float" office:value="3" calcext:value-type="float">
            <text:p>3</text:p>
          </table:table-cell>
          <table:table-cell table:formula="of:=[.D182]-1" office:value-type="float" office:value="2" calcext:value-type="float">
            <text:p>2</text:p>
          </table:table-cell>
          <table:table-cell table:number-columns-repeated="16379"/>
        </table:table-row>
        <table:table-row table:style-name="ro8">
          <table:table-cell office:value-type="string" calcext:value-type="string">
            <text:p>coffee_machine/make_coffee</text:p>
          </table:table-cell>
          <table:table-cell office:value-type="string" calcext:value-type="string">
            <text:p>{</text:p>
            <text:p>  "title": "Make Coffe",</text:p>
            <text:p>  "description": "Creates a medium cup of coffe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ffee_machine/make_coffee",</text:p>
            <text:p>      "retain": false,</text:p>
            <text:p>      "op": [</text:p>
            <text:p>        "invokeaction"</text:p>
            <text:p>      ]</text:p>
            <text:p>    }</text:p>
            <text:p>  ]</text:p>
            <text:p>}</text:p>
          </table:table-cell>
          <table:table-cell office:value-type="string" calcext:value-type="string">
            <text:p>{</text:p>
            <text:p>  "title": "Make Coffee",</text:p>
            <text:p>  "description": "An action to make a cup of coffee using the machi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ffee_machine/make_coffee",</text:p>
            <text:p>      "retain": false,</text:p>
            <text:p>      "op": []</text:p>
            <text:p>    }</text:p>
            <text:p>  ]</text:p>
            <text:p>}</text:p>
          </table:table-cell>
          <table:table-cell office:value-type="float" office:value="4" calcext:value-type="float">
            <text:p>4</text:p>
          </table:table-cell>
          <table:table-cell table:formula="of:=[.D183]-1" office:value-type="float" office:value="3" calcext:value-type="float">
            <text:p>3</text:p>
          </table:table-cell>
          <table:table-cell table:number-columns-repeated="16379"/>
        </table:table-row>
        <table:table-row table:style-name="ro3">
          <table:table-cell office:value-type="string" calcext:value-type="string">
            <text:p>counter/properties/count</text:p>
          </table:table-cell>
          <table:table-cell office:value-type="string" calcext:value-type="string">
            <text:p>{</text:p>
            <text:p>  "title": "Counter Value",</text:p>
            <text:p>  "description": "current counter value",</text:p>
            <text:p>  "observable": true,</text:p>
            <text:p>  "type": "integer",</text:p>
            <text:p>  "minimum": null,</text:p>
            <text:p>  "maximum": null,</text:p>
            <text:p>  "enum": null,</text:p>
            <text:p>  "properties": {},</text:p>
            <text:p>  "forms": [</text:p>
            <text:p>    {</text:p>
            <text:p>      "href": "broker.emqx.io:1883",</text:p>
            <text:p>      "contentType": "application/json",</text:p>
            <text:p>      "topic": "counter/properties/count",</text:p>
            <text:p>      "retain": false,</text:p>
            <text:p>      "op": [</text:p>
            <text:p>        "readproperty"</text:p>
            <text:p>      ]</text:p>
            <text:p>    },</text:p>
            <text:p>    {</text:p>
            <text:p>      "href": "broker.emqx.io:1883",</text:p>
            <text:p>      "contentType": "application/json",</text:p>
            <text:p>      "topic": "counter/properties/count/observable",</text:p>
            <text:p>      "retain": false,</text:p>
            <text:p>      "op": [</text:p>
            <text:p>        "observeproperty",</text:p>
            <text:p>        "unobserveproperty"</text:p>
            <text:p>      ]</text:p>
            <text:p>    },</text:p>
            <text:p>    {</text:p>
            <text:p>      "href": "broker.emqx.io:1883",</text:p>
            <text:p>      "contentType": "application/json",</text:p>
            <text:p>      "topic": "coap://plugfest.thingweb.io:5683/counter/properties/count",</text:p>
            <text:p>      "retain": false,</text:p>
            <text:p>      "op": [</text:p>
            <text:p>        "readproperty",</text:p>
            <text:p>        "observeproperty",</text:p>
            <text:p>        "unobserveproperty"</text:p>
            <text:p>      ]</text:p>
            <text:p>    }</text:p>
            <text:p>  ]</text:p>
            <text:p>}</text:p>
          </table:table-cell>
          <table:table-cell office:value-type="string" calcext:value-type="string">
            <text:p>{</text:p>
            <text:p>  "title": "Counter Value",</text:p>
            <text:p>  "description": "A property that tracks the current count value of the counter device, which can be read and updated.",</text:p>
            <text:p>  "observable": null,</text:p>
            <text:p>  "type": "integer",</text:p>
            <text:p>  "minimum": null,</text:p>
            <text:p>  "maximum": null,</text:p>
            <text:p>  "enum": null,</text:p>
            <text:p>  "properties": {},</text:p>
            <text:p>  "forms": [</text:p>
            <text:p>    {</text:p>
            <text:p>      "href": "mqtt://broker.emqx.io:1883",</text:p>
            <text:p>      "contentType": null,</text:p>
            <text:p>      "topic": "counter/properties/count",</text:p>
            <text:p>      "retain": false,</text:p>
            <text:p>      "op": []</text:p>
            <text:p>    }</text:p>
            <text:p>  ]</text:p>
            <text:p>}</text:p>
          </table:table-cell>
          <table:table-cell office:value-type="float" office:value="4" calcext:value-type="float">
            <text:p>4</text:p>
          </table:table-cell>
          <table:table-cell table:formula="of:=[.D184]-1" office:value-type="float" office:value="3" calcext:value-type="float">
            <text:p>3</text:p>
          </table:table-cell>
          <table:table-cell table:number-columns-repeated="16379"/>
        </table:table-row>
        <table:table-row table:style-name="ro25">
          <table:table-cell office:value-type="string" calcext:value-type="string">
            <text:p>counter/properties/countAsImage{?fill}</text:p>
          </table:table-cell>
          <table:table-cell office:value-type="string" calcext:value-type="string">
            <text:p>{</text:p>
            <text:p>  "title": "Counter SVG",</text:p>
            <text:p>  "description": "current counter value as SVG image",</text:p>
            <text:p>  "observable": false,</text:p>
            <text:p>  "type": "null",</text:p>
            <text:p>  "minimum": null,</text:p>
            <text:p>  "maximum": null,</text:p>
            <text:p>  "enum": null,</text:p>
            <text:p>  "properties": {},</text:p>
            <text:p>  "forms": [</text:p>
            <text:p>    {</text:p>
            <text:p>      "href": "broker.emqx.io:1883",</text:p>
            <text:p>      "contentType": "image/svg+xml",</text:p>
            <text:p>      "topic": "counter/properties/countAsImage{?fill}",</text:p>
            <text:p>      "retain": false,</text:p>
            <text:p>      "op": [</text:p>
            <text:p>        "readproperty"</text:p>
            <text:p>      ]</text:p>
            <text:p>    },</text:p>
            <text:p>    {</text:p>
            <text:p>      "href": "broker.emqx.io:1883",</text:p>
            <text:p>      "contentType": "image/svg+xml",</text:p>
            <text:p>      "topic": "coap://plugfest.thingweb.io:5683/counter/properties/countAsImage",</text:p>
            <text:p>      "retain": false,</text:p>
            <text:p>      "op": [</text:p>
            <text:p>        "readproperty"</text:p>
            <text:p>      ]</text:p>
            <text:p>    }</text:p>
            <text:p>  ]</text:p>
            <text:p>}</text:p>
          </table:table-cell>
          <table:table-cell office:value-type="string" calcext:value-type="string">
            <text:p>{</text:p>
            <text:p>  "title": "Counter as Image",</text:p>
            <text:p>  "description": "A property that represents the counter value as an image, with optional fill parameter. The property returns null values.",</text:p>
            <text:p>  "observable": null,</text:p>
            <text:p>  "type": "null",</text:p>
            <text:p>  "minimum": null,</text:p>
            <text:p>  "maximum": null,</text:p>
            <text:p>  "enum": null,</text:p>
            <text:p>  "properties": {},</text:p>
            <text:p>  "forms": [</text:p>
            <text:p>    {</text:p>
            <text:p>      "href": "mqtt://broker.emqx.io:1883",</text:p>
            <text:p>      "contentType": null,</text:p>
            <text:p>      "topic": "counter/properties/countAsImage{?fill}",</text:p>
            <text:p>      "retain": false,</text:p>
            <text:p>      "op": []</text:p>
            <text:p>    }</text:p>
            <text:p>  ]</text:p>
            <text:p>}</text:p>
          </table:table-cell>
          <table:table-cell office:value-type="float" office:value="5" calcext:value-type="float">
            <text:p>5</text:p>
          </table:table-cell>
          <table:table-cell table:formula="of:=[.D185]-1" office:value-type="float" office:value="4" calcext:value-type="float">
            <text:p>4</text:p>
          </table:table-cell>
          <table:table-cell table:number-columns-repeated="16379"/>
        </table:table-row>
        <table:table-row table:style-name="ro3">
          <table:table-cell office:value-type="string" calcext:value-type="string">
            <text:p>counter/properties/lastChange</text:p>
          </table:table-cell>
          <table:table-cell office:value-type="string" calcext:value-type="string">
            <text:p>{</text:p>
            <text:p>  "title": "Last Change",</text:p>
            <text:p>  "description": "last change of counter value",</text:p>
            <text:p>  "observable": true,</text:p>
            <text:p>  "type": "string",</text:p>
            <text:p>  "minimum": null,</text:p>
            <text:p>  "maximum": null,</text:p>
            <text:p>  "enum": null,</text:p>
            <text:p>  "properties": {},</text:p>
            <text:p>  "forms": [</text:p>
            <text:p>    {</text:p>
            <text:p>      "href": "broker.emqx.io:1883",</text:p>
            <text:p>      "contentType": "application/json",</text:p>
            <text:p>      "topic": "counter/properties/lastChange",</text:p>
            <text:p>      "retain": false,</text:p>
            <text:p>      "op": [</text:p>
            <text:p>        "readproperty"</text:p>
            <text:p>      ]</text:p>
            <text:p>    },</text:p>
            <text:p>    {</text:p>
            <text:p>      "href": "broker.emqx.io:1883",</text:p>
            <text:p>      "contentType": "application/json",</text:p>
            <text:p>      "topic": "counter/properties/lastChange/observable",</text:p>
            <text:p>      "retain": false,</text:p>
            <text:p>      "op": [</text:p>
            <text:p>        "observeproperty",</text:p>
            <text:p>        "unobserveproperty"</text:p>
            <text:p>      ]</text:p>
            <text:p>    },</text:p>
            <text:p>    {</text:p>
            <text:p>      "href": "broker.emqx.io:1883",</text:p>
            <text:p>      "contentType": "application/json",</text:p>
            <text:p>      "topic": "coap://plugfest.thingweb.io:5683/counter/properties/lastChange",</text:p>
            <text:p>      "retain": false,</text:p>
            <text:p>      "op": [</text:p>
            <text:p>        "readproperty",</text:p>
            <text:p>        "observeproperty",</text:p>
            <text:p>        "unobserveproperty"</text:p>
            <text:p>      ]</text:p>
            <text:p>    }</text:p>
            <text:p>  ]</text:p>
            <text:p>}</text:p>
          </table:table-cell>
          <table:table-cell office:value-type="string" calcext:value-type="string">
            <text:p>{</text:p>
            <text:p>  "title": "Last Change Timestamp",</text:p>
            <text:p>  "description": "The timestamp when the counter was last changed.",</text:p>
            <text:p>  "observable": null,</text:p>
            <text:p>  "type": "string",</text:p>
            <text:p>  "minimum": null,</text:p>
            <text:p>  "maximum": null,</text:p>
            <text:p>  "enum": null,</text:p>
            <text:p>  "properties": {},</text:p>
            <text:p>  "forms": [</text:p>
            <text:p>    {</text:p>
            <text:p>      "href": "mqtt://broker.emqx.io:1883",</text:p>
            <text:p>      "contentType": null,</text:p>
            <text:p>      "topic": "counter/properties/lastChange",</text:p>
            <text:p>      "retain": false,</text:p>
            <text:p>      "op": []</text:p>
            <text:p>    }</text:p>
            <text:p>  ]</text:p>
            <text:p>}</text:p>
          </table:table-cell>
          <table:table-cell office:value-type="float" office:value="5" calcext:value-type="float">
            <text:p>5</text:p>
          </table:table-cell>
          <table:table-cell table:formula="of:=[.D186]-1" office:value-type="float" office:value="4" calcext:value-type="float">
            <text:p>4</text:p>
          </table:table-cell>
          <table:table-cell table:number-columns-repeated="16379"/>
        </table:table-row>
        <table:table-row table:style-name="ro12">
          <table:table-cell office:value-type="string" calcext:value-type="string">
            <text:p>counter/events/change</text:p>
          </table:table-cell>
          <table:table-cell office:value-type="string" calcext:value-type="string">
            <text:p>{</text:p>
            <text:p>  "title": "Change Event",</text:p>
            <text:p>  "description": "change event",</text:p>
            <text:p>  "data":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events/change",</text:p>
            <text:p>      "retain": false,</text:p>
            <text:p>      "op": [</text:p>
            <text:p>        "subscribeevent",</text:p>
            <text:p>        "unsubscribeevent"</text:p>
            <text:p>      ]</text:p>
            <text:p>    },</text:p>
            <text:p>    {</text:p>
            <text:p>      "href": "broker.emqx.io:1883",</text:p>
            <text:p>      "contentType": "application/json",</text:p>
            <text:p>      "topic": "ws://plugfest.thingweb.io:8083/counter/events/change",</text:p>
            <text:p>      "retain": false,</text:p>
            <text:p>      "op": [</text:p>
            <text:p>        "subscribeevent"</text:p>
            <text:p>      ]</text:p>
            <text:p>    },</text:p>
            <text:p>    {</text:p>
            <text:p>      "href": "broker.emqx.io:1883",</text:p>
            <text:p>      "contentType": "application/json",</text:p>
            <text:p>      "topic": "coap://plugfest.thingweb.io:5683/counter/events/change",</text:p>
            <text:p>      "retain": false,</text:p>
            <text:p>      "op": [</text:p>
            <text:p>        "subscribeevent",</text:p>
            <text:p>        "unsubscribeevent"</text:p>
            <text:p>      ]</text:p>
            <text:p>    }</text:p>
            <text:p>  ]</text:p>
            <text:p>}</text:p>
          </table:table-cell>
          <table:table-cell office:value-type="string" calcext:value-type="string">
            <text:p>{</text:p>
            <text:p>  "title": "Counter Change Event",</text:p>
            <text:p>  "description": "An event source that asynchronously pushes notifications when the counter value changes.",</text:p>
            <text:p>  "data":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events/change",</text:p>
            <text:p>      "retain": false,</text:p>
            <text:p>      "op": []</text:p>
            <text:p>    }</text:p>
            <text:p>  ]</text:p>
            <text:p>}</text:p>
          </table:table-cell>
          <table:table-cell office:value-type="float" office:value="5" calcext:value-type="float">
            <text:p>5</text:p>
          </table:table-cell>
          <table:table-cell table:formula="of:=[.D187]-1" office:value-type="float" office:value="4" calcext:value-type="float">
            <text:p>4</text:p>
          </table:table-cell>
          <table:table-cell table:number-columns-repeated="16379"/>
        </table:table-row>
        <table:table-row table:style-name="ro28">
          <table:table-cell office:value-type="string" calcext:value-type="string">
            <text:p>counter/actions/increment{?step}</text:p>
          </table:table-cell>
          <table:table-cell office:value-type="string" calcext:value-type="string">
            <text:p>{</text:p>
            <text:p>  "title": "Increment Counter",</text:p>
            <text:p>  "description": "in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increment{?step}",</text:p>
            <text:p>      "retain": false,</text:p>
            <text:p>      "op": [</text:p>
            <text:p>        "invokeaction"</text:p>
            <text:p>      ]</text:p>
            <text:p>    },</text:p>
            <text:p>    {</text:p>
            <text:p>      "href": "broker.emqx.io:1883",</text:p>
            <text:p>      "contentType": "application/json",</text:p>
            <text:p>      "topic": "coap://plugfest.thingweb.io:5683/counter/actions/increment",</text:p>
            <text:p>      "retain": false,</text:p>
            <text:p>      "op": [</text:p>
            <text:p>        "invokeaction"</text:p>
            <text:p>      ]</text:p>
            <text:p>    }</text:p>
            <text:p>  ]</text:p>
            <text:p>}</text:p>
          </table:table-cell>
          <table:table-cell office:value-type="string" calcext:value-type="string">
            <text:p>{</text:p>
            <text:p>  "title": "Increment Action",</text:p>
            <text:p>  "description": "An action that increments the counter value by a specified step amount.",</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increment{?step}",</text:p>
            <text:p>      "retain": false,</text:p>
            <text:p>      "op": []</text:p>
            <text:p>    }</text:p>
            <text:p>  ]</text:p>
            <text:p>}</text:p>
          </table:table-cell>
          <table:table-cell office:value-type="float" office:value="5" calcext:value-type="float">
            <text:p>5</text:p>
          </table:table-cell>
          <table:table-cell table:formula="of:=[.D188]-1" office:value-type="float" office:value="4" calcext:value-type="float">
            <text:p>4</text:p>
          </table:table-cell>
          <table:table-cell table:number-columns-repeated="16379"/>
        </table:table-row>
        <table:table-row table:style-name="ro28">
          <table:table-cell office:value-type="string" calcext:value-type="string">
            <text:p>counter/actions/decrement{?step}</text:p>
          </table:table-cell>
          <table:table-cell office:value-type="string" calcext:value-type="string">
            <text:p>{</text:p>
            <text:p>  "title": "Decrement Counter",</text:p>
            <text:p>  "description": "decrement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decrement{?step}",</text:p>
            <text:p>      "retain": false,</text:p>
            <text:p>      "op": [</text:p>
            <text:p>        "invokeaction"</text:p>
            <text:p>      ]</text:p>
            <text:p>    },</text:p>
            <text:p>    {</text:p>
            <text:p>      "href": "broker.emqx.io:1883",</text:p>
            <text:p>      "contentType": "application/json",</text:p>
            <text:p>      "topic": "coap://plugfest.thingweb.io:5683/counter/actions/decrement",</text:p>
            <text:p>      "retain": false,</text:p>
            <text:p>      "op": [</text:p>
            <text:p>        "invokeaction"</text:p>
            <text:p>      ]</text:p>
            <text:p>    }</text:p>
            <text:p>  ]</text:p>
            <text:p>}</text:p>
          </table:table-cell>
          <table:table-cell office:value-type="string" calcext:value-type="string">
            <text:p>{</text:p>
            <text:p>  "title": "Decrement the Counter",</text:p>
            <text:p>  "description": "An action to decrease the counter value by a specified step size.",</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decrement{?step}",</text:p>
            <text:p>      "retain": false,</text:p>
            <text:p>      "op": []</text:p>
            <text:p>    }</text:p>
            <text:p>  ]</text:p>
            <text:p>}</text:p>
          </table:table-cell>
          <table:table-cell office:value-type="float" office:value="5" calcext:value-type="float">
            <text:p>5</text:p>
          </table:table-cell>
          <table:table-cell table:formula="of:=[.D189]-1" office:value-type="float" office:value="4" calcext:value-type="float">
            <text:p>4</text:p>
          </table:table-cell>
          <table:table-cell table:number-columns-repeated="16379"/>
        </table:table-row>
        <table:table-row table:style-name="ro28">
          <table:table-cell office:value-type="string" calcext:value-type="string">
            <text:p>counter/actions/reset</text:p>
          </table:table-cell>
          <table:table-cell office:value-type="string" calcext:value-type="string">
            <text:p>{</text:p>
            <text:p>  "title": "Reset Counter",</text:p>
            <text:p>  "description": "Resetting counter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ounter/actions/reset",</text:p>
            <text:p>      "retain": false,</text:p>
            <text:p>      "op": [</text:p>
            <text:p>        "invokeaction"</text:p>
            <text:p>      ]</text:p>
            <text:p>    },</text:p>
            <text:p>    {</text:p>
            <text:p>      "href": "broker.emqx.io:1883",</text:p>
            <text:p>      "contentType": "application/json",</text:p>
            <text:p>      "topic": "coap://plugfest.thingweb.io:5683/counter/actions/reset",</text:p>
            <text:p>      "retain": false,</text:p>
            <text:p>      "op": [</text:p>
            <text:p>        "invokeaction"</text:p>
            <text:p>      ]</text:p>
            <text:p>    }</text:p>
            <text:p>  ]</text:p>
            <text:p>}</text:p>
          </table:table-cell>
          <table:table-cell office:value-type="string" calcext:value-type="string">
            <text:p>{</text:p>
            <text:p>  "title": "Reset Counter",</text:p>
            <text:p>  "description": "Resets the counter to its initial state (zer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ounter/actions/reset",</text:p>
            <text:p>      "retain": false,</text:p>
            <text:p>      "op": []</text:p>
            <text:p>    }</text:p>
            <text:p>  ]</text:p>
            <text:p>}</text:p>
          </table:table-cell>
          <table:table-cell office:value-type="float" office:value="5" calcext:value-type="float">
            <text:p>5</text:p>
          </table:table-cell>
          <table:table-cell table:formula="of:=[.D190]-1" office:value-type="float" office:value="4" calcext:value-type="float">
            <text:p>4</text:p>
          </table:table-cell>
          <table:table-cell table:number-columns-repeated="16379"/>
        </table:table-row>
        <table:table-row table:style-name="ro7">
          <table:table-cell office:value-type="string" calcext:value-type="string">
            <text:p>dehumidifier/status</text:p>
          </table:table-cell>
          <table:table-cell office:value-type="string" calcext:value-type="string">
            <text:p>{</text:p>
            <text:p>  "title": "Dehumidifier Status",</text:p>
            <text:p>  "description": "Boolean value representing the status of the device. If True the device is reachable and able to execute actions",</text:p>
            <text:p>  "observable": null,</text:p>
            <text:p>  "type": "boolean",</text:p>
            <text:p>  "minimum": null,</text:p>
            <text:p>  "maximum": null,</text:p>
            <text:p>  "enum": null,</text:p>
            <text:p>  "properties": {},</text:p>
            <text:p>  "forms": [</text:p>
            <text:p>    {</text:p>
            <text:p>      "href": "broker.emqx.io:1883",</text:p>
            <text:p>      "contentType": null,</text:p>
            <text:p>      "topic": "dehumidifier/status",</text:p>
            <text:p>      "retain": false,</text:p>
            <text:p>      "op": [</text:p>
            <text:p>        "readproperty"</text:p>
            <text:p>      ]</text:p>
            <text:p>    }</text:p>
            <text:p>  ]</text:p>
            <text:p>}</text:p>
          </table:table-cell>
          <table:table-cell office:value-type="string" calcext:value-type="string">
            <text:p>{</text:p>
            <text:p>  "title": "Dehumidifier Status",</text:p>
            <text:p>  "description": "Indicates whether the dehumidifier is currently running or not.",</text:p>
            <text:p>  "observable": null,</text:p>
            <text:p>  "type": "boolean",</text:p>
            <text:p>  "minimum": null,</text:p>
            <text:p>  "maximum": null,</text:p>
            <text:p>  "enum": null,</text:p>
            <text:p>  "properties": {},</text:p>
            <text:p>  "forms": [</text:p>
            <text:p>    {</text:p>
            <text:p>      "href": "mqtt://broker.emqx.io:1883",</text:p>
            <text:p>      "contentType": null,</text:p>
            <text:p>      "topic": "dehumidifier/status",</text:p>
            <text:p>      "retain": false,</text:p>
            <text:p>      "op": []</text:p>
            <text:p>    }</text:p>
            <text:p>  ]</text:p>
            <text:p>}</text:p>
          </table:table-cell>
          <table:table-cell office:value-type="float" office:value="3" calcext:value-type="float">
            <text:p>3</text:p>
          </table:table-cell>
          <table:table-cell table:formula="of:=[.D191]-1" office:value-type="float" office:value="2" calcext:value-type="float">
            <text:p>2</text:p>
          </table:table-cell>
          <table:table-cell table:number-columns-repeated="16379"/>
        </table:table-row>
        <table:table-row table:style-name="ro15">
          <table:table-cell office:value-type="string" calcext:value-type="string">
            <text:p>dehumidifier/tank</text:p>
          </table:table-cell>
          <table:table-cell office:value-type="string" calcext:value-type="string">
            <text:p>{</text:p>
            <text:p>  "title": "Waster Water Tank Level",</text:p>
            <text:p>  "description": "Describes the current state of the waste water tank",</text:p>
            <text:p>  "observable": null,</text:p>
            <text:p>  "type": "string",</text:p>
            <text:p>  "minimum": null,</text:p>
            <text:p>  "maximum": null,</text:p>
            <text:p>  "enum": [</text:p>
            <text:p>    "full",</text:p>
            <text:p>    "empty"</text:p>
            <text:p>  ],</text:p>
            <text:p>  "properties": {},</text:p>
            <text:p>  "forms": [</text:p>
            <text:p>    {</text:p>
            <text:p>      "href": "broker.emqx.io:1883",</text:p>
            <text:p>      "contentType": null,</text:p>
            <text:p>      "topic": "dehumidifier/tank",</text:p>
            <text:p>      "retain": false,</text:p>
            <text:p>      "op": [</text:p>
            <text:p>        "readproperty"</text:p>
            <text:p>      ]</text:p>
            <text:p>    }</text:p>
            <text:p>  ]</text:p>
            <text:p>}</text:p>
          </table:table-cell>
          <table:table-cell office:value-type="string" calcext:value-type="string">
            <text:p>{</text:p>
            <text:p>  "title": "Dehumidifier Tank Status",</text:p>
            <text:p>  "description": "Indicates whether the dehumidifier's water tank is full or empty.",</text:p>
            <text:p>  "observable": null,</text:p>
            <text:p>  "type": "string",</text:p>
            <text:p>  "minimum": null,</text:p>
            <text:p>  "maximum": null,</text:p>
            <text:p>  "enum": [</text:p>
            <text:p>    "full",</text:p>
            <text:p>    "empty"</text:p>
            <text:p>  ],</text:p>
            <text:p>  "properties": {},</text:p>
            <text:p>  "forms": [</text:p>
            <text:p>    {</text:p>
            <text:p>      "href": "mqtt://broker.emqx.io:1883",</text:p>
            <text:p>      "contentType": null,</text:p>
            <text:p>      "topic": "dehumidifier/tank",</text:p>
            <text:p>      "retain": false,</text:p>
            <text:p>      "op": []</text:p>
            <text:p>    }</text:p>
            <text:p>  ]</text:p>
            <text:p>}</text:p>
          </table:table-cell>
          <table:table-cell office:value-type="float" office:value="5" calcext:value-type="float">
            <text:p>5</text:p>
          </table:table-cell>
          <table:table-cell table:formula="of:=[.D192]-1" office:value-type="float" office:value="4" calcext:value-type="float">
            <text:p>4</text:p>
          </table:table-cell>
          <table:table-cell table:number-columns-repeated="16379"/>
        </table:table-row>
        <table:table-row table:style-name="ro19">
          <table:table-cell office:value-type="string" calcext:value-type="string">
            <text:p>dehumidifier/humidity</text:p>
          </table:table-cell>
          <table:table-cell office:value-type="string" calcext:value-type="string">
            <text:p>{</text:p>
            <text:p>  "title": "Humidity Level",</text:p>
            <text:p>  "description": "Current humidity level the device aims to reach.",</text:p>
            <text:p>  "observable": null,</text:p>
            <text:p>  "type": "integer",</text:p>
            <text:p>  "minimum": 0,</text:p>
            <text:p>  "maximum": 100,</text:p>
            <text:p>  "enum": null,</text:p>
            <text:p>  "properties": {},</text:p>
            <text:p>  "forms": [</text:p>
            <text:p>    {</text:p>
            <text:p>      "href": "broker.emqx.io:1883",</text:p>
            <text:p>      "contentType": null,</text:p>
            <text:p>      "topic": "dehumidifier/humidity",</text:p>
            <text:p>      "retain": false,</text:p>
            <text:p>      "op": [</text:p>
            <text:p>        "readproperty"</text:p>
            <text:p>      ]</text:p>
            <text:p>    }</text:p>
            <text:p>  ]</text:p>
            <text:p>}</text:p>
          </table:table-cell>
          <table:table-cell office:value-type="string" calcext:value-type="string">
            <text:p>{</text:p>
            <text:p>  "title": "Current Humidity Level",</text:p>
            <text:p>  "description": "The current humidity level measured by the dehumidifier, represented as a numerical value.",</text:p>
            <text:p>  "observable": null,</text:p>
            <text:p>  "type": "number",</text:p>
            <text:p>  "minimum": null,</text:p>
            <text:p>  "maximum": null,</text:p>
            <text:p>  "enum": null,</text:p>
            <text:p>  "properties": {},</text:p>
            <text:p>  "forms": [</text:p>
            <text:p>    {</text:p>
            <text:p>      "href": "mqtt://broker.emqx.io:1883",</text:p>
            <text:p>      "contentType": null,</text:p>
            <text:p>      "topic": "dehumidifier/humidity",</text:p>
            <text:p>      "retain": false,</text:p>
            <text:p>      "op": []</text:p>
            <text:p>    }</text:p>
            <text:p>  ]</text:p>
            <text:p>}</text:p>
          </table:table-cell>
          <table:table-cell office:value-type="float" office:value="3" calcext:value-type="float">
            <text:p>3</text:p>
          </table:table-cell>
          <table:table-cell table:formula="of:=[.D193]-1" office:value-type="float" office:value="2" calcext:value-type="float">
            <text:p>2</text:p>
          </table:table-cell>
          <table:table-cell table:number-columns-repeated="16379"/>
        </table:table-row>
        <table:table-row table:style-name="ro8">
          <table:table-cell office:value-type="string" calcext:value-type="string">
            <text:p>dehumidifier/toggle_status</text:p>
          </table:table-cell>
          <table:table-cell office:value-type="string" calcext:value-type="string">
            <text:p>{</text:p>
            <text:p>  "title": "Toggle On/Off",</text:p>
            <text:p>  "description": "Toggle status of the device turning it eith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toggle_status",</text:p>
            <text:p>      "retain": false,</text:p>
            <text:p>      "op": [</text:p>
            <text:p>        "invokeaction"</text:p>
            <text:p>      ]</text:p>
            <text:p>    }</text:p>
            <text:p>  ]</text:p>
            <text:p>}</text:p>
          </table:table-cell>
          <table:table-cell office:value-type="string" calcext:value-type="string">
            <text:p>{</text:p>
            <text:p>  "title": "Toggle Status",</text:p>
            <text:p>  "description": "Toggles the status of the dehumidifier, allowing users to turn it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toggle_status",</text:p>
            <text:p>      "retain": false,</text:p>
            <text:p>      "op": []</text:p>
            <text:p>    }</text:p>
            <text:p>  ]</text:p>
            <text:p>}</text:p>
          </table:table-cell>
          <table:table-cell office:value-type="float" office:value="5" calcext:value-type="float">
            <text:p>5</text:p>
          </table:table-cell>
          <table:table-cell table:formula="of:=[.D194]-1" office:value-type="float" office:value="4" calcext:value-type="float">
            <text:p>4</text:p>
          </table:table-cell>
          <table:table-cell table:number-columns-repeated="16379"/>
        </table:table-row>
        <table:table-row table:style-name="ro8">
          <table:table-cell office:value-type="string" calcext:value-type="string">
            <text:p>dehumidifier/dehumidify</text:p>
          </table:table-cell>
          <table:table-cell office:value-type="string" calcext:value-type="string">
            <text:p>{</text:p>
            <text:p>  "title": "Start Dehumidification",</text:p>
            <text:p>  "description": "Starts the dehumidific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ehumidify",</text:p>
            <text:p>      "retain": false,</text:p>
            <text:p>      "op": [</text:p>
            <text:p>        "invokeaction"</text:p>
            <text:p>      ]</text:p>
            <text:p>    }</text:p>
            <text:p>  ]</text:p>
            <text:p>}</text:p>
          </table:table-cell>
          <table:table-cell office:value-type="string" calcext:value-type="string">
            <text:p>{</text:p>
            <text:p>  "title": "Dehumidify Action",</text:p>
            <text:p>  "description": "An action to start or stop the dehumidific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ehumidify",</text:p>
            <text:p>      "retain": false,</text:p>
            <text:p>      "op": []</text:p>
            <text:p>    }</text:p>
            <text:p>  ]</text:p>
            <text:p>}</text:p>
          </table:table-cell>
          <table:table-cell office:value-type="float" office:value="4" calcext:value-type="float">
            <text:p>4</text:p>
          </table:table-cell>
          <table:table-cell table:formula="of:=[.D195]-1" office:value-type="float" office:value="3" calcext:value-type="float">
            <text:p>3</text:p>
          </table:table-cell>
          <table:table-cell table:number-columns-repeated="16379"/>
        </table:table-row>
        <table:table-row table:style-name="ro8">
          <table:table-cell office:value-type="string" calcext:value-type="string">
            <text:p>dehumidifier/drain</text:p>
          </table:table-cell>
          <table:table-cell office:value-type="string" calcext:value-type="string">
            <text:p>{</text:p>
            <text:p>  "title": "Drain Waste Water Tank",</text:p>
            <text:p>  "description": "Drains waste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drain",</text:p>
            <text:p>      "retain": false,</text:p>
            <text:p>      "op": [</text:p>
            <text:p>        "invokeaction"</text:p>
            <text:p>      ]</text:p>
            <text:p>    }</text:p>
            <text:p>  ]</text:p>
            <text:p>}</text:p>
          </table:table-cell>
          <table:table-cell office:value-type="string" calcext:value-type="string">
            <text:p>{</text:p>
            <text:p>  "title": "Drain Action",</text:p>
            <text:p>  "description": "Action to trigger the draining functionality of the dehumidifi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drain",</text:p>
            <text:p>      "retain": false,</text:p>
            <text:p>      "op": []</text:p>
            <text:p>    }</text:p>
            <text:p>  ]</text:p>
            <text:p>}</text:p>
          </table:table-cell>
          <table:table-cell office:value-type="float" office:value="5" calcext:value-type="float">
            <text:p>5</text:p>
          </table:table-cell>
          <table:table-cell table:formula="of:=[.D196]-1" office:value-type="float" office:value="4" calcext:value-type="float">
            <text:p>4</text:p>
          </table:table-cell>
          <table:table-cell table:number-columns-repeated="16379"/>
        </table:table-row>
        <table:table-row table:style-name="ro8">
          <table:table-cell office:value-type="string" calcext:value-type="string">
            <text:p>dehumidifier/set_humidity</text:p>
          </table:table-cell>
          <table:table-cell office:value-type="string" calcext:value-type="string">
            <text:p>{</text:p>
            <text:p>  "title": "Humidity Goal",</text:p>
            <text:p>  "description": "Sets the goal humidity",</text:p>
            <text:p>  "input": {</text:p>
            <text:p>    "title": "",</text:p>
            <text:p>    "description": "the desired humidity",</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ehumidifier/set_humidity",</text:p>
            <text:p>      "retain": false,</text:p>
            <text:p>      "op": [</text:p>
            <text:p>        "invokeaction"</text:p>
            <text:p>      ]</text:p>
            <text:p>    }</text:p>
            <text:p>  ]</text:p>
            <text:p>}</text:p>
          </table:table-cell>
          <table:table-cell office:value-type="string" calcext:value-type="string">
            <text:p>{</text:p>
            <text:p>  "title": "Set Humidity Level",</text:p>
            <text:p>  "description": "Sets the target humidity level for the dehumidifier. Accepts integer values.",</text:p>
            <text:p>  "input": {</text:p>
            <text:p>    "title": "",</text:p>
            <text:p>    "description": "",</text:p>
            <text:p>    "observable": null,</text:p>
            <text:p>    "type": "integ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ehumidifier/set_humidity",</text:p>
            <text:p>      "retain": false,</text:p>
            <text:p>      "op": []</text:p>
            <text:p>    }</text:p>
            <text:p>  ]</text:p>
            <text:p>}</text:p>
          </table:table-cell>
          <table:table-cell office:value-type="float" office:value="5" calcext:value-type="float">
            <text:p>5</text:p>
          </table:table-cell>
          <table:table-cell table:formula="of:=[.D197]-1" office:value-type="float" office:value="4" calcext:value-type="float">
            <text:p>4</text:p>
          </table:table-cell>
          <table:table-cell table:number-columns-repeated="16379"/>
        </table:table-row>
        <table:table-row table:style-name="ro7">
          <table:table-cell office:value-type="string" calcext:value-type="string">
            <text:p>dishwasher/is_running</text:p>
          </table:table-cell>
          <table:table-cell office:value-type="string" calcext:value-type="string">
            <text:p>{</text:p>
            <text:p>  "title": "Dishwasher Status",</text:p>
            <text:p>  "description": "States whether the dishwasher is currently running and washing dishes or not",</text:p>
            <text:p>  "observable": null,</text:p>
            <text:p>  "type": "boolean",</text:p>
            <text:p>  "minimum": null,</text:p>
            <text:p>  "maximum": null,</text:p>
            <text:p>  "enum": null,</text:p>
            <text:p>  "properties": {},</text:p>
            <text:p>  "forms": [</text:p>
            <text:p>    {</text:p>
            <text:p>      "href": "broker.emqx.io:1883",</text:p>
            <text:p>      "contentType": null,</text:p>
            <text:p>      "topic": "dishwasher/is_running",</text:p>
            <text:p>      "retain": false,</text:p>
            <text:p>      "op": [</text:p>
            <text:p>        "readproperty"</text:p>
            <text:p>      ]</text:p>
            <text:p>    }</text:p>
            <text:p>  ]</text:p>
            <text:p>}</text:p>
          </table:table-cell>
          <table:table-cell office:value-type="string" calcext:value-type="string">
            <text:p>{</text:p>
            <text:p>  "title": "Is Running",</text:p>
            <text:p>  "description": "Indicates whether the dishwasher is currently running or not.",</text:p>
            <text:p>  "observable": null,</text:p>
            <text:p>  "type": "boolean",</text:p>
            <text:p>  "minimum": null,</text:p>
            <text:p>  "maximum": null,</text:p>
            <text:p>  "enum": null,</text:p>
            <text:p>  "properties": {},</text:p>
            <text:p>  "forms": [</text:p>
            <text:p>    {</text:p>
            <text:p>      "href": "mqtt://broker.emqx.io:1883",</text:p>
            <text:p>      "contentType": null,</text:p>
            <text:p>      "topic": "dishwasher/is_running",</text:p>
            <text:p>      "retain": false,</text:p>
            <text:p>      "op": []</text:p>
            <text:p>    }</text:p>
            <text:p>  ]</text:p>
            <text:p>}</text:p>
          </table:table-cell>
          <table:table-cell office:value-type="float" office:value="5" calcext:value-type="float">
            <text:p>5</text:p>
          </table:table-cell>
          <table:table-cell table:formula="of:=[.D198]-1" office:value-type="float" office:value="4" calcext:value-type="float">
            <text:p>4</text:p>
          </table:table-cell>
          <table:table-cell table:number-columns-repeated="16379"/>
        </table:table-row>
        <table:table-row table:style-name="ro15">
          <table:table-cell office:value-type="string" calcext:value-type="string">
            <text:p>dishwasher</text:p>
          </table:table-cell>
          <table:table-cell office:value-type="string" calcext:value-type="string">
            <text:p>{</text:p>
            <text:p>  "title": "Door Position",</text:p>
            <text:p>  "description": "Represents if the dishwasher is currently closed or open",</text:p>
            <text:p>  "observable": null,</text:p>
            <text:p>  "type": "string",</text:p>
            <text:p>  "minimum": null,</text:p>
            <text:p>  "maximum": null,</text:p>
            <text:p>  "enum": [</text:p>
            <text:p>    "open",</text:p>
            <text:p>    "closed"</text:p>
            <text:p>  ],</text:p>
            <text:p>  "properties": {},</text:p>
            <text:p>  "forms": [</text:p>
            <text:p>    {</text:p>
            <text:p>      "href": "broker.emqx.io:1883",</text:p>
            <text:p>      "contentType": null,</text:p>
            <text:p>      "topic": "dishwasher",</text:p>
            <text:p>      "retain": false,</text:p>
            <text:p>      "op": [</text:p>
            <text:p>        "readproperty"</text:p>
            <text:p>      ]</text:p>
            <text:p>    }</text:p>
            <text:p>  ]</text:p>
            <text:p>}</text:p>
          </table:table-cell>
          <table:table-cell office:value-type="string" calcext:value-type="string">
            <text:p>{</text:p>
            <text:p>  "title": "dishwasher door state",</text:p>
            <text:p>  "description": "Represents whether the dishwasher's door is open or closed.",</text:p>
            <text:p>  "observable": null,</text:p>
            <text:p>  "type": "string",</text:p>
            <text:p>  "minimum": null,</text:p>
            <text:p>  "maximum": null,</text:p>
            <text:p>  "enum": [</text:p>
            <text:p>    "open",</text:p>
            <text:p>    "closed"</text:p>
            <text:p>  ],</text:p>
            <text:p>  "properties": {},</text:p>
            <text:p>  "forms": [</text:p>
            <text:p>    {</text:p>
            <text:p>      "href": "mqtt://broker.emqx.io:1883",</text:p>
            <text:p>      "contentType": null,</text:p>
            <text:p>      "topic": "dishwasher",</text:p>
            <text:p>      "retain": false,</text:p>
            <text:p>      "op": []</text:p>
            <text:p>    }</text:p>
            <text:p>  ]</text:p>
            <text:p>}</text:p>
          </table:table-cell>
          <table:table-cell office:value-type="float" office:value="5" calcext:value-type="float">
            <text:p>5</text:p>
          </table:table-cell>
          <table:table-cell table:formula="of:=[.D199]-1" office:value-type="float" office:value="4" calcext:value-type="float">
            <text:p>4</text:p>
          </table:table-cell>
          <table:table-cell table:number-columns-repeated="16379"/>
        </table:table-row>
        <table:table-row table:style-name="ro8">
          <table:table-cell office:value-type="string" calcext:value-type="string">
            <text:p>dishwasher/close</text:p>
          </table:table-cell>
          <table:table-cell office:value-type="string" calcext:value-type="string">
            <text:p>{</text:p>
            <text:p>  "title": "Close Door",</text:p>
            <text:p>  "description": "Close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close",</text:p>
            <text:p>      "retain": false,</text:p>
            <text:p>      "op": [</text:p>
            <text:p>        "invokeaction"</text:p>
            <text:p>      ]</text:p>
            <text:p>    }</text:p>
            <text:p>  ]</text:p>
            <text:p>}</text:p>
          </table:table-cell>
          <table:table-cell office:value-type="string" calcext:value-type="string">
            <text:p>{</text:p>
            <text:p>  "title": "Close Dishwasher",</text:p>
            <text:p>  "description": "An action to close the dishwasher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close",</text:p>
            <text:p>      "retain": false,</text:p>
            <text:p>      "op": []</text:p>
            <text:p>    }</text:p>
            <text:p>  ]</text:p>
            <text:p>}</text:p>
          </table:table-cell>
          <table:table-cell office:value-type="float" office:value="5" calcext:value-type="float">
            <text:p>5</text:p>
          </table:table-cell>
          <table:table-cell table:formula="of:=[.D200]-1" office:value-type="float" office:value="4" calcext:value-type="float">
            <text:p>4</text:p>
          </table:table-cell>
          <table:table-cell table:number-columns-repeated="16379"/>
        </table:table-row>
        <table:table-row table:style-name="ro8">
          <table:table-cell office:value-type="string" calcext:value-type="string">
            <text:p>dishwasher/open</text:p>
          </table:table-cell>
          <table:table-cell office:value-type="string" calcext:value-type="string">
            <text:p>{</text:p>
            <text:p>  "title": "Open Door",</text:p>
            <text:p>  "description": "Opens the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open",</text:p>
            <text:p>      "retain": false,</text:p>
            <text:p>      "op": [</text:p>
            <text:p>        "invokeaction"</text:p>
            <text:p>      ]</text:p>
            <text:p>    }</text:p>
            <text:p>  ]</text:p>
            <text:p>}</text:p>
          </table:table-cell>
          <table:table-cell office:value-type="string" calcext:value-type="string">
            <text:p>{</text:p>
            <text:p>  "title": "Open Dishwasher",</text:p>
            <text:p>  "description": "Action to open the dishwasher do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open",</text:p>
            <text:p>      "retain": false,</text:p>
            <text:p>      "op": []</text:p>
            <text:p>    }</text:p>
            <text:p>  ]</text:p>
            <text:p>}</text:p>
          </table:table-cell>
          <table:table-cell office:value-type="float" office:value="5" calcext:value-type="float">
            <text:p>5</text:p>
          </table:table-cell>
          <table:table-cell table:formula="of:=[.D201]-1" office:value-type="float" office:value="4" calcext:value-type="float">
            <text:p>4</text:p>
          </table:table-cell>
          <table:table-cell table:number-columns-repeated="16379"/>
        </table:table-row>
        <table:table-row table:style-name="ro8">
          <table:table-cell office:value-type="string" calcext:value-type="string">
            <text:p>dishwasher/stop</text:p>
          </table:table-cell>
          <table:table-cell office:value-type="string" calcext:value-type="string">
            <text:p>{</text:p>
            <text:p>  "title": "Stop Dishwasher",</text:p>
            <text:p>  "description": "Stop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stop",</text:p>
            <text:p>      "retain": false,</text:p>
            <text:p>      "op": [</text:p>
            <text:p>        "invokeaction"</text:p>
            <text:p>      ]</text:p>
            <text:p>    }</text:p>
            <text:p>  ]</text:p>
            <text:p>}</text:p>
          </table:table-cell>
          <table:table-cell office:value-type="string" calcext:value-type="string">
            <text:p>{</text:p>
            <text:p>  "title": "Stop Dishwasher",</text:p>
            <text:p>  "description": "Action to stop the dishwasher's operation immediatel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stop",</text:p>
            <text:p>      "retain": false,</text:p>
            <text:p>      "op": []</text:p>
            <text:p>    }</text:p>
            <text:p>  ]</text:p>
            <text:p>}</text:p>
          </table:table-cell>
          <table:table-cell office:value-type="float" office:value="5" calcext:value-type="float">
            <text:p>5</text:p>
          </table:table-cell>
          <table:table-cell table:formula="of:=[.D202]-1" office:value-type="float" office:value="4" calcext:value-type="float">
            <text:p>4</text:p>
          </table:table-cell>
          <table:table-cell table:number-columns-repeated="16379"/>
        </table:table-row>
        <table:table-row table:style-name="ro29">
          <table:table-cell office:value-type="string" calcext:value-type="string">
            <text:p>dishwasher/break</text:p>
          </table:table-cell>
          <table:table-cell office:value-type="string" calcext:value-type="string">
            <text:p>{</text:p>
            <text:p>  "title": "Start Dishwasher",</text:p>
            <text:p>  "description": "Starts the wash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ishwasher/break",</text:p>
            <text:p>      "retain": false,</text:p>
            <text:p>      "op": [</text:p>
            <text:p>        "invokeaction"</text:p>
            <text:p>      ]</text:p>
            <text:p>    }</text:p>
            <text:p>  ]</text:p>
            <text:p>}</text:p>
          </table:table-cell>
          <table:table-cell office:value-type="string" calcext:value-type="string">
            <text:p>{</text:p>
            <text:p>  "title": "Break Dishwasher",</text:p>
            <text:p>  "description": "An action to break the dishwasher, likely used for testing or simulation purpose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ishwasher/break",</text:p>
            <text:p>      "retain": false,</text:p>
            <text:p>      "op": []</text:p>
            <text:p>    }</text:p>
            <text:p>  ]</text:p>
            <text:p>}</text:p>
          </table:table-cell>
          <table:table-cell office:value-type="float" office:value="1" calcext:value-type="float">
            <text:p>1</text:p>
          </table:table-cell>
          <table:table-cell table:formula="of:=[.D203]-1" office:value-type="float" office:value="0" calcext:value-type="float">
            <text:p>0</text:p>
          </table:table-cell>
          <table:table-cell table:number-columns-repeated="16379"/>
        </table:table-row>
        <table:table-row table:style-name="ro30">
          <table:table-cell office:value-type="string" calcext:value-type="string">
            <text:p>power</text:p>
          </table:table-cell>
          <table:table-cell office:value-type="string" calcext:value-type="string">
            <text:p>{</text:p>
            <text:p>  "title": "Power",</text:p>
            <text:p>  "description": "Current power status of the Smart Display",</text:p>
            <text:p>  "observable": null,</text:p>
            <text:p>  "type": "object",</text:p>
            <text:p>  "minimum": null,</text:p>
            <text:p>  "maximum": null,</text:p>
            <text:p>  "enum": null,</text:p>
            <text:p>  "properties": {</text:p>
            <text:p>    "status": {</text:p>
            <text:p>      "title": "",</text:p>
            <text:p>      "description": "",</text:p>
            <text:p>      "observable": null,</text:p>
            <text:p>      "type": "boolean",</text:p>
            <text:p>      "minimum": null,</text:p>
            <text:p>      "maximum": null,</text:p>
            <text:p>      "enum": null,</text:p>
            <text:p>      "properties": {}</text:p>
            <text:p>    }</text:p>
            <text:p>  },</text:p>
            <text:p>  "forms": [</text:p>
            <text:p>    {</text:p>
            <text:p>      "href": "broker.emqx.io:1883",</text:p>
            <text:p>      "contentType": "application/json;charset=utf-8",</text:p>
            <text:p>      "topic": "power",</text:p>
            <text:p>      "retain": false,</text:p>
            <text:p>      "op": [</text:p>
            <text:p>        "readproperty"</text:p>
            <text:p>      ]</text:p>
            <text:p>    }</text:p>
            <text:p>  ]</text:p>
            <text:p>}</text:p>
          </table:table-cell>
          <table:table-cell office:value-type="string" calcext:value-type="string">
            <text:p>{</text:p>
            <text:p>  "title": "Power Status",</text:p>
            <text:p>  "description": "Represents the current power state of the device (on/off)",</text:p>
            <text:p>  "observable": null,</text:p>
            <text:p>  "type": "boolean",</text:p>
            <text:p>  "minimum": null,</text:p>
            <text:p>  "maximum": null,</text:p>
            <text:p>  "enum": null,</text:p>
            <text:p>  "properties": {},</text:p>
            <text:p>  "forms": [</text:p>
            <text:p>    {</text:p>
            <text:p>      "href": "mqtt://broker.emqx.io:1883",</text:p>
            <text:p>      "contentType": null,</text:p>
            <text:p>      "topic": "power",</text:p>
            <text:p>      "retain": false,</text:p>
            <text:p>      "op": []</text:p>
            <text:p>    }</text:p>
            <text:p>  ]</text:p>
            <text:p>}</text:p>
          </table:table-cell>
          <table:table-cell office:value-type="float" office:value="4" calcext:value-type="float">
            <text:p>4</text:p>
          </table:table-cell>
          <table:table-cell table:formula="of:=[.D204]-1" office:value-type="float" office:value="3" calcext:value-type="float">
            <text:p>3</text:p>
          </table:table-cell>
          <table:table-cell table:number-columns-repeated="16379"/>
        </table:table-row>
        <table:table-row table:style-name="ro31">
          <table:table-cell office:value-type="string" calcext:value-type="string">
            <text:p>content</text:p>
          </table:table-cell>
          <table:table-cell office:value-type="string" calcext:value-type="string">
            <text:p>{</text:p>
            <text:p>  "title": "Available Content",</text:p>
            <text:p>  "description": "A list of available content that can be displayed",</text:p>
            <text:p>  "observable": null,</text:p>
            <text:p>  "type": "string",</text:p>
            <text:p>  "minimum": null,</text:p>
            <text:p>  "maximum": null,</text:p>
            <text:p>  "enum": null,</text:p>
            <text:p>  "properties": {},</text:p>
            <text:p>  "forms": [</text:p>
            <text:p>    {</text:p>
            <text:p>      "href": "broker.emqx.io:1883",</text:p>
            <text:p>      "contentType": "application/json;charset=utf-8",</text:p>
            <text:p>      "topic": "content",</text:p>
            <text:p>      "retain": false,</text:p>
            <text:p>      "op": [</text:p>
            <text:p>        "readproperty"</text:p>
            <text:p>      ]</text:p>
            <text:p>    }</text:p>
            <text:p>  ]</text:p>
            <text:p>}</text:p>
          </table:table-cell>
          <table:table-cell office:value-type="string" calcext:value-type="string">
            <text:p>{</text:p>
            <text:p>  "title": "Content Selection",</text:p>
            <text:p>  "description": "This affordance allows selecting different types of media content such as videos, images, text files, and channel information.",</text:p>
            <text:p>  "observable": null,</text:p>
            <text:p>  "type": "string",</text:p>
            <text:p>  "minimum": null,</text:p>
            <text:p>  "maximum": null,</text:p>
            <text:p>  "enum": [</text:p>
            <text:p>    "Video_1.mp4",</text:p>
            <text:p>    "Picture_2022.jpeg",</text:p>
            <text:p>    "Sales.txt",</text:p>
            <text:p>    "Chanel A"</text:p>
            <text:p>  ],</text:p>
            <text:p>  "properties": {},</text:p>
            <text:p>  "forms": [</text:p>
            <text:p>    {</text:p>
            <text:p>      "href": "mqtt://broker.emqx.io:1883",</text:p>
            <text:p>      "contentType": null,</text:p>
            <text:p>      "topic": "content",</text:p>
            <text:p>      "retain": false,</text:p>
            <text:p>      "op": []</text:p>
            <text:p>    }</text:p>
            <text:p>  ]</text:p>
            <text:p>}</text:p>
          </table:table-cell>
          <table:table-cell office:value-type="float" office:value="3" calcext:value-type="float">
            <text:p>3</text:p>
          </table:table-cell>
          <table:table-cell table:formula="of:=[.D205]-1" office:value-type="float" office:value="2" calcext:value-type="float">
            <text:p>2</text:p>
          </table:table-cell>
          <table:table-cell table:number-columns-repeated="16379"/>
        </table:table-row>
        <table:table-row table:style-name="ro32">
          <table:table-cell office:value-type="string" calcext:value-type="string">
            <text:p>weatheralert</text:p>
          </table:table-cell>
          <table:table-cell office:value-type="string" calcext:value-type="string">
            <text:p>{</text:p>
            <text:p>  "title": "Weather Alert",</text:p>
            <text:p>  "description": "The Smart Display can display and warn about weather events",</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broker.emqx.io:1883",</text:p>
            <text:p>      "contentType": "application/json;charset=utf-8",</text:p>
            <text:p>      "topic": "weatheralert",</text:p>
            <text:p>      "retain": false,</text:p>
            <text:p>      "op": [</text:p>
            <text:p>        "subscribeevent"</text:p>
            <text:p>      ]</text:p>
            <text:p>    },</text:p>
            <text:p>    {</text:p>
            <text:p>      "href": "broker.emqx.io:1883",</text:p>
            <text:p>      "contentType": "application/json;charset=utf-8",</text:p>
            <text:p>      "topic": "ws://192.168.30.121:8888/weatheralert",</text:p>
            <text:p>      "retain": false,</text:p>
            <text:p>      "op": [</text:p>
            <text:p>        "subscribeevent"</text:p>
            <text:p>      ]</text:p>
            <text:p>    }</text:p>
            <text:p>  ]</text:p>
            <text:p>}</text:p>
          </table:table-cell>
          <table:table-cell office:value-type="string" calcext:value-type="string">
            <text:p>{</text:p>
            <text:p>  "title": "Weather Alert",</text:p>
            <text:p>  "description": "Alerts about weather conditions in different regions.",</text:p>
            <text:p>  "data": {</text:p>
            <text:p>    "title": "",</text:p>
            <text:p>    "description": "",</text:p>
            <text:p>    "observable": null,</text:p>
            <text:p>    "type": "object",</text:p>
            <text:p>    "minimum": null,</text:p>
            <text:p>    "maximum": null,</text:p>
            <text:p>    "enum": null,</text:p>
            <text:p>    "properties": {</text:p>
            <text:p>      "region": {</text:p>
            <text:p>        "title": "",</text:p>
            <text:p>        "description": "",</text:p>
            <text:p>        "observable": null,</text:p>
            <text:p>        "type": "string",</text:p>
            <text:p>        "minimum": null,</text:p>
            <text:p>        "maximum": null,</text:p>
            <text:p>        "enum": null,</text:p>
            <text:p>        "properties": {}</text:p>
            <text:p>      },</text:p>
            <text:p>      "alert": {</text:p>
            <text:p>        "title": "",</text:p>
            <text:p>        "description": "",</text:p>
            <text:p>        "observable": null,</text:p>
            <text:p>        "type": "string",</text:p>
            <text:p>        "minimum": null,</text:p>
            <text:p>        "maximum": null,</text:p>
            <text:p>        "enum": null,</text:p>
            <text:p>        "properties": {}</text:p>
            <text:p>      }</text:p>
            <text:p>    }</text:p>
            <text:p>  },</text:p>
            <text:p>  "forms": [</text:p>
            <text:p>    {</text:p>
            <text:p>      "href": "mqtt://broker.emqx.io:1883",</text:p>
            <text:p>      "contentType": null,</text:p>
            <text:p>      "topic": "weatheralert",</text:p>
            <text:p>      "retain": false,</text:p>
            <text:p>      "op": []</text:p>
            <text:p>    }</text:p>
            <text:p>  ]</text:p>
            <text:p>}</text:p>
          </table:table-cell>
          <table:table-cell office:value-type="float" office:value="5" calcext:value-type="float">
            <text:p>5</text:p>
          </table:table-cell>
          <table:table-cell table:formula="of:=[.D206]-1" office:value-type="float" office:value="4" calcext:value-type="float">
            <text:p>4</text:p>
          </table:table-cell>
          <table:table-cell table:number-columns-repeated="16379"/>
        </table:table-row>
        <table:table-row table:style-name="ro29">
          <table:table-cell office:value-type="string" calcext:value-type="string">
            <text:p>toggle</text:p>
          </table:table-cell>
          <table:table-cell office:value-type="string" calcext:value-type="string">
            <text:p>{</text:p>
            <text:p>  "title": "Toggle Power Status",</text:p>
            <text:p>  "description": "Toggle the Power Status of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toggle",</text:p>
            <text:p>      "retain": false,</text:p>
            <text:p>      "op": [</text:p>
            <text:p>        "invokeaction"</text:p>
            <text:p>      ]</text:p>
            <text:p>    }</text:p>
            <text:p>  ]</text:p>
            <text:p>}</text:p>
          </table:table-cell>
          <table:table-cell office:value-type="string" calcext:value-type="string">
            <text:p>{</text:p>
            <text:p>  "title": "Toggle Action",</text:p>
            <text:p>  "description": "An action to toggle the state of a device or featur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oggle",</text:p>
            <text:p>      "retain": false,</text:p>
            <text:p>      "op": []</text:p>
            <text:p>    }</text:p>
            <text:p>  ]</text:p>
            <text:p>}</text:p>
          </table:table-cell>
          <table:table-cell office:value-type="float" office:value="4" calcext:value-type="float">
            <text:p>4</text:p>
          </table:table-cell>
          <table:table-cell table:formula="of:=[.D207]-1" office:value-type="float" office:value="3" calcext:value-type="float">
            <text:p>3</text:p>
          </table:table-cell>
          <table:table-cell table:number-columns-repeated="16379"/>
        </table:table-row>
        <table:table-row table:style-name="ro29">
          <table:table-cell office:value-type="string" calcext:value-type="string">
            <text:p>setvolume</text:p>
          </table:table-cell>
          <table:table-cell office:value-type="string" calcext:value-type="string">
            <text:p>{</text:p>
            <text:p>  "title": "Set Volume",</text:p>
            <text:p>  "description": "Set the volume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volume",</text:p>
            <text:p>      "retain": false,</text:p>
            <text:p>      "op": [</text:p>
            <text:p>        "invokeaction"</text:p>
            <text:p>      ]</text:p>
            <text:p>    }</text:p>
            <text:p>  ]</text:p>
            <text:p>}</text:p>
          </table:table-cell>
          <table:table-cell office:value-type="string" calcext:value-type="string">
            <text:p>{</text:p>
            <text:p>  "title": "Set Volume",</text:p>
            <text:p>  "description": "Sets the volume level of the device. This action takes no parameters as indicated by the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volume",</text:p>
            <text:p>      "retain": false,</text:p>
            <text:p>      "op": []</text:p>
            <text:p>    }</text:p>
            <text:p>  ]</text:p>
            <text:p>}</text:p>
          </table:table-cell>
          <table:table-cell office:value-type="float" office:value="5" calcext:value-type="float">
            <text:p>5</text:p>
          </table:table-cell>
          <table:table-cell table:formula="of:=[.D208]-1" office:value-type="float" office:value="4" calcext:value-type="float">
            <text:p>4</text:p>
          </table:table-cell>
          <table:table-cell table:number-columns-repeated="16379"/>
        </table:table-row>
        <table:table-row table:style-name="ro29">
          <table:table-cell office:value-type="string" calcext:value-type="string">
            <text:p>setbright</text:p>
          </table:table-cell>
          <table:table-cell office:value-type="string" calcext:value-type="string">
            <text:p>{</text:p>
            <text:p>  "title": "Set Brightness",</text:p>
            <text:p>  "description": "Set the brightness level of the p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etbright",</text:p>
            <text:p>      "retain": false,</text:p>
            <text:p>      "op": [</text:p>
            <text:p>        "invokeaction"</text:p>
            <text:p>      ]</text:p>
            <text:p>    }</text:p>
            <text:p>  ]</text:p>
            <text:p>}</text:p>
          </table:table-cell>
          <table:table-cell office:value-type="string" calcext:value-type="string">
            <text:p>{</text:p>
            <text:p>  "title": "Set Brightness",</text:p>
            <text:p>  "description": "An action to adjust the brightness level of a display or scre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etbright",</text:p>
            <text:p>      "retain": false,</text:p>
            <text:p>      "op": []</text:p>
            <text:p>    }</text:p>
            <text:p>  ]</text:p>
            <text:p>}</text:p>
          </table:table-cell>
          <table:table-cell office:value-type="float" office:value="5" calcext:value-type="float">
            <text:p>5</text:p>
          </table:table-cell>
          <table:table-cell table:formula="of:=[.D209]-1" office:value-type="float" office:value="4" calcext:value-type="float">
            <text:p>4</text:p>
          </table:table-cell>
          <table:table-cell table:number-columns-repeated="16379"/>
        </table:table-row>
        <table:table-row table:style-name="ro29">
          <table:table-cell office:value-type="string" calcext:value-type="string">
            <text:p>showtext</text:p>
          </table:table-cell>
          <table:table-cell office:value-type="string" calcext:value-type="string">
            <text:p>{</text:p>
            <text:p>  "title": "Show Text",</text:p>
            <text:p>  "description": "Display a text file on the Smart Displa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howtext",</text:p>
            <text:p>      "retain": false,</text:p>
            <text:p>      "op": [</text:p>
            <text:p>        "invokeaction"</text:p>
            <text:p>      ]</text:p>
            <text:p>    }</text:p>
            <text:p>  ]</text:p>
            <text:p>}</text:p>
          </table:table-cell>
          <table:table-cell office:value-type="string" calcext:value-type="string">
            <text:p>{</text:p>
            <text:p>  "title": "Show Text Affordance",</text:p>
            <text:p>  "description": "An action that displays text on the device's scree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howtext",</text:p>
            <text:p>      "retain": false,</text:p>
            <text:p>      "op": []</text:p>
            <text:p>    }</text:p>
            <text:p>  ]</text:p>
            <text:p>}</text:p>
          </table:table-cell>
          <table:table-cell office:value-type="float" office:value="5" calcext:value-type="float">
            <text:p>5</text:p>
          </table:table-cell>
          <table:table-cell table:formula="of:=[.D210]-1" office:value-type="float" office:value="4" calcext:value-type="float">
            <text:p>4</text:p>
          </table:table-cell>
          <table:table-cell table:number-columns-repeated="16379"/>
        </table:table-row>
        <table:table-row table:style-name="ro33">
          <table:table-cell office:value-type="string" calcext:value-type="string">
            <text:p>playvideo</text:p>
          </table:table-cell>
          <table:table-cell office:value-type="string" calcext:value-type="string">
            <text:p>{</text:p>
            <text:p>  "title": "Play Video",</text:p>
            <text:p>  "description": "Start playing a video from the network",</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layvideo",</text:p>
            <text:p>      "retain": false,</text:p>
            <text:p>      "op": [</text:p>
            <text:p>        "invokeaction"</text:p>
            <text:p>      ]</text:p>
            <text:p>    }</text:p>
            <text:p>  ]</text:p>
            <text:p>}</text:p>
          </table:table-cell>
          <table:table-cell office:value-type="string" calcext:value-type="string">
            <text:p>{</text:p>
            <text:p>  "title": "Play Video",</text:p>
            <text:p>  "description": "An action to play a specific video with given identifier, name, description and URL.",</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layvideo",</text:p>
            <text:p>      "retain": false,</text:p>
            <text:p>      "op": []</text:p>
            <text:p>    }</text:p>
            <text:p>  ]</text:p>
            <text:p>}</text:p>
          </table:table-cell>
          <table:table-cell office:value-type="float" office:value="5" calcext:value-type="float">
            <text:p>5</text:p>
          </table:table-cell>
          <table:table-cell table:formula="of:=[.D211]-1" office:value-type="float" office:value="4" calcext:value-type="float">
            <text:p>4</text:p>
          </table:table-cell>
          <table:table-cell table:number-columns-repeated="16379"/>
        </table:table-row>
        <table:table-row table:style-name="ro29">
          <table:table-cell office:value-type="string" calcext:value-type="string">
            <text:p>pausevideo</text:p>
          </table:table-cell>
          <table:table-cell office:value-type="string" calcext:value-type="string">
            <text:p>{</text:p>
            <text:p>  "title": "Pause Video",</text:p>
            <text:p>  "description": "Pause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ausevideo",</text:p>
            <text:p>      "retain": false,</text:p>
            <text:p>      "op": [</text:p>
            <text:p>        "invokeaction"</text:p>
            <text:p>      ]</text:p>
            <text:p>    }</text:p>
            <text:p>  ]</text:p>
            <text:p>}</text:p>
          </table:table-cell>
          <table:table-cell office:value-type="string" calcext:value-type="string">
            <text:p>{</text:p>
            <text:p>  "title": "Pause Video Action",</text:p>
            <text:p>  "description": "Pauses the currently playing video content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ausevideo",</text:p>
            <text:p>      "retain": false,</text:p>
            <text:p>      "op": []</text:p>
            <text:p>    }</text:p>
            <text:p>  ]</text:p>
            <text:p>}</text:p>
          </table:table-cell>
          <table:table-cell office:value-type="float" office:value="5" calcext:value-type="float">
            <text:p>5</text:p>
          </table:table-cell>
          <table:table-cell table:formula="of:=[.D212]-1" office:value-type="float" office:value="4" calcext:value-type="float">
            <text:p>4</text:p>
          </table:table-cell>
          <table:table-cell table:number-columns-repeated="16379"/>
        </table:table-row>
        <table:table-row table:style-name="ro29">
          <table:table-cell office:value-type="string" calcext:value-type="string">
            <text:p>stopvideo</text:p>
          </table:table-cell>
          <table:table-cell office:value-type="string" calcext:value-type="string">
            <text:p>{</text:p>
            <text:p>  "title": "Stop Video",</text:p>
            <text:p>  "description": "Stop the current video playbac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stopvideo",</text:p>
            <text:p>      "retain": false,</text:p>
            <text:p>      "op": [</text:p>
            <text:p>        "invokeaction"</text:p>
            <text:p>      ]</text:p>
            <text:p>    }</text:p>
            <text:p>  ]</text:p>
            <text:p>}</text:p>
          </table:table-cell>
          <table:table-cell office:value-type="string" calcext:value-type="string">
            <text:p>{</text:p>
            <text:p>  "title": "Stop Video",</text:p>
            <text:p>  "description": "An action to stop the currently playing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pvideo",</text:p>
            <text:p>      "retain": false,</text:p>
            <text:p>      "op": []</text:p>
            <text:p>    }</text:p>
            <text:p>  ]</text:p>
            <text:p>}</text:p>
          </table:table-cell>
          <table:table-cell office:value-type="float" office:value="5" calcext:value-type="float">
            <text:p>5</text:p>
          </table:table-cell>
          <table:table-cell table:formula="of:=[.D213]-1" office:value-type="float" office:value="4" calcext:value-type="float">
            <text:p>4</text:p>
          </table:table-cell>
          <table:table-cell table:number-columns-repeated="16379"/>
        </table:table-row>
        <table:table-row table:style-name="ro33">
          <table:table-cell office:value-type="string" calcext:value-type="string">
            <text:p>presentationwebapp</text:p>
          </table:table-cell>
          <table:table-cell office:value-type="string" calcext:value-type="string">
            <text:p>{</text:p>
            <text:p>  "title": "Presentation Web App",</text:p>
            <text:p>  "description": "Open and display a preconfigured Web App",</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presentationwebapp",</text:p>
            <text:p>      "retain": false,</text:p>
            <text:p>      "op": [</text:p>
            <text:p>        "invokeaction"</text:p>
            <text:p>      ]</text:p>
            <text:p>    }</text:p>
            <text:p>  ]</text:p>
            <text:p>}</text:p>
          </table:table-cell>
          <table:table-cell office:value-type="string" calcext:value-type="string">
            <text:p>{</text:p>
            <text:p>  "title": "Launch Web Application",</text:p>
            <text:p>  "description": "An action to launch a web application on the device.",</text:p>
            <text:p>  "input": {</text:p>
            <text:p>    "title": "",</text:p>
            <text:p>    "description": "",</text:p>
            <text:p>    "observable": null,</text:p>
            <text:p>    "type": "object",</text:p>
            <text:p>    "minimum": null,</text:p>
            <text:p>    "maximum": null,</text:p>
            <text:p>    "enum": null,</text:p>
            <text:p>    "properties": {</text:p>
            <text:p>      "identifier": {</text:p>
            <text:p>        "title": "",</text:p>
            <text:p>        "description": "",</text:p>
            <text:p>        "observable": null,</text:p>
            <text:p>        "type": "string",</text:p>
            <text:p>        "minimum": null,</text:p>
            <text:p>        "maximum": null,</text:p>
            <text:p>        "enum": null,</text:p>
            <text:p>        "properties": {}</text:p>
            <text:p>      },</text:p>
            <text:p>      "name": {</text:p>
            <text:p>        "title": "",</text:p>
            <text:p>        "description": "",</text:p>
            <text:p>        "observable": null,</text:p>
            <text:p>        "type": "string",</text:p>
            <text:p>        "minimum": null,</text:p>
            <text:p>        "maximum": null,</text:p>
            <text:p>        "enum": null,</text:p>
            <text:p>        "properties": {}</text:p>
            <text:p>      },</text:p>
            <text:p>      "description": {</text:p>
            <text:p>        "title": "",</text:p>
            <text:p>        "description": "",</text:p>
            <text:p>        "observable": null,</text:p>
            <text:p>        "type": "string",</text:p>
            <text:p>        "minimum": null,</text:p>
            <text:p>        "maximum": null,</text:p>
            <text:p>        "enum": null,</text:p>
            <text:p>        "properties": {}</text:p>
            <text:p>      },</text:p>
            <text:p>      "url": {</text:p>
            <text:p>        "title": "",</text:p>
            <text:p>        "description": "",</text:p>
            <text:p>        "observable": null,</text:p>
            <text:p>        "type": "string",</text:p>
            <text:p>        "minimum": null,</text:p>
            <text:p>        "maximum": null,</text:p>
            <text:p>        "enum": null,</text:p>
            <text:p>        "properties": {}</text:p>
            <text:p>      }</text:p>
            <text:p>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resentationwebapp",</text:p>
            <text:p>      "retain": false,</text:p>
            <text:p>      "op": []</text:p>
            <text:p>    }</text:p>
            <text:p>  ]</text:p>
            <text:p>}</text:p>
          </table:table-cell>
          <table:table-cell office:value-type="float" office:value="5" calcext:value-type="float">
            <text:p>5</text:p>
          </table:table-cell>
          <table:table-cell table:formula="of:=[.D214]-1" office:value-type="float" office:value="4" calcext:value-type="float">
            <text:p>4</text:p>
          </table:table-cell>
          <table:table-cell table:number-columns-repeated="16379"/>
        </table:table-row>
        <table:table-row table:style-name="ro29">
          <table:table-cell office:value-type="string" calcext:value-type="string">
            <text:p>launchnewsapp</text:p>
          </table:table-cell>
          <table:table-cell office:value-type="string" calcext:value-type="string">
            <text:p>{</text:p>
            <text:p>  "title": "Launch News App",</text:p>
            <text:p>  "description": "Launch the preconfigured new app",</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charset=utf-8",</text:p>
            <text:p>      "topic": "launchnewsapp",</text:p>
            <text:p>      "retain": false,</text:p>
            <text:p>      "op": [</text:p>
            <text:p>        "invokeaction"</text:p>
            <text:p>      ]</text:p>
            <text:p>    }</text:p>
            <text:p>  ]</text:p>
            <text:p>}</text:p>
          </table:table-cell>
          <table:table-cell office:value-type="string" calcext:value-type="string">
            <text:p>{</text:p>
            <text:p>  "title": "Launch News App",</text:p>
            <text:p>  "description": "An action to launch the news application on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aunchnewsapp",</text:p>
            <text:p>      "retain": false,</text:p>
            <text:p>      "op": []</text:p>
            <text:p>    }</text:p>
            <text:p>  ]</text:p>
            <text:p>}</text:p>
          </table:table-cell>
          <table:table-cell office:value-type="float" office:value="5" calcext:value-type="float">
            <text:p>5</text:p>
          </table:table-cell>
          <table:table-cell table:formula="of:=[.D215]-1" office:value-type="float" office:value="4" calcext:value-type="float">
            <text:p>4</text:p>
          </table:table-cell>
          <table:table-cell table:number-columns-repeated="16379"/>
        </table:table-row>
        <table:table-row table:style-name="ro34">
          <table:table-cell office:value-type="string" calcext:value-type="string">
            <text:p>dryer/running</text:p>
          </table:table-cell>
          <table:table-cell office:value-type="string" calcext:value-type="string">
            <text:p>{</text:p>
            <text:p>  "title": "Dryer Status",</text:p>
            <text:p>  "description": "True if the device is currently drying laundry",</text:p>
            <text:p>  "observable": null,</text:p>
            <text:p>  "type": "boolean",</text:p>
            <text:p>  "minimum": null,</text:p>
            <text:p>  "maximum": null,</text:p>
            <text:p>  "enum": null,</text:p>
            <text:p>  "properties": {},</text:p>
            <text:p>  "forms": [</text:p>
            <text:p>    {</text:p>
            <text:p>      "href": "broker.emqx.io:1883",</text:p>
            <text:p>      "contentType": null,</text:p>
            <text:p>      "topic": "dryer/running",</text:p>
            <text:p>      "retain": false,</text:p>
            <text:p>      "op": [</text:p>
            <text:p>        "readproperty"</text:p>
            <text:p>      ]</text:p>
            <text:p>    }</text:p>
            <text:p>  ]</text:p>
            <text:p>}</text:p>
          </table:table-cell>
          <table:table-cell office:value-type="string" calcext:value-type="string">
            <text:p>{</text:p>
            <text:p>  "title": "Dryer Running State",</text:p>
            <text:p>  "description": "Represents whether the dryer is currently running or not. This property can be read to determine if the dryer is active.",</text:p>
            <text:p>  "observable": null,</text:p>
            <text:p>  "type": "boolean",</text:p>
            <text:p>  "minimum": null,</text:p>
            <text:p>  "maximum": null,</text:p>
            <text:p>  "enum": null,</text:p>
            <text:p>  "properties": {},</text:p>
            <text:p>  "forms": [</text:p>
            <text:p>    {</text:p>
            <text:p>      "href": "mqtt://broker.emqx.io:1883",</text:p>
            <text:p>      "contentType": null,</text:p>
            <text:p>      "topic": "dryer/running",</text:p>
            <text:p>      "retain": false,</text:p>
            <text:p>      "op": []</text:p>
            <text:p>    }</text:p>
            <text:p>  ]</text:p>
            <text:p>}</text:p>
          </table:table-cell>
          <table:table-cell office:value-type="float" office:value="4" calcext:value-type="float">
            <text:p>4</text:p>
          </table:table-cell>
          <table:table-cell table:formula="of:=[.D216]-1" office:value-type="float" office:value="3" calcext:value-type="float">
            <text:p>3</text:p>
          </table:table-cell>
          <table:table-cell table:number-columns-repeated="16379"/>
        </table:table-row>
        <table:table-row table:style-name="ro35">
          <table:table-cell office:value-type="string" calcext:value-type="string">
            <text:p>dryer/temperature</text:p>
          </table:table-cell>
          <table:table-cell office:value-type="string" calcext:value-type="string">
            <text:p>{</text:p>
            <text:p>  "title": "Drying Temperature",</text:p>
            <text:p>  "description": "Displays the current drying temperature, temperature can not be changed during drying process",</text:p>
            <text:p>  "observable": null,</text:p>
            <text:p>  "type": "integer",</text:p>
            <text:p>  "minimum": 40,</text:p>
            <text:p>  "maximum": 80,</text:p>
            <text:p>  "enum": null,</text:p>
            <text:p>  "properties": {},</text:p>
            <text:p>  "forms": [</text:p>
            <text:p>    {</text:p>
            <text:p>      "href": "broker.emqx.io:1883",</text:p>
            <text:p>      "contentType": null,</text:p>
            <text:p>      "topic": "dryer/temperature",</text:p>
            <text:p>      "retain": false,</text:p>
            <text:p>      "op": [</text:p>
            <text:p>        "readproperty"</text:p>
            <text:p>      ]</text:p>
            <text:p>    }</text:p>
            <text:p>  ]</text:p>
            <text:p>}</text:p>
          </table:table-cell>
          <table:table-cell office:value-type="string" calcext:value-type="string">
            <text:p>{</text:p>
            <text:p>  "title": "Temperature Sensor",</text:p>
            <text:p>  "description": "The temperature sensor measures the current temperature inside the dryer.",</text:p>
            <text:p>  "observable": null,</text:p>
            <text:p>  "type": "number",</text:p>
            <text:p>  "minimum": null,</text:p>
            <text:p>  "maximum": null,</text:p>
            <text:p>  "enum": null,</text:p>
            <text:p>  "properties": {},</text:p>
            <text:p>  "forms": [</text:p>
            <text:p>    {</text:p>
            <text:p>      "href": "mqtt://broker.emqx.io:1883",</text:p>
            <text:p>      "contentType": null,</text:p>
            <text:p>      "topic": "dryer/temperature",</text:p>
            <text:p>      "retain": false,</text:p>
            <text:p>      "op": []</text:p>
            <text:p>    }</text:p>
            <text:p>  ]</text:p>
            <text:p>}</text:p>
          </table:table-cell>
          <table:table-cell office:value-type="float" office:value="3" calcext:value-type="float">
            <text:p>3</text:p>
          </table:table-cell>
          <table:table-cell table:formula="of:=[.D217]-1" office:value-type="float" office:value="2" calcext:value-type="float">
            <text:p>2</text:p>
          </table:table-cell>
          <table:table-cell table:number-columns-repeated="16379"/>
        </table:table-row>
        <table:table-row table:style-name="ro35">
          <table:table-cell office:value-type="string" calcext:value-type="string">
            <text:p>dryer/storage</text:p>
          </table:table-cell>
          <table:table-cell office:value-type="string" calcext:value-type="string">
            <text:p>{</text:p>
            <text:p>  "title": "Distilled Water Level",</text:p>
            <text:p>  "description": "Displays the current remaining storage for the distilled water output in percentage",</text:p>
            <text:p>  "observable": null,</text:p>
            <text:p>  "type": "integer",</text:p>
            <text:p>  "minimum": 0,</text:p>
            <text:p>  "maximum": 100,</text:p>
            <text:p>  "enum": null,</text:p>
            <text:p>  "properties": {},</text:p>
            <text:p>  "forms": [</text:p>
            <text:p>    {</text:p>
            <text:p>      "href": "broker.emqx.io:1883",</text:p>
            <text:p>      "contentType": null,</text:p>
            <text:p>      "topic": "dryer/storage",</text:p>
            <text:p>      "retain": false,</text:p>
            <text:p>      "op": [</text:p>
            <text:p>        "readproperty"</text:p>
            <text:p>      ]</text:p>
            <text:p>    }</text:p>
            <text:p>  ]</text:p>
            <text:p>}</text:p>
          </table:table-cell>
          <table:table-cell office:value-type="string" calcext:value-type="string">
            <text:p>{</text:p>
            <text:p>  "title": "Storage Level",</text:p>
            <text:p>  "description": "The current storage level of the dryer, measured in some unit (likely percentage or capacity)",</text:p>
            <text:p>  "observable": null,</text:p>
            <text:p>  "type": "integer",</text:p>
            <text:p>  "minimum": null,</text:p>
            <text:p>  "maximum": null,</text:p>
            <text:p>  "enum": null,</text:p>
            <text:p>  "properties": {},</text:p>
            <text:p>  "forms": [</text:p>
            <text:p>    {</text:p>
            <text:p>      "href": "mqtt://broker.emqx.io:1883",</text:p>
            <text:p>      "contentType": null,</text:p>
            <text:p>      "topic": "dryer/storage",</text:p>
            <text:p>      "retain": false,</text:p>
            <text:p>      "op": []</text:p>
            <text:p>    }</text:p>
            <text:p>  ]</text:p>
            <text:p>}</text:p>
          </table:table-cell>
          <table:table-cell office:value-type="float" office:value="2" calcext:value-type="float">
            <text:p>2</text:p>
          </table:table-cell>
          <table:table-cell table:formula="of:=[.D218]-1" office:value-type="float" office:value="1" calcext:value-type="float">
            <text:p>1</text:p>
          </table:table-cell>
          <table:table-cell table:number-columns-repeated="16379"/>
        </table:table-row>
        <table:table-row table:style-name="ro29">
          <table:table-cell office:value-type="string" calcext:value-type="string">
            <text:p>dryer/start</text:p>
          </table:table-cell>
          <table:table-cell office:value-type="string" calcext:value-type="string">
            <text:p>{</text:p>
            <text:p>  "title": "Start Dryer",</text:p>
            <text:p>  "description": "Starts dry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start",</text:p>
            <text:p>      "retain": false,</text:p>
            <text:p>      "op": [</text:p>
            <text:p>        "invokeaction"</text:p>
            <text:p>      ]</text:p>
            <text:p>    }</text:p>
            <text:p>  ]</text:p>
            <text:p>}</text:p>
          </table:table-cell>
          <table:table-cell office:value-type="string" calcext:value-type="string">
            <text:p>{</text:p>
            <text:p>  "title": "Start the Dryer",</text:p>
            <text:p>  "description": "An action to start the dryer. When invoked, it triggers a process on the Th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start",</text:p>
            <text:p>      "retain": false,</text:p>
            <text:p>      "op": []</text:p>
            <text:p>    }</text:p>
            <text:p>  ]</text:p>
            <text:p>}</text:p>
          </table:table-cell>
          <table:table-cell office:value-type="float" office:value="5" calcext:value-type="float">
            <text:p>5</text:p>
          </table:table-cell>
          <table:table-cell table:formula="of:=[.D219]-1" office:value-type="float" office:value="4" calcext:value-type="float">
            <text:p>4</text:p>
          </table:table-cell>
          <table:table-cell table:number-columns-repeated="16379"/>
        </table:table-row>
        <table:table-row table:style-name="ro29">
          <table:table-cell office:value-type="string" calcext:value-type="string">
            <text:p>dryer/clear</text:p>
          </table:table-cell>
          <table:table-cell office:value-type="string" calcext:value-type="string">
            <text:p>{</text:p>
            <text:p>  "title": "Clear Distilled Water",</text:p>
            <text:p>  "description": "Clear distilled water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clear",</text:p>
            <text:p>      "retain": false,</text:p>
            <text:p>      "op": [</text:p>
            <text:p>        "invokeaction"</text:p>
            <text:p>      ]</text:p>
            <text:p>    }</text:p>
            <text:p>  ]</text:p>
            <text:p>}</text:p>
          </table:table-cell>
          <table:table-cell office:value-type="string" calcext:value-type="string">
            <text:p>{</text:p>
            <text:p>  "title": "Clear Affordance",</text:p>
            <text:p>  "description": "An action to clear the dryer's current state or setting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clear",</text:p>
            <text:p>      "retain": false,</text:p>
            <text:p>      "op": []</text:p>
            <text:p>    }</text:p>
            <text:p>  ]</text:p>
            <text:p>}</text:p>
          </table:table-cell>
          <table:table-cell office:value-type="float" office:value="1" calcext:value-type="float">
            <text:p>1</text:p>
          </table:table-cell>
          <table:table-cell table:formula="of:=[.D220]-1" office:value-type="float" office:value="0" calcext:value-type="float">
            <text:p>0</text:p>
          </table:table-cell>
          <table:table-cell table:number-columns-repeated="16379"/>
        </table:table-row>
        <table:table-row table:style-name="ro29">
          <table:table-cell office:value-type="string" calcext:value-type="string">
            <text:p>dryer/increase</text:p>
          </table:table-cell>
          <table:table-cell office:value-type="string" calcext:value-type="string">
            <text:p>{</text:p>
            <text:p>  "title": "Increase Temperature",</text:p>
            <text:p>  "description": "In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increase",</text:p>
            <text:p>      "retain": false,</text:p>
            <text:p>      "op": [</text:p>
            <text:p>        "invokeaction"</text:p>
            <text:p>      ]</text:p>
            <text:p>    }</text:p>
            <text:p>  ]</text:p>
            <text:p>}</text:p>
          </table:table-cell>
          <table:table-cell office:value-type="string" calcext:value-type="string">
            <text:p>{</text:p>
            <text:p>  "title": "Increase Control",</text:p>
            <text:p>  "description": "An action to increase a parameter on the dryer device. The payload being null suggests it's an invocation without parameter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increase",</text:p>
            <text:p>      "retain": false,</text:p>
            <text:p>      "op": []</text:p>
            <text:p>    }</text:p>
            <text:p>  ]</text:p>
            <text:p>}</text:p>
          </table:table-cell>
          <table:table-cell office:value-type="float" office:value="2" calcext:value-type="float">
            <text:p>2</text:p>
          </table:table-cell>
          <table:table-cell table:formula="of:=[.D221]-1" office:value-type="float" office:value="1" calcext:value-type="float">
            <text:p>1</text:p>
          </table:table-cell>
          <table:table-cell table:number-columns-repeated="16379"/>
        </table:table-row>
        <table:table-row table:style-name="ro29">
          <table:table-cell office:value-type="string" calcext:value-type="string">
            <text:p>dryer/decrease</text:p>
          </table:table-cell>
          <table:table-cell office:value-type="string" calcext:value-type="string">
            <text:p>{</text:p>
            <text:p>  "title": "Decrease Temperature",</text:p>
            <text:p>  "description": "Decreases drying temperature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dryer/decrease",</text:p>
            <text:p>      "retain": false,</text:p>
            <text:p>      "op": [</text:p>
            <text:p>        "invokeaction"</text:p>
            <text:p>      ]</text:p>
            <text:p>    }</text:p>
            <text:p>  ]</text:p>
            <text:p>}</text:p>
          </table:table-cell>
          <table:table-cell office:value-type="string" calcext:value-type="string">
            <text:p>{</text:p>
            <text:p>  "title": "Decrease dryer setting",</text:p>
            <text:p>  "description": "An action to decrease a setting on the dryer (e.g., temperature or tim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dryer/decrease",</text:p>
            <text:p>      "retain": false,</text:p>
            <text:p>      "op": []</text:p>
            <text:p>    }</text:p>
            <text:p>  ]</text:p>
            <text:p>}</text:p>
          </table:table-cell>
          <table:table-cell office:value-type="float" office:value="3" calcext:value-type="float">
            <text:p>3</text:p>
          </table:table-cell>
          <table:table-cell table:formula="of:=[.D222]-1" office:value-type="float" office:value="2" calcext:value-type="float">
            <text:p>2</text:p>
          </table:table-cell>
          <table:table-cell table:number-columns-repeated="16379"/>
        </table:table-row>
        <table:table-row table:style-name="ro34">
          <table:table-cell office:value-type="string" calcext:value-type="string">
            <text:p>exterior_light/is_on</text:p>
          </table:table-cell>
          <table:table-cell office:value-type="string" calcext:value-type="string">
            <text:p>{</text:p>
            <text:p>  "title": "Exterior Light On/Off",</text:p>
            <text:p>  "description": "True if Light is turned on",</text:p>
            <text:p>  "observable": null,</text:p>
            <text:p>  "type": "boolean",</text:p>
            <text:p>  "minimum": null,</text:p>
            <text:p>  "maximum": null,</text:p>
            <text:p>  "enum": null,</text:p>
            <text:p>  "properties": {},</text:p>
            <text:p>  "forms": [</text:p>
            <text:p>    {</text:p>
            <text:p>      "href": "broker.emqx.io:1883",</text:p>
            <text:p>      "contentType": null,</text:p>
            <text:p>      "topic": "exterior_light/is_on",</text:p>
            <text:p>      "retain": false,</text:p>
            <text:p>      "op": [</text:p>
            <text:p>        "readproperty"</text:p>
            <text:p>      ]</text:p>
            <text:p>    }</text:p>
            <text:p>  ]</text:p>
            <text:p>}</text:p>
          </table:table-cell>
          <table:table-cell office:value-type="string" calcext:value-type="string">
            <text:p>{</text:p>
            <text:p>  "title": "Exterior Light State",</text:p>
            <text:p>  "description": "Represents the current state (on/off) of the exterior light.",</text:p>
            <text:p>  "observable": null,</text:p>
            <text:p>  "type": "boolean",</text:p>
            <text:p>  "minimum": null,</text:p>
            <text:p>  "maximum": null,</text:p>
            <text:p>  "enum": null,</text:p>
            <text:p>  "properties": {},</text:p>
            <text:p>  "forms": [</text:p>
            <text:p>    {</text:p>
            <text:p>      "href": "mqtt://broker.emqx.io:1883",</text:p>
            <text:p>      "contentType": null,</text:p>
            <text:p>      "topic": "exterior_light/is_on",</text:p>
            <text:p>      "retain": false,</text:p>
            <text:p>      "op": []</text:p>
            <text:p>    }</text:p>
            <text:p>  ]</text:p>
            <text:p>}</text:p>
          </table:table-cell>
          <table:table-cell office:value-type="float" office:value="5" calcext:value-type="float">
            <text:p>5</text:p>
          </table:table-cell>
          <table:table-cell table:formula="of:=[.D223]-1" office:value-type="float" office:value="4" calcext:value-type="float">
            <text:p>4</text:p>
          </table:table-cell>
          <table:table-cell table:number-columns-repeated="16379"/>
        </table:table-row>
        <table:table-row table:style-name="ro34">
          <table:table-cell office:value-type="string" calcext:value-type="string">
            <text:p>exterior_light/brightness</text:p>
          </table:table-cell>
          <table:table-cell office:value-type="string" calcext:value-type="string">
            <text:p>{</text:p>
            <text:p>  "title": "Brightness Level",</text:p>
            <text:p>  "description": "Brightness level of the light in percentage",</text:p>
            <text:p>  "observable": null,</text:p>
            <text:p>  "type": "integer",</text:p>
            <text:p>  "minimum": 0,</text:p>
            <text:p>  "maximum": 100,</text:p>
            <text:p>  "enum": null,</text:p>
            <text:p>  "properties": {},</text:p>
            <text:p>  "forms": [</text:p>
            <text:p>    {</text:p>
            <text:p>      "href": "broker.emqx.io:1883",</text:p>
            <text:p>      "contentType": null,</text:p>
            <text:p>      "topic": "exterior_light/brightness",</text:p>
            <text:p>      "retain": false,</text:p>
            <text:p>      "op": [</text:p>
            <text:p>        "readproperty"</text:p>
            <text:p>      ]</text:p>
            <text:p>    }</text:p>
            <text:p>  ]</text:p>
            <text:p>}</text:p>
          </table:table-cell>
          <table:table-cell office:value-type="string" calcext:value-type="string">
            <text:p>{</text:p>
            <text:p>  "title": "Exterior Light Brightness",</text:p>
            <text:p>  "description": "The brightness level of the exterior light, which can be read and updated.",</text:p>
            <text:p>  "observable": null,</text:p>
            <text:p>  "type": "integer",</text:p>
            <text:p>  "minimum": null,</text:p>
            <text:p>  "maximum": null,</text:p>
            <text:p>  "enum": null,</text:p>
            <text:p>  "properties": {},</text:p>
            <text:p>  "forms": [</text:p>
            <text:p>    {</text:p>
            <text:p>      "href": "mqtt://broker.emqx.io:1883",</text:p>
            <text:p>      "contentType": null,</text:p>
            <text:p>      "topic": "exterior_light/brightness",</text:p>
            <text:p>      "retain": false,</text:p>
            <text:p>      "op": []</text:p>
            <text:p>    }</text:p>
            <text:p>  ]</text:p>
            <text:p>}</text:p>
          </table:table-cell>
          <table:table-cell office:value-type="float" office:value="4" calcext:value-type="float">
            <text:p>4</text:p>
          </table:table-cell>
          <table:table-cell table:formula="of:=[.D224]-1" office:value-type="float" office:value="3" calcext:value-type="float">
            <text:p>3</text:p>
          </table:table-cell>
          <table:table-cell table:number-columns-repeated="16379"/>
        </table:table-row>
        <table:table-row table:style-name="ro29">
          <table:table-cell office:value-type="string" calcext:value-type="string">
            <text:p>exterior_light/on</text:p>
          </table:table-cell>
          <table:table-cell office:value-type="string" calcext:value-type="string">
            <text:p>{</text:p>
            <text:p>  "title": "Turn On",</text:p>
            <text:p>  "description": "Turns the light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n",</text:p>
            <text:p>      "retain": false,</text:p>
            <text:p>      "op": [</text:p>
            <text:p>        "invokeaction"</text:p>
            <text:p>      ]</text:p>
            <text:p>    }</text:p>
            <text:p>  ]</text:p>
            <text:p>}</text:p>
          </table:table-cell>
          <table:table-cell office:value-type="string" calcext:value-type="string">
            <text:p>{</text:p>
            <text:p>  "title": "Turn On Exterior Light",</text:p>
            <text:p>  "description": "Action to turn on the exterior light. The action takes no parameters and returns noth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n",</text:p>
            <text:p>      "retain": false,</text:p>
            <text:p>      "op": []</text:p>
            <text:p>    }</text:p>
            <text:p>  ]</text:p>
            <text:p>}</text:p>
          </table:table-cell>
          <table:table-cell office:value-type="float" office:value="5" calcext:value-type="float">
            <text:p>5</text:p>
          </table:table-cell>
          <table:table-cell table:formula="of:=[.D225]-1" office:value-type="float" office:value="4" calcext:value-type="float">
            <text:p>4</text:p>
          </table:table-cell>
          <table:table-cell table:number-columns-repeated="16379"/>
        </table:table-row>
        <table:table-row table:style-name="ro29">
          <table:table-cell office:value-type="string" calcext:value-type="string">
            <text:p>exterior_light/off</text:p>
          </table:table-cell>
          <table:table-cell office:value-type="string" calcext:value-type="string">
            <text:p>{</text:p>
            <text:p>  "title": "Turn Off",</text:p>
            <text:p>  "description": "Turns the light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off",</text:p>
            <text:p>      "retain": false,</text:p>
            <text:p>      "op": [</text:p>
            <text:p>        "invokeaction"</text:p>
            <text:p>      ]</text:p>
            <text:p>    }</text:p>
            <text:p>  ]</text:p>
            <text:p>}</text:p>
          </table:table-cell>
          <table:table-cell office:value-type="string" calcext:value-type="string">
            <text:p>{</text:p>
            <text:p>  "title": "Turn Off Exterior Light",</text:p>
            <text:p>  "description": "An action to turn off the exterior light by sending a null value to the 'off' topic.",</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off",</text:p>
            <text:p>      "retain": false,</text:p>
            <text:p>      "op": []</text:p>
            <text:p>    }</text:p>
            <text:p>  ]</text:p>
            <text:p>}</text:p>
          </table:table-cell>
          <table:table-cell office:value-type="float" office:value="5" calcext:value-type="float">
            <text:p>5</text:p>
          </table:table-cell>
          <table:table-cell table:formula="of:=[.D226]-1" office:value-type="float" office:value="4" calcext:value-type="float">
            <text:p>4</text:p>
          </table:table-cell>
          <table:table-cell table:number-columns-repeated="16379"/>
        </table:table-row>
        <table:table-row table:style-name="ro29">
          <table:table-cell office:value-type="string" calcext:value-type="string">
            <text:p>exterior_light/increase</text:p>
          </table:table-cell>
          <table:table-cell office:value-type="string" calcext:value-type="string">
            <text:p>{</text:p>
            <text:p>  "title": "Increase Brightness",</text:p>
            <text:p>  "description": "In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increase",</text:p>
            <text:p>      "retain": false,</text:p>
            <text:p>      "op": [</text:p>
            <text:p>        "invokeaction"</text:p>
            <text:p>      ]</text:p>
            <text:p>    }</text:p>
            <text:p>  ]</text:p>
            <text:p>}</text:p>
          </table:table-cell>
          <table:table-cell office:value-type="string" calcext:value-type="string">
            <text:p>{</text:p>
            <text:p>  "title": "Increase brightness",</text:p>
            <text:p>  "description": "An action to increase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increase",</text:p>
            <text:p>      "retain": false,</text:p>
            <text:p>      "op": []</text:p>
            <text:p>    }</text:p>
            <text:p>  ]</text:p>
            <text:p>}</text:p>
          </table:table-cell>
          <table:table-cell office:value-type="float" office:value="4" calcext:value-type="float">
            <text:p>4</text:p>
          </table:table-cell>
          <table:table-cell table:formula="of:=[.D227]-1" office:value-type="float" office:value="3" calcext:value-type="float">
            <text:p>3</text:p>
          </table:table-cell>
          <table:table-cell table:number-columns-repeated="16379"/>
        </table:table-row>
        <table:table-row table:style-name="ro29">
          <table:table-cell office:value-type="string" calcext:value-type="string">
            <text:p>exterior_light/decrease</text:p>
          </table:table-cell>
          <table:table-cell office:value-type="string" calcext:value-type="string">
            <text:p>{</text:p>
            <text:p>  "title": "Decrease Brightness",</text:p>
            <text:p>  "description": "Decreases brightness by 10%",</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exterior_light/decrease",</text:p>
            <text:p>      "retain": false,</text:p>
            <text:p>      "op": [</text:p>
            <text:p>        "invokeaction"</text:p>
            <text:p>      ]</text:p>
            <text:p>    }</text:p>
            <text:p>  ]</text:p>
            <text:p>}</text:p>
          </table:table-cell>
          <table:table-cell office:value-type="string" calcext:value-type="string">
            <text:p>{</text:p>
            <text:p>  "title": "Decrease brightness",</text:p>
            <text:p>  "description": "An action to decrease the brightness of the exterior ligh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exterior_light/decrease",</text:p>
            <text:p>      "retain": false,</text:p>
            <text:p>      "op": []</text:p>
            <text:p>    }</text:p>
            <text:p>  ]</text:p>
            <text:p>}</text:p>
          </table:table-cell>
          <table:table-cell office:value-type="float" office:value="4" calcext:value-type="float">
            <text:p>4</text:p>
          </table:table-cell>
          <table:table-cell table:formula="of:=[.D228]-1" office:value-type="float" office:value="3" calcext:value-type="float">
            <text:p>3</text:p>
          </table:table-cell>
          <table:table-cell table:number-columns-repeated="16379"/>
        </table:table-row>
        <table:table-row table:style-name="ro35">
          <table:table-cell office:value-type="string" calcext:value-type="string">
            <text:p>feeding_bowl/automatic_enabled</text:p>
          </table:table-cell>
          <table:table-cell office:value-type="string" calcext:value-type="string">
            <text:p>{</text:p>
            <text:p>  "title": "Automatic Mode Status",</text:p>
            <text:p>  "description": "States if the device is set on automatic or manual food dispension",</text:p>
            <text:p>  "observable": null,</text:p>
            <text:p>  "type": "boolean",</text:p>
            <text:p>  "minimum": null,</text:p>
            <text:p>  "maximum": null,</text:p>
            <text:p>  "enum": null,</text:p>
            <text:p>  "properties": {},</text:p>
            <text:p>  "forms": [</text:p>
            <text:p>    {</text:p>
            <text:p>      "href": "broker.emqx.io:1883",</text:p>
            <text:p>      "contentType": null,</text:p>
            <text:p>      "topic": "feeding_bowl/automatic_enabled",</text:p>
            <text:p>      "retain": false,</text:p>
            <text:p>      "op": [</text:p>
            <text:p>        "readproperty"</text:p>
            <text:p>      ]</text:p>
            <text:p>    }</text:p>
            <text:p>  ]</text:p>
            <text:p>}</text:p>
          </table:table-cell>
          <table:table-cell office:value-type="string" calcext:value-type="string">
            <text:p>{</text:p>
            <text:p>  "title": "Automatic Feeding Enabled",</text:p>
            <text:p>  "description": "A property that indicates whether the automatic feeding functionality is enabled or disabled.",</text:p>
            <text:p>  "observable": null,</text:p>
            <text:p>  "type": "boolean",</text:p>
            <text:p>  "minimum": null,</text:p>
            <text:p>  "maximum": null,</text:p>
            <text:p>  "enum": null,</text:p>
            <text:p>  "properties": {},</text:p>
            <text:p>  "forms": [</text:p>
            <text:p>    {</text:p>
            <text:p>      "href": "mqtt://broker.emqx.io:1883",</text:p>
            <text:p>      "contentType": null,</text:p>
            <text:p>      "topic": "feeding_bowl/automatic_enabled",</text:p>
            <text:p>      "retain": false,</text:p>
            <text:p>      "op": []</text:p>
            <text:p>    }</text:p>
            <text:p>  ]</text:p>
            <text:p>}</text:p>
          </table:table-cell>
          <table:table-cell office:value-type="float" office:value="5" calcext:value-type="float">
            <text:p>5</text:p>
          </table:table-cell>
          <table:table-cell table:formula="of:=[.D229]-1" office:value-type="float" office:value="4" calcext:value-type="float">
            <text:p>4</text:p>
          </table:table-cell>
          <table:table-cell table:number-columns-repeated="16379"/>
        </table:table-row>
        <table:table-row table:style-name="ro35">
          <table:table-cell office:value-type="string" calcext:value-type="string">
            <text:p>feeding_bowl/stored</text:p>
          </table:table-cell>
          <table:table-cell office:value-type="string" calcext:value-type="string">
            <text:p>{</text:p>
            <text:p>  "title": "Food Available",</text:p>
            <text:p>  "description": "Indicates whether enough food is available for the next dispension process",</text:p>
            <text:p>  "observable": null,</text:p>
            <text:p>  "type": "boolean",</text:p>
            <text:p>  "minimum": null,</text:p>
            <text:p>  "maximum": null,</text:p>
            <text:p>  "enum": null,</text:p>
            <text:p>  "properties": {},</text:p>
            <text:p>  "forms": [</text:p>
            <text:p>    {</text:p>
            <text:p>      "href": "broker.emqx.io:1883",</text:p>
            <text:p>      "contentType": null,</text:p>
            <text:p>      "topic": "feeding_bowl/stored",</text:p>
            <text:p>      "retain": false,</text:p>
            <text:p>      "op": [</text:p>
            <text:p>        "readproperty"</text:p>
            <text:p>      ]</text:p>
            <text:p>    }</text:p>
            <text:p>  ]</text:p>
            <text:p>}</text:p>
          </table:table-cell>
          <table:table-cell office:value-type="string" calcext:value-type="string">
            <text:p>{</text:p>
            <text:p>  "title": "Stored Status",</text:p>
            <text:p>  "description": "Indicates whether the feeding bowl has been stored or not. This property can be read to determine if the bowl is currently in storage.",</text:p>
            <text:p>  "observable": null,</text:p>
            <text:p>  "type": "boolean",</text:p>
            <text:p>  "minimum": null,</text:p>
            <text:p>  "maximum": null,</text:p>
            <text:p>  "enum": null,</text:p>
            <text:p>  "properties": {},</text:p>
            <text:p>  "forms": [</text:p>
            <text:p>    {</text:p>
            <text:p>      "href": "mqtt://broker.emqx.io:1883",</text:p>
            <text:p>      "contentType": null,</text:p>
            <text:p>      "topic": "feeding_bowl/stored",</text:p>
            <text:p>      "retain": false,</text:p>
            <text:p>      "op": []</text:p>
            <text:p>    }</text:p>
            <text:p>  ]</text:p>
            <text:p>}</text:p>
          </table:table-cell>
          <table:table-cell office:value-type="float" office:value="3" calcext:value-type="float">
            <text:p>3</text:p>
          </table:table-cell>
          <table:table-cell table:formula="of:=[.D230]-1" office:value-type="float" office:value="2" calcext:value-type="float">
            <text:p>2</text:p>
          </table:table-cell>
          <table:table-cell table:number-columns-repeated="16379"/>
        </table:table-row>
        <table:table-row table:style-name="ro36">
          <table:table-cell office:value-type="string" calcext:value-type="string">
            <text:p>feeding_bowl/automatic</text:p>
          </table:table-cell>
          <table:table-cell office:value-type="string" calcext:value-type="string">
            <text:p>{</text:p>
            <text:p>  "title": "Set Feeding Mode",</text:p>
            <text:p>  "description": "Sets the feeding bowl to automatic or manual",</text:p>
            <text:p>  "input": {</text:p>
            <text:p>    "title": "",</text:p>
            <text:p>    "description": "Set state to either 'manual' or 'automatic'",</text:p>
            <text:p>    "observable": null,</text:p>
            <text:p>    "type": "string",</text:p>
            <text:p>    "minimum": null,</text:p>
            <text:p>    "maximum": null,</text:p>
            <text:p>    "enum": [</text:p>
            <text:p>      "manual",</text:p>
            <text:p>      "automatic"</text:p>
            <text:p>    ],</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automatic",</text:p>
            <text:p>      "retain": false,</text:p>
            <text:p>      "op": [</text:p>
            <text:p>        "invokeaction"</text:p>
            <text:p>      ]</text:p>
            <text:p>    }</text:p>
            <text:p>  ]</text:p>
            <text:p>}</text:p>
          </table:table-cell>
          <table:table-cell office:value-type="string" calcext:value-type="string">
            <text:p>{</text:p>
            <text:p>  "title": "Automatic Feeding Mode",</text:p>
            <text:p>  "description": "This property determines whether the feeding bowl operates in automatic or manual mode. It can be set to either 'manual' or 'automatic', indicating how the device should dispense food.",</text:p>
            <text:p>  "observable": null,</text:p>
            <text:p>  "type": "string",</text:p>
            <text:p>  "minimum": null,</text:p>
            <text:p>  "maximum": null,</text:p>
            <text:p>  "enum": [</text:p>
            <text:p>    "manual",</text:p>
            <text:p>    "automatic"</text:p>
            <text:p>  ],</text:p>
            <text:p>  "properties": {},</text:p>
            <text:p>  "forms": [</text:p>
            <text:p>    {</text:p>
            <text:p>      "href": "mqtt://broker.emqx.io:1883",</text:p>
            <text:p>      "contentType": null,</text:p>
            <text:p>      "topic": "feeding_bowl/automatic",</text:p>
            <text:p>      "retain": false,</text:p>
            <text:p>      "op": []</text:p>
            <text:p>    }</text:p>
            <text:p>  ]</text:p>
            <text:p>}</text:p>
          </table:table-cell>
          <table:table-cell office:value-type="float" office:value="5" calcext:value-type="float">
            <text:p>5</text:p>
          </table:table-cell>
          <table:table-cell table:formula="of:=[.D231]-1" office:value-type="float" office:value="4" calcext:value-type="float">
            <text:p>4</text:p>
          </table:table-cell>
          <table:table-cell table:number-columns-repeated="16379"/>
        </table:table-row>
        <table:table-row table:style-name="ro29">
          <table:table-cell office:value-type="string" calcext:value-type="string">
            <text:p>feeding_bowl/dispense</text:p>
          </table:table-cell>
          <table:table-cell office:value-type="string" calcext:value-type="string">
            <text:p>{</text:p>
            <text:p>  "title": "Dispense Food",</text:p>
            <text:p>  "description": "Manually dispenses food for the anima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dispense",</text:p>
            <text:p>      "retain": false,</text:p>
            <text:p>      "op": [</text:p>
            <text:p>        "invokeaction"</text:p>
            <text:p>      ]</text:p>
            <text:p>    }</text:p>
            <text:p>  ]</text:p>
            <text:p>}</text:p>
          </table:table-cell>
          <table:table-cell office:value-type="string" calcext:value-type="string">
            <text:p>{</text:p>
            <text:p>  "title": "Dispense Action",</text:p>
            <text:p>  "description": "Triggers the dispensing action on the feeding bowl, allowing food to be releas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dispense",</text:p>
            <text:p>      "retain": false,</text:p>
            <text:p>      "op": []</text:p>
            <text:p>    }</text:p>
            <text:p>  ]</text:p>
            <text:p>}</text:p>
          </table:table-cell>
          <table:table-cell office:value-type="float" office:value="5" calcext:value-type="float">
            <text:p>5</text:p>
          </table:table-cell>
          <table:table-cell table:formula="of:=[.D232]-1" office:value-type="float" office:value="4" calcext:value-type="float">
            <text:p>4</text:p>
          </table:table-cell>
          <table:table-cell table:number-columns-repeated="16379"/>
        </table:table-row>
        <table:table-row table:style-name="ro29">
          <table:table-cell office:value-type="string" calcext:value-type="string">
            <text:p>feeding_bowl/refill</text:p>
          </table:table-cell>
          <table:table-cell office:value-type="string" calcext:value-type="string">
            <text:p>{</text:p>
            <text:p>  "title": "Refill Food Dispenser",</text:p>
            <text:p>  "description": "refills the stored foo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feeding_bowl/refill",</text:p>
            <text:p>      "retain": false,</text:p>
            <text:p>      "op": [</text:p>
            <text:p>        "invokeaction"</text:p>
            <text:p>      ]</text:p>
            <text:p>    }</text:p>
            <text:p>  ]</text:p>
            <text:p>}</text:p>
          </table:table-cell>
          <table:table-cell office:value-type="string" calcext:value-type="string">
            <text:p>{</text:p>
            <text:p>  "title": "Refill Affordance",</text:p>
            <text:p>  "description": "This affordance allows the user to trigger a refill action for the feeding bowl. It's an event that can be invoked to start the refill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feeding_bowl/refill",</text:p>
            <text:p>      "retain": false,</text:p>
            <text:p>      "op": []</text:p>
            <text:p>    }</text:p>
            <text:p>  ]</text:p>
            <text:p>}</text:p>
          </table:table-cell>
          <table:table-cell office:value-type="float" office:value="4" calcext:value-type="float">
            <text:p>4</text:p>
          </table:table-cell>
          <table:table-cell table:formula="of:=[.D233]-1" office:value-type="float" office:value="3" calcext:value-type="float">
            <text:p>3</text:p>
          </table:table-cell>
          <table:table-cell table:number-columns-repeated="16379"/>
        </table:table-row>
        <table:table-row table:style-name="ro35">
          <table:table-cell office:value-type="string" calcext:value-type="string">
            <text:p>kettle/power</text:p>
          </table:table-cell>
          <table:table-cell office:value-type="string" calcext:value-type="string">
            <text:p>{</text:p>
            <text:p>  "title": "Kettle On/Off Status",</text:p>
            <text:p>  "description": "Indicates if the kettle is currently turned on and ready for the heating process or in standby",</text:p>
            <text:p>  "observable": null,</text:p>
            <text:p>  "type": "boolean",</text:p>
            <text:p>  "minimum": null,</text:p>
            <text:p>  "maximum": null,</text:p>
            <text:p>  "enum": null,</text:p>
            <text:p>  "properties": {},</text:p>
            <text:p>  "forms": [</text:p>
            <text:p>    {</text:p>
            <text:p>      "href": "broker.emqx.io:1883",</text:p>
            <text:p>      "contentType": null,</text:p>
            <text:p>      "topic": "kettle/power",</text:p>
            <text:p>      "retain": false,</text:p>
            <text:p>      "op": [</text:p>
            <text:p>        "readproperty"</text:p>
            <text:p>      ]</text:p>
            <text:p>    }</text:p>
            <text:p>  ]</text:p>
            <text:p>}</text:p>
          </table:table-cell>
          <table:table-cell office:value-type="string" calcext:value-type="string">
            <text:p>{</text:p>
            <text:p>  "title": "Kettle Power State",</text:p>
            <text:p>  "description": "Represents the current power state of the kettle, which can be either on or off.",</text:p>
            <text:p>  "observable": null,</text:p>
            <text:p>  "type": "boolean",</text:p>
            <text:p>  "minimum": null,</text:p>
            <text:p>  "maximum": null,</text:p>
            <text:p>  "enum": null,</text:p>
            <text:p>  "properties": {},</text:p>
            <text:p>  "forms": [</text:p>
            <text:p>    {</text:p>
            <text:p>      "href": "mqtt://broker.emqx.io:1883",</text:p>
            <text:p>      "contentType": null,</text:p>
            <text:p>      "topic": "kettle/power",</text:p>
            <text:p>      "retain": false,</text:p>
            <text:p>      "op": []</text:p>
            <text:p>    }</text:p>
            <text:p>  ]</text:p>
            <text:p>}</text:p>
          </table:table-cell>
          <table:table-cell office:value-type="float" office:value="4" calcext:value-type="float">
            <text:p>4</text:p>
          </table:table-cell>
          <table:table-cell table:formula="of:=[.D234]-1" office:value-type="float" office:value="3" calcext:value-type="float">
            <text:p>3</text:p>
          </table:table-cell>
          <table:table-cell table:number-columns-repeated="16379"/>
        </table:table-row>
        <table:table-row table:style-name="ro34">
          <table:table-cell office:value-type="string" calcext:value-type="string">
            <text:p>kettle/is_filled</text:p>
          </table:table-cell>
          <table:table-cell office:value-type="string" calcext:value-type="string">
            <text:p>{</text:p>
            <text:p>  "title": "Kettle Filled",</text:p>
            <text:p>  "description": "Indicates whether the kettle is filled with water or not",</text:p>
            <text:p>  "observable": null,</text:p>
            <text:p>  "type": "boolean",</text:p>
            <text:p>  "minimum": null,</text:p>
            <text:p>  "maximum": null,</text:p>
            <text:p>  "enum": null,</text:p>
            <text:p>  "properties": {},</text:p>
            <text:p>  "forms": [</text:p>
            <text:p>    {</text:p>
            <text:p>      "href": "broker.emqx.io:1883",</text:p>
            <text:p>      "contentType": null,</text:p>
            <text:p>      "topic": "kettle/is_filled",</text:p>
            <text:p>      "retain": false,</text:p>
            <text:p>      "op": [</text:p>
            <text:p>        "readproperty"</text:p>
            <text:p>      ]</text:p>
            <text:p>    }</text:p>
            <text:p>  ]</text:p>
            <text:p>}</text:p>
          </table:table-cell>
          <table:table-cell office:value-type="string" calcext:value-type="string">
            <text:p>{</text:p>
            <text:p>  "title": "Kettle Fill Status",</text:p>
            <text:p>  "description": "Indicates whether the kettle is currently filled with water or not.",</text:p>
            <text:p>  "observable": null,</text:p>
            <text:p>  "type": "boolean",</text:p>
            <text:p>  "minimum": null,</text:p>
            <text:p>  "maximum": null,</text:p>
            <text:p>  "enum": null,</text:p>
            <text:p>  "properties": {},</text:p>
            <text:p>  "forms": [</text:p>
            <text:p>    {</text:p>
            <text:p>      "href": "mqtt://broker.emqx.io:1883",</text:p>
            <text:p>      "contentType": null,</text:p>
            <text:p>      "topic": "kettle/is_filled",</text:p>
            <text:p>      "retain": false,</text:p>
            <text:p>      "op": []</text:p>
            <text:p>    }</text:p>
            <text:p>  ]</text:p>
            <text:p>}</text:p>
          </table:table-cell>
          <table:table-cell office:value-type="float" office:value="5" calcext:value-type="float">
            <text:p>5</text:p>
          </table:table-cell>
          <table:table-cell table:formula="of:=[.D235]-1" office:value-type="float" office:value="4" calcext:value-type="float">
            <text:p>4</text:p>
          </table:table-cell>
          <table:table-cell table:number-columns-repeated="16379"/>
        </table:table-row>
        <table:table-row table:style-name="ro29">
          <table:table-cell office:value-type="string" calcext:value-type="string">
            <text:p>kettle/switch_power</text:p>
          </table:table-cell>
          <table:table-cell office:value-type="string" calcext:value-type="string">
            <text:p>{</text:p>
            <text:p>  "title": "Turn On/Off",</text:p>
            <text:p>  "description": "Turns the kettle on or off depending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switch_power",</text:p>
            <text:p>      "retain": false,</text:p>
            <text:p>      "op": [</text:p>
            <text:p>        "invokeaction"</text:p>
            <text:p>      ]</text:p>
            <text:p>    }</text:p>
            <text:p>  ]</text:p>
            <text:p>}</text:p>
          </table:table-cell>
          <table:table-cell office:value-type="string" calcext:value-type="string">
            <text:p>{</text:p>
            <text:p>  "title": "Switch Power",</text:p>
            <text:p>  "description": "An action to switch the power state of the kettle. The payload being consistently 'null' suggests that this is a command or trigger rather than a property or even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switch_power",</text:p>
            <text:p>      "retain": false,</text:p>
            <text:p>      "op": []</text:p>
            <text:p>    }</text:p>
            <text:p>  ]</text:p>
            <text:p>}</text:p>
          </table:table-cell>
          <table:table-cell office:value-type="float" office:value="5" calcext:value-type="float">
            <text:p>5</text:p>
          </table:table-cell>
          <table:table-cell table:formula="of:=[.D236]-1" office:value-type="float" office:value="4" calcext:value-type="float">
            <text:p>4</text:p>
          </table:table-cell>
          <table:table-cell table:number-columns-repeated="16379"/>
        </table:table-row>
        <table:table-row table:style-name="ro29">
          <table:table-cell office:value-type="string" calcext:value-type="string">
            <text:p>kettle/heat</text:p>
          </table:table-cell>
          <table:table-cell office:value-type="string" calcext:value-type="string">
            <text:p>{</text:p>
            <text:p>  "title": "Start Boiling",</text:p>
            <text:p>  "description": "Start the heating process of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heat",</text:p>
            <text:p>      "retain": false,</text:p>
            <text:p>      "op": [</text:p>
            <text:p>        "invokeaction"</text:p>
            <text:p>      ]</text:p>
            <text:p>    }</text:p>
            <text:p>  ]</text:p>
            <text:p>}</text:p>
          </table:table-cell>
          <table:table-cell office:value-type="string" calcext:value-type="string">
            <text:p>{</text:p>
            <text:p>  "title": "Heat Control",</text:p>
            <text:p>  "description": "An action to control the heating function of the kettle. The null payload indicates that it's a trigger or command rather than a state val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heat",</text:p>
            <text:p>      "retain": false,</text:p>
            <text:p>      "op": []</text:p>
            <text:p>    }</text:p>
            <text:p>  ]</text:p>
            <text:p>}</text:p>
          </table:table-cell>
          <table:table-cell office:value-type="float" office:value="4" calcext:value-type="float">
            <text:p>4</text:p>
          </table:table-cell>
          <table:table-cell table:formula="of:=[.D237]-1" office:value-type="float" office:value="3" calcext:value-type="float">
            <text:p>3</text:p>
          </table:table-cell>
          <table:table-cell table:number-columns-repeated="16379"/>
        </table:table-row>
        <table:table-row table:style-name="ro29">
          <table:table-cell office:value-type="string" calcext:value-type="string">
            <text:p>kettle/fill</text:p>
          </table:table-cell>
          <table:table-cell office:value-type="string" calcext:value-type="string">
            <text:p>{</text:p>
            <text:p>  "title": "Fill Kettle",</text:p>
            <text:p>  "description": "Fill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fill",</text:p>
            <text:p>      "retain": false,</text:p>
            <text:p>      "op": [</text:p>
            <text:p>        "invokeaction"</text:p>
            <text:p>      ]</text:p>
            <text:p>    }</text:p>
            <text:p>  ]</text:p>
            <text:p>}</text:p>
          </table:table-cell>
          <table:table-cell office:value-type="string" calcext:value-type="string">
            <text:p>{</text:p>
            <text:p>  "title": "Fill Kettle",</text:p>
            <text:p>  "description": "An action to fill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fill",</text:p>
            <text:p>      "retain": false,</text:p>
            <text:p>      "op": []</text:p>
            <text:p>    }</text:p>
            <text:p>  ]</text:p>
            <text:p>}</text:p>
          </table:table-cell>
          <table:table-cell office:value-type="float" office:value="5" calcext:value-type="float">
            <text:p>5</text:p>
          </table:table-cell>
          <table:table-cell table:formula="of:=[.D238]-1" office:value-type="float" office:value="4" calcext:value-type="float">
            <text:p>4</text:p>
          </table:table-cell>
          <table:table-cell table:number-columns-repeated="16379"/>
        </table:table-row>
        <table:table-row table:style-name="ro29">
          <table:table-cell office:value-type="string" calcext:value-type="string">
            <text:p>kettle/empty</text:p>
          </table:table-cell>
          <table:table-cell office:value-type="string" calcext:value-type="string">
            <text:p>{</text:p>
            <text:p>  "title": "Empty Kettle",</text:p>
            <text:p>  "description": "Empties the kettle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kettle/empty",</text:p>
            <text:p>      "retain": false,</text:p>
            <text:p>      "op": [</text:p>
            <text:p>        "invokeaction"</text:p>
            <text:p>      ]</text:p>
            <text:p>    }</text:p>
            <text:p>  ]</text:p>
            <text:p>}</text:p>
          </table:table-cell>
          <table:table-cell office:value-type="string" calcext:value-type="string">
            <text:p>{</text:p>
            <text:p>  "title": "Empty Kettle Action",</text:p>
            <text:p>  "description": "An action to empty the kettle. This affordance allows users to trigger the process of emptying the kett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kettle/empty",</text:p>
            <text:p>      "retain": false,</text:p>
            <text:p>      "op": []</text:p>
            <text:p>    }</text:p>
            <text:p>  ]</text:p>
            <text:p>}</text:p>
          </table:table-cell>
          <table:table-cell office:value-type="float" office:value="5" calcext:value-type="float">
            <text:p>5</text:p>
          </table:table-cell>
          <table:table-cell table:formula="of:=[.D239]-1" office:value-type="float" office:value="4" calcext:value-type="float">
            <text:p>4</text:p>
          </table:table-cell>
          <table:table-cell table:number-columns-repeated="16379"/>
        </table:table-row>
        <table:table-row table:style-name="ro34">
          <table:table-cell office:value-type="string" calcext:value-type="string">
            <text:p>microwave</text:p>
          </table:table-cell>
          <table:table-cell office:value-type="string" calcext:value-type="string">
            <text:p>{</text:p>
            <text:p>  "title": "Microwave On/Off",</text:p>
            <text:p>  "description": "Property stating if the microwave is currently running or not",</text:p>
            <text:p>  "observable": null,</text:p>
            <text:p>  "type": "boolean",</text:p>
            <text:p>  "minimum": null,</text:p>
            <text:p>  "maximum": null,</text:p>
            <text:p>  "enum": null,</text:p>
            <text:p>  "properties": {},</text:p>
            <text:p>  "forms": [</text:p>
            <text:p>    {</text:p>
            <text:p>      "href": "broker.emqx.io:1883",</text:p>
            <text:p>      "contentType": null,</text:p>
            <text:p>      "topic": "microwave",</text:p>
            <text:p>      "retain": false,</text:p>
            <text:p>      "op": [</text:p>
            <text:p>        "readproperty"</text:p>
            <text:p>      ]</text:p>
            <text:p>    }</text:p>
            <text:p>  ]</text:p>
            <text:p>}</text:p>
          </table:table-cell>
          <table:table-cell office:value-type="string" calcext:value-type="string">
            <text:p>{</text:p>
            <text:p>  "title": "Microwave Power State",</text:p>
            <text:p>  "description": "Represents the current power state of the microwave, whether it is turned on or off.",</text:p>
            <text:p>  "observable": null,</text:p>
            <text:p>  "type": "boolean",</text:p>
            <text:p>  "minimum": null,</text:p>
            <text:p>  "maximum": null,</text:p>
            <text:p>  "enum": null,</text:p>
            <text:p>  "properties": {},</text:p>
            <text:p>  "forms": [</text:p>
            <text:p>    {</text:p>
            <text:p>      "href": "mqtt://broker.emqx.io:1883",</text:p>
            <text:p>      "contentType": null,</text:p>
            <text:p>      "topic": "microwave",</text:p>
            <text:p>      "retain": false,</text:p>
            <text:p>      "op": []</text:p>
            <text:p>    }</text:p>
            <text:p>  ]</text:p>
            <text:p>}</text:p>
          </table:table-cell>
          <table:table-cell office:value-type="float" office:value="3" calcext:value-type="float">
            <text:p>3</text:p>
          </table:table-cell>
          <table:table-cell table:formula="of:=[.D240]-1" office:value-type="float" office:value="2" calcext:value-type="float">
            <text:p>2</text:p>
          </table:table-cell>
          <table:table-cell table:number-columns-repeated="16379"/>
        </table:table-row>
        <table:table-row table:style-name="ro29">
          <table:table-cell office:value-type="string" calcext:value-type="string">
            <text:p>microwave/start</text:p>
          </table:table-cell>
          <table:table-cell office:value-type="string" calcext:value-type="string">
            <text:p>{</text:p>
            <text:p>  "title": "Start heating",</text:p>
            <text:p>  "description": "Start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art",</text:p>
            <text:p>      "retain": false,</text:p>
            <text:p>      "op": [</text:p>
            <text:p>        "invokeaction"</text:p>
            <text:p>      ]</text:p>
            <text:p>    }</text:p>
            <text:p>  ]</text:p>
            <text:p>}</text:p>
          </table:table-cell>
          <table:table-cell office:value-type="string" calcext:value-type="string">
            <text:p>{</text:p>
            <text:p>  "title": "Start Microwave",</text:p>
            <text:p>  "description": "An action to start the microwa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art",</text:p>
            <text:p>      "retain": false,</text:p>
            <text:p>      "op": []</text:p>
            <text:p>    }</text:p>
            <text:p>  ]</text:p>
            <text:p>}</text:p>
          </table:table-cell>
          <table:table-cell office:value-type="float" office:value="5" calcext:value-type="float">
            <text:p>5</text:p>
          </table:table-cell>
          <table:table-cell table:formula="of:=[.D241]-1" office:value-type="float" office:value="4" calcext:value-type="float">
            <text:p>4</text:p>
          </table:table-cell>
          <table:table-cell table:number-columns-repeated="16379"/>
        </table:table-row>
        <table:table-row table:style-name="ro29">
          <table:table-cell office:value-type="string" calcext:value-type="string">
            <text:p>microwave/stop</text:p>
          </table:table-cell>
          <table:table-cell office:value-type="string" calcext:value-type="string">
            <text:p>{</text:p>
            <text:p>  "title": "Stop Heating",</text:p>
            <text:p>  "description": "Stops the 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microwave/stop",</text:p>
            <text:p>      "retain": false,</text:p>
            <text:p>      "op": [</text:p>
            <text:p>        "invokeaction"</text:p>
            <text:p>      ]</text:p>
            <text:p>    }</text:p>
            <text:p>  ]</text:p>
            <text:p>}</text:p>
          </table:table-cell>
          <table:table-cell office:value-type="string" calcext:value-type="string">
            <text:p>{</text:p>
            <text:p>  "title": "Stop Microwave",</text:p>
            <text:p>  "description": "An action to stop the microwave from operat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microwave/stop",</text:p>
            <text:p>      "retain": false,</text:p>
            <text:p>      "op": []</text:p>
            <text:p>    }</text:p>
            <text:p>  ]</text:p>
            <text:p>}</text:p>
          </table:table-cell>
          <table:table-cell office:value-type="float" office:value="4" calcext:value-type="float">
            <text:p>4</text:p>
          </table:table-cell>
          <table:table-cell table:formula="of:=[.D242]-1" office:value-type="float" office:value="3" calcext:value-type="float">
            <text:p>3</text:p>
          </table:table-cell>
          <table:table-cell table:number-columns-repeated="16379"/>
        </table:table-row>
        <table:table-row table:style-name="ro34">
          <table:table-cell office:value-type="string" calcext:value-type="string">
            <text:p>oven/on</text:p>
          </table:table-cell>
          <table:table-cell office:value-type="string" calcext:value-type="string">
            <text:p>{</text:p>
            <text:p>  "title": "Oven Power Status",</text:p>
            <text:p>  "description": "Property stating if the oven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oven/on",</text:p>
            <text:p>      "retain": false,</text:p>
            <text:p>      "op": [</text:p>
            <text:p>        "readproperty"</text:p>
            <text:p>      ]</text:p>
            <text:p>    }</text:p>
            <text:p>  ]</text:p>
            <text:p>}</text:p>
          </table:table-cell>
          <table:table-cell office:value-type="string" calcext:value-type="string">
            <text:p>{</text:p>
            <text:p>  "title": "Oven On/Off State",</text:p>
            <text:p>  "description": "Represents the current state of whether the oven is on or off. This property can be read to determine if the oven is currently operating.",</text:p>
            <text:p>  "observable": null,</text:p>
            <text:p>  "type": "boolean",</text:p>
            <text:p>  "minimum": null,</text:p>
            <text:p>  "maximum": null,</text:p>
            <text:p>  "enum": null,</text:p>
            <text:p>  "properties": {},</text:p>
            <text:p>  "forms": [</text:p>
            <text:p>    {</text:p>
            <text:p>      "href": "mqtt://broker.emqx.io:1883",</text:p>
            <text:p>      "contentType": null,</text:p>
            <text:p>      "topic": "oven/on",</text:p>
            <text:p>      "retain": false,</text:p>
            <text:p>      "op": []</text:p>
            <text:p>    }</text:p>
            <text:p>  ]</text:p>
            <text:p>}</text:p>
          </table:table-cell>
          <table:table-cell office:value-type="float" office:value="4" calcext:value-type="float">
            <text:p>4</text:p>
          </table:table-cell>
          <table:table-cell table:formula="of:=[.D243]-1" office:value-type="float" office:value="3" calcext:value-type="float">
            <text:p>3</text:p>
          </table:table-cell>
          <table:table-cell table:number-columns-repeated="16379"/>
        </table:table-row>
        <table:table-row table:style-name="ro37">
          <table:table-cell office:value-type="string" calcext:value-type="string">
            <text:p>oven</text:p>
          </table:table-cell>
          <table:table-cell office:value-type="string" calcext:value-type="string">
            <text:p>{</text:p>
            <text:p>  "title": "Oven Heating Mode",</text:p>
            <text:p>  "description": "States the current heating method that is selected",</text:p>
            <text:p>  "observable": null,</text:p>
            <text:p>  "type": "string",</text:p>
            <text:p>  "minimum": null,</text:p>
            <text:p>  "maximum": null,</text:p>
            <text:p>  "enum": [</text:p>
            <text:p>    "convection",</text:p>
            <text:p>    "top_and_bottom"</text:p>
            <text:p>  ],</text:p>
            <text:p>  "properties": {},</text:p>
            <text:p>  "forms": [</text:p>
            <text:p>    {</text:p>
            <text:p>      "href": "broker.emqx.io:1883",</text:p>
            <text:p>      "contentType": null,</text:p>
            <text:p>      "topic": "oven",</text:p>
            <text:p>      "retain": false,</text:p>
            <text:p>      "op": [</text:p>
            <text:p>        "readproperty"</text:p>
            <text:p>      ]</text:p>
            <text:p>    }</text:p>
            <text:p>  ]</text:p>
            <text:p>}</text:p>
          </table:table-cell>
          <table:table-cell office:value-type="string" calcext:value-type="string">
            <text:p>{</text:p>
            <text:p>  "title": "Oven Heating Method",</text:p>
            <text:p>  "description": "The heating method property of the oven, which can be either 'convection' or 'top_and_bottom'. This property represents the current state of the oven's heating method.",</text:p>
            <text:p>  "observable": null,</text:p>
            <text:p>  "type": "string",</text:p>
            <text:p>  "minimum": null,</text:p>
            <text:p>  "maximum": null,</text:p>
            <text:p>  "enum": [</text:p>
            <text:p>    "convection",</text:p>
            <text:p>    "top_and_bottom"</text:p>
            <text:p>  ],</text:p>
            <text:p>  "properties": {},</text:p>
            <text:p>  "forms": [</text:p>
            <text:p>    {</text:p>
            <text:p>      "href": "mqtt://broker.emqx.io:1883",</text:p>
            <text:p>      "contentType": null,</text:p>
            <text:p>      "topic": "oven",</text:p>
            <text:p>      "retain": false,</text:p>
            <text:p>      "op": []</text:p>
            <text:p>    }</text:p>
            <text:p>  ]</text:p>
            <text:p>}</text:p>
          </table:table-cell>
          <table:table-cell office:value-type="float" office:value="5" calcext:value-type="float">
            <text:p>5</text:p>
          </table:table-cell>
          <table:table-cell table:formula="of:=[.D244]-1" office:value-type="float" office:value="4" calcext:value-type="float">
            <text:p>4</text:p>
          </table:table-cell>
          <table:table-cell table:number-columns-repeated="16379"/>
        </table:table-row>
        <table:table-row table:style-name="ro29">
          <table:table-cell office:value-type="string" calcext:value-type="string">
            <text:p>oven/switch_on</text:p>
          </table:table-cell>
          <table:table-cell office:value-type="string" calcext:value-type="string">
            <text:p>{</text:p>
            <text:p>  "title": "Turn On Oven",</text:p>
            <text:p>  "description": "Turns the oven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n",</text:p>
            <text:p>      "retain": false,</text:p>
            <text:p>      "op": [</text:p>
            <text:p>        "invokeaction"</text:p>
            <text:p>      ]</text:p>
            <text:p>    }</text:p>
            <text:p>  ]</text:p>
            <text:p>}</text:p>
          </table:table-cell>
          <table:table-cell office:value-type="string" calcext:value-type="string">
            <text:p>{</text:p>
            <text:p>  "title": "Switch On Oven",</text:p>
            <text:p>  "description": "An action to turn the oven on. The payload being 'null' indicates that no additional data is required for this ac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n",</text:p>
            <text:p>      "retain": false,</text:p>
            <text:p>      "op": []</text:p>
            <text:p>    }</text:p>
            <text:p>  ]</text:p>
            <text:p>}</text:p>
          </table:table-cell>
          <table:table-cell office:value-type="float" office:value="5" calcext:value-type="float">
            <text:p>5</text:p>
          </table:table-cell>
          <table:table-cell table:formula="of:=[.D245]-1" office:value-type="float" office:value="4" calcext:value-type="float">
            <text:p>4</text:p>
          </table:table-cell>
          <table:table-cell table:number-columns-repeated="16379"/>
        </table:table-row>
        <table:table-row table:style-name="ro29">
          <table:table-cell office:value-type="string" calcext:value-type="string">
            <text:p>oven/switch_off</text:p>
          </table:table-cell>
          <table:table-cell office:value-type="string" calcext:value-type="string">
            <text:p>{</text:p>
            <text:p>  "title": "Turn Off Oven",</text:p>
            <text:p>  "description": "Turns the oven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switch_off",</text:p>
            <text:p>      "retain": false,</text:p>
            <text:p>      "op": [</text:p>
            <text:p>        "invokeaction"</text:p>
            <text:p>      ]</text:p>
            <text:p>    }</text:p>
            <text:p>  ]</text:p>
            <text:p>}</text:p>
          </table:table-cell>
          <table:table-cell office:value-type="string" calcext:value-type="string">
            <text:p>{</text:p>
            <text:p>  "title": "Switch Off Oven",</text:p>
            <text:p>  "description": "Action to switch off the oven. This action triggers a process on the Thing (oven) which changes its state from on to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switch_off",</text:p>
            <text:p>      "retain": false,</text:p>
            <text:p>      "op": []</text:p>
            <text:p>    }</text:p>
            <text:p>  ]</text:p>
            <text:p>}</text:p>
          </table:table-cell>
          <table:table-cell office:value-type="float" office:value="5" calcext:value-type="float">
            <text:p>5</text:p>
          </table:table-cell>
          <table:table-cell table:formula="of:=[.D246]-1" office:value-type="float" office:value="4" calcext:value-type="float">
            <text:p>4</text:p>
          </table:table-cell>
          <table:table-cell table:number-columns-repeated="16379"/>
        </table:table-row>
        <table:table-row table:style-name="ro38">
          <table:table-cell office:value-type="string" calcext:value-type="string">
            <text:p>oven/change_heating_method</text:p>
          </table:table-cell>
          <table:table-cell office:value-type="string" calcext:value-type="string">
            <text:p>{</text:p>
            <text:p>  "title": "Toggle Heating Mode",</text:p>
            <text:p>  "description": "Changes the currently selected heating method from convection to top and bottom or vice vers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change_heating_method",</text:p>
            <text:p>      "retain": false,</text:p>
            <text:p>      "op": [</text:p>
            <text:p>        "invokeaction"</text:p>
            <text:p>      ]</text:p>
            <text:p>    }</text:p>
            <text:p>  ]</text:p>
            <text:p>}</text:p>
          </table:table-cell>
          <table:table-cell office:value-type="string" calcext:value-type="string">
            <text:p>{</text:p>
            <text:p>  "title": "Change Heating Method",</text:p>
            <text:p>  "description": "An action to change the heating method of the oven. The previous messages show that the oven can be set to different heating methods like 'convection' and 'top_and_bottom'. This action allows switching between these mode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change_heating_method",</text:p>
            <text:p>      "retain": false,</text:p>
            <text:p>      "op": []</text:p>
            <text:p>    }</text:p>
            <text:p>  ]</text:p>
            <text:p>}</text:p>
          </table:table-cell>
          <table:table-cell office:value-type="float" office:value="5" calcext:value-type="float">
            <text:p>5</text:p>
          </table:table-cell>
          <table:table-cell table:formula="of:=[.D247]-1" office:value-type="float" office:value="4" calcext:value-type="float">
            <text:p>4</text:p>
          </table:table-cell>
          <table:table-cell table:number-columns-repeated="16379"/>
        </table:table-row>
        <table:table-row table:style-name="ro29">
          <table:table-cell office:value-type="string" calcext:value-type="string">
            <text:p>oven/preheat</text:p>
          </table:table-cell>
          <table:table-cell office:value-type="string" calcext:value-type="string">
            <text:p>{</text:p>
            <text:p>  "title": "Preheat Oven",</text:p>
            <text:p>  "description": "Starts preheating the oven to 180 Degrees Celciu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oven/preheat",</text:p>
            <text:p>      "retain": false,</text:p>
            <text:p>      "op": [</text:p>
            <text:p>        "invokeaction"</text:p>
            <text:p>      ]</text:p>
            <text:p>    }</text:p>
            <text:p>  ]</text:p>
            <text:p>}</text:p>
          </table:table-cell>
          <table:table-cell office:value-type="string" calcext:value-type="string">
            <text:p>{</text:p>
            <text:p>  "title": "Preheat the Oven",</text:p>
            <text:p>  "description": "An action to preheat the oven. This function can be invoked to start the preheat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oven/preheat",</text:p>
            <text:p>      "retain": false,</text:p>
            <text:p>      "op": []</text:p>
            <text:p>    }</text:p>
            <text:p>  ]</text:p>
            <text:p>}</text:p>
          </table:table-cell>
          <table:table-cell office:value-type="float" office:value="4" calcext:value-type="float">
            <text:p>4</text:p>
          </table:table-cell>
          <table:table-cell table:formula="of:=[.D248]-1" office:value-type="float" office:value="3" calcext:value-type="float">
            <text:p>3</text:p>
          </table:table-cell>
          <table:table-cell table:number-columns-repeated="16379"/>
        </table:table-row>
        <table:table-row table:style-name="ro34">
          <table:table-cell office:value-type="string" calcext:value-type="string">
            <text:p>popcorn_maker</text:p>
          </table:table-cell>
          <table:table-cell office:value-type="string" calcext:value-type="string">
            <text:p>{</text:p>
            <text:p>  "title": "Popcorn Maker Power Status",</text:p>
            <text:p>  "description": "True if machine is turned on and ready for use",</text:p>
            <text:p>  "observable": null,</text:p>
            <text:p>  "type": "boolean",</text:p>
            <text:p>  "minimum": null,</text:p>
            <text:p>  "maximum": null,</text:p>
            <text:p>  "enum": null,</text:p>
            <text:p>  "properties": {},</text:p>
            <text:p>  "forms": [</text:p>
            <text:p>    {</text:p>
            <text:p>      "href": "broker.emqx.io:1883",</text:p>
            <text:p>      "contentType": null,</text:p>
            <text:p>      "topic": "popcorn_maker",</text:p>
            <text:p>      "retain": false,</text:p>
            <text:p>      "op": [</text:p>
            <text:p>        "readproperty"</text:p>
            <text:p>      ]</text:p>
            <text:p>    }</text:p>
            <text:p>  ]</text:p>
            <text:p>}</text:p>
          </table:table-cell>
          <table:table-cell office:value-type="string" calcext:value-type="string">
            <text:p>{</text:p>
            <text:p>  "title": "Popcorn Maker State",</text:p>
            <text:p>  "description": "Indicates whether the popcorn maker is currently active or not. The state alternates between true and false, suggesting it represents an on/off state.",</text:p>
            <text:p>  "observable": null,</text:p>
            <text:p>  "type": "boolean",</text:p>
            <text:p>  "minimum": null,</text:p>
            <text:p>  "maximum": null,</text:p>
            <text:p>  "enum": null,</text:p>
            <text:p>  "properties": {},</text:p>
            <text:p>  "forms": [</text:p>
            <text:p>    {</text:p>
            <text:p>      "href": "mqtt://broker.emqx.io:1883",</text:p>
            <text:p>      "contentType": null,</text:p>
            <text:p>      "topic": "popcorn_maker",</text:p>
            <text:p>      "retain": false,</text:p>
            <text:p>      "op": []</text:p>
            <text:p>    }</text:p>
            <text:p>  ]</text:p>
            <text:p>}</text:p>
          </table:table-cell>
          <table:table-cell office:value-type="float" office:value="4" calcext:value-type="float">
            <text:p>4</text:p>
          </table:table-cell>
          <table:table-cell table:formula="of:=[.D249]-1" office:value-type="float" office:value="3" calcext:value-type="float">
            <text:p>3</text:p>
          </table:table-cell>
          <table:table-cell table:number-columns-repeated="16379"/>
        </table:table-row>
        <table:table-row table:style-name="ro29">
          <table:table-cell office:value-type="string" calcext:value-type="string">
            <text:p>popcorn_maker/toggle</text:p>
          </table:table-cell>
          <table:table-cell office:value-type="string" calcext:value-type="string">
            <text:p>{</text:p>
            <text:p>  "title": "Toggle On/Off",</text:p>
            <text:p>  "description": "Turns the device on or off based on the current stat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toggle",</text:p>
            <text:p>      "retain": false,</text:p>
            <text:p>      "op": [</text:p>
            <text:p>        "invokeaction"</text:p>
            <text:p>      ]</text:p>
            <text:p>    }</text:p>
            <text:p>  ]</text:p>
            <text:p>}</text:p>
          </table:table-cell>
          <table:table-cell office:value-type="string" calcext:value-type="string">
            <text:p>{</text:p>
            <text:p>  "title": "Popcorn Maker Toggle",</text:p>
            <text:p>  "description": "An action to toggle the state of the popcorn maker on or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toggle",</text:p>
            <text:p>      "retain": false,</text:p>
            <text:p>      "op": []</text:p>
            <text:p>    }</text:p>
            <text:p>  ]</text:p>
            <text:p>}</text:p>
          </table:table-cell>
          <table:table-cell office:value-type="float" office:value="5" calcext:value-type="float">
            <text:p>5</text:p>
          </table:table-cell>
          <table:table-cell table:formula="of:=[.D250]-1" office:value-type="float" office:value="4" calcext:value-type="float">
            <text:p>4</text:p>
          </table:table-cell>
          <table:table-cell table:number-columns-repeated="16379"/>
        </table:table-row>
        <table:table-row table:style-name="ro29">
          <table:table-cell office:value-type="string" calcext:value-type="string">
            <text:p>popcorn_maker/add_corn</text:p>
          </table:table-cell>
          <table:table-cell office:value-type="string" calcext:value-type="string">
            <text:p>{</text:p>
            <text:p>  "title": "Add Corn",</text:p>
            <text:p>  "description": "Adds corn to the heating section of the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corn",</text:p>
            <text:p>      "retain": false,</text:p>
            <text:p>      "op": [</text:p>
            <text:p>        "invokeaction"</text:p>
            <text:p>      ]</text:p>
            <text:p>    }</text:p>
            <text:p>  ]</text:p>
            <text:p>}</text:p>
          </table:table-cell>
          <table:table-cell office:value-type="string" calcext:value-type="string">
            <text:p>{</text:p>
            <text:p>  "title": "Add Corn",</text:p>
            <text:p>  "description": "An action to add corn kernels to the popcorn maker, triggered by sending a null value to the topic.",</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corn",</text:p>
            <text:p>      "retain": false,</text:p>
            <text:p>      "op": []</text:p>
            <text:p>    }</text:p>
            <text:p>  ]</text:p>
            <text:p>}</text:p>
          </table:table-cell>
          <table:table-cell office:value-type="float" office:value="5" calcext:value-type="float">
            <text:p>5</text:p>
          </table:table-cell>
          <table:table-cell table:formula="of:=[.D251]-1" office:value-type="float" office:value="4" calcext:value-type="float">
            <text:p>4</text:p>
          </table:table-cell>
          <table:table-cell table:number-columns-repeated="16379"/>
        </table:table-row>
        <table:table-row table:style-name="ro29">
          <table:table-cell office:value-type="string" calcext:value-type="string">
            <text:p>popcorn_maker/add_sugar</text:p>
          </table:table-cell>
          <table:table-cell office:value-type="string" calcext:value-type="string">
            <text:p>{</text:p>
            <text:p>  "title": "Add Sugar",</text:p>
            <text:p>  "description": "Adds sugar to the heating section making the popcorn swee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ugar",</text:p>
            <text:p>      "retain": false,</text:p>
            <text:p>      "op": [</text:p>
            <text:p>        "invokeaction"</text:p>
            <text:p>      ]</text:p>
            <text:p>    }</text:p>
            <text:p>  ]</text:p>
            <text:p>}</text:p>
          </table:table-cell>
          <table:table-cell office:value-type="string" calcext:value-type="string">
            <text:p>{</text:p>
            <text:p>  "title": "Add Sugar Affordance",</text:p>
            <text:p>  "description": "An action to add sugar to the popcorn maker. This affordance allows users to trigger the addition of sugar to the popcorn making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ugar",</text:p>
            <text:p>      "retain": false,</text:p>
            <text:p>      "op": []</text:p>
            <text:p>    }</text:p>
            <text:p>  ]</text:p>
            <text:p>}</text:p>
          </table:table-cell>
          <table:table-cell office:value-type="float" office:value="5" calcext:value-type="float">
            <text:p>5</text:p>
          </table:table-cell>
          <table:table-cell table:formula="of:=[.D252]-1" office:value-type="float" office:value="4" calcext:value-type="float">
            <text:p>4</text:p>
          </table:table-cell>
          <table:table-cell table:number-columns-repeated="16379"/>
        </table:table-row>
        <table:table-row table:style-name="ro29">
          <table:table-cell office:value-type="string" calcext:value-type="string">
            <text:p>popcorn_maker/add_salt</text:p>
          </table:table-cell>
          <table:table-cell office:value-type="string" calcext:value-type="string">
            <text:p>{</text:p>
            <text:p>  "title": "Add Salt",</text:p>
            <text:p>  "description": "Adds salt to the heating section making the popcorn salt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add_salt",</text:p>
            <text:p>      "retain": false,</text:p>
            <text:p>      "op": [</text:p>
            <text:p>        "invokeaction"</text:p>
            <text:p>      ]</text:p>
            <text:p>    }</text:p>
            <text:p>  ]</text:p>
            <text:p>}</text:p>
          </table:table-cell>
          <table:table-cell office:value-type="string" calcext:value-type="string">
            <text:p>{</text:p>
            <text:p>  "title": "Add Salt",</text:p>
            <text:p>  "description": "This action allows adding salt to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add_salt",</text:p>
            <text:p>      "retain": false,</text:p>
            <text:p>      "op": []</text:p>
            <text:p>    }</text:p>
            <text:p>  ]</text:p>
            <text:p>}</text:p>
          </table:table-cell>
          <table:table-cell office:value-type="float" office:value="5" calcext:value-type="float">
            <text:p>5</text:p>
          </table:table-cell>
          <table:table-cell table:formula="of:=[.D253]-1" office:value-type="float" office:value="4" calcext:value-type="float">
            <text:p>4</text:p>
          </table:table-cell>
          <table:table-cell table:number-columns-repeated="16379"/>
        </table:table-row>
        <table:table-row table:style-name="ro38">
          <table:table-cell office:value-type="string" calcext:value-type="string">
            <text:p>popcorn_maker/heat</text:p>
          </table:table-cell>
          <table:table-cell office:value-type="string" calcext:value-type="string">
            <text:p>{</text:p>
            <text:p>  "title": "Start Popcorn Maker",</text:p>
            <text:p>  "description": "Start heating up the heating section, turning added corn into popcor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popcorn_maker/heat",</text:p>
            <text:p>      "retain": false,</text:p>
            <text:p>      "op": [</text:p>
            <text:p>        "invokeaction"</text:p>
            <text:p>      ]</text:p>
            <text:p>    }</text:p>
            <text:p>  ]</text:p>
            <text:p>}</text:p>
          </table:table-cell>
          <table:table-cell office:value-type="string" calcext:value-type="string">
            <text:p>{</text:p>
            <text:p>  "title": "Heat Control",</text:p>
            <text:p>  "description": "An action to trigger the heating mechanism in the popcorn m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popcorn_maker/heat",</text:p>
            <text:p>      "retain": false,</text:p>
            <text:p>      "op": []</text:p>
            <text:p>    }</text:p>
            <text:p>  ]</text:p>
            <text:p>}</text:p>
          </table:table-cell>
          <table:table-cell office:value-type="float" office:value="5" calcext:value-type="float">
            <text:p>5</text:p>
          </table:table-cell>
          <table:table-cell table:formula="of:=[.D254]-1" office:value-type="float" office:value="4" calcext:value-type="float">
            <text:p>4</text:p>
          </table:table-cell>
          <table:table-cell table:number-columns-repeated="16379"/>
        </table:table-row>
        <table:table-row table:style-name="ro34">
          <table:table-cell office:value-type="string" calcext:value-type="string">
            <text:p>camera/is_recording</text:p>
          </table:table-cell>
          <table:table-cell office:value-type="string" calcext:value-type="string">
            <text:p>{</text:p>
            <text:p>  "title": "Recording Status",</text:p>
            <text:p>  "description": "Boolean value indicating if the camera is currently recording",</text:p>
            <text:p>  "observable": null,</text:p>
            <text:p>  "type": "boolean",</text:p>
            <text:p>  "minimum": null,</text:p>
            <text:p>  "maximum": null,</text:p>
            <text:p>  "enum": null,</text:p>
            <text:p>  "properties": {},</text:p>
            <text:p>  "forms": [</text:p>
            <text:p>    {</text:p>
            <text:p>      "href": "broker.emqx.io:1883",</text:p>
            <text:p>      "contentType": null,</text:p>
            <text:p>      "topic": "camera/is_recording",</text:p>
            <text:p>      "retain": false,</text:p>
            <text:p>      "op": [</text:p>
            <text:p>        "readproperty"</text:p>
            <text:p>      ]</text:p>
            <text:p>    }</text:p>
            <text:p>  ]</text:p>
            <text:p>}</text:p>
          </table:table-cell>
          <table:table-cell office:value-type="string" calcext:value-type="string">
            <text:p>{</text:p>
            <text:p>  "title": "Recording Status",</text:p>
            <text:p>  "description": "Represents the current recording state of the camera. True indicates that the camera is currently recording, while False means it is not.",</text:p>
            <text:p>  "observable": null,</text:p>
            <text:p>  "type": "boolean",</text:p>
            <text:p>  "minimum": null,</text:p>
            <text:p>  "maximum": null,</text:p>
            <text:p>  "enum": null,</text:p>
            <text:p>  "properties": {},</text:p>
            <text:p>  "forms": [</text:p>
            <text:p>    {</text:p>
            <text:p>      "href": "mqtt://broker.emqx.io:1883",</text:p>
            <text:p>      "contentType": null,</text:p>
            <text:p>      "topic": "camera/is_recording",</text:p>
            <text:p>      "retain": false,</text:p>
            <text:p>      "op": []</text:p>
            <text:p>    }</text:p>
            <text:p>  ]</text:p>
            <text:p>}</text:p>
          </table:table-cell>
          <table:table-cell office:value-type="float" office:value="5" calcext:value-type="float">
            <text:p>5</text:p>
          </table:table-cell>
          <table:table-cell table:formula="of:=[.D255]-1" office:value-type="float" office:value="4" calcext:value-type="float">
            <text:p>4</text:p>
          </table:table-cell>
          <table:table-cell table:number-columns-repeated="16379"/>
        </table:table-row>
        <table:table-row table:style-name="ro34">
          <table:table-cell office:value-type="string" calcext:value-type="string">
            <text:p>camera/storage</text:p>
          </table:table-cell>
          <table:table-cell office:value-type="string" calcext:value-type="string">
            <text:p>{</text:p>
            <text:p>  "title": "Recording Storage Disk",</text:p>
            <text:p>  "description": "States the current remaining storage in gigabytes",</text:p>
            <text:p>  "observable": null,</text:p>
            <text:p>  "type": "integer",</text:p>
            <text:p>  "minimum": 0,</text:p>
            <text:p>  "maximum": 256,</text:p>
            <text:p>  "enum": null,</text:p>
            <text:p>  "properties": {},</text:p>
            <text:p>  "forms": [</text:p>
            <text:p>    {</text:p>
            <text:p>      "href": "broker.emqx.io:1883",</text:p>
            <text:p>      "contentType": null,</text:p>
            <text:p>      "topic": "camera/storage",</text:p>
            <text:p>      "retain": false,</text:p>
            <text:p>      "op": [</text:p>
            <text:p>        "readproperty"</text:p>
            <text:p>      ]</text:p>
            <text:p>    }</text:p>
            <text:p>  ]</text:p>
            <text:p>}</text:p>
          </table:table-cell>
          <table:table-cell office:value-type="string" calcext:value-type="string">
            <text:p>{</text:p>
            <text:p>  "title": "Camera Storage Capacity",</text:p>
            <text:p>  "description": "The storage capacity of the camera in bytes, which can be read and updated by consumers.",</text:p>
            <text:p>  "observable": null,</text:p>
            <text:p>  "type": "number",</text:p>
            <text:p>  "minimum": null,</text:p>
            <text:p>  "maximum": null,</text:p>
            <text:p>  "enum": null,</text:p>
            <text:p>  "properties": {},</text:p>
            <text:p>  "forms": [</text:p>
            <text:p>    {</text:p>
            <text:p>      "href": "mqtt://broker.emqx.io:1883",</text:p>
            <text:p>      "contentType": null,</text:p>
            <text:p>      "topic": "camera/storage",</text:p>
            <text:p>      "retain": false,</text:p>
            <text:p>      "op": []</text:p>
            <text:p>    }</text:p>
            <text:p>  ]</text:p>
            <text:p>}</text:p>
          </table:table-cell>
          <table:table-cell office:value-type="float" office:value="3" calcext:value-type="float">
            <text:p>3</text:p>
          </table:table-cell>
          <table:table-cell table:formula="of:=[.D256]-1" office:value-type="float" office:value="2" calcext:value-type="float">
            <text:p>2</text:p>
          </table:table-cell>
          <table:table-cell table:number-columns-repeated="16379"/>
        </table:table-row>
        <table:table-row table:style-name="ro29">
          <table:table-cell office:value-type="string" calcext:value-type="string">
            <text:p>camera/record/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record",</text:p>
            <text:p>      "retain": false,</text:p>
            <text:p>      "op": [</text:p>
            <text:p>        "invokeaction"</text:p>
            <text:p>      ]</text:p>
            <text:p>    }</text:p>
            <text:p>  ]</text:p>
            <text:p>}</text:p>
          </table:table-cell>
          <table:table-cell office:value-type="string" calcext:value-type="string">
            <text:p>{</text:p>
            <text:p>  "title": "Start Recording",</text:p>
            <text:p>  "description": "An action to start the recording functionality on the camera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record",</text:p>
            <text:p>      "retain": false,</text:p>
            <text:p>      "op": []</text:p>
            <text:p>    }</text:p>
            <text:p>  ]</text:p>
            <text:p>}</text:p>
          </table:table-cell>
          <table:table-cell office:value-type="float" office:value="5" calcext:value-type="float">
            <text:p>5</text:p>
          </table:table-cell>
          <table:table-cell table:formula="of:=[.D257]-1" office:value-type="float" office:value="4" calcext:value-type="float">
            <text:p>4</text:p>
          </table:table-cell>
          <table:table-cell table:number-columns-repeated="16379"/>
        </table:table-row>
        <table:table-row table:style-name="ro29">
          <table:table-cell office:value-type="string" calcext:value-type="string">
            <text:p>camera/record/stop</text:p>
          </table:table-cell>
          <table:table-cell office:value-type="string" calcext:value-type="string">
            <text:p>{</text:p>
            <text:p>  "title": "Stop Recording",</text:p>
            <text:p>  "description": "Stop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stop",</text:p>
            <text:p>      "retain": false,</text:p>
            <text:p>      "op": [</text:p>
            <text:p>        "invokeaction"</text:p>
            <text:p>      ]</text:p>
            <text:p>    }</text:p>
            <text:p>  ]</text:p>
            <text:p>}</text:p>
          </table:table-cell>
          <table:table-cell office:value-type="string" calcext:value-type="string">
            <text:p>{</text:p>
            <text:p>  "title": "Stop Recording",</text:p>
            <text:p>  "description": "This action stops the current recording session on the camera.",</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stop",</text:p>
            <text:p>      "retain": false,</text:p>
            <text:p>      "op": []</text:p>
            <text:p>    }</text:p>
            <text:p>  ]</text:p>
            <text:p>}</text:p>
          </table:table-cell>
          <table:table-cell office:value-type="float" office:value="5" calcext:value-type="float">
            <text:p>5</text:p>
          </table:table-cell>
          <table:table-cell table:formula="of:=[.D258]-1" office:value-type="float" office:value="4" calcext:value-type="float">
            <text:p>4</text:p>
          </table:table-cell>
          <table:table-cell table:number-columns-repeated="16379"/>
        </table:table-row>
        <table:table-row table:style-name="ro29">
          <table:table-cell office:value-type="string" calcext:value-type="string">
            <text:p>camera/record/delete</text:p>
          </table:table-cell>
          <table:table-cell office:value-type="string" calcext:value-type="string">
            <text:p>{</text:p>
            <text:p>  "title": "Delete Recording",</text:p>
            <text:p>  "description": "Deletes video files freeing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camera/record/delete",</text:p>
            <text:p>      "retain": false,</text:p>
            <text:p>      "op": [</text:p>
            <text:p>        "invokeaction"</text:p>
            <text:p>      ]</text:p>
            <text:p>    }</text:p>
            <text:p>  ]</text:p>
            <text:p>}</text:p>
          </table:table-cell>
          <table:table-cell office:value-type="string" calcext:value-type="string">
            <text:p>{</text:p>
            <text:p>  "title": "Delete Record",</text:p>
            <text:p>  "description": "An action to delete a recorded video from the camera'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camera/record/delete",</text:p>
            <text:p>      "retain": false,</text:p>
            <text:p>      "op": []</text:p>
            <text:p>    }</text:p>
            <text:p>  ]</text:p>
            <text:p>}</text:p>
          </table:table-cell>
          <table:table-cell office:value-type="float" office:value="5" calcext:value-type="float">
            <text:p>5</text:p>
          </table:table-cell>
          <table:table-cell table:formula="of:=[.D259]-1" office:value-type="float" office:value="4" calcext:value-type="float">
            <text:p>4</text:p>
          </table:table-cell>
          <table:table-cell table:number-columns-repeated="16379"/>
        </table:table-row>
        <table:table-row table:style-name="ro39">
          <table:table-cell office:value-type="string" calcext:value-type="string">
            <text:p>heater/level</text:p>
          </table:table-cell>
          <table:table-cell office:value-type="string" calcext:value-type="string">
            <text:p>{</text:p>
            <text:p>  "title": "Heating Level",</text:p>
            <text:p>  "description": "Integer Value indicating the current heating level of the device. Higher values represent higher temperatures. Maximum value is 6, minumum value is 0",</text:p>
            <text:p>  "observable": null,</text:p>
            <text:p>  "type": "integer",</text:p>
            <text:p>  "minimum": 0,</text:p>
            <text:p>  "maximum": 6,</text:p>
            <text:p>  "enum": null,</text:p>
            <text:p>  "properties": {},</text:p>
            <text:p>  "forms": [</text:p>
            <text:p>    {</text:p>
            <text:p>      "href": "broker.emqx.io:1883",</text:p>
            <text:p>      "contentType": null,</text:p>
            <text:p>      "topic": "heater/level",</text:p>
            <text:p>      "retain": false,</text:p>
            <text:p>      "op": [</text:p>
            <text:p>        "readproperty"</text:p>
            <text:p>      ]</text:p>
            <text:p>    }</text:p>
            <text:p>  ]</text:p>
            <text:p>}</text:p>
          </table:table-cell>
          <table:table-cell office:value-type="string" calcext:value-type="string">
            <text:p>{</text:p>
            <text:p>  "title": "Heater Level",</text:p>
            <text:p>  "description": "The current level setting of the heater.",</text:p>
            <text:p>  "observable": null,</text:p>
            <text:p>  "type": "integer",</text:p>
            <text:p>  "minimum": null,</text:p>
            <text:p>  "maximum": null,</text:p>
            <text:p>  "enum": null,</text:p>
            <text:p>  "properties": {},</text:p>
            <text:p>  "forms": [</text:p>
            <text:p>    {</text:p>
            <text:p>      "href": "mqtt://broker.emqx.io:1883",</text:p>
            <text:p>      "contentType": null,</text:p>
            <text:p>      "topic": "heater/level",</text:p>
            <text:p>      "retain": false,</text:p>
            <text:p>      "op": []</text:p>
            <text:p>    }</text:p>
            <text:p>  ]</text:p>
            <text:p>}</text:p>
          </table:table-cell>
          <table:table-cell office:value-type="float" office:value="4" calcext:value-type="float">
            <text:p>4</text:p>
          </table:table-cell>
          <table:table-cell table:formula="of:=[.D260]-1" office:value-type="float" office:value="3" calcext:value-type="float">
            <text:p>3</text:p>
          </table:table-cell>
          <table:table-cell table:number-columns-repeated="16379"/>
        </table:table-row>
        <table:table-row table:style-name="ro34">
          <table:table-cell office:value-type="string" calcext:value-type="string">
            <text:p>heater/status</text:p>
          </table:table-cell>
          <table:table-cell office:value-type="string" calcext:value-type="string">
            <text:p>{</text:p>
            <text:p>  "title": "Heating Status",</text:p>
            <text:p>  "description": "Boolean Value that describes if the device is on or off",</text:p>
            <text:p>  "observable": null,</text:p>
            <text:p>  "type": "boolean",</text:p>
            <text:p>  "minimum": null,</text:p>
            <text:p>  "maximum": null,</text:p>
            <text:p>  "enum": null,</text:p>
            <text:p>  "properties": {},</text:p>
            <text:p>  "forms": [</text:p>
            <text:p>    {</text:p>
            <text:p>      "href": "broker.emqx.io:1883",</text:p>
            <text:p>      "contentType": null,</text:p>
            <text:p>      "topic": "heater/status",</text:p>
            <text:p>      "retain": false,</text:p>
            <text:p>      "op": [</text:p>
            <text:p>        "readproperty"</text:p>
            <text:p>      ]</text:p>
            <text:p>    }</text:p>
            <text:p>  ]</text:p>
            <text:p>}</text:p>
          </table:table-cell>
          <table:table-cell office:value-type="string" calcext:value-type="string">
            <text:p>{</text:p>
            <text:p>  "title": "Heater Status",</text:p>
            <text:p>  "description": "Status property indicating whether the heater is currently active or inactive.",</text:p>
            <text:p>  "observable": null,</text:p>
            <text:p>  "type": "boolean",</text:p>
            <text:p>  "minimum": null,</text:p>
            <text:p>  "maximum": null,</text:p>
            <text:p>  "enum": null,</text:p>
            <text:p>  "properties": {},</text:p>
            <text:p>  "forms": [</text:p>
            <text:p>    {</text:p>
            <text:p>      "href": "mqtt://broker.emqx.io:1883",</text:p>
            <text:p>      "contentType": null,</text:p>
            <text:p>      "topic": "heater/status",</text:p>
            <text:p>      "retain": false,</text:p>
            <text:p>      "op": []</text:p>
            <text:p>    }</text:p>
            <text:p>  ]</text:p>
            <text:p>}</text:p>
          </table:table-cell>
          <table:table-cell office:value-type="float" office:value="4" calcext:value-type="float">
            <text:p>4</text:p>
          </table:table-cell>
          <table:table-cell table:formula="of:=[.D261]-1" office:value-type="float" office:value="3" calcext:value-type="float">
            <text:p>3</text:p>
          </table:table-cell>
          <table:table-cell table:number-columns-repeated="16379"/>
        </table:table-row>
        <table:table-row table:style-name="ro29">
          <table:table-cell office:value-type="string" calcext:value-type="string">
            <text:p>heater/turn_on</text:p>
          </table:table-cell>
          <table:table-cell office:value-type="string" calcext:value-type="string">
            <text:p>{</text:p>
            <text:p>  "title": "Start Heating",</text:p>
            <text:p>  "description": "Turns the Heating Device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n",</text:p>
            <text:p>      "retain": false,</text:p>
            <text:p>      "op": [</text:p>
            <text:p>        "invokeaction"</text:p>
            <text:p>      ]</text:p>
            <text:p>    }</text:p>
            <text:p>  ]</text:p>
            <text:p>}</text:p>
          </table:table-cell>
          <table:table-cell office:value-type="string" calcext:value-type="string">
            <text:p>{</text:p>
            <text:p>  "title": "Turn On Heater",</text:p>
            <text:p>  "description": "An action to turn on the he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n",</text:p>
            <text:p>      "retain": false,</text:p>
            <text:p>      "op": []</text:p>
            <text:p>    }</text:p>
            <text:p>  ]</text:p>
            <text:p>}</text:p>
          </table:table-cell>
          <table:table-cell office:value-type="float" office:value="5" calcext:value-type="float">
            <text:p>5</text:p>
          </table:table-cell>
          <table:table-cell table:formula="of:=[.D262]-1" office:value-type="float" office:value="4" calcext:value-type="float">
            <text:p>4</text:p>
          </table:table-cell>
          <table:table-cell table:number-columns-repeated="16379"/>
        </table:table-row>
        <table:table-row table:style-name="ro29">
          <table:table-cell office:value-type="string" calcext:value-type="string">
            <text:p>heater/turn_off</text:p>
          </table:table-cell>
          <table:table-cell office:value-type="string" calcext:value-type="string">
            <text:p>{</text:p>
            <text:p>  "title": "Stop Heating",</text:p>
            <text:p>  "description": "Turns the Heating device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turn_off",</text:p>
            <text:p>      "retain": false,</text:p>
            <text:p>      "op": [</text:p>
            <text:p>        "invokeaction"</text:p>
            <text:p>      ]</text:p>
            <text:p>    }</text:p>
            <text:p>  ]</text:p>
            <text:p>}</text:p>
          </table:table-cell>
          <table:table-cell office:value-type="string" calcext:value-type="string">
            <text:p>{</text:p>
            <text:p>  "title": "Turn Off Heater",</text:p>
            <text:p>  "description": "An action to turn off the heater. This affordance allows consumers to send a command to deactivate the heating functionalit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turn_off",</text:p>
            <text:p>      "retain": false,</text:p>
            <text:p>      "op": []</text:p>
            <text:p>    }</text:p>
            <text:p>  ]</text:p>
            <text:p>}</text:p>
          </table:table-cell>
          <table:table-cell office:value-type="float" office:value="5" calcext:value-type="float">
            <text:p>5</text:p>
          </table:table-cell>
          <table:table-cell table:formula="of:=[.D263]-1" office:value-type="float" office:value="4" calcext:value-type="float">
            <text:p>4</text:p>
          </table:table-cell>
          <table:table-cell table:number-columns-repeated="16379"/>
        </table:table-row>
        <table:table-row table:style-name="ro29">
          <table:table-cell office:value-type="string" calcext:value-type="string">
            <text:p>heater/increase_temp</text:p>
          </table:table-cell>
          <table:table-cell office:value-type="string" calcext:value-type="string">
            <text:p>{</text:p>
            <text:p>  "title": "Increase Heating Level",</text:p>
            <text:p>  "description": "In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increase_temp",</text:p>
            <text:p>      "retain": false,</text:p>
            <text:p>      "op": [</text:p>
            <text:p>        "invokeaction"</text:p>
            <text:p>      ]</text:p>
            <text:p>    }</text:p>
            <text:p>  ]</text:p>
            <text:p>}</text:p>
          </table:table-cell>
          <table:table-cell office:value-type="string" calcext:value-type="string">
            <text:p>{</text:p>
            <text:p>  "title": "Increase Temperature",</text:p>
            <text:p>  "description": "An action to increase the temperature setting of the heater by one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increase_temp",</text:p>
            <text:p>      "retain": false,</text:p>
            <text:p>      "op": []</text:p>
            <text:p>    }</text:p>
            <text:p>  ]</text:p>
            <text:p>}</text:p>
          </table:table-cell>
          <table:table-cell office:value-type="float" office:value="5" calcext:value-type="float">
            <text:p>5</text:p>
          </table:table-cell>
          <table:table-cell table:formula="of:=[.D264]-1" office:value-type="float" office:value="4" calcext:value-type="float">
            <text:p>4</text:p>
          </table:table-cell>
          <table:table-cell table:number-columns-repeated="16379"/>
        </table:table-row>
        <table:table-row table:style-name="ro29">
          <table:table-cell office:value-type="string" calcext:value-type="string">
            <text:p>heater/decrease_temp</text:p>
          </table:table-cell>
          <table:table-cell office:value-type="string" calcext:value-type="string">
            <text:p>{</text:p>
            <text:p>  "title": "Decrease Heating Level",</text:p>
            <text:p>  "description": "Decreases the Heating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heater/decrease_temp",</text:p>
            <text:p>      "retain": false,</text:p>
            <text:p>      "op": [</text:p>
            <text:p>        "invokeaction"</text:p>
            <text:p>      ]</text:p>
            <text:p>    }</text:p>
            <text:p>  ]</text:p>
            <text:p>}</text:p>
          </table:table-cell>
          <table:table-cell office:value-type="string" calcext:value-type="string">
            <text:p>{</text:p>
            <text:p>  "title": "Decrease Temperature",</text:p>
            <text:p>  "description": "An action to decrease the temperature setting of the heater by one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heater/decrease_temp",</text:p>
            <text:p>      "retain": false,</text:p>
            <text:p>      "op": []</text:p>
            <text:p>    }</text:p>
            <text:p>  ]</text:p>
            <text:p>}</text:p>
          </table:table-cell>
          <table:table-cell office:value-type="float" office:value="5" calcext:value-type="float">
            <text:p>5</text:p>
          </table:table-cell>
          <table:table-cell table:formula="of:=[.D265]-1" office:value-type="float" office:value="4" calcext:value-type="float">
            <text:p>4</text:p>
          </table:table-cell>
          <table:table-cell table:number-columns-repeated="16379"/>
        </table:table-row>
        <table:table-row table:style-name="ro35">
          <table:table-cell office:value-type="string" calcext:value-type="string">
            <text:p>lock</text:p>
          </table:table-cell>
          <table:table-cell office:value-type="string" calcext:value-type="string">
            <text:p>{</text:p>
            <text:p>  "title": "Locking Mechanism Status",</text:p>
            <text:p>  "description": "Property stating if the locked is currently locked(True) or unlocked(False)",</text:p>
            <text:p>  "observable": null,</text:p>
            <text:p>  "type": "boolean",</text:p>
            <text:p>  "minimum": null,</text:p>
            <text:p>  "maximum": null,</text:p>
            <text:p>  "enum": null,</text:p>
            <text:p>  "properties": {},</text:p>
            <text:p>  "forms": [</text:p>
            <text:p>    {</text:p>
            <text:p>      "href": "broker.emqx.io:1883",</text:p>
            <text:p>      "contentType": null,</text:p>
            <text:p>      "topic": "lock",</text:p>
            <text:p>      "retain": false,</text:p>
            <text:p>      "op": [</text:p>
            <text:p>        "readproperty"</text:p>
            <text:p>      ]</text:p>
            <text:p>    }</text:p>
            <text:p>  ]</text:p>
            <text:p>}</text:p>
          </table:table-cell>
          <table:table-cell office:value-type="string" calcext:value-type="string">
            <text:p>{</text:p>
            <text:p>  "title": "Lock State",</text:p>
            <text:p>  "description": "Represents the current state of the lock (locked/unlocked)",</text:p>
            <text:p>  "observable": null,</text:p>
            <text:p>  "type": "boolean",</text:p>
            <text:p>  "minimum": null,</text:p>
            <text:p>  "maximum": null,</text:p>
            <text:p>  "enum": null,</text:p>
            <text:p>  "properties": {},</text:p>
            <text:p>  "forms": [</text:p>
            <text:p>    {</text:p>
            <text:p>      "href": "mqtt://broker.emqx.io:1883",</text:p>
            <text:p>      "contentType": null,</text:p>
            <text:p>      "topic": "lock",</text:p>
            <text:p>      "retain": false,</text:p>
            <text:p>      "op": []</text:p>
            <text:p>    }</text:p>
            <text:p>  ]</text:p>
            <text:p>}</text:p>
          </table:table-cell>
          <table:table-cell office:value-type="float" office:value="5" calcext:value-type="float">
            <text:p>5</text:p>
          </table:table-cell>
          <table:table-cell table:formula="of:=[.D266]-1" office:value-type="float" office:value="4" calcext:value-type="float">
            <text:p>4</text:p>
          </table:table-cell>
          <table:table-cell table:number-columns-repeated="16379"/>
        </table:table-row>
        <table:table-row table:style-name="ro29">
          <table:table-cell office:value-type="string" calcext:value-type="string">
            <text:p>lock/lock</text:p>
          </table:table-cell>
          <table:table-cell office:value-type="string" calcext:value-type="string">
            <text:p>{</text:p>
            <text:p>  "title": "Lock",</text:p>
            <text:p>  "description": "Locks the lock securing connected objec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lock",</text:p>
            <text:p>      "retain": false,</text:p>
            <text:p>      "op": [</text:p>
            <text:p>        "invokeaction"</text:p>
            <text:p>      ]</text:p>
            <text:p>    }</text:p>
            <text:p>  ]</text:p>
            <text:p>}</text:p>
          </table:table-cell>
          <table:table-cell office:value-type="string" calcext:value-type="string">
            <text:p>{</text:p>
            <text:p>  "title": "Lock Action",</text:p>
            <text:p>  "description": "An action that locks the device. The topic 'lock/lock' indicates a command to perform locking, and the null payload suggests it's an action invocation rather than a state chan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lock",</text:p>
            <text:p>      "retain": false,</text:p>
            <text:p>      "op": []</text:p>
            <text:p>    }</text:p>
            <text:p>  ]</text:p>
            <text:p>}</text:p>
          </table:table-cell>
          <table:table-cell office:value-type="float" office:value="5" calcext:value-type="float">
            <text:p>5</text:p>
          </table:table-cell>
          <table:table-cell table:formula="of:=[.D267]-1" office:value-type="float" office:value="4" calcext:value-type="float">
            <text:p>4</text:p>
          </table:table-cell>
          <table:table-cell table:number-columns-repeated="16379"/>
        </table:table-row>
        <table:table-row table:style-name="ro29">
          <table:table-cell office:value-type="string" calcext:value-type="string">
            <text:p>lock/unlock</text:p>
          </table:table-cell>
          <table:table-cell office:value-type="string" calcext:value-type="string">
            <text:p>{</text:p>
            <text:p>  "title": "Unlock",</text:p>
            <text:p>  "description": "Unlocks the lock making connected objects accessi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lock/unlock",</text:p>
            <text:p>      "retain": false,</text:p>
            <text:p>      "op": [</text:p>
            <text:p>        "invokeaction"</text:p>
            <text:p>      ]</text:p>
            <text:p>    }</text:p>
            <text:p>  ]</text:p>
            <text:p>}</text:p>
          </table:table-cell>
          <table:table-cell office:value-type="string" calcext:value-type="string">
            <text:p>{</text:p>
            <text:p>  "title": "Unlock the Lock",</text:p>
            <text:p>  "description": "An action to unlock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lock/unlock",</text:p>
            <text:p>      "retain": false,</text:p>
            <text:p>      "op": []</text:p>
            <text:p>    }</text:p>
            <text:p>  ]</text:p>
            <text:p>}</text:p>
          </table:table-cell>
          <table:table-cell office:value-type="float" office:value="5" calcext:value-type="float">
            <text:p>5</text:p>
          </table:table-cell>
          <table:table-cell table:formula="of:=[.D268]-1" office:value-type="float" office:value="4" calcext:value-type="float">
            <text:p>4</text:p>
          </table:table-cell>
          <table:table-cell table:number-columns-repeated="16379"/>
        </table:table-row>
        <table:table-row table:style-name="ro37">
          <table:table-cell office:value-type="string" calcext:value-type="string">
            <text:p>radio/power</text:p>
          </table:table-cell>
          <table:table-cell office:value-type="string" calcext:value-type="string">
            <text:p>{</text:p>
            <text:p>  "title": "Current Operation Status",</text:p>
            <text:p>  "description": "Power status indicating if the device is turned on or off",</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radio/power",</text:p>
            <text:p>      "retain": false,</text:p>
            <text:p>      "op": [</text:p>
            <text:p>        "readproperty"</text:p>
            <text:p>      ]</text:p>
            <text:p>    }</text:p>
            <text:p>  ]</text:p>
            <text:p>}</text:p>
          </table:table-cell>
          <table:table-cell office:value-type="string" calcext:value-type="string">
            <text:p>{</text:p>
            <text:p>  "title": "Radio Power",</text:p>
            <text:p>  "description": "The power state of the radio, which can be turned on or off.",</text:p>
            <text:p>  "observable": null,</text:p>
            <text:p>  "type": "string",</text:p>
            <text:p>  "minimum": null,</text:p>
            <text:p>  "maximum": null,</text:p>
            <text:p>  "enum": [</text:p>
            <text:p>    "off",</text:p>
            <text:p>    "on"</text:p>
            <text:p>  ],</text:p>
            <text:p>  "properties": {},</text:p>
            <text:p>  "forms": [</text:p>
            <text:p>    {</text:p>
            <text:p>      "href": "mqtt://broker.emqx.io:1883",</text:p>
            <text:p>      "contentType": null,</text:p>
            <text:p>      "topic": "radio/power",</text:p>
            <text:p>      "retain": false,</text:p>
            <text:p>      "op": []</text:p>
            <text:p>    }</text:p>
            <text:p>  ]</text:p>
            <text:p>}</text:p>
          </table:table-cell>
          <table:table-cell office:value-type="float" office:value="5" calcext:value-type="float">
            <text:p>5</text:p>
          </table:table-cell>
          <table:table-cell table:formula="of:=[.D269]-1" office:value-type="float" office:value="4" calcext:value-type="float">
            <text:p>4</text:p>
          </table:table-cell>
          <table:table-cell table:number-columns-repeated="16379"/>
        </table:table-row>
        <table:table-row table:style-name="ro40">
          <table:table-cell office:value-type="string" calcext:value-type="string">
            <text:p>radio/channel</text:p>
          </table:table-cell>
          <table:table-cell office:value-type="string" calcext:value-type="string">
            <text:p>{</text:p>
            <text:p>  "title": "Current Radio Channel",</text:p>
            <text:p>  "description": "Displays the current channel of the radio",</text:p>
            <text:p>  "observable": null,</text:p>
            <text:p>  "type": "string",</text:p>
            <text:p>  "minimum": null,</text:p>
            <text:p>  "maximum": null,</text:p>
            <text:p>  "enum": [</text:p>
            <text:p>    "MTV",</text:p>
            <text:p>    "Jamz",</text:p>
            <text:p>    "The Beat",</text:p>
            <text:p>    "The Mix"</text:p>
            <text:p>  ],</text:p>
            <text:p>  "properties": {},</text:p>
            <text:p>  "forms": [</text:p>
            <text:p>    {</text:p>
            <text:p>      "href": "broker.emqx.io:1883",</text:p>
            <text:p>      "contentType": null,</text:p>
            <text:p>      "topic": "radio/channel",</text:p>
            <text:p>      "retain": false,</text:p>
            <text:p>      "op": [</text:p>
            <text:p>        "readproperty"</text:p>
            <text:p>      ]</text:p>
            <text:p>    }</text:p>
            <text:p>  ]</text:p>
            <text:p>}</text:p>
          </table:table-cell>
          <table:table-cell office:value-type="string" calcext:value-type="string">
            <text:p>{</text:p>
            <text:p>  "title": "Radio Channel",</text:p>
            <text:p>  "description": "The available channels on the radio device. This property shows the current channel and allows switching between different radio stations.",</text:p>
            <text:p>  "observable": null,</text:p>
            <text:p>  "type": "string",</text:p>
            <text:p>  "minimum": null,</text:p>
            <text:p>  "maximum": null,</text:p>
            <text:p>  "enum": [</text:p>
            <text:p>    "MTV",</text:p>
            <text:p>    "Jamz",</text:p>
            <text:p>    "The Mix",</text:p>
            <text:p>    "The Beat"</text:p>
            <text:p>  ],</text:p>
            <text:p>  "properties": {},</text:p>
            <text:p>  "forms": [</text:p>
            <text:p>    {</text:p>
            <text:p>      "href": "mqtt://broker.emqx.io:1883",</text:p>
            <text:p>      "contentType": null,</text:p>
            <text:p>      "topic": "radio/channel",</text:p>
            <text:p>      "retain": false,</text:p>
            <text:p>      "op": []</text:p>
            <text:p>    }</text:p>
            <text:p>  ]</text:p>
            <text:p>}</text:p>
          </table:table-cell>
          <table:table-cell office:value-type="float" office:value="4" calcext:value-type="float">
            <text:p>4</text:p>
          </table:table-cell>
          <table:table-cell table:formula="of:=[.D270]-1" office:value-type="float" office:value="3" calcext:value-type="float">
            <text:p>3</text:p>
          </table:table-cell>
          <table:table-cell table:number-columns-repeated="16379"/>
        </table:table-row>
        <table:table-row table:style-name="ro29">
          <table:table-cell office:value-type="string" calcext:value-type="string">
            <text:p>radio/power_on</text:p>
          </table:table-cell>
          <table:table-cell office:value-type="string" calcext:value-type="string">
            <text:p>{</text:p>
            <text:p>  "title": "Power On Radio",</text:p>
            <text:p>  "description": "Turns the radio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n",</text:p>
            <text:p>      "retain": false,</text:p>
            <text:p>      "op": [</text:p>
            <text:p>        "invokeaction"</text:p>
            <text:p>      ]</text:p>
            <text:p>    }</text:p>
            <text:p>  ]</text:p>
            <text:p>}</text:p>
          </table:table-cell>
          <table:table-cell office:value-type="string" calcext:value-type="string">
            <text:p>{</text:p>
            <text:p>  "title": "Power On Action",</text:p>
            <text:p>  "description": "An action to turn the radio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n",</text:p>
            <text:p>      "retain": false,</text:p>
            <text:p>      "op": []</text:p>
            <text:p>    }</text:p>
            <text:p>  ]</text:p>
            <text:p>}</text:p>
          </table:table-cell>
          <table:table-cell office:value-type="float" office:value="5" calcext:value-type="float">
            <text:p>5</text:p>
          </table:table-cell>
          <table:table-cell table:formula="of:=[.D271]-1" office:value-type="float" office:value="4" calcext:value-type="float">
            <text:p>4</text:p>
          </table:table-cell>
          <table:table-cell table:number-columns-repeated="16379"/>
        </table:table-row>
        <table:table-row table:style-name="ro29">
          <table:table-cell office:value-type="string" calcext:value-type="string">
            <text:p>radio/switch_channel</text:p>
          </table:table-cell>
          <table:table-cell office:value-type="string" calcext:value-type="string">
            <text:p>{</text:p>
            <text:p>  "title": "Switch Channel",</text:p>
            <text:p>  "description": "Switches channel of the radio to the next available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switch_channel",</text:p>
            <text:p>      "retain": false,</text:p>
            <text:p>      "op": [</text:p>
            <text:p>        "invokeaction"</text:p>
            <text:p>      ]</text:p>
            <text:p>    }</text:p>
            <text:p>  ]</text:p>
            <text:p>}</text:p>
          </table:table-cell>
          <table:table-cell office:value-type="string" calcext:value-type="string">
            <text:p>{</text:p>
            <text:p>  "title": "Switch Channel Action",</text:p>
            <text:p>  "description": "An action to switch the radio channel. This action does not return any data, as indicated by the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switch_channel",</text:p>
            <text:p>      "retain": false,</text:p>
            <text:p>      "op": []</text:p>
            <text:p>    }</text:p>
            <text:p>  ]</text:p>
            <text:p>}</text:p>
          </table:table-cell>
          <table:table-cell office:value-type="float" office:value="5" calcext:value-type="float">
            <text:p>5</text:p>
          </table:table-cell>
          <table:table-cell table:formula="of:=[.D272]-1" office:value-type="float" office:value="4" calcext:value-type="float">
            <text:p>4</text:p>
          </table:table-cell>
          <table:table-cell table:number-columns-repeated="16379"/>
        </table:table-row>
        <table:table-row table:style-name="ro29">
          <table:table-cell office:value-type="string" calcext:value-type="string">
            <text:p>radio/power_off</text:p>
          </table:table-cell>
          <table:table-cell office:value-type="string" calcext:value-type="string">
            <text:p>{</text:p>
            <text:p>  "title": "Power Off Radio",</text:p>
            <text:p>  "description": "Turns the radio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radio/power_off",</text:p>
            <text:p>      "retain": false,</text:p>
            <text:p>      "op": [</text:p>
            <text:p>        "invokeaction"</text:p>
            <text:p>      ]</text:p>
            <text:p>    }</text:p>
            <text:p>  ]</text:p>
            <text:p>}</text:p>
          </table:table-cell>
          <table:table-cell office:value-type="string" calcext:value-type="string">
            <text:p>{</text:p>
            <text:p>  "title": "Power Off",</text:p>
            <text:p>  "description": "An action to turn off the radi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radio/power_off",</text:p>
            <text:p>      "retain": false,</text:p>
            <text:p>      "op": []</text:p>
            <text:p>    }</text:p>
            <text:p>  ]</text:p>
            <text:p>}</text:p>
          </table:table-cell>
          <table:table-cell office:value-type="float" office:value="5" calcext:value-type="float">
            <text:p>5</text:p>
          </table:table-cell>
          <table:table-cell table:formula="of:=[.D273]-1" office:value-type="float" office:value="4" calcext:value-type="float">
            <text:p>4</text:p>
          </table:table-cell>
          <table:table-cell table:number-columns-repeated="16379"/>
        </table:table-row>
        <table:table-row table:style-name="ro39">
          <table:table-cell office:value-type="string" calcext:value-type="string">
            <text:p>speaker/is_connected</text:p>
          </table:table-cell>
          <table:table-cell office:value-type="string" calcext:value-type="string">
            <text:p>{</text:p>
            <text:p>  "title": "Online Connection Status",</text:p>
            <text:p>  "description": "States whether the speaker is connected to the Internet or not. If False music can not be played and the speaker must first be reconnected to the network",</text:p>
            <text:p>  "observable": null,</text:p>
            <text:p>  "type": "boolean",</text:p>
            <text:p>  "minimum": null,</text:p>
            <text:p>  "maximum": null,</text:p>
            <text:p>  "enum": null,</text:p>
            <text:p>  "properties": {},</text:p>
            <text:p>  "forms": [</text:p>
            <text:p>    {</text:p>
            <text:p>      "href": "broker.emqx.io:1883",</text:p>
            <text:p>      "contentType": null,</text:p>
            <text:p>      "topic": "speaker/is_connected",</text:p>
            <text:p>      "retain": false,</text:p>
            <text:p>      "op": [</text:p>
            <text:p>        "readproperty"</text:p>
            <text:p>      ]</text:p>
            <text:p>    }</text:p>
            <text:p>  ]</text:p>
            <text:p>}</text:p>
          </table:table-cell>
          <table:table-cell office:value-type="string" calcext:value-type="string">
            <text:p>{</text:p>
            <text:p>  "title": "Speaker Connection Status",</text:p>
            <text:p>  "description": "Indicates whether the speaker is currently connected to the network or system.",</text:p>
            <text:p>  "observable": null,</text:p>
            <text:p>  "type": "boolean",</text:p>
            <text:p>  "minimum": null,</text:p>
            <text:p>  "maximum": null,</text:p>
            <text:p>  "enum": null,</text:p>
            <text:p>  "properties": {},</text:p>
            <text:p>  "forms": [</text:p>
            <text:p>    {</text:p>
            <text:p>      "href": "mqtt://broker.emqx.io:1883",</text:p>
            <text:p>      "contentType": null,</text:p>
            <text:p>      "topic": "speaker/is_connected",</text:p>
            <text:p>      "retain": false,</text:p>
            <text:p>      "op": []</text:p>
            <text:p>    }</text:p>
            <text:p>  ]</text:p>
            <text:p>}</text:p>
          </table:table-cell>
          <table:table-cell office:value-type="float" office:value="4" calcext:value-type="float">
            <text:p>4</text:p>
          </table:table-cell>
          <table:table-cell table:formula="of:=[.D274]-1" office:value-type="float" office:value="3" calcext:value-type="float">
            <text:p>3</text:p>
          </table:table-cell>
          <table:table-cell table:number-columns-repeated="16379"/>
        </table:table-row>
        <table:table-row table:style-name="ro34">
          <table:table-cell office:value-type="string" calcext:value-type="string">
            <text:p>speaker/is_playing</text:p>
          </table:table-cell>
          <table:table-cell office:value-type="string" calcext:value-type="string">
            <text:p>{</text:p>
            <text:p>  "title": "Speaker Active",</text:p>
            <text:p>  "description": "States whether the speaker is currently playing music or not",</text:p>
            <text:p>  "observable": null,</text:p>
            <text:p>  "type": "boolean",</text:p>
            <text:p>  "minimum": null,</text:p>
            <text:p>  "maximum": null,</text:p>
            <text:p>  "enum": null,</text:p>
            <text:p>  "properties": {},</text:p>
            <text:p>  "forms": [</text:p>
            <text:p>    {</text:p>
            <text:p>      "href": "broker.emqx.io:1883",</text:p>
            <text:p>      "contentType": null,</text:p>
            <text:p>      "topic": "speaker/is_playing",</text:p>
            <text:p>      "retain": false,</text:p>
            <text:p>      "op": [</text:p>
            <text:p>        "readproperty"</text:p>
            <text:p>      ]</text:p>
            <text:p>    }</text:p>
            <text:p>  ]</text:p>
            <text:p>}</text:p>
          </table:table-cell>
          <table:table-cell office:value-type="string" calcext:value-type="string">
            <text:p>{</text:p>
            <text:p>  "title": "Is Playing Status",</text:p>
            <text:p>  "description": "Represents the playing status of the speaker, indicating whether audio is currently being played or not.",</text:p>
            <text:p>  "observable": null,</text:p>
            <text:p>  "type": "boolean",</text:p>
            <text:p>  "minimum": null,</text:p>
            <text:p>  "maximum": null,</text:p>
            <text:p>  "enum": null,</text:p>
            <text:p>  "properties": {},</text:p>
            <text:p>  "forms": [</text:p>
            <text:p>    {</text:p>
            <text:p>      "href": "mqtt://broker.emqx.io:1883",</text:p>
            <text:p>      "contentType": null,</text:p>
            <text:p>      "topic": "speaker/is_playing",</text:p>
            <text:p>      "retain": false,</text:p>
            <text:p>      "op": []</text:p>
            <text:p>    }</text:p>
            <text:p>  ]</text:p>
            <text:p>}</text:p>
          </table:table-cell>
          <table:table-cell office:value-type="float" office:value="5" calcext:value-type="float">
            <text:p>5</text:p>
          </table:table-cell>
          <table:table-cell table:formula="of:=[.D275]-1" office:value-type="float" office:value="4" calcext:value-type="float">
            <text:p>4</text:p>
          </table:table-cell>
          <table:table-cell table:number-columns-repeated="16379"/>
        </table:table-row>
        <table:table-row table:style-name="ro34">
          <table:table-cell office:value-type="string" calcext:value-type="string">
            <text:p>speaker/status</text:p>
          </table:table-cell>
          <table:table-cell office:value-type="string" calcext:value-type="string">
            <text:p>{</text:p>
            <text:p>  "title": "Speaker Status",</text:p>
            <text:p>  "description": "Indicates if the speaker is currently switched on or off",</text:p>
            <text:p>  "observable": null,</text:p>
            <text:p>  "type": "boolean",</text:p>
            <text:p>  "minimum": null,</text:p>
            <text:p>  "maximum": null,</text:p>
            <text:p>  "enum": null,</text:p>
            <text:p>  "properties": {},</text:p>
            <text:p>  "forms": [</text:p>
            <text:p>    {</text:p>
            <text:p>      "href": "broker.emqx.io:1883",</text:p>
            <text:p>      "contentType": null,</text:p>
            <text:p>      "topic": "speaker/status",</text:p>
            <text:p>      "retain": false,</text:p>
            <text:p>      "op": [</text:p>
            <text:p>        "readproperty"</text:p>
            <text:p>      ]</text:p>
            <text:p>    }</text:p>
            <text:p>  ]</text:p>
            <text:p>}</text:p>
          </table:table-cell>
          <table:table-cell office:value-type="string" calcext:value-type="string">
            <text:p>{</text:p>
            <text:p>  "title": "Speaker Status",</text:p>
            <text:p>  "description": "The operational status of the speaker, indicating whether it is currently active or not.",</text:p>
            <text:p>  "observable": null,</text:p>
            <text:p>  "type": "boolean",</text:p>
            <text:p>  "minimum": null,</text:p>
            <text:p>  "maximum": null,</text:p>
            <text:p>  "enum": null,</text:p>
            <text:p>  "properties": {},</text:p>
            <text:p>  "forms": [</text:p>
            <text:p>    {</text:p>
            <text:p>      "href": "mqtt://broker.emqx.io:1883",</text:p>
            <text:p>      "contentType": null,</text:p>
            <text:p>      "topic": "speaker/status",</text:p>
            <text:p>      "retain": false,</text:p>
            <text:p>      "op": []</text:p>
            <text:p>    }</text:p>
            <text:p>  ]</text:p>
            <text:p>}</text:p>
          </table:table-cell>
          <table:table-cell office:value-type="float" office:value="4" calcext:value-type="float">
            <text:p>4</text:p>
          </table:table-cell>
          <table:table-cell table:formula="of:=[.D276]-1" office:value-type="float" office:value="3" calcext:value-type="float">
            <text:p>3</text:p>
          </table:table-cell>
          <table:table-cell table:number-columns-repeated="16379"/>
        </table:table-row>
        <table:table-row table:style-name="ro34">
          <table:table-cell office:value-type="string" calcext:value-type="string">
            <text:p>speaker/volume</text:p>
          </table:table-cell>
          <table:table-cell office:value-type="string" calcext:value-type="string">
            <text:p>{</text:p>
            <text:p>  "title": "Volume Level",</text:p>
            <text:p>  "description": "The speaker volume in db",</text:p>
            <text:p>  "observable": null,</text:p>
            <text:p>  "type": "integer",</text:p>
            <text:p>  "minimum": 10,</text:p>
            <text:p>  "maximum": 120,</text:p>
            <text:p>  "enum": null,</text:p>
            <text:p>  "properties": {},</text:p>
            <text:p>  "forms": [</text:p>
            <text:p>    {</text:p>
            <text:p>      "href": "broker.emqx.io:1883",</text:p>
            <text:p>      "contentType": null,</text:p>
            <text:p>      "topic": "speaker/volume",</text:p>
            <text:p>      "retain": false,</text:p>
            <text:p>      "op": [</text:p>
            <text:p>        "readproperty"</text:p>
            <text:p>      ]</text:p>
            <text:p>    }</text:p>
            <text:p>  ]</text:p>
            <text:p>}</text:p>
          </table:table-cell>
          <table:table-cell office:value-type="string" calcext:value-type="string">
            <text:p>{</text:p>
            <text:p>  "title": "Speaker Volume",</text:p>
            <text:p>  "description": "The volume level of the speaker, which can be read and set to different values.",</text:p>
            <text:p>  "observable": null,</text:p>
            <text:p>  "type": "integer",</text:p>
            <text:p>  "minimum": null,</text:p>
            <text:p>  "maximum": null,</text:p>
            <text:p>  "enum": null,</text:p>
            <text:p>  "properties": {},</text:p>
            <text:p>  "forms": [</text:p>
            <text:p>    {</text:p>
            <text:p>      "href": "mqtt://broker.emqx.io:1883",</text:p>
            <text:p>      "contentType": null,</text:p>
            <text:p>      "topic": "speaker/volume",</text:p>
            <text:p>      "retain": false,</text:p>
            <text:p>      "op": []</text:p>
            <text:p>    }</text:p>
            <text:p>  ]</text:p>
            <text:p>}</text:p>
          </table:table-cell>
          <table:table-cell office:value-type="float" office:value="4" calcext:value-type="float">
            <text:p>4</text:p>
          </table:table-cell>
          <table:table-cell table:formula="of:=[.D277]-1" office:value-type="float" office:value="3" calcext:value-type="float">
            <text:p>3</text:p>
          </table:table-cell>
          <table:table-cell table:number-columns-repeated="16379"/>
        </table:table-row>
        <table:table-row table:style-name="ro38">
          <table:table-cell office:value-type="string" calcext:value-type="string">
            <text:p>speaker/reconnect</text:p>
          </table:table-cell>
          <table:table-cell office:value-type="string" calcext:value-type="string">
            <text:p>{</text:p>
            <text:p>  "title": "Reconnect Speaker",</text:p>
            <text:p>  "description": "Reconnects device with the internet, enabling music to be played if connection was los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reconnect",</text:p>
            <text:p>      "retain": false,</text:p>
            <text:p>      "op": [</text:p>
            <text:p>        "invokeaction"</text:p>
            <text:p>      ]</text:p>
            <text:p>    }</text:p>
            <text:p>  ]</text:p>
            <text:p>}</text:p>
          </table:table-cell>
          <table:table-cell office:value-type="string" calcext:value-type="string">
            <text:p>{</text:p>
            <text:p>  "title": "Reconnect",</text:p>
            <text:p>  "description": "An action to reconnect the speaker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reconnect",</text:p>
            <text:p>      "retain": false,</text:p>
            <text:p>      "op": []</text:p>
            <text:p>    }</text:p>
            <text:p>  ]</text:p>
            <text:p>}</text:p>
          </table:table-cell>
          <table:table-cell office:value-type="float" office:value="3" calcext:value-type="float">
            <text:p>3</text:p>
          </table:table-cell>
          <table:table-cell table:formula="of:=[.D278]-1" office:value-type="float" office:value="2" calcext:value-type="float">
            <text:p>2</text:p>
          </table:table-cell>
          <table:table-cell table:number-columns-repeated="16379"/>
        </table:table-row>
        <table:table-row table:style-name="ro29">
          <table:table-cell office:value-type="string" calcext:value-type="string">
            <text:p>speaker/play</text:p>
          </table:table-cell>
          <table:table-cell office:value-type="string" calcext:value-type="string">
            <text:p>{</text:p>
            <text:p>  "title": "Start Playback",</text:p>
            <text:p>  "description": "Starts playing music from the selected play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lay",</text:p>
            <text:p>      "retain": false,</text:p>
            <text:p>      "op": [</text:p>
            <text:p>        "invokeaction"</text:p>
            <text:p>      ]</text:p>
            <text:p>    }</text:p>
            <text:p>  ]</text:p>
            <text:p>}</text:p>
          </table:table-cell>
          <table:table-cell office:value-type="string" calcext:value-type="string">
            <text:p>{</text:p>
            <text:p>  "title": "Play Action",</text:p>
            <text:p>  "description": "Action to play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lay",</text:p>
            <text:p>      "retain": false,</text:p>
            <text:p>      "op": []</text:p>
            <text:p>    }</text:p>
            <text:p>  ]</text:p>
            <text:p>}</text:p>
          </table:table-cell>
          <table:table-cell office:value-type="float" office:value="4" calcext:value-type="float">
            <text:p>4</text:p>
          </table:table-cell>
          <table:table-cell table:formula="of:=[.D279]-1" office:value-type="float" office:value="3" calcext:value-type="float">
            <text:p>3</text:p>
          </table:table-cell>
          <table:table-cell table:number-columns-repeated="16379"/>
        </table:table-row>
        <table:table-row table:style-name="ro29">
          <table:table-cell office:value-type="string" calcext:value-type="string">
            <text:p>speaker/pause</text:p>
          </table:table-cell>
          <table:table-cell office:value-type="string" calcext:value-type="string">
            <text:p>{</text:p>
            <text:p>  "title": "Stop Playback",</text:p>
            <text:p>  "description": "Pauses music if currently play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pause",</text:p>
            <text:p>      "retain": false,</text:p>
            <text:p>      "op": [</text:p>
            <text:p>        "invokeaction"</text:p>
            <text:p>      ]</text:p>
            <text:p>    }</text:p>
            <text:p>  ]</text:p>
            <text:p>}</text:p>
          </table:table-cell>
          <table:table-cell office:value-type="string" calcext:value-type="string">
            <text:p>{</text:p>
            <text:p>  "title": "Pause Speaker",</text:p>
            <text:p>  "description": "Pauses the playback on the speaker. This action does not take any parameter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pause",</text:p>
            <text:p>      "retain": false,</text:p>
            <text:p>      "op": []</text:p>
            <text:p>    }</text:p>
            <text:p>  ]</text:p>
            <text:p>}</text:p>
          </table:table-cell>
          <table:table-cell office:value-type="float" office:value="5" calcext:value-type="float">
            <text:p>5</text:p>
          </table:table-cell>
          <table:table-cell table:formula="of:=[.D280]-1" office:value-type="float" office:value="4" calcext:value-type="float">
            <text:p>4</text:p>
          </table:table-cell>
          <table:table-cell table:number-columns-repeated="16379"/>
        </table:table-row>
        <table:table-row table:style-name="ro29">
          <table:table-cell office:value-type="string" calcext:value-type="string">
            <text:p>speaker/toggle</text:p>
          </table:table-cell>
          <table:table-cell office:value-type="string" calcext:value-type="string">
            <text:p>{</text:p>
            <text:p>  "title": "Toggle Power",</text:p>
            <text:p>  "description": "Turn the speaker on of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toggle",</text:p>
            <text:p>      "retain": false,</text:p>
            <text:p>      "op": [</text:p>
            <text:p>        "invokeaction"</text:p>
            <text:p>      ]</text:p>
            <text:p>    }</text:p>
            <text:p>  ]</text:p>
            <text:p>}</text:p>
          </table:table-cell>
          <table:table-cell office:value-type="string" calcext:value-type="string">
            <text:p>{</text:p>
            <text:p>  "title": "Toggle Speaker",</text:p>
            <text:p>  "description": "Toggles the state of the speaker (e.g., on/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toggle",</text:p>
            <text:p>      "retain": false,</text:p>
            <text:p>      "op": []</text:p>
            <text:p>    }</text:p>
            <text:p>  ]</text:p>
            <text:p>}</text:p>
          </table:table-cell>
          <table:table-cell office:value-type="float" office:value="5" calcext:value-type="float">
            <text:p>5</text:p>
          </table:table-cell>
          <table:table-cell table:formula="of:=[.D281]-1" office:value-type="float" office:value="4" calcext:value-type="float">
            <text:p>4</text:p>
          </table:table-cell>
          <table:table-cell table:number-columns-repeated="16379"/>
        </table:table-row>
        <table:table-row table:style-name="ro29">
          <table:table-cell office:value-type="string" calcext:value-type="string">
            <text:p>speaker/standby</text:p>
          </table:table-cell>
          <table:table-cell office:value-type="string" calcext:value-type="string">
            <text:p>{</text:p>
            <text:p>  "title": "Go To Standby",</text:p>
            <text:p>  "description": "Puts the device into standby, making it un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standby",</text:p>
            <text:p>      "retain": false,</text:p>
            <text:p>      "op": [</text:p>
            <text:p>        "invokeaction"</text:p>
            <text:p>      ]</text:p>
            <text:p>    }</text:p>
            <text:p>  ]</text:p>
            <text:p>}</text:p>
          </table:table-cell>
          <table:table-cell office:value-type="string" calcext:value-type="string">
            <text:p>{</text:p>
            <text:p>  "title": "Standby",</text:p>
            <text:p>  "description": "Puts the speaker into standby mod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standby",</text:p>
            <text:p>      "retain": false,</text:p>
            <text:p>      "op": []</text:p>
            <text:p>    }</text:p>
            <text:p>  ]</text:p>
            <text:p>}</text:p>
          </table:table-cell>
          <table:table-cell office:value-type="float" office:value="5" calcext:value-type="float">
            <text:p>5</text:p>
          </table:table-cell>
          <table:table-cell table:formula="of:=[.D282]-1" office:value-type="float" office:value="4" calcext:value-type="float">
            <text:p>4</text:p>
          </table:table-cell>
          <table:table-cell table:number-columns-repeated="16379"/>
        </table:table-row>
        <table:table-row table:style-name="ro29">
          <table:table-cell office:value-type="string" calcext:value-type="string">
            <text:p>speaker/change_player</text:p>
          </table:table-cell>
          <table:table-cell office:value-type="string" calcext:value-type="string">
            <text:p>{</text:p>
            <text:p>  "title": "Change Streaming Service",</text:p>
            <text:p>  "description": "Changes music streaming ser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change_player",</text:p>
            <text:p>      "retain": false,</text:p>
            <text:p>      "op": [</text:p>
            <text:p>        "invokeaction"</text:p>
            <text:p>      ]</text:p>
            <text:p>    }</text:p>
            <text:p>  ]</text:p>
            <text:p>}</text:p>
          </table:table-cell>
          <table:table-cell office:value-type="string" calcext:value-type="string">
            <text:p>{</text:p>
            <text:p>  "title": "Change Player",</text:p>
            <text:p>  "description": "An action to change the current player on the speaker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change_player",</text:p>
            <text:p>      "retain": false,</text:p>
            <text:p>      "op": []</text:p>
            <text:p>    }</text:p>
            <text:p>  ]</text:p>
            <text:p>}</text:p>
          </table:table-cell>
          <table:table-cell office:value-type="float" office:value="4" calcext:value-type="float">
            <text:p>4</text:p>
          </table:table-cell>
          <table:table-cell table:formula="of:=[.D283]-1" office:value-type="float" office:value="3" calcext:value-type="float">
            <text:p>3</text:p>
          </table:table-cell>
          <table:table-cell table:number-columns-repeated="16379"/>
        </table:table-row>
        <table:table-row table:style-name="ro29">
          <table:table-cell office:value-type="string" calcext:value-type="string">
            <text:p>speaker/increase_volume</text:p>
          </table:table-cell>
          <table:table-cell office:value-type="string" calcext:value-type="string">
            <text:p>{</text:p>
            <text:p>  "title": "Increase Volume",</text:p>
            <text:p>  "description": "Increases the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increase_volume",</text:p>
            <text:p>      "retain": false,</text:p>
            <text:p>      "op": [</text:p>
            <text:p>        "invokeaction"</text:p>
            <text:p>      ]</text:p>
            <text:p>    }</text:p>
            <text:p>  ]</text:p>
            <text:p>}</text:p>
          </table:table-cell>
          <table:table-cell office:value-type="string" calcext:value-type="string">
            <text:p>{</text:p>
            <text:p>  "title": "Increase Volume",</text:p>
            <text:p>  "description": "An action to increase the volume of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increase_volume",</text:p>
            <text:p>      "retain": false,</text:p>
            <text:p>      "op": []</text:p>
            <text:p>    }</text:p>
            <text:p>  ]</text:p>
            <text:p>}</text:p>
          </table:table-cell>
          <table:table-cell office:value-type="float" office:value="4" calcext:value-type="float">
            <text:p>4</text:p>
          </table:table-cell>
          <table:table-cell table:formula="of:=[.D284]-1" office:value-type="float" office:value="3" calcext:value-type="float">
            <text:p>3</text:p>
          </table:table-cell>
          <table:table-cell table:number-columns-repeated="16379"/>
        </table:table-row>
        <table:table-row table:style-name="ro29">
          <table:table-cell office:value-type="string" calcext:value-type="string">
            <text:p>speaker/decrease_volume</text:p>
          </table:table-cell>
          <table:table-cell office:value-type="string" calcext:value-type="string">
            <text:p>{</text:p>
            <text:p>  "title": "Decrease Volume",</text:p>
            <text:p>  "description": "Decreases volume by 5 db",</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peaker/decrease_volume",</text:p>
            <text:p>      "retain": false,</text:p>
            <text:p>      "op": [</text:p>
            <text:p>        "invokeaction"</text:p>
            <text:p>      ]</text:p>
            <text:p>    }</text:p>
            <text:p>  ]</text:p>
            <text:p>}</text:p>
          </table:table-cell>
          <table:table-cell office:value-type="string" calcext:value-type="string">
            <text:p>{</text:p>
            <text:p>  "title": "Decrease Volume",</text:p>
            <text:p>  "description": "An action to decrease the volume of the speak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peaker/decrease_volume",</text:p>
            <text:p>      "retain": false,</text:p>
            <text:p>      "op": []</text:p>
            <text:p>    }</text:p>
            <text:p>  ]</text:p>
            <text:p>}</text:p>
          </table:table-cell>
          <table:table-cell office:value-type="float" office:value="4" calcext:value-type="float">
            <text:p>4</text:p>
          </table:table-cell>
          <table:table-cell table:formula="of:=[.D285]-1" office:value-type="float" office:value="3" calcext:value-type="float">
            <text:p>3</text:p>
          </table:table-cell>
          <table:table-cell table:number-columns-repeated="16379"/>
        </table:table-row>
        <table:table-row table:style-name="ro34">
          <table:table-cell office:value-type="string" calcext:value-type="string">
            <text:p>tv/is_recording</text:p>
          </table:table-cell>
          <table:table-cell office:value-type="string" calcext:value-type="string">
            <text:p>{</text:p>
            <text:p>  "title": "Recording Enabled",</text:p>
            <text:p>  "description": "True if the TV is currently recording the selected channel",</text:p>
            <text:p>  "observable": null,</text:p>
            <text:p>  "type": "boolean",</text:p>
            <text:p>  "minimum": null,</text:p>
            <text:p>  "maximum": null,</text:p>
            <text:p>  "enum": null,</text:p>
            <text:p>  "properties": {},</text:p>
            <text:p>  "forms": [</text:p>
            <text:p>    {</text:p>
            <text:p>      "href": "broker.emqx.io:1883",</text:p>
            <text:p>      "contentType": null,</text:p>
            <text:p>      "topic": "tv/is_recording",</text:p>
            <text:p>      "retain": false,</text:p>
            <text:p>      "op": [</text:p>
            <text:p>        "readproperty"</text:p>
            <text:p>      ]</text:p>
            <text:p>    }</text:p>
            <text:p>  ]</text:p>
            <text:p>}</text:p>
          </table:table-cell>
          <table:table-cell office:value-type="string" calcext:value-type="string">
            <text:p>{</text:p>
            <text:p>  "title": "Recording Status",</text:p>
            <text:p>  "description": "Indicates whether the TV is currently recording or not. This property reflects a boolean state that can be read to determine if recording is active.",</text:p>
            <text:p>  "observable": null,</text:p>
            <text:p>  "type": "boolean",</text:p>
            <text:p>  "minimum": null,</text:p>
            <text:p>  "maximum": null,</text:p>
            <text:p>  "enum": null,</text:p>
            <text:p>  "properties": {},</text:p>
            <text:p>  "forms": [</text:p>
            <text:p>    {</text:p>
            <text:p>      "href": "mqtt://broker.emqx.io:1883",</text:p>
            <text:p>      "contentType": null,</text:p>
            <text:p>      "topic": "tv/is_recording",</text:p>
            <text:p>      "retain": false,</text:p>
            <text:p>      "op": []</text:p>
            <text:p>    }</text:p>
            <text:p>  ]</text:p>
            <text:p>}</text:p>
          </table:table-cell>
          <table:table-cell office:value-type="float" office:value="5" calcext:value-type="float">
            <text:p>5</text:p>
          </table:table-cell>
          <table:table-cell table:formula="of:=[.D286]-1" office:value-type="float" office:value="4" calcext:value-type="float">
            <text:p>4</text:p>
          </table:table-cell>
          <table:table-cell table:number-columns-repeated="16379"/>
        </table:table-row>
        <table:table-row table:style-name="ro34">
          <table:table-cell office:value-type="string" calcext:value-type="string">
            <text:p>tv/is_off</text:p>
          </table:table-cell>
          <table:table-cell office:value-type="string" calcext:value-type="string">
            <text:p>{</text:p>
            <text:p>  "title": "TV Off",</text:p>
            <text:p>  "description": "Indicates if the TV is turned off(True) or turned on (False)",</text:p>
            <text:p>  "observable": null,</text:p>
            <text:p>  "type": "boolean",</text:p>
            <text:p>  "minimum": null,</text:p>
            <text:p>  "maximum": null,</text:p>
            <text:p>  "enum": null,</text:p>
            <text:p>  "properties": {},</text:p>
            <text:p>  "forms": [</text:p>
            <text:p>    {</text:p>
            <text:p>      "href": "broker.emqx.io:1883",</text:p>
            <text:p>      "contentType": null,</text:p>
            <text:p>      "topic": "tv/is_off",</text:p>
            <text:p>      "retain": false,</text:p>
            <text:p>      "op": [</text:p>
            <text:p>        "readproperty"</text:p>
            <text:p>      ]</text:p>
            <text:p>    }</text:p>
            <text:p>  ]</text:p>
            <text:p>}</text:p>
          </table:table-cell>
          <table:table-cell office:value-type="string" calcext:value-type="string">
            <text:p>{</text:p>
            <text:p>  "title": "TV Power State",</text:p>
            <text:p>  "description": "Indicates whether the TV is currently powered off or not",</text:p>
            <text:p>  "observable": null,</text:p>
            <text:p>  "type": "boolean",</text:p>
            <text:p>  "minimum": null,</text:p>
            <text:p>  "maximum": null,</text:p>
            <text:p>  "enum": null,</text:p>
            <text:p>  "properties": {},</text:p>
            <text:p>  "forms": [</text:p>
            <text:p>    {</text:p>
            <text:p>      "href": "mqtt://broker.emqx.io:1883",</text:p>
            <text:p>      "contentType": null,</text:p>
            <text:p>      "topic": "tv/is_off",</text:p>
            <text:p>      "retain": false,</text:p>
            <text:p>      "op": []</text:p>
            <text:p>    }</text:p>
            <text:p>  ]</text:p>
            <text:p>}</text:p>
          </table:table-cell>
          <table:table-cell office:value-type="float" office:value="5" calcext:value-type="float">
            <text:p>5</text:p>
          </table:table-cell>
          <table:table-cell table:formula="of:=[.D287]-1" office:value-type="float" office:value="4" calcext:value-type="float">
            <text:p>4</text:p>
          </table:table-cell>
          <table:table-cell table:number-columns-repeated="16379"/>
        </table:table-row>
        <table:table-row table:style-name="ro34">
          <table:table-cell office:value-type="string" calcext:value-type="string">
            <text:p>tv/brightness</text:p>
          </table:table-cell>
          <table:table-cell office:value-type="string" calcext:value-type="string">
            <text:p>{</text:p>
            <text:p>  "title": "Brightness Level",</text:p>
            <text:p>  "description": "Describes brightness of the TV screen in percent",</text:p>
            <text:p>  "observable": null,</text:p>
            <text:p>  "type": "integer",</text:p>
            <text:p>  "minimum": 0,</text:p>
            <text:p>  "maximum": 100,</text:p>
            <text:p>  "enum": null,</text:p>
            <text:p>  "properties": {},</text:p>
            <text:p>  "forms": [</text:p>
            <text:p>    {</text:p>
            <text:p>      "href": "broker.emqx.io:1883",</text:p>
            <text:p>      "contentType": null,</text:p>
            <text:p>      "topic": "tv/brightness",</text:p>
            <text:p>      "retain": false,</text:p>
            <text:p>      "op": [</text:p>
            <text:p>        "readproperty"</text:p>
            <text:p>      ]</text:p>
            <text:p>    }</text:p>
            <text:p>  ]</text:p>
            <text:p>}</text:p>
          </table:table-cell>
          <table:table-cell office:value-type="string" calcext:value-type="string">
            <text:p>{</text:p>
            <text:p>  "title": "Brightness Level",</text:p>
            <text:p>  "description": "The current brightness level of the TV, ranging from 0 to 100.",</text:p>
            <text:p>  "observable": null,</text:p>
            <text:p>  "type": "integer",</text:p>
            <text:p>  "minimum": null,</text:p>
            <text:p>  "maximum": null,</text:p>
            <text:p>  "enum": null,</text:p>
            <text:p>  "properties": {},</text:p>
            <text:p>  "forms": [</text:p>
            <text:p>    {</text:p>
            <text:p>      "href": "mqtt://broker.emqx.io:1883",</text:p>
            <text:p>      "contentType": null,</text:p>
            <text:p>      "topic": "tv/brightness",</text:p>
            <text:p>      "retain": false,</text:p>
            <text:p>      "op": []</text:p>
            <text:p>    }</text:p>
            <text:p>  ]</text:p>
            <text:p>}</text:p>
          </table:table-cell>
          <table:table-cell office:value-type="float" office:value="5" calcext:value-type="float">
            <text:p>5</text:p>
          </table:table-cell>
          <table:table-cell table:formula="of:=[.D288]-1" office:value-type="float" office:value="4" calcext:value-type="float">
            <text:p>4</text:p>
          </table:table-cell>
          <table:table-cell table:number-columns-repeated="16379"/>
        </table:table-row>
        <table:table-row table:style-name="ro41">
          <table:table-cell office:value-type="string" calcext:value-type="string">
            <text:p>tv/channel</text:p>
          </table:table-cell>
          <table:table-cell office:value-type="string" calcext:value-type="string">
            <text:p>{</text:p>
            <text:p>  "title": "Current Channel",</text:p>
            <text:p>  "description": "States the currently selected channel that will be displayed if the device is turned on",</text:p>
            <text:p>  "observable": null,</text:p>
            <text:p>  "type": "string",</text:p>
            <text:p>  "minimum": null,</text:p>
            <text:p>  "maximum": null,</text:p>
            <text:p>  "enum": [</text:p>
            <text:p>    "PRO7",</text:p>
            <text:p>    "RTL",</text:p>
            <text:p>    "SAT1",</text:p>
            <text:p>    "ARD",</text:p>
            <text:p>    "ZDF",</text:p>
            <text:p>    "KIKA"</text:p>
            <text:p>  ],</text:p>
            <text:p>  "properties": {},</text:p>
            <text:p>  "forms": [</text:p>
            <text:p>    {</text:p>
            <text:p>      "href": "broker.emqx.io:1883",</text:p>
            <text:p>      "contentType": null,</text:p>
            <text:p>      "topic": "tv/channel",</text:p>
            <text:p>      "retain": false,</text:p>
            <text:p>      "op": [</text:p>
            <text:p>        "readproperty"</text:p>
            <text:p>      ]</text:p>
            <text:p>    }</text:p>
            <text:p>  ]</text:p>
            <text:p>}</text:p>
          </table:table-cell>
          <table:table-cell office:value-type="string" calcext:value-type="string">
            <text:p>{</text:p>
            <text:p>  "title": "Channel Selection",</text:p>
            <text:p>  "description": "The channel selection property allows reading and writing the current TV channel. It can be set to one of several predefined channels.",</text:p>
            <text:p>  "observable": null,</text:p>
            <text:p>  "type": "string",</text:p>
            <text:p>  "minimum": null,</text:p>
            <text:p>  "maximum": null,</text:p>
            <text:p>  "enum": [</text:p>
            <text:p>    "ZDF",</text:p>
            <text:p>    "PRO7",</text:p>
            <text:p>    "KIKA",</text:p>
            <text:p>    "RTL",</text:p>
            <text:p>    "SAT1",</text:p>
            <text:p>    "ARD"</text:p>
            <text:p>  ],</text:p>
            <text:p>  "properties": {},</text:p>
            <text:p>  "forms": [</text:p>
            <text:p>    {</text:p>
            <text:p>      "href": "mqtt://broker.emqx.io:1883",</text:p>
            <text:p>      "contentType": null,</text:p>
            <text:p>      "topic": "tv/channel",</text:p>
            <text:p>      "retain": false,</text:p>
            <text:p>      "op": []</text:p>
            <text:p>    }</text:p>
            <text:p>  ]</text:p>
            <text:p>}</text:p>
          </table:table-cell>
          <table:table-cell office:value-type="float" office:value="3" calcext:value-type="float">
            <text:p>3</text:p>
          </table:table-cell>
          <table:table-cell table:formula="of:=[.D289]-1" office:value-type="float" office:value="2" calcext:value-type="float">
            <text:p>2</text:p>
          </table:table-cell>
          <table:table-cell table:number-columns-repeated="16379"/>
        </table:table-row>
        <table:table-row table:style-name="ro29">
          <table:table-cell office:value-type="string" calcext:value-type="string">
            <text:p>tv/record</text:p>
          </table:table-cell>
          <table:table-cell office:value-type="string" calcext:value-type="string">
            <text:p>{</text:p>
            <text:p>  "title": "Start Recording",</text:p>
            <text:p>  "description": "Starts recording the cur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record",</text:p>
            <text:p>      "retain": false,</text:p>
            <text:p>      "op": [</text:p>
            <text:p>        "invokeaction"</text:p>
            <text:p>      ]</text:p>
            <text:p>    }</text:p>
            <text:p>  ]</text:p>
            <text:p>}</text:p>
          </table:table-cell>
          <table:table-cell office:value-type="string" calcext:value-type="string">
            <text:p>{</text:p>
            <text:p>  "title": "Record TV",</text:p>
            <text:p>  "description": "This affordance allows the user to record content on the TV. The action is invoked by sending a message with a null payload, which indicates that no additional parameters are require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record",</text:p>
            <text:p>      "retain": false,</text:p>
            <text:p>      "op": []</text:p>
            <text:p>    }</text:p>
            <text:p>  ]</text:p>
            <text:p>}</text:p>
          </table:table-cell>
          <table:table-cell office:value-type="float" office:value="4" calcext:value-type="float">
            <text:p>4</text:p>
          </table:table-cell>
          <table:table-cell table:formula="of:=[.D290]-1" office:value-type="float" office:value="3" calcext:value-type="float">
            <text:p>3</text:p>
          </table:table-cell>
          <table:table-cell table:number-columns-repeated="16379"/>
        </table:table-row>
        <table:table-row table:style-name="ro29">
          <table:table-cell office:value-type="string" calcext:value-type="string">
            <text:p>tv/switch</text:p>
          </table:table-cell>
          <table:table-cell office:value-type="string" calcext:value-type="string">
            <text:p>{</text:p>
            <text:p>  "title": "Switch Channels",</text:p>
            <text:p>  "description": "Switches to a different chann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witch",</text:p>
            <text:p>      "retain": false,</text:p>
            <text:p>      "op": [</text:p>
            <text:p>        "invokeaction"</text:p>
            <text:p>      ]</text:p>
            <text:p>    }</text:p>
            <text:p>  ]</text:p>
            <text:p>}</text:p>
          </table:table-cell>
          <table:table-cell office:value-type="string" calcext:value-type="string">
            <text:p>{</text:p>
            <text:p>  "title": "Switch TV",</text:p>
            <text:p>  "description": "An action to switch the TV on or off. The payload is always null, indicating that it's a trigger without additional parameter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witch",</text:p>
            <text:p>      "retain": false,</text:p>
            <text:p>      "op": []</text:p>
            <text:p>    }</text:p>
            <text:p>  ]</text:p>
            <text:p>}</text:p>
          </table:table-cell>
          <table:table-cell office:value-type="float" office:value="1" calcext:value-type="float">
            <text:p>1</text:p>
          </table:table-cell>
          <table:table-cell table:formula="of:=[.D291]-1" office:value-type="float" office:value="0" calcext:value-type="float">
            <text:p>0</text:p>
          </table:table-cell>
          <table:table-cell table:number-columns-repeated="16379"/>
        </table:table-row>
        <table:table-row table:style-name="ro29">
          <table:table-cell office:value-type="string" calcext:value-type="string">
            <text:p>tv/turn_on</text:p>
          </table:table-cell>
          <table:table-cell office:value-type="string" calcext:value-type="string">
            <text:p>{</text:p>
            <text:p>  "title": "Turn On",</text:p>
            <text:p>  "description": "Turns the TV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n",</text:p>
            <text:p>      "retain": false,</text:p>
            <text:p>      "op": [</text:p>
            <text:p>        "invokeaction"</text:p>
            <text:p>      ]</text:p>
            <text:p>    }</text:p>
            <text:p>  ]</text:p>
            <text:p>}</text:p>
          </table:table-cell>
          <table:table-cell office:value-type="string" calcext:value-type="string">
            <text:p>{</text:p>
            <text:p>  "title": "Turn On TV",</text:p>
            <text:p>  "description": "An action to turn the TV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n",</text:p>
            <text:p>      "retain": false,</text:p>
            <text:p>      "op": []</text:p>
            <text:p>    }</text:p>
            <text:p>  ]</text:p>
            <text:p>}</text:p>
          </table:table-cell>
          <table:table-cell office:value-type="float" office:value="5" calcext:value-type="float">
            <text:p>5</text:p>
          </table:table-cell>
          <table:table-cell table:formula="of:=[.D292]-1" office:value-type="float" office:value="4" calcext:value-type="float">
            <text:p>4</text:p>
          </table:table-cell>
          <table:table-cell table:number-columns-repeated="16379"/>
        </table:table-row>
        <table:table-row table:style-name="ro29">
          <table:table-cell office:value-type="string" calcext:value-type="string">
            <text:p>tv/turn_off</text:p>
          </table:table-cell>
          <table:table-cell office:value-type="string" calcext:value-type="string">
            <text:p>{</text:p>
            <text:p>  "title": "Turn Off",</text:p>
            <text:p>  "description": "Turns the TV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turn_off",</text:p>
            <text:p>      "retain": false,</text:p>
            <text:p>      "op": [</text:p>
            <text:p>        "invokeaction"</text:p>
            <text:p>      ]</text:p>
            <text:p>    }</text:p>
            <text:p>  ]</text:p>
            <text:p>}</text:p>
          </table:table-cell>
          <table:table-cell office:value-type="string" calcext:value-type="string">
            <text:p>{</text:p>
            <text:p>  "title": "Turn Off TV",</text:p>
            <text:p>  "description": "An action to turn off the TV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turn_off",</text:p>
            <text:p>      "retain": false,</text:p>
            <text:p>      "op": []</text:p>
            <text:p>    }</text:p>
            <text:p>  ]</text:p>
            <text:p>}</text:p>
          </table:table-cell>
          <table:table-cell office:value-type="float" office:value="5" calcext:value-type="float">
            <text:p>5</text:p>
          </table:table-cell>
          <table:table-cell table:formula="of:=[.D293]-1" office:value-type="float" office:value="4" calcext:value-type="float">
            <text:p>4</text:p>
          </table:table-cell>
          <table:table-cell table:number-columns-repeated="16379"/>
        </table:table-row>
        <table:table-row table:style-name="ro29">
          <table:table-cell office:value-type="string" calcext:value-type="string">
            <text:p>tv/set_brightness</text:p>
          </table:table-cell>
          <table:table-cell office:value-type="string" calcext:value-type="string">
            <text:p>{</text:p>
            <text:p>  "title": "Set Brightness Level",</text:p>
            <text:p>  "description": "Sets the brightness of the tv.",</text:p>
            <text:p>  "input": {</text:p>
            <text:p>    "title": "",</text:p>
            <text:p>    "description": "",</text:p>
            <text:p>    "observable": null,</text:p>
            <text:p>    "type": "integer",</text:p>
            <text:p>    "minimum": 0,</text:p>
            <text:p>    "maximum": 100,</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tv/set_brightness",</text:p>
            <text:p>      "retain": false,</text:p>
            <text:p>      "op": [</text:p>
            <text:p>        "invokeaction"</text:p>
            <text:p>      ]</text:p>
            <text:p>    }</text:p>
            <text:p>  ]</text:p>
            <text:p>}</text:p>
          </table:table-cell>
          <table:table-cell office:value-type="string" calcext:value-type="string">
            <text:p>{</text:p>
            <text:p>  "title": "Set TV Brightness",</text:p>
            <text:p>  "description": "An action to set the brightness level of the TV, which manipulates its state.",</text:p>
            <text:p>  "input": {</text:p>
            <text:p>    "title": "",</text:p>
            <text:p>    "description": "",</text:p>
            <text:p>    "observable": null,</text:p>
            <text:p>    "type": "number",</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tv/set_brightness",</text:p>
            <text:p>      "retain": false,</text:p>
            <text:p>      "op": []</text:p>
            <text:p>    }</text:p>
            <text:p>  ]</text:p>
            <text:p>}</text:p>
          </table:table-cell>
          <table:table-cell office:value-type="float" office:value="5" calcext:value-type="float">
            <text:p>5</text:p>
          </table:table-cell>
          <table:table-cell table:formula="of:=[.D294]-1" office:value-type="float" office:value="4" calcext:value-type="float">
            <text:p>4</text:p>
          </table:table-cell>
          <table:table-cell table:number-columns-repeated="16379"/>
        </table:table-row>
        <table:table-row table:style-name="ro39">
          <table:table-cell office:value-type="string" calcext:value-type="string">
            <text:p>watering_system/has_water</text:p>
          </table:table-cell>
          <table:table-cell office:value-type="string" calcext:value-type="string">
            <text:p>{</text:p>
            <text:p>  "title": "Water Reservoir Status",</text:p>
            <text:p>  "description": "States whether the water tank is full or empty. If True water is still remaining in the tank and the device is ready for usage otherwise water needs to be refilled",</text:p>
            <text:p>  "observable": null,</text:p>
            <text:p>  "type": "boolean",</text:p>
            <text:p>  "minimum": null,</text:p>
            <text:p>  "maximum": null,</text:p>
            <text:p>  "enum": null,</text:p>
            <text:p>  "properties": {},</text:p>
            <text:p>  "forms": [</text:p>
            <text:p>    {</text:p>
            <text:p>      "href": "broker.emqx.io:1883",</text:p>
            <text:p>      "contentType": null,</text:p>
            <text:p>      "topic": "watering_system/has_water",</text:p>
            <text:p>      "retain": false,</text:p>
            <text:p>      "op": [</text:p>
            <text:p>        "readproperty"</text:p>
            <text:p>      ]</text:p>
            <text:p>    }</text:p>
            <text:p>  ]</text:p>
            <text:p>}</text:p>
          </table:table-cell>
          <table:table-cell office:value-type="string" calcext:value-type="string">
            <text:p>{</text:p>
            <text:p>  "title": "Water Availability Status",</text:p>
            <text:p>  "description": "Indicates whether the watering system currently has water available.",</text:p>
            <text:p>  "observable": null,</text:p>
            <text:p>  "type": "boolean",</text:p>
            <text:p>  "minimum": null,</text:p>
            <text:p>  "maximum": null,</text:p>
            <text:p>  "enum": null,</text:p>
            <text:p>  "properties": {},</text:p>
            <text:p>  "forms": [</text:p>
            <text:p>    {</text:p>
            <text:p>      "href": "mqtt://broker.emqx.io:1883",</text:p>
            <text:p>      "contentType": null,</text:p>
            <text:p>      "topic": "watering_system/has_water",</text:p>
            <text:p>      "retain": false,</text:p>
            <text:p>      "op": []</text:p>
            <text:p>    }</text:p>
            <text:p>  ]</text:p>
            <text:p>}</text:p>
          </table:table-cell>
          <table:table-cell office:value-type="float" office:value="4" calcext:value-type="float">
            <text:p>4</text:p>
          </table:table-cell>
          <table:table-cell table:formula="of:=[.D295]-1" office:value-type="float" office:value="3" calcext:value-type="float">
            <text:p>3</text:p>
          </table:table-cell>
          <table:table-cell table:number-columns-repeated="16379"/>
        </table:table-row>
        <table:table-row table:style-name="ro35">
          <table:table-cell office:value-type="string" calcext:value-type="string">
            <text:p>watering_system/on</text:p>
          </table:table-cell>
          <table:table-cell office:value-type="string" calcext:value-type="string">
            <text:p>{</text:p>
            <text:p>  "title": "Sprinkler On/Off Status",</text:p>
            <text:p>  "description": "Describes whether the device is turned on (if True) or off (if False)",</text:p>
            <text:p>  "observable": null,</text:p>
            <text:p>  "type": "boolean",</text:p>
            <text:p>  "minimum": null,</text:p>
            <text:p>  "maximum": null,</text:p>
            <text:p>  "enum": null,</text:p>
            <text:p>  "properties": {},</text:p>
            <text:p>  "forms": [</text:p>
            <text:p>    {</text:p>
            <text:p>      "href": "broker.emqx.io:1883",</text:p>
            <text:p>      "contentType": null,</text:p>
            <text:p>      "topic": "watering_system/on",</text:p>
            <text:p>      "retain": false,</text:p>
            <text:p>      "op": [</text:p>
            <text:p>        "readproperty"</text:p>
            <text:p>      ]</text:p>
            <text:p>    }</text:p>
            <text:p>  ]</text:p>
            <text:p>}</text:p>
          </table:table-cell>
          <table:table-cell office:value-type="string" calcext:value-type="string">
            <text:p>{</text:p>
            <text:p>  "title": "Watering System On State",</text:p>
            <text:p>  "description": "Represents the current on/off state of the watering system. This property can be read to determine if the system is currently active or not.",</text:p>
            <text:p>  "observable": null,</text:p>
            <text:p>  "type": "boolean",</text:p>
            <text:p>  "minimum": null,</text:p>
            <text:p>  "maximum": null,</text:p>
            <text:p>  "enum": null,</text:p>
            <text:p>  "properties": {},</text:p>
            <text:p>  "forms": [</text:p>
            <text:p>    {</text:p>
            <text:p>      "href": "mqtt://broker.emqx.io:1883",</text:p>
            <text:p>      "contentType": null,</text:p>
            <text:p>      "topic": "watering_system/on",</text:p>
            <text:p>      "retain": false,</text:p>
            <text:p>      "op": []</text:p>
            <text:p>    }</text:p>
            <text:p>  ]</text:p>
            <text:p>}</text:p>
          </table:table-cell>
          <table:table-cell office:value-type="float" office:value="4" calcext:value-type="float">
            <text:p>4</text:p>
          </table:table-cell>
          <table:table-cell table:formula="of:=[.D296]-1" office:value-type="float" office:value="3" calcext:value-type="float">
            <text:p>3</text:p>
          </table:table-cell>
          <table:table-cell table:number-columns-repeated="16379"/>
        </table:table-row>
        <table:table-row table:style-name="ro29">
          <table:table-cell office:value-type="string" calcext:value-type="string">
            <text:p>watering_system/power_on</text:p>
          </table:table-cell>
          <table:table-cell office:value-type="string" calcext:value-type="string">
            <text:p>{</text:p>
            <text:p>  "title": "Power On Sprinkler",</text:p>
            <text:p>  "description": "Turns power of the watering system 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n",</text:p>
            <text:p>      "retain": false,</text:p>
            <text:p>      "op": [</text:p>
            <text:p>        "invokeaction"</text:p>
            <text:p>      ]</text:p>
            <text:p>    }</text:p>
            <text:p>  ]</text:p>
            <text:p>}</text:p>
          </table:table-cell>
          <table:table-cell office:value-type="string" calcext:value-type="string">
            <text:p>{</text:p>
            <text:p>  "title": "Power On Action",</text:p>
            <text:p>  "description": "Action to power on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n",</text:p>
            <text:p>      "retain": false,</text:p>
            <text:p>      "op": []</text:p>
            <text:p>    }</text:p>
            <text:p>  ]</text:p>
            <text:p>}</text:p>
          </table:table-cell>
          <table:table-cell office:value-type="float" office:value="5" calcext:value-type="float">
            <text:p>5</text:p>
          </table:table-cell>
          <table:table-cell table:formula="of:=[.D297]-1" office:value-type="float" office:value="4" calcext:value-type="float">
            <text:p>4</text:p>
          </table:table-cell>
          <table:table-cell table:number-columns-repeated="16379"/>
        </table:table-row>
        <table:table-row table:style-name="ro29">
          <table:table-cell office:value-type="string" calcext:value-type="string">
            <text:p>watering_system/power_off</text:p>
          </table:table-cell>
          <table:table-cell office:value-type="string" calcext:value-type="string">
            <text:p>{</text:p>
            <text:p>  "title": "Power Off Sprinkler",</text:p>
            <text:p>  "description": "Turns power of the watering system off",</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power_off",</text:p>
            <text:p>      "retain": false,</text:p>
            <text:p>      "op": [</text:p>
            <text:p>        "invokeaction"</text:p>
            <text:p>      ]</text:p>
            <text:p>    }</text:p>
            <text:p>  ]</text:p>
            <text:p>}</text:p>
          </table:table-cell>
          <table:table-cell office:value-type="string" calcext:value-type="string">
            <text:p>{</text:p>
            <text:p>  "title": "Power Off Affordance",</text:p>
            <text:p>  "description": "An action to turn off the power of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power_off",</text:p>
            <text:p>      "retain": false,</text:p>
            <text:p>      "op": []</text:p>
            <text:p>    }</text:p>
            <text:p>  ]</text:p>
            <text:p>}</text:p>
          </table:table-cell>
          <table:table-cell office:value-type="float" office:value="5" calcext:value-type="float">
            <text:p>5</text:p>
          </table:table-cell>
          <table:table-cell table:formula="of:=[.D298]-1" office:value-type="float" office:value="4" calcext:value-type="float">
            <text:p>4</text:p>
          </table:table-cell>
          <table:table-cell table:number-columns-repeated="16379"/>
        </table:table-row>
        <table:table-row table:style-name="ro29">
          <table:table-cell office:value-type="string" calcext:value-type="string">
            <text:p>watering_system/sprinkle</text:p>
          </table:table-cell>
          <table:table-cell office:value-type="string" calcext:value-type="string">
            <text:p>{</text:p>
            <text:p>  "title": "Start Sprinkling",</text:p>
            <text:p>  "description": "Initiates watering process wetting all surrounding plant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sprinkle",</text:p>
            <text:p>      "retain": false,</text:p>
            <text:p>      "op": [</text:p>
            <text:p>        "invokeaction"</text:p>
            <text:p>      ]</text:p>
            <text:p>    }</text:p>
            <text:p>  ]</text:p>
            <text:p>}</text:p>
          </table:table-cell>
          <table:table-cell office:value-type="string" calcext:value-type="string">
            <text:p>{</text:p>
            <text:p>  "title": "Sprinkle Water",</text:p>
            <text:p>  "description": "An action to sprinkle water using the watering system.",</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sprinkle",</text:p>
            <text:p>      "retain": false,</text:p>
            <text:p>      "op": []</text:p>
            <text:p>    }</text:p>
            <text:p>  ]</text:p>
            <text:p>}</text:p>
          </table:table-cell>
          <table:table-cell office:value-type="float" office:value="5" calcext:value-type="float">
            <text:p>5</text:p>
          </table:table-cell>
          <table:table-cell table:formula="of:=[.D299]-1" office:value-type="float" office:value="4" calcext:value-type="float">
            <text:p>4</text:p>
          </table:table-cell>
          <table:table-cell table:number-columns-repeated="16379"/>
        </table:table-row>
        <table:table-row table:style-name="ro29">
          <table:table-cell office:value-type="string" calcext:value-type="string">
            <text:p>watering_system/refill</text:p>
          </table:table-cell>
          <table:table-cell office:value-type="string" calcext:value-type="string">
            <text:p>{</text:p>
            <text:p>  "title": "Refill Reservoir",</text:p>
            <text:p>  "description": "Refills water tank",</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watering_system/refill",</text:p>
            <text:p>      "retain": false,</text:p>
            <text:p>      "op": [</text:p>
            <text:p>        "invokeaction"</text:p>
            <text:p>      ]</text:p>
            <text:p>    }</text:p>
            <text:p>  ]</text:p>
            <text:p>}</text:p>
          </table:table-cell>
          <table:table-cell office:value-type="string" calcext:value-type="string">
            <text:p>{</text:p>
            <text:p>  "title": "Refill the Watering System",</text:p>
            <text:p>  "description": "An action to refill the watering system with wat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watering_system/refill",</text:p>
            <text:p>      "retain": false,</text:p>
            <text:p>      "op": []</text:p>
            <text:p>    }</text:p>
            <text:p>  ]</text:p>
            <text:p>}</text:p>
          </table:table-cell>
          <table:table-cell office:value-type="float" office:value="5" calcext:value-type="float">
            <text:p>5</text:p>
          </table:table-cell>
          <table:table-cell table:formula="of:=[.D300]-1" office:value-type="float" office:value="4" calcext:value-type="float">
            <text:p>4</text:p>
          </table:table-cell>
          <table:table-cell table:number-columns-repeated="16379"/>
        </table:table-row>
        <table:table-row table:style-name="ro34">
          <table:table-cell office:value-type="string" calcext:value-type="string">
            <text:p>stove/plate_1_power</text:p>
          </table:table-cell>
          <table:table-cell office:value-type="string" calcext:value-type="string">
            <text:p>{</text:p>
            <text:p>  "title": "Plate 1 Power Status",</text:p>
            <text:p>  "description": "Indicates whether plate 1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1_power",</text:p>
            <text:p>      "retain": false,</text:p>
            <text:p>      "op": [</text:p>
            <text:p>        "readproperty"</text:p>
            <text:p>      ]</text:p>
            <text:p>    }</text:p>
            <text:p>  ]</text:p>
            <text:p>}</text:p>
          </table:table-cell>
          <table:table-cell office:value-type="string" calcext:value-type="string">
            <text:p>{</text:p>
            <text:p>  "title": "Plate 1 Power State",</text:p>
            <text:p>  "description": "Represents the on/off state of plate 1 on the stove.",</text:p>
            <text:p>  "observable": null,</text:p>
            <text:p>  "type": "boolean",</text:p>
            <text:p>  "minimum": null,</text:p>
            <text:p>  "maximum": null,</text:p>
            <text:p>  "enum": null,</text:p>
            <text:p>  "properties": {},</text:p>
            <text:p>  "forms": [</text:p>
            <text:p>    {</text:p>
            <text:p>      "href": "mqtt://broker.emqx.io:1883",</text:p>
            <text:p>      "contentType": null,</text:p>
            <text:p>      "topic": "stove/plate_1_power",</text:p>
            <text:p>      "retain": false,</text:p>
            <text:p>      "op": []</text:p>
            <text:p>    }</text:p>
            <text:p>  ]</text:p>
            <text:p>}</text:p>
          </table:table-cell>
          <table:table-cell office:value-type="float" office:value="5" calcext:value-type="float">
            <text:p>5</text:p>
          </table:table-cell>
          <table:table-cell table:formula="of:=[.D301]-1" office:value-type="float" office:value="4" calcext:value-type="float">
            <text:p>4</text:p>
          </table:table-cell>
          <table:table-cell table:number-columns-repeated="16379"/>
        </table:table-row>
        <table:table-row table:style-name="ro34">
          <table:table-cell office:value-type="string" calcext:value-type="string">
            <text:p>stove/plate_2_power</text:p>
          </table:table-cell>
          <table:table-cell office:value-type="string" calcext:value-type="string">
            <text:p>{</text:p>
            <text:p>  "title": "Plate 2 Power Status",</text:p>
            <text:p>  "description": "Indicates whether plate 2 is currently turned on or off",</text:p>
            <text:p>  "observable": null,</text:p>
            <text:p>  "type": "boolean",</text:p>
            <text:p>  "minimum": null,</text:p>
            <text:p>  "maximum": null,</text:p>
            <text:p>  "enum": null,</text:p>
            <text:p>  "properties": {},</text:p>
            <text:p>  "forms": [</text:p>
            <text:p>    {</text:p>
            <text:p>      "href": "broker.emqx.io:1883",</text:p>
            <text:p>      "contentType": null,</text:p>
            <text:p>      "topic": "stove/plate_2_power",</text:p>
            <text:p>      "retain": false,</text:p>
            <text:p>      "op": [</text:p>
            <text:p>        "readproperty"</text:p>
            <text:p>      ]</text:p>
            <text:p>    }</text:p>
            <text:p>  ]</text:p>
            <text:p>}</text:p>
          </table:table-cell>
          <table:table-cell office:value-type="string" calcext:value-type="string">
            <text:p>{</text:p>
            <text:p>  "title": "Plate 2 Power Status",</text:p>
            <text:p>  "description": "Represents the power status of plate 2 on the stove. This can be either true (powered on) or false (powered off).",</text:p>
            <text:p>  "observable": null,</text:p>
            <text:p>  "type": "boolean",</text:p>
            <text:p>  "minimum": null,</text:p>
            <text:p>  "maximum": null,</text:p>
            <text:p>  "enum": null,</text:p>
            <text:p>  "properties": {},</text:p>
            <text:p>  "forms": [</text:p>
            <text:p>    {</text:p>
            <text:p>      "href": "mqtt://broker.emqx.io:1883",</text:p>
            <text:p>      "contentType": null,</text:p>
            <text:p>      "topic": "stove/plate_2_power",</text:p>
            <text:p>      "retain": false,</text:p>
            <text:p>      "op": []</text:p>
            <text:p>    }</text:p>
            <text:p>  ]</text:p>
            <text:p>}</text:p>
          </table:table-cell>
          <table:table-cell office:value-type="float" office:value="5" calcext:value-type="float">
            <text:p>5</text:p>
          </table:table-cell>
          <table:table-cell table:formula="of:=[.D302]-1" office:value-type="float" office:value="4" calcext:value-type="float">
            <text:p>4</text:p>
          </table:table-cell>
          <table:table-cell table:number-columns-repeated="16379"/>
        </table:table-row>
        <table:table-row table:style-name="ro34">
          <table:table-cell office:value-type="string" calcext:value-type="string">
            <text:p>stove/plate_1_level</text:p>
          </table:table-cell>
          <table:table-cell office:value-type="string" calcext:value-type="string">
            <text:p>{</text:p>
            <text:p>  "title": "Plate 1 Power Level",</text:p>
            <text:p>  "description": "Represents the current heating level of plate 1",</text:p>
            <text:p>  "observable": null,</text:p>
            <text:p>  "type": "integer",</text:p>
            <text:p>  "minimum": 0,</text:p>
            <text:p>  "maximum": 9,</text:p>
            <text:p>  "enum": null,</text:p>
            <text:p>  "properties": {},</text:p>
            <text:p>  "forms": [</text:p>
            <text:p>    {</text:p>
            <text:p>      "href": "broker.emqx.io:1883",</text:p>
            <text:p>      "contentType": null,</text:p>
            <text:p>      "topic": "stove/plate_1_level",</text:p>
            <text:p>      "retain": false,</text:p>
            <text:p>      "op": [</text:p>
            <text:p>        "readproperty"</text:p>
            <text:p>      ]</text:p>
            <text:p>    }</text:p>
            <text:p>  ]</text:p>
            <text:p>}</text:p>
          </table:table-cell>
          <table:table-cell office:value-type="string" calcext:value-type="string">
            <text:p>{</text:p>
            <text:p>  "title": "Plate 1 Level",</text:p>
            <text:p>  "description": "The current heat level setting for plate 1 on the stove.",</text:p>
            <text:p>  "observable": null,</text:p>
            <text:p>  "type": "integer",</text:p>
            <text:p>  "minimum": null,</text:p>
            <text:p>  "maximum": null,</text:p>
            <text:p>  "enum": null,</text:p>
            <text:p>  "properties": {},</text:p>
            <text:p>  "forms": [</text:p>
            <text:p>    {</text:p>
            <text:p>      "href": "mqtt://broker.emqx.io:1883",</text:p>
            <text:p>      "contentType": null,</text:p>
            <text:p>      "topic": "stove/plate_1_level",</text:p>
            <text:p>      "retain": false,</text:p>
            <text:p>      "op": []</text:p>
            <text:p>    }</text:p>
            <text:p>  ]</text:p>
            <text:p>}</text:p>
          </table:table-cell>
          <table:table-cell office:value-type="float" office:value="5" calcext:value-type="float">
            <text:p>5</text:p>
          </table:table-cell>
          <table:table-cell table:formula="of:=[.D303]-1" office:value-type="float" office:value="4" calcext:value-type="float">
            <text:p>4</text:p>
          </table:table-cell>
          <table:table-cell table:number-columns-repeated="16379"/>
        </table:table-row>
        <table:table-row table:style-name="ro34">
          <table:table-cell office:value-type="string" calcext:value-type="string">
            <text:p>stove/plate_2_level</text:p>
          </table:table-cell>
          <table:table-cell office:value-type="string" calcext:value-type="string">
            <text:p>{</text:p>
            <text:p>  "title": "Plate 2 Power Level",</text:p>
            <text:p>  "description": "Represents the current heating level of plate 2",</text:p>
            <text:p>  "observable": null,</text:p>
            <text:p>  "type": "integer",</text:p>
            <text:p>  "minimum": 0,</text:p>
            <text:p>  "maximum": 9,</text:p>
            <text:p>  "enum": null,</text:p>
            <text:p>  "properties": {},</text:p>
            <text:p>  "forms": [</text:p>
            <text:p>    {</text:p>
            <text:p>      "href": "broker.emqx.io:1883",</text:p>
            <text:p>      "contentType": null,</text:p>
            <text:p>      "topic": "stove/plate_2_level",</text:p>
            <text:p>      "retain": false,</text:p>
            <text:p>      "op": [</text:p>
            <text:p>        "readproperty"</text:p>
            <text:p>      ]</text:p>
            <text:p>    }</text:p>
            <text:p>  ]</text:p>
            <text:p>}</text:p>
          </table:table-cell>
          <table:table-cell office:value-type="string" calcext:value-type="string">
            <text:p>{</text:p>
            <text:p>  "title": "Stove Plate 2 Level",</text:p>
            <text:p>  "description": "The current heat level setting for the second plate on the stove. Values range from 0 to 7.",</text:p>
            <text:p>  "observable": null,</text:p>
            <text:p>  "type": "integer",</text:p>
            <text:p>  "minimum": null,</text:p>
            <text:p>  "maximum": null,</text:p>
            <text:p>  "enum": null,</text:p>
            <text:p>  "properties": {},</text:p>
            <text:p>  "forms": [</text:p>
            <text:p>    {</text:p>
            <text:p>      "href": "mqtt://broker.emqx.io:1883",</text:p>
            <text:p>      "contentType": null,</text:p>
            <text:p>      "topic": "stove/plate_2_level",</text:p>
            <text:p>      "retain": false,</text:p>
            <text:p>      "op": []</text:p>
            <text:p>    }</text:p>
            <text:p>  ]</text:p>
            <text:p>}</text:p>
          </table:table-cell>
          <table:table-cell office:value-type="float" office:value="5" calcext:value-type="float">
            <text:p>5</text:p>
          </table:table-cell>
          <table:table-cell table:formula="of:=[.D304]-1" office:value-type="float" office:value="4" calcext:value-type="float">
            <text:p>4</text:p>
          </table:table-cell>
          <table:table-cell table:number-columns-repeated="16379"/>
        </table:table-row>
        <table:table-row table:style-name="ro29">
          <table:table-cell office:value-type="string" calcext:value-type="string">
            <text:p>stove/activate_plate_1</text:p>
          </table:table-cell>
          <table:table-cell office:value-type="string" calcext:value-type="string">
            <text:p>{</text:p>
            <text:p>  "title": "Activate Plate 1",</text:p>
            <text:p>  "description": "Activates plate 1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1",</text:p>
            <text:p>      "retain": false,</text:p>
            <text:p>      "op": [</text:p>
            <text:p>        "invokeaction"</text:p>
            <text:p>      ]</text:p>
            <text:p>    }</text:p>
            <text:p>  ]</text:p>
            <text:p>}</text:p>
          </table:table-cell>
          <table:table-cell office:value-type="string" calcext:value-type="string">
            <text:p>{</text:p>
            <text:p>  "title": "Activate Plate 1",</text:p>
            <text:p>  "description": "An action to activate plate 1 on the stove. This is an interaction that triggers a process or changes the state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1",</text:p>
            <text:p>      "retain": false,</text:p>
            <text:p>      "op": []</text:p>
            <text:p>    }</text:p>
            <text:p>  ]</text:p>
            <text:p>}</text:p>
          </table:table-cell>
          <table:table-cell office:value-type="float" office:value="5" calcext:value-type="float">
            <text:p>5</text:p>
          </table:table-cell>
          <table:table-cell table:formula="of:=[.D305]-1" office:value-type="float" office:value="4" calcext:value-type="float">
            <text:p>4</text:p>
          </table:table-cell>
          <table:table-cell table:number-columns-repeated="16379"/>
        </table:table-row>
        <table:table-row table:style-name="ro29">
          <table:table-cell office:value-type="string" calcext:value-type="string">
            <text:p>stove/activate_plate_2</text:p>
          </table:table-cell>
          <table:table-cell office:value-type="string" calcext:value-type="string">
            <text:p>{</text:p>
            <text:p>  "title": "Activate Plate 2",</text:p>
            <text:p>  "description": "Activates plate 2 setting its power level to Tru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activate_plate_2",</text:p>
            <text:p>      "retain": false,</text:p>
            <text:p>      "op": [</text:p>
            <text:p>        "invokeaction"</text:p>
            <text:p>      ]</text:p>
            <text:p>    }</text:p>
            <text:p>  ]</text:p>
            <text:p>}</text:p>
          </table:table-cell>
          <table:table-cell office:value-type="string" calcext:value-type="string">
            <text:p>{</text:p>
            <text:p>  "title": "Activate Plate 2",</text:p>
            <text:p>  "description": "An action to activate plate 2 on the stove. This action does not require any input parameters as indicated by the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activate_plate_2",</text:p>
            <text:p>      "retain": false,</text:p>
            <text:p>      "op": []</text:p>
            <text:p>    }</text:p>
            <text:p>  ]</text:p>
            <text:p>}</text:p>
          </table:table-cell>
          <table:table-cell office:value-type="float" office:value="5" calcext:value-type="float">
            <text:p>5</text:p>
          </table:table-cell>
          <table:table-cell table:formula="of:=[.D306]-1" office:value-type="float" office:value="4" calcext:value-type="float">
            <text:p>4</text:p>
          </table:table-cell>
          <table:table-cell table:number-columns-repeated="16379"/>
        </table:table-row>
        <table:table-row table:style-name="ro29">
          <table:table-cell office:value-type="string" calcext:value-type="string">
            <text:p>stove/deactivate_plate_1</text:p>
          </table:table-cell>
          <table:table-cell office:value-type="string" calcext:value-type="string">
            <text:p>{</text:p>
            <text:p>  "title": "Deactivate Plate 1",</text:p>
            <text:p>  "description": "Deactivates plate 1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1",</text:p>
            <text:p>      "retain": false,</text:p>
            <text:p>      "op": [</text:p>
            <text:p>        "invokeaction"</text:p>
            <text:p>      ]</text:p>
            <text:p>    }</text:p>
            <text:p>  ]</text:p>
            <text:p>}</text:p>
          </table:table-cell>
          <table:table-cell office:value-type="string" calcext:value-type="string">
            <text:p>{</text:p>
            <text:p>  "title": "Deactivate Plate 1",</text:p>
            <text:p>  "description": "This action affordance allows the user to deactivate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1",</text:p>
            <text:p>      "retain": false,</text:p>
            <text:p>      "op": []</text:p>
            <text:p>    }</text:p>
            <text:p>  ]</text:p>
            <text:p>}</text:p>
          </table:table-cell>
          <table:table-cell office:value-type="float" office:value="5" calcext:value-type="float">
            <text:p>5</text:p>
          </table:table-cell>
          <table:table-cell table:formula="of:=[.D307]-1" office:value-type="float" office:value="4" calcext:value-type="float">
            <text:p>4</text:p>
          </table:table-cell>
          <table:table-cell table:number-columns-repeated="16379"/>
        </table:table-row>
        <table:table-row table:style-name="ro29">
          <table:table-cell office:value-type="string" calcext:value-type="string">
            <text:p>stove/deactivate_plate_2</text:p>
          </table:table-cell>
          <table:table-cell office:value-type="string" calcext:value-type="string">
            <text:p>{</text:p>
            <text:p>  "title": "Deactivate Plate 2",</text:p>
            <text:p>  "description": "Deactivates plate 2 setting its power level to Fals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activate_plate_2",</text:p>
            <text:p>      "retain": false,</text:p>
            <text:p>      "op": [</text:p>
            <text:p>        "invokeaction"</text:p>
            <text:p>      ]</text:p>
            <text:p>    }</text:p>
            <text:p>  ]</text:p>
            <text:p>}</text:p>
          </table:table-cell>
          <table:table-cell office:value-type="string" calcext:value-type="string">
            <text:p>{</text:p>
            <text:p>  "title": "Deactivate Plate 2",</text:p>
            <text:p>  "description": "An action to deactivate plate 2 on the stove. This affordance manipulates the state of the stove by turning off plate 2.",</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activate_plate_2",</text:p>
            <text:p>      "retain": false,</text:p>
            <text:p>      "op": []</text:p>
            <text:p>    }</text:p>
            <text:p>  ]</text:p>
            <text:p>}</text:p>
          </table:table-cell>
          <table:table-cell office:value-type="float" office:value="5" calcext:value-type="float">
            <text:p>5</text:p>
          </table:table-cell>
          <table:table-cell table:formula="of:=[.D308]-1" office:value-type="float" office:value="4" calcext:value-type="float">
            <text:p>4</text:p>
          </table:table-cell>
          <table:table-cell table:number-columns-repeated="16379"/>
        </table:table-row>
        <table:table-row table:style-name="ro29">
          <table:table-cell office:value-type="string" calcext:value-type="string">
            <text:p>stove/increase_heat_plate_1</text:p>
          </table:table-cell>
          <table:table-cell office:value-type="string" calcext:value-type="string">
            <text:p>{</text:p>
            <text:p>  "title": "In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1",</text:p>
            <text:p>      "retain": false,</text:p>
            <text:p>      "op": [</text:p>
            <text:p>        "invokeaction"</text:p>
            <text:p>      ]</text:p>
            <text:p>    }</text:p>
            <text:p>  ]</text:p>
            <text:p>}</text:p>
          </table:table-cell>
          <table:table-cell office:value-type="string" calcext:value-type="string">
            <text:p>{</text:p>
            <text:p>  "title": "Increase Heat Plate 1",</text:p>
            <text:p>  "description": "An action to increase the heat level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1",</text:p>
            <text:p>      "retain": false,</text:p>
            <text:p>      "op": []</text:p>
            <text:p>    }</text:p>
            <text:p>  ]</text:p>
            <text:p>}</text:p>
          </table:table-cell>
          <table:table-cell office:value-type="float" office:value="4" calcext:value-type="float">
            <text:p>4</text:p>
          </table:table-cell>
          <table:table-cell table:formula="of:=[.D309]-1" office:value-type="float" office:value="3" calcext:value-type="float">
            <text:p>3</text:p>
          </table:table-cell>
          <table:table-cell table:number-columns-repeated="16379"/>
        </table:table-row>
        <table:table-row table:style-name="ro29">
          <table:table-cell office:value-type="string" calcext:value-type="string">
            <text:p>stove/increase_heat_plate_2</text:p>
          </table:table-cell>
          <table:table-cell office:value-type="string" calcext:value-type="string">
            <text:p>{</text:p>
            <text:p>  "title": "In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increase_heat_plate_2",</text:p>
            <text:p>      "retain": false,</text:p>
            <text:p>      "op": [</text:p>
            <text:p>        "invokeaction"</text:p>
            <text:p>      ]</text:p>
            <text:p>    }</text:p>
            <text:p>  ]</text:p>
            <text:p>}</text:p>
          </table:table-cell>
          <table:table-cell office:value-type="string" calcext:value-type="string">
            <text:p>{</text:p>
            <text:p>  "title": "Increase Heat Plate 2",</text:p>
            <text:p>  "description": "Action to increase the heat level on plate 2 of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increase_heat_plate_2",</text:p>
            <text:p>      "retain": false,</text:p>
            <text:p>      "op": []</text:p>
            <text:p>    }</text:p>
            <text:p>  ]</text:p>
            <text:p>}</text:p>
          </table:table-cell>
          <table:table-cell office:value-type="float" office:value="4" calcext:value-type="float">
            <text:p>4</text:p>
          </table:table-cell>
          <table:table-cell table:formula="of:=[.D310]-1" office:value-type="float" office:value="3" calcext:value-type="float">
            <text:p>3</text:p>
          </table:table-cell>
          <table:table-cell table:number-columns-repeated="16379"/>
        </table:table-row>
        <table:table-row table:style-name="ro29">
          <table:table-cell office:value-type="string" calcext:value-type="string">
            <text:p>stove/decrease_heat_plate_1</text:p>
          </table:table-cell>
          <table:table-cell office:value-type="string" calcext:value-type="string">
            <text:p>{</text:p>
            <text:p>  "title": "Decrease Heat Plate 1",</text:p>
            <text:p>  "description": "Increases the heating level for plate 1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1",</text:p>
            <text:p>      "retain": false,</text:p>
            <text:p>      "op": [</text:p>
            <text:p>        "invokeaction"</text:p>
            <text:p>      ]</text:p>
            <text:p>    }</text:p>
            <text:p>  ]</text:p>
            <text:p>}</text:p>
          </table:table-cell>
          <table:table-cell office:value-type="string" calcext:value-type="string">
            <text:p>{</text:p>
            <text:p>  "title": "Decrease Heat Plate 1",</text:p>
            <text:p>  "description": "An action to decrease the heat level of plate 1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1",</text:p>
            <text:p>      "retain": false,</text:p>
            <text:p>      "op": []</text:p>
            <text:p>    }</text:p>
            <text:p>  ]</text:p>
            <text:p>}</text:p>
          </table:table-cell>
          <table:table-cell office:value-type="float" office:value="4" calcext:value-type="float">
            <text:p>4</text:p>
          </table:table-cell>
          <table:table-cell table:formula="of:=[.D311]-1" office:value-type="float" office:value="3" calcext:value-type="float">
            <text:p>3</text:p>
          </table:table-cell>
          <table:table-cell table:number-columns-repeated="16379"/>
        </table:table-row>
        <table:table-row table:style-name="ro29">
          <table:table-cell office:value-type="string" calcext:value-type="string">
            <text:p>stove/decrease_heat_plate_2</text:p>
          </table:table-cell>
          <table:table-cell office:value-type="string" calcext:value-type="string">
            <text:p>{</text:p>
            <text:p>  "title": "Decrease Heat Plate 2",</text:p>
            <text:p>  "description": "Increases the heating level for plate 2 by 1",</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ove/decrease_heat_plate_2",</text:p>
            <text:p>      "retain": false,</text:p>
            <text:p>      "op": [</text:p>
            <text:p>        "invokeaction"</text:p>
            <text:p>      ]</text:p>
            <text:p>    }</text:p>
            <text:p>  ]</text:p>
            <text:p>}</text:p>
          </table:table-cell>
          <table:table-cell office:value-type="string" calcext:value-type="string">
            <text:p>{</text:p>
            <text:p>  "title": "Decrease Heat Plate 2",</text:p>
            <text:p>  "description": "An action to decrease the heat level of plate 2 on the stov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ove/decrease_heat_plate_2",</text:p>
            <text:p>      "retain": false,</text:p>
            <text:p>      "op": []</text:p>
            <text:p>    }</text:p>
            <text:p>  ]</text:p>
            <text:p>}</text:p>
          </table:table-cell>
          <table:table-cell office:value-type="float" office:value="4" calcext:value-type="float">
            <text:p>4</text:p>
          </table:table-cell>
          <table:table-cell table:formula="of:=[.D312]-1" office:value-type="float" office:value="3" calcext:value-type="float">
            <text:p>3</text:p>
          </table:table-cell>
          <table:table-cell table:number-columns-repeated="16379"/>
        </table:table-row>
        <table:table-row table:style-name="ro34">
          <table:table-cell office:value-type="string" calcext:value-type="string">
            <text:p>streaming_drone/is_recording</text:p>
          </table:table-cell>
          <table:table-cell office:value-type="string" calcext:value-type="string">
            <text:p>{</text:p>
            <text:p>  "title": "Drone Recording Status",</text:p>
            <text:p>  "description": "Indicates if the drone is currently recording or not",</text:p>
            <text:p>  "observable": null,</text:p>
            <text:p>  "type": "boolean",</text:p>
            <text:p>  "minimum": null,</text:p>
            <text:p>  "maximum": null,</text:p>
            <text:p>  "enum": null,</text:p>
            <text:p>  "properties": {},</text:p>
            <text:p>  "forms": [</text:p>
            <text:p>    {</text:p>
            <text:p>      "href": "broker.emqx.io:1883",</text:p>
            <text:p>      "contentType": null,</text:p>
            <text:p>      "topic": "streaming_drone/is_recording",</text:p>
            <text:p>      "retain": false,</text:p>
            <text:p>      "op": [</text:p>
            <text:p>        "readproperty"</text:p>
            <text:p>      ]</text:p>
            <text:p>    }</text:p>
            <text:p>  ]</text:p>
            <text:p>}</text:p>
          </table:table-cell>
          <table:table-cell office:value-type="string" calcext:value-type="string">
            <text:p>{</text:p>
            <text:p>  "title": "Recording Status",</text:p>
            <text:p>  "description": "Indicates whether the drone is currently recording.",</text:p>
            <text:p>  "observable": null,</text:p>
            <text:p>  "type": "boolean",</text:p>
            <text:p>  "minimum": null,</text:p>
            <text:p>  "maximum": null,</text:p>
            <text:p>  "enum": null,</text:p>
            <text:p>  "properties": {},</text:p>
            <text:p>  "forms": [</text:p>
            <text:p>    {</text:p>
            <text:p>      "href": "mqtt://broker.emqx.io:1883",</text:p>
            <text:p>      "contentType": null,</text:p>
            <text:p>      "topic": "streaming_drone/is_recording",</text:p>
            <text:p>      "retain": false,</text:p>
            <text:p>      "op": []</text:p>
            <text:p>    }</text:p>
            <text:p>  ]</text:p>
            <text:p>}</text:p>
          </table:table-cell>
          <table:table-cell office:value-type="float" office:value="5" calcext:value-type="float">
            <text:p>5</text:p>
          </table:table-cell>
          <table:table-cell table:formula="of:=[.D313]-1" office:value-type="float" office:value="4" calcext:value-type="float">
            <text:p>4</text:p>
          </table:table-cell>
          <table:table-cell table:number-columns-repeated="16379"/>
        </table:table-row>
        <table:table-row table:style-name="ro34">
          <table:table-cell office:value-type="string" calcext:value-type="string">
            <text:p>streaming_drone/is_streaming</text:p>
          </table:table-cell>
          <table:table-cell office:value-type="string" calcext:value-type="string">
            <text:p>{</text:p>
            <text:p>  "title": "Drone Streaming Status",</text:p>
            <text:p>  "description": "Indicates whether the drone is currently live streaming",</text:p>
            <text:p>  "observable": null,</text:p>
            <text:p>  "type": "boolean",</text:p>
            <text:p>  "minimum": null,</text:p>
            <text:p>  "maximum": null,</text:p>
            <text:p>  "enum": null,</text:p>
            <text:p>  "properties": {},</text:p>
            <text:p>  "forms": [</text:p>
            <text:p>    {</text:p>
            <text:p>      "href": "broker.emqx.io:1883",</text:p>
            <text:p>      "contentType": null,</text:p>
            <text:p>      "topic": "streaming_drone/is_streaming",</text:p>
            <text:p>      "retain": false,</text:p>
            <text:p>      "op": [</text:p>
            <text:p>        "readproperty"</text:p>
            <text:p>      ]</text:p>
            <text:p>    }</text:p>
            <text:p>  ]</text:p>
            <text:p>}</text:p>
          </table:table-cell>
          <table:table-cell office:value-type="string" calcext:value-type="string">
            <text:p>{</text:p>
            <text:p>  "title": "Is Streaming",</text:p>
            <text:p>  "description": "Indicates whether the drone is currently streaming or not.",</text:p>
            <text:p>  "observable": null,</text:p>
            <text:p>  "type": "boolean",</text:p>
            <text:p>  "minimum": null,</text:p>
            <text:p>  "maximum": null,</text:p>
            <text:p>  "enum": null,</text:p>
            <text:p>  "properties": {},</text:p>
            <text:p>  "forms": [</text:p>
            <text:p>    {</text:p>
            <text:p>      "href": "mqtt://broker.emqx.io:1883",</text:p>
            <text:p>      "contentType": null,</text:p>
            <text:p>      "topic": "streaming_drone/is_streaming",</text:p>
            <text:p>      "retain": false,</text:p>
            <text:p>      "op": []</text:p>
            <text:p>    }</text:p>
            <text:p>  ]</text:p>
            <text:p>}</text:p>
          </table:table-cell>
          <table:table-cell office:value-type="float" office:value="5" calcext:value-type="float">
            <text:p>5</text:p>
          </table:table-cell>
          <table:table-cell table:formula="of:=[.D314]-1" office:value-type="float" office:value="4" calcext:value-type="float">
            <text:p>4</text:p>
          </table:table-cell>
          <table:table-cell table:number-columns-repeated="16379"/>
        </table:table-row>
        <table:table-row table:style-name="ro34">
          <table:table-cell office:value-type="string" calcext:value-type="string">
            <text:p>streaming_drone/battery</text:p>
          </table:table-cell>
          <table:table-cell office:value-type="string" calcext:value-type="string">
            <text:p>{</text:p>
            <text:p>  "title": "Drone Battery Level",</text:p>
            <text:p>  "description": "Represents the current battery in percentage",</text:p>
            <text:p>  "observable": null,</text:p>
            <text:p>  "type": "integer",</text:p>
            <text:p>  "minimum": 0,</text:p>
            <text:p>  "maximum": 100,</text:p>
            <text:p>  "enum": null,</text:p>
            <text:p>  "properties": {},</text:p>
            <text:p>  "forms": [</text:p>
            <text:p>    {</text:p>
            <text:p>      "href": "broker.emqx.io:1883",</text:p>
            <text:p>      "contentType": null,</text:p>
            <text:p>      "topic": "streaming_drone/battery",</text:p>
            <text:p>      "retain": false,</text:p>
            <text:p>      "op": [</text:p>
            <text:p>        "readproperty"</text:p>
            <text:p>      ]</text:p>
            <text:p>    }</text:p>
            <text:p>  ]</text:p>
            <text:p>}</text:p>
          </table:table-cell>
          <table:table-cell office:value-type="string" calcext:value-type="string">
            <text:p>{</text:p>
            <text:p>  "title": "Battery Level",</text:p>
            <text:p>  "description": "The current battery level of the streaming drone, ranging from 0 to 100.",</text:p>
            <text:p>  "observable": null,</text:p>
            <text:p>  "type": "integer",</text:p>
            <text:p>  "minimum": null,</text:p>
            <text:p>  "maximum": null,</text:p>
            <text:p>  "enum": null,</text:p>
            <text:p>  "properties": {},</text:p>
            <text:p>  "forms": [</text:p>
            <text:p>    {</text:p>
            <text:p>      "href": "mqtt://broker.emqx.io:1883",</text:p>
            <text:p>      "contentType": null,</text:p>
            <text:p>      "topic": "streaming_drone/battery",</text:p>
            <text:p>      "retain": false,</text:p>
            <text:p>      "op": []</text:p>
            <text:p>    }</text:p>
            <text:p>  ]</text:p>
            <text:p>}</text:p>
          </table:table-cell>
          <table:table-cell office:value-type="float" office:value="5" calcext:value-type="float">
            <text:p>5</text:p>
          </table:table-cell>
          <table:table-cell table:formula="of:=[.D315]-1" office:value-type="float" office:value="4" calcext:value-type="float">
            <text:p>4</text:p>
          </table:table-cell>
          <table:table-cell table:number-columns-repeated="16379"/>
        </table:table-row>
        <table:table-row table:style-name="ro29">
          <table:table-cell office:value-type="string" calcext:value-type="string">
            <text:p>streaming_drone/stream</text:p>
          </table:table-cell>
          <table:table-cell office:value-type="string" calcext:value-type="string">
            <text:p>{</text:p>
            <text:p>  "title": "Start Streaming",</text:p>
            <text:p>  "description": "Start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ream",</text:p>
            <text:p>      "retain": false,</text:p>
            <text:p>      "op": [</text:p>
            <text:p>        "invokeaction"</text:p>
            <text:p>      ]</text:p>
            <text:p>    }</text:p>
            <text:p>  ]</text:p>
            <text:p>}</text:p>
          </table:table-cell>
          <table:table-cell office:value-type="string" calcext:value-type="string">
            <text:p>{</text:p>
            <text:p>  "title": "Stream Affordance",</text:p>
            <text:p>  "description": "An action that triggers the drone to start streaming video.",</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ream",</text:p>
            <text:p>      "retain": false,</text:p>
            <text:p>      "op": []</text:p>
            <text:p>    }</text:p>
            <text:p>  ]</text:p>
            <text:p>}</text:p>
          </table:table-cell>
          <table:table-cell office:value-type="float" office:value="5" calcext:value-type="float">
            <text:p>5</text:p>
          </table:table-cell>
          <table:table-cell table:formula="of:=[.D316]-1" office:value-type="float" office:value="4" calcext:value-type="float">
            <text:p>4</text:p>
          </table:table-cell>
          <table:table-cell table:number-columns-repeated="16379"/>
        </table:table-row>
        <table:table-row table:style-name="ro29">
          <table:table-cell office:value-type="string" calcext:value-type="string">
            <text:p>streaming_drone/stop_stream</text:p>
          </table:table-cell>
          <table:table-cell office:value-type="string" calcext:value-type="string">
            <text:p>{</text:p>
            <text:p>  "title": "Stop Streaming",</text:p>
            <text:p>  "description": "Stops stream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stop_stream",</text:p>
            <text:p>      "retain": false,</text:p>
            <text:p>      "op": [</text:p>
            <text:p>        "invokeaction"</text:p>
            <text:p>      ]</text:p>
            <text:p>    }</text:p>
            <text:p>  ]</text:p>
            <text:p>}</text:p>
          </table:table-cell>
          <table:table-cell office:value-type="string" calcext:value-type="string">
            <text:p>{</text:p>
            <text:p>  "title": "Stop Streaming Action",</text:p>
            <text:p>  "description": "An action to stop the current video stream on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stop_stream",</text:p>
            <text:p>      "retain": false,</text:p>
            <text:p>      "op": []</text:p>
            <text:p>    }</text:p>
            <text:p>  ]</text:p>
            <text:p>}</text:p>
          </table:table-cell>
          <table:table-cell office:value-type="float" office:value="5" calcext:value-type="float">
            <text:p>5</text:p>
          </table:table-cell>
          <table:table-cell table:formula="of:=[.D317]-1" office:value-type="float" office:value="4" calcext:value-type="float">
            <text:p>4</text:p>
          </table:table-cell>
          <table:table-cell table:number-columns-repeated="16379"/>
        </table:table-row>
        <table:table-row table:style-name="ro29">
          <table:table-cell office:value-type="string" calcext:value-type="string">
            <text:p>streaming_drone/record</text:p>
          </table:table-cell>
          <table:table-cell office:value-type="string" calcext:value-type="string">
            <text:p>{</text:p>
            <text:p>  "title": "Start Recording",</text:p>
            <text:p>  "description": "Starts the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ord",</text:p>
            <text:p>      "retain": false,</text:p>
            <text:p>      "op": [</text:p>
            <text:p>        "invokeaction"</text:p>
            <text:p>      ]</text:p>
            <text:p>    }</text:p>
            <text:p>  ]</text:p>
            <text:p>}</text:p>
          </table:table-cell>
          <table:table-cell office:value-type="string" calcext:value-type="string">
            <text:p>{</text:p>
            <text:p>  "title": "Record Action",</text:p>
            <text:p>  "description": "An action to start recording on the drone. The null payload indicates that no additional data is needed for this actio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ord",</text:p>
            <text:p>      "retain": false,</text:p>
            <text:p>      "op": []</text:p>
            <text:p>    }</text:p>
            <text:p>  ]</text:p>
            <text:p>}</text:p>
          </table:table-cell>
          <table:table-cell office:value-type="float" office:value="5" calcext:value-type="float">
            <text:p>5</text:p>
          </table:table-cell>
          <table:table-cell table:formula="of:=[.D318]-1" office:value-type="float" office:value="4" calcext:value-type="float">
            <text:p>4</text:p>
          </table:table-cell>
          <table:table-cell table:number-columns-repeated="16379"/>
        </table:table-row>
        <table:table-row table:style-name="ro29">
          <table:table-cell office:value-type="string" calcext:value-type="string">
            <text:p>streaming_drone/end</text:p>
          </table:table-cell>
          <table:table-cell office:value-type="string" calcext:value-type="string">
            <text:p>{</text:p>
            <text:p>  "title": "End Recording",</text:p>
            <text:p>  "description": "Ends recording process deleting not saved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end",</text:p>
            <text:p>      "retain": false,</text:p>
            <text:p>      "op": [</text:p>
            <text:p>        "invokeaction"</text:p>
            <text:p>      ]</text:p>
            <text:p>    }</text:p>
            <text:p>  ]</text:p>
            <text:p>}</text:p>
          </table:table-cell>
          <table:table-cell office:value-type="string" calcext:value-type="string">
            <text:p>{</text:p>
            <text:p>  "title": "End Recording Stream",</text:p>
            <text:p>  "description": "An action to end the current recording or streaming session on the dron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end",</text:p>
            <text:p>      "retain": false,</text:p>
            <text:p>      "op": []</text:p>
            <text:p>    }</text:p>
            <text:p>  ]</text:p>
            <text:p>}</text:p>
          </table:table-cell>
          <table:table-cell office:value-type="float" office:value="5" calcext:value-type="float">
            <text:p>5</text:p>
          </table:table-cell>
          <table:table-cell table:formula="of:=[.D319]-1" office:value-type="float" office:value="4" calcext:value-type="float">
            <text:p>4</text:p>
          </table:table-cell>
          <table:table-cell table:number-columns-repeated="16379"/>
        </table:table-row>
        <table:table-row table:style-name="ro38">
          <table:table-cell office:value-type="string" calcext:value-type="string">
            <text:p>streaming_drone/recharge</text:p>
          </table:table-cell>
          <table:table-cell office:value-type="string" calcext:value-type="string">
            <text:p>{</text:p>
            <text:p>  "title": "Recharge Battery",</text:p>
            <text:p>  "description": "Recharges the battery, can not be recharged during streaming or record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streaming_drone/recharge",</text:p>
            <text:p>      "retain": false,</text:p>
            <text:p>      "op": [</text:p>
            <text:p>        "invokeaction"</text:p>
            <text:p>      ]</text:p>
            <text:p>    }</text:p>
            <text:p>  ]</text:p>
            <text:p>}</text:p>
          </table:table-cell>
          <table:table-cell office:value-type="string" calcext:value-type="string">
            <text:p>{</text:p>
            <text:p>  "title": "Recharge the Drone",</text:p>
            <text:p>  "description": "An action to recharge the drone's battery.",</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streaming_drone/recharge",</text:p>
            <text:p>      "retain": false,</text:p>
            <text:p>      "op": []</text:p>
            <text:p>    }</text:p>
            <text:p>  ]</text:p>
            <text:p>}</text:p>
          </table:table-cell>
          <table:table-cell office:value-type="float" office:value="4" calcext:value-type="float">
            <text:p>4</text:p>
          </table:table-cell>
          <table:table-cell table:formula="of:=[.D320]-1" office:value-type="float" office:value="3" calcext:value-type="float">
            <text:p>3</text:p>
          </table:table-cell>
          <table:table-cell table:number-columns-repeated="16379"/>
        </table:table-row>
        <table:table-row table:style-name="ro34">
          <table:table-cell office:value-type="string" calcext:value-type="string">
            <text:p>vacuum/is_cleaning</text:p>
          </table:table-cell>
          <table:table-cell office:value-type="string" calcext:value-type="string">
            <text:p>{</text:p>
            <text:p>  "title": "Current Cleaning Status",</text:p>
            <text:p>  "description": "States if the robot is currently cleaning or not",</text:p>
            <text:p>  "observable": null,</text:p>
            <text:p>  "type": "boolean",</text:p>
            <text:p>  "minimum": null,</text:p>
            <text:p>  "maximum": null,</text:p>
            <text:p>  "enum": null,</text:p>
            <text:p>  "properties": {},</text:p>
            <text:p>  "forms": [</text:p>
            <text:p>    {</text:p>
            <text:p>      "href": "broker.emqx.io:1883",</text:p>
            <text:p>      "contentType": null,</text:p>
            <text:p>      "topic": "vacuum/is_cleaning",</text:p>
            <text:p>      "retain": false,</text:p>
            <text:p>      "op": [</text:p>
            <text:p>        "readproperty"</text:p>
            <text:p>      ]</text:p>
            <text:p>    }</text:p>
            <text:p>  ]</text:p>
            <text:p>}</text:p>
          </table:table-cell>
          <table:table-cell office:value-type="string" calcext:value-type="string">
            <text:p>{</text:p>
            <text:p>  "title": "Is Cleaning",</text:p>
            <text:p>  "description": "Indicates whether the vacuum cleaner is currently cleaning or not.",</text:p>
            <text:p>  "observable": null,</text:p>
            <text:p>  "type": "boolean",</text:p>
            <text:p>  "minimum": null,</text:p>
            <text:p>  "maximum": null,</text:p>
            <text:p>  "enum": null,</text:p>
            <text:p>  "properties": {},</text:p>
            <text:p>  "forms": [</text:p>
            <text:p>    {</text:p>
            <text:p>      "href": "mqtt://broker.emqx.io:1883",</text:p>
            <text:p>      "contentType": null,</text:p>
            <text:p>      "topic": "vacuum/is_cleaning",</text:p>
            <text:p>      "retain": false,</text:p>
            <text:p>      "op": []</text:p>
            <text:p>    }</text:p>
            <text:p>  ]</text:p>
            <text:p>}</text:p>
          </table:table-cell>
          <table:table-cell office:value-type="float" office:value="5" calcext:value-type="float">
            <text:p>5</text:p>
          </table:table-cell>
          <table:table-cell table:formula="of:=[.D321]-1" office:value-type="float" office:value="4" calcext:value-type="float">
            <text:p>4</text:p>
          </table:table-cell>
          <table:table-cell table:number-columns-repeated="16379"/>
        </table:table-row>
        <table:table-row table:style-name="ro34">
          <table:table-cell office:value-type="string" calcext:value-type="string">
            <text:p>vacuum/storage_full</text:p>
          </table:table-cell>
          <table:table-cell office:value-type="string" calcext:value-type="string">
            <text:p>{</text:p>
            <text:p>  "title": "Waste Bin Level",</text:p>
            <text:p>  "description": "States whether the storage of the robot is full or not",</text:p>
            <text:p>  "observable": null,</text:p>
            <text:p>  "type": "boolean",</text:p>
            <text:p>  "minimum": null,</text:p>
            <text:p>  "maximum": null,</text:p>
            <text:p>  "enum": null,</text:p>
            <text:p>  "properties": {},</text:p>
            <text:p>  "forms": [</text:p>
            <text:p>    {</text:p>
            <text:p>      "href": "broker.emqx.io:1883",</text:p>
            <text:p>      "contentType": null,</text:p>
            <text:p>      "topic": "vacuum/storage_full",</text:p>
            <text:p>      "retain": false,</text:p>
            <text:p>      "op": [</text:p>
            <text:p>        "readproperty"</text:p>
            <text:p>      ]</text:p>
            <text:p>    }</text:p>
            <text:p>  ]</text:p>
            <text:p>}</text:p>
          </table:table-cell>
          <table:table-cell office:value-type="string" calcext:value-type="string">
            <text:p>{</text:p>
            <text:p>  "title": "Storage Full Status",</text:p>
            <text:p>  "description": "Indicates whether the vacuum's storage container is full or not.",</text:p>
            <text:p>  "observable": null,</text:p>
            <text:p>  "type": "boolean",</text:p>
            <text:p>  "minimum": null,</text:p>
            <text:p>  "maximum": null,</text:p>
            <text:p>  "enum": null,</text:p>
            <text:p>  "properties": {},</text:p>
            <text:p>  "forms": [</text:p>
            <text:p>    {</text:p>
            <text:p>      "href": "mqtt://broker.emqx.io:1883",</text:p>
            <text:p>      "contentType": null,</text:p>
            <text:p>      "topic": "vacuum/storage_full",</text:p>
            <text:p>      "retain": false,</text:p>
            <text:p>      "op": []</text:p>
            <text:p>    }</text:p>
            <text:p>  ]</text:p>
            <text:p>}</text:p>
          </table:table-cell>
          <table:table-cell office:value-type="float" office:value="5" calcext:value-type="float">
            <text:p>5</text:p>
          </table:table-cell>
          <table:table-cell table:formula="of:=[.D322]-1" office:value-type="float" office:value="4" calcext:value-type="float">
            <text:p>4</text:p>
          </table:table-cell>
          <table:table-cell table:number-columns-repeated="16379"/>
        </table:table-row>
        <table:table-row table:style-name="ro34">
          <table:table-cell office:value-type="string" calcext:value-type="string">
            <text:p>vacuum/battery</text:p>
          </table:table-cell>
          <table:table-cell office:value-type="string" calcext:value-type="string">
            <text:p>{</text:p>
            <text:p>  "title": "Battery Level",</text:p>
            <text:p>  "description": "Describes the current power charge in percent",</text:p>
            <text:p>  "observable": null,</text:p>
            <text:p>  "type": "integer",</text:p>
            <text:p>  "minimum": 0,</text:p>
            <text:p>  "maximum": 100,</text:p>
            <text:p>  "enum": null,</text:p>
            <text:p>  "properties": {},</text:p>
            <text:p>  "forms": [</text:p>
            <text:p>    {</text:p>
            <text:p>      "href": "broker.emqx.io:1883",</text:p>
            <text:p>      "contentType": null,</text:p>
            <text:p>      "topic": "vacuum/battery",</text:p>
            <text:p>      "retain": false,</text:p>
            <text:p>      "op": [</text:p>
            <text:p>        "readproperty"</text:p>
            <text:p>      ]</text:p>
            <text:p>    }</text:p>
            <text:p>  ]</text:p>
            <text:p>}</text:p>
          </table:table-cell>
          <table:table-cell office:value-type="string" calcext:value-type="string">
            <text:p>{</text:p>
            <text:p>  "title": "Battery Level",</text:p>
            <text:p>  "description": "The current battery level of the vacuum cleaner as a percentage value.",</text:p>
            <text:p>  "observable": null,</text:p>
            <text:p>  "type": "integer",</text:p>
            <text:p>  "minimum": null,</text:p>
            <text:p>  "maximum": null,</text:p>
            <text:p>  "enum": null,</text:p>
            <text:p>  "properties": {},</text:p>
            <text:p>  "forms": [</text:p>
            <text:p>    {</text:p>
            <text:p>      "href": "mqtt://broker.emqx.io:1883",</text:p>
            <text:p>      "contentType": null,</text:p>
            <text:p>      "topic": "vacuum/battery",</text:p>
            <text:p>      "retain": false,</text:p>
            <text:p>      "op": []</text:p>
            <text:p>    }</text:p>
            <text:p>  ]</text:p>
            <text:p>}</text:p>
          </table:table-cell>
          <table:table-cell office:value-type="float" office:value="5" calcext:value-type="float">
            <text:p>5</text:p>
          </table:table-cell>
          <table:table-cell table:formula="of:=[.D323]-1" office:value-type="float" office:value="4" calcext:value-type="float">
            <text:p>4</text:p>
          </table:table-cell>
          <table:table-cell table:number-columns-repeated="16379"/>
        </table:table-row>
        <table:table-row table:style-name="ro35">
          <table:table-cell office:value-type="string" calcext:value-type="string">
            <text:p>vacuum/is_mapped</text:p>
          </table:table-cell>
          <table:table-cell office:value-type="string" calcext:value-type="string">
            <text:p>{</text:p>
            <text:p>  "title": "Room Mapping Available",</text:p>
            <text:p>  "description": "States whether a current mapping of the room is available, needed in order to start the vacuuming",</text:p>
            <text:p>  "observable": null,</text:p>
            <text:p>  "type": "boolean",</text:p>
            <text:p>  "minimum": null,</text:p>
            <text:p>  "maximum": null,</text:p>
            <text:p>  "enum": null,</text:p>
            <text:p>  "properties": {},</text:p>
            <text:p>  "forms": [</text:p>
            <text:p>    {</text:p>
            <text:p>      "href": "broker.emqx.io:1883",</text:p>
            <text:p>      "contentType": null,</text:p>
            <text:p>      "topic": "vacuum/is_mapped",</text:p>
            <text:p>      "retain": false,</text:p>
            <text:p>      "op": [</text:p>
            <text:p>        "readproperty"</text:p>
            <text:p>      ]</text:p>
            <text:p>    }</text:p>
            <text:p>  ]</text:p>
            <text:p>}</text:p>
          </table:table-cell>
          <table:table-cell office:value-type="string" calcext:value-type="string">
            <text:p>{</text:p>
            <text:p>  "title": "Is Mapped",</text:p>
            <text:p>  "description": "Indicates whether the vacuum has completed its mapping process.",</text:p>
            <text:p>  "observable": null,</text:p>
            <text:p>  "type": "boolean",</text:p>
            <text:p>  "minimum": null,</text:p>
            <text:p>  "maximum": null,</text:p>
            <text:p>  "enum": null,</text:p>
            <text:p>  "properties": {},</text:p>
            <text:p>  "forms": [</text:p>
            <text:p>    {</text:p>
            <text:p>      "href": "mqtt://broker.emqx.io:1883",</text:p>
            <text:p>      "contentType": null,</text:p>
            <text:p>      "topic": "vacuum/is_mapped",</text:p>
            <text:p>      "retain": false,</text:p>
            <text:p>      "op": []</text:p>
            <text:p>    }</text:p>
            <text:p>  ]</text:p>
            <text:p>}</text:p>
          </table:table-cell>
          <table:table-cell office:value-type="float" office:value="4" calcext:value-type="float">
            <text:p>4</text:p>
          </table:table-cell>
          <table:table-cell table:formula="of:=[.D324]-1" office:value-type="float" office:value="3" calcext:value-type="float">
            <text:p>3</text:p>
          </table:table-cell>
          <table:table-cell table:number-columns-repeated="16379"/>
        </table:table-row>
        <table:table-row table:style-name="ro35">
          <table:table-cell office:value-type="string" calcext:value-type="string">
            <text:p>vacuum/is_at_base</text:p>
          </table:table-cell>
          <table:table-cell office:value-type="string" calcext:value-type="string">
            <text:p>{</text:p>
            <text:p>  "title": "Robot Base Status",</text:p>
            <text:p>  "description": "States whether the robot is currently docked at the charging base station",</text:p>
            <text:p>  "observable": null,</text:p>
            <text:p>  "type": "boolean",</text:p>
            <text:p>  "minimum": null,</text:p>
            <text:p>  "maximum": null,</text:p>
            <text:p>  "enum": null,</text:p>
            <text:p>  "properties": {},</text:p>
            <text:p>  "forms": [</text:p>
            <text:p>    {</text:p>
            <text:p>      "href": "broker.emqx.io:1883",</text:p>
            <text:p>      "contentType": null,</text:p>
            <text:p>      "topic": "vacuum/is_at_base",</text:p>
            <text:p>      "retain": false,</text:p>
            <text:p>      "op": [</text:p>
            <text:p>        "readproperty"</text:p>
            <text:p>      ]</text:p>
            <text:p>    }</text:p>
            <text:p>  ]</text:p>
            <text:p>}</text:p>
          </table:table-cell>
          <table:table-cell office:value-type="string" calcext:value-type="string">
            <text:p>{</text:p>
            <text:p>  "title": "Is at base",</text:p>
            <text:p>  "description": "Indicates whether the vacuum cleaner is currently docked at its charging base.",</text:p>
            <text:p>  "observable": null,</text:p>
            <text:p>  "type": "boolean",</text:p>
            <text:p>  "minimum": null,</text:p>
            <text:p>  "maximum": null,</text:p>
            <text:p>  "enum": null,</text:p>
            <text:p>  "properties": {},</text:p>
            <text:p>  "forms": [</text:p>
            <text:p>    {</text:p>
            <text:p>      "href": "mqtt://broker.emqx.io:1883",</text:p>
            <text:p>      "contentType": null,</text:p>
            <text:p>      "topic": "vacuum/is_at_base",</text:p>
            <text:p>      "retain": false,</text:p>
            <text:p>      "op": []</text:p>
            <text:p>    }</text:p>
            <text:p>  ]</text:p>
            <text:p>}</text:p>
          </table:table-cell>
          <table:table-cell office:value-type="float" office:value="5" calcext:value-type="float">
            <text:p>5</text:p>
          </table:table-cell>
          <table:table-cell table:formula="of:=[.D325]-1" office:value-type="float" office:value="4" calcext:value-type="float">
            <text:p>4</text:p>
          </table:table-cell>
          <table:table-cell table:number-columns-repeated="16379"/>
        </table:table-row>
        <table:table-row table:style-name="ro38">
          <table:table-cell office:value-type="string" calcext:value-type="string">
            <text:p>vacuum/start</text:p>
          </table:table-cell>
          <table:table-cell office:value-type="string" calcext:value-type="string">
            <text:p>{</text:p>
            <text:p>  "title": "Start Cleaning Cycle",</text:p>
            <text:p>  "description": "Starts vacuuming the room, only valid if a mapping for the room and sufficient storage and battery are availabl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tart",</text:p>
            <text:p>      "retain": false,</text:p>
            <text:p>      "op": [</text:p>
            <text:p>        "invokeaction"</text:p>
            <text:p>      ]</text:p>
            <text:p>    }</text:p>
            <text:p>  ]</text:p>
            <text:p>}</text:p>
          </table:table-cell>
          <table:table-cell office:value-type="string" calcext:value-type="string">
            <text:p>{</text:p>
            <text:p>  "title": "Start Cleaning",</text:p>
            <text:p>  "description": "Triggers the vacuum cleaner to start cleaning. This action does not return any data and is represented by a null payload.",</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tart",</text:p>
            <text:p>      "retain": false,</text:p>
            <text:p>      "op": []</text:p>
            <text:p>    }</text:p>
            <text:p>  ]</text:p>
            <text:p>}</text:p>
          </table:table-cell>
          <table:table-cell office:value-type="float" office:value="4" calcext:value-type="float">
            <text:p>4</text:p>
          </table:table-cell>
          <table:table-cell table:formula="of:=[.D326]-1" office:value-type="float" office:value="3" calcext:value-type="float">
            <text:p>3</text:p>
          </table:table-cell>
          <table:table-cell table:number-columns-repeated="16379"/>
        </table:table-row>
        <table:table-row table:style-name="ro29">
          <table:table-cell office:value-type="string" calcext:value-type="string">
            <text:p>vacuum/scan</text:p>
          </table:table-cell>
          <table:table-cell office:value-type="string" calcext:value-type="string">
            <text:p>{</text:p>
            <text:p>  "title": "Scan Room",</text:p>
            <text:p>  "description": "Scans room, creating a mapp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scan",</text:p>
            <text:p>      "retain": false,</text:p>
            <text:p>      "op": [</text:p>
            <text:p>        "invokeaction"</text:p>
            <text:p>      ]</text:p>
            <text:p>    }</text:p>
            <text:p>  ]</text:p>
            <text:p>}</text:p>
          </table:table-cell>
          <table:table-cell office:value-type="string" calcext:value-type="string">
            <text:p>{</text:p>
            <text:p>  "title": "Scan Affordance",</text:p>
            <text:p>  "description": "An action to trigger the scanning functionality of the vacuum cleane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scan",</text:p>
            <text:p>      "retain": false,</text:p>
            <text:p>      "op": []</text:p>
            <text:p>    }</text:p>
            <text:p>  ]</text:p>
            <text:p>}</text:p>
          </table:table-cell>
          <table:table-cell office:value-type="float" office:value="5" calcext:value-type="float">
            <text:p>5</text:p>
          </table:table-cell>
          <table:table-cell table:formula="of:=[.D327]-1" office:value-type="float" office:value="4" calcext:value-type="float">
            <text:p>4</text:p>
          </table:table-cell>
          <table:table-cell table:number-columns-repeated="16379"/>
        </table:table-row>
        <table:table-row table:style-name="ro29">
          <table:table-cell office:value-type="string" calcext:value-type="string">
            <text:p>vacuum/empty_storage</text:p>
          </table:table-cell>
          <table:table-cell office:value-type="string" calcext:value-type="string">
            <text:p>{</text:p>
            <text:p>  "title": "Empty Waste Bin",</text:p>
            <text:p>  "description": "Empties storag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empty_storage",</text:p>
            <text:p>      "retain": false,</text:p>
            <text:p>      "op": [</text:p>
            <text:p>        "invokeaction"</text:p>
            <text:p>      ]</text:p>
            <text:p>    }</text:p>
            <text:p>  ]</text:p>
            <text:p>}</text:p>
          </table:table-cell>
          <table:table-cell office:value-type="string" calcext:value-type="string">
            <text:p>{</text:p>
            <text:p>  "title": "Empty Storage Action",</text:p>
            <text:p>  "description": "An action to empty the vacuum's storage bin.",</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empty_storage",</text:p>
            <text:p>      "retain": false,</text:p>
            <text:p>      "op": []</text:p>
            <text:p>    }</text:p>
            <text:p>  ]</text:p>
            <text:p>}</text:p>
          </table:table-cell>
          <table:table-cell office:value-type="float" office:value="5" calcext:value-type="float">
            <text:p>5</text:p>
          </table:table-cell>
          <table:table-cell table:formula="of:=[.D328]-1" office:value-type="float" office:value="4" calcext:value-type="float">
            <text:p>4</text:p>
          </table:table-cell>
          <table:table-cell table:number-columns-repeated="16379"/>
        </table:table-row>
        <table:table-row table:style-name="ro29">
          <table:table-cell office:value-type="string" calcext:value-type="string">
            <text:p>vacuum/base</text:p>
          </table:table-cell>
          <table:table-cell office:value-type="string" calcext:value-type="string">
            <text:p>{</text:p>
            <text:p>  "title": "Return To Base",</text:p>
            <text:p>  "description": "Returns to the base, enables further action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base",</text:p>
            <text:p>      "retain": false,</text:p>
            <text:p>      "op": [</text:p>
            <text:p>        "invokeaction"</text:p>
            <text:p>      ]</text:p>
            <text:p>    }</text:p>
            <text:p>  ]</text:p>
            <text:p>}</text:p>
          </table:table-cell>
          <table:table-cell office:value-type="string" calcext:value-type="string">
            <text:p>{</text:p>
            <text:p>  "title": "Base command",</text:p>
            <text:p>  "description": "Command to send the vacuum cleaner back to its base station for charg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base",</text:p>
            <text:p>      "retain": false,</text:p>
            <text:p>      "op": []</text:p>
            <text:p>    }</text:p>
            <text:p>  ]</text:p>
            <text:p>}</text:p>
          </table:table-cell>
          <table:table-cell office:value-type="float" office:value="5" calcext:value-type="float">
            <text:p>5</text:p>
          </table:table-cell>
          <table:table-cell table:formula="of:=[.D329]-1" office:value-type="float" office:value="4" calcext:value-type="float">
            <text:p>4</text:p>
          </table:table-cell>
          <table:table-cell table:number-columns-repeated="16379"/>
        </table:table-row>
        <table:table-row table:style-name="ro29">
          <table:table-cell office:value-type="string" calcext:value-type="string">
            <text:p>vacuum/charge</text:p>
          </table:table-cell>
          <table:table-cell office:value-type="string" calcext:value-type="string">
            <text:p>{</text:p>
            <text:p>  "title": "Charge Battery",</text:p>
            <text:p>  "description": "Charges robot",</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acuum/charge",</text:p>
            <text:p>      "retain": false,</text:p>
            <text:p>      "op": [</text:p>
            <text:p>        "invokeaction"</text:p>
            <text:p>      ]</text:p>
            <text:p>    }</text:p>
            <text:p>  ]</text:p>
            <text:p>}</text:p>
          </table:table-cell>
          <table:table-cell office:value-type="string" calcext:value-type="string">
            <text:p>{</text:p>
            <text:p>  "title": "Charge the Vacuum Robot",</text:p>
            <text:p>  "description": "This action triggers the robot to return to its charging base and start charging.",</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acuum/charge",</text:p>
            <text:p>      "retain": false,</text:p>
            <text:p>      "op": []</text:p>
            <text:p>    }</text:p>
            <text:p>  ]</text:p>
            <text:p>}</text:p>
          </table:table-cell>
          <table:table-cell office:value-type="float" office:value="4" calcext:value-type="float">
            <text:p>4</text:p>
          </table:table-cell>
          <table:table-cell table:formula="of:=[.D330]-1" office:value-type="float" office:value="3" calcext:value-type="float">
            <text:p>3</text:p>
          </table:table-cell>
          <table:table-cell table:number-columns-repeated="16379"/>
        </table:table-row>
        <table:table-row table:style-name="ro37">
          <table:table-cell office:value-type="string" calcext:value-type="string">
            <text:p>ventilator/status</text:p>
          </table:table-cell>
          <table:table-cell office:value-type="string" calcext:value-type="string">
            <text:p>{</text:p>
            <text:p>  "title": "Ventilator Operating Mode",</text:p>
            <text:p>  "description": "Displays the current status of the device",</text:p>
            <text:p>  "observable": null,</text:p>
            <text:p>  "type": "string",</text:p>
            <text:p>  "minimum": null,</text:p>
            <text:p>  "maximum": null,</text:p>
            <text:p>  "enum": [</text:p>
            <text:p>    "on",</text:p>
            <text:p>    "off"</text:p>
            <text:p>  ],</text:p>
            <text:p>  "properties": {},</text:p>
            <text:p>  "forms": [</text:p>
            <text:p>    {</text:p>
            <text:p>      "href": "broker.emqx.io:1883",</text:p>
            <text:p>      "contentType": null,</text:p>
            <text:p>      "topic": "ventilator/status",</text:p>
            <text:p>      "retain": false,</text:p>
            <text:p>      "op": [</text:p>
            <text:p>        "readproperty"</text:p>
            <text:p>      ]</text:p>
            <text:p>    }</text:p>
            <text:p>  ]</text:p>
            <text:p>}</text:p>
          </table:table-cell>
          <table:table-cell office:value-type="string" calcext:value-type="string">
            <text:p>{</text:p>
            <text:p>  "title": "Ventilator Status",</text:p>
            <text:p>  "description": "Represents the current status of the ventilator, indicating whether it is turned on or off.",</text:p>
            <text:p>  "observable": null,</text:p>
            <text:p>  "type": "string",</text:p>
            <text:p>  "minimum": null,</text:p>
            <text:p>  "maximum": null,</text:p>
            <text:p>  "enum": [</text:p>
            <text:p>    "off",</text:p>
            <text:p>    "on"</text:p>
            <text:p>  ],</text:p>
            <text:p>  "properties": {},</text:p>
            <text:p>  "forms": [</text:p>
            <text:p>    {</text:p>
            <text:p>      "href": "mqtt://broker.emqx.io:1883",</text:p>
            <text:p>      "contentType": null,</text:p>
            <text:p>      "topic": "ventilator/status",</text:p>
            <text:p>      "retain": false,</text:p>
            <text:p>      "op": []</text:p>
            <text:p>    }</text:p>
            <text:p>  ]</text:p>
            <text:p>}</text:p>
          </table:table-cell>
          <table:table-cell office:value-type="float" office:value="5" calcext:value-type="float">
            <text:p>5</text:p>
          </table:table-cell>
          <table:table-cell table:formula="of:=[.D331]-1" office:value-type="float" office:value="4" calcext:value-type="float">
            <text:p>4</text:p>
          </table:table-cell>
          <table:table-cell table:number-columns-repeated="16379"/>
        </table:table-row>
        <table:table-row table:style-name="ro31">
          <table:table-cell office:value-type="string" calcext:value-type="string">
            <text:p>ventilator/level</text:p>
          </table:table-cell>
          <table:table-cell office:value-type="string" calcext:value-type="string">
            <text:p>{</text:p>
            <text:p>  "title": "Fan Speed Level",</text:p>
            <text:p>  "description": "Displays the current fan speed level",</text:p>
            <text:p>  "observable": null,</text:p>
            <text:p>  "type": "integer",</text:p>
            <text:p>  "minimum": null,</text:p>
            <text:p>  "maximum": null,</text:p>
            <text:p>  "enum": [</text:p>
            <text:p>    1,</text:p>
            <text:p>    2,</text:p>
            <text:p>    3</text:p>
            <text:p>  ],</text:p>
            <text:p>  "properties": {},</text:p>
            <text:p>  "forms": [</text:p>
            <text:p>    {</text:p>
            <text:p>      "href": "broker.emqx.io:1883",</text:p>
            <text:p>      "contentType": null,</text:p>
            <text:p>      "topic": "ventilator/level",</text:p>
            <text:p>      "retain": false,</text:p>
            <text:p>      "op": [</text:p>
            <text:p>        "readproperty"</text:p>
            <text:p>      ]</text:p>
            <text:p>    }</text:p>
            <text:p>  ]</text:p>
            <text:p>}</text:p>
          </table:table-cell>
          <table:table-cell office:value-type="string" calcext:value-type="string">
            <text:p>{</text:p>
            <text:p>  "title": "Ventilator Level",</text:p>
            <text:p>  "description": "The current level setting of the ventilator, which can be read and updated.",</text:p>
            <text:p>  "observable": null,</text:p>
            <text:p>  "type": "integer",</text:p>
            <text:p>  "minimum": null,</text:p>
            <text:p>  "maximum": null,</text:p>
            <text:p>  "enum": null,</text:p>
            <text:p>  "properties": {},</text:p>
            <text:p>  "forms": [</text:p>
            <text:p>    {</text:p>
            <text:p>      "href": "mqtt://broker.emqx.io:1883",</text:p>
            <text:p>      "contentType": null,</text:p>
            <text:p>      "topic": "ventilator/level",</text:p>
            <text:p>      "retain": false,</text:p>
            <text:p>      "op": []</text:p>
            <text:p>    }</text:p>
            <text:p>  ]</text:p>
            <text:p>}</text:p>
          </table:table-cell>
          <table:table-cell office:value-type="float" office:value="4" calcext:value-type="float">
            <text:p>4</text:p>
          </table:table-cell>
          <table:table-cell table:formula="of:=[.D332]-1" office:value-type="float" office:value="3" calcext:value-type="float">
            <text:p>3</text:p>
          </table:table-cell>
          <table:table-cell table:number-columns-repeated="16379"/>
        </table:table-row>
        <table:table-row table:style-name="ro29">
          <table:table-cell office:value-type="string" calcext:value-type="string">
            <text:p>ventilator/start</text:p>
          </table:table-cell>
          <table:table-cell office:value-type="string" calcext:value-type="string">
            <text:p>{</text:p>
            <text:p>  "title": "Activate Ventilator",</text:p>
            <text:p>  "description": "Start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art",</text:p>
            <text:p>      "retain": false,</text:p>
            <text:p>      "op": [</text:p>
            <text:p>        "invokeaction"</text:p>
            <text:p>      ]</text:p>
            <text:p>    }</text:p>
            <text:p>  ]</text:p>
            <text:p>}</text:p>
          </table:table-cell>
          <table:table-cell office:value-type="string" calcext:value-type="string">
            <text:p>{</text:p>
            <text:p>  "title": "Start Ventilation",</text:p>
            <text:p>  "description": "Action to start the ventil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art",</text:p>
            <text:p>      "retain": false,</text:p>
            <text:p>      "op": []</text:p>
            <text:p>    }</text:p>
            <text:p>  ]</text:p>
            <text:p>}</text:p>
          </table:table-cell>
          <table:table-cell office:value-type="float" office:value="5" calcext:value-type="float">
            <text:p>5</text:p>
          </table:table-cell>
          <table:table-cell table:formula="of:=[.D333]-1" office:value-type="float" office:value="4" calcext:value-type="float">
            <text:p>4</text:p>
          </table:table-cell>
          <table:table-cell table:number-columns-repeated="16379"/>
        </table:table-row>
        <table:table-row table:style-name="ro29">
          <table:table-cell office:value-type="string" calcext:value-type="string">
            <text:p>ventilator/stop</text:p>
          </table:table-cell>
          <table:table-cell office:value-type="string" calcext:value-type="string">
            <text:p>{</text:p>
            <text:p>  "title": "Stop Ventilator",</text:p>
            <text:p>  "description": "Stops the ventilator",</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stop",</text:p>
            <text:p>      "retain": false,</text:p>
            <text:p>      "op": [</text:p>
            <text:p>        "invokeaction"</text:p>
            <text:p>      ]</text:p>
            <text:p>    }</text:p>
            <text:p>  ]</text:p>
            <text:p>}</text:p>
          </table:table-cell>
          <table:table-cell office:value-type="string" calcext:value-type="string">
            <text:p>{</text:p>
            <text:p>  "title": "Stop Ventilator",</text:p>
            <text:p>  "description": "An action to stop the ventilation process.",</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stop",</text:p>
            <text:p>      "retain": false,</text:p>
            <text:p>      "op": []</text:p>
            <text:p>    }</text:p>
            <text:p>  ]</text:p>
            <text:p>}</text:p>
          </table:table-cell>
          <table:table-cell office:value-type="float" office:value="5" calcext:value-type="float">
            <text:p>5</text:p>
          </table:table-cell>
          <table:table-cell table:formula="of:=[.D334]-1" office:value-type="float" office:value="4" calcext:value-type="float">
            <text:p>4</text:p>
          </table:table-cell>
          <table:table-cell table:number-columns-repeated="16379"/>
        </table:table-row>
        <table:table-row table:style-name="ro29">
          <table:table-cell office:value-type="string" calcext:value-type="string">
            <text:p>ventilator/up</text:p>
          </table:table-cell>
          <table:table-cell office:value-type="string" calcext:value-type="string">
            <text:p>{</text:p>
            <text:p>  "title": "Increase Fan Speed",</text:p>
            <text:p>  "description": "In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up",</text:p>
            <text:p>      "retain": false,</text:p>
            <text:p>      "op": [</text:p>
            <text:p>        "invokeaction"</text:p>
            <text:p>      ]</text:p>
            <text:p>    }</text:p>
            <text:p>  ]</text:p>
            <text:p>}</text:p>
          </table:table-cell>
          <table:table-cell office:value-type="string" calcext:value-type="string">
            <text:p>{</text:p>
            <text:p>  "title": "Ventilator Up Action",</text:p>
            <text:p>  "description": "An action to increase the ventilatio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up",</text:p>
            <text:p>      "retain": false,</text:p>
            <text:p>      "op": []</text:p>
            <text:p>    }</text:p>
            <text:p>  ]</text:p>
            <text:p>}</text:p>
          </table:table-cell>
          <table:table-cell office:value-type="float" office:value="5" calcext:value-type="float">
            <text:p>5</text:p>
          </table:table-cell>
          <table:table-cell table:formula="of:=[.D335]-1" office:value-type="float" office:value="4" calcext:value-type="float">
            <text:p>4</text:p>
          </table:table-cell>
          <table:table-cell table:number-columns-repeated="16379"/>
        </table:table-row>
        <table:table-row table:style-name="ro29">
          <table:table-cell office:value-type="string" calcext:value-type="string">
            <text:p>ventilator/down</text:p>
          </table:table-cell>
          <table:table-cell office:value-type="string" calcext:value-type="string">
            <text:p>{</text:p>
            <text:p>  "title": "Decrease Fan Speed",</text:p>
            <text:p>  "description": "Decreases fan level",</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broker.emqx.io:1883",</text:p>
            <text:p>      "contentType": "application/Json",</text:p>
            <text:p>      "topic": "ventilator/down",</text:p>
            <text:p>      "retain": false,</text:p>
            <text:p>      "op": [</text:p>
            <text:p>        "invokeaction"</text:p>
            <text:p>      ]</text:p>
            <text:p>    }</text:p>
            <text:p>  ]</text:p>
            <text:p>}</text:p>
          </table:table-cell>
          <table:table-cell office:value-type="string" calcext:value-type="string">
            <text:p>{</text:p>
            <text:p>  "title": "Decrease Ventilation Level",</text:p>
            <text:p>  "description": "An action to decrease the ventilation level of the device.",</text:p>
            <text:p>  "input": {</text:p>
            <text:p>    "title": "",</text:p>
            <text:p>    "description": "",</text:p>
            <text:p>    "observable": null,</text:p>
            <text:p>    "type": "null",</text:p>
            <text:p>    "minimum": null,</text:p>
            <text:p>    "maximum": null,</text:p>
            <text:p>    "enum": null,</text:p>
            <text:p>    "properties": {}</text:p>
            <text:p>  },</text:p>
            <text:p>  "output": {</text:p>
            <text:p>    "title": "",</text:p>
            <text:p>    "description": "",</text:p>
            <text:p>    "observable": null,</text:p>
            <text:p>    "type": "null",</text:p>
            <text:p>    "minimum": null,</text:p>
            <text:p>    "maximum": null,</text:p>
            <text:p>    "enum": null,</text:p>
            <text:p>    "properties": {}</text:p>
            <text:p>  },</text:p>
            <text:p>  "forms": [</text:p>
            <text:p>    {</text:p>
            <text:p>      "href": "mqtt://broker.emqx.io:1883",</text:p>
            <text:p>      "contentType": null,</text:p>
            <text:p>      "topic": "ventilator/down",</text:p>
            <text:p>      "retain": false,</text:p>
            <text:p>      "op": []</text:p>
            <text:p>    }</text:p>
            <text:p>  ]</text:p>
            <text:p>}</text:p>
          </table:table-cell>
          <table:table-cell office:value-type="float" office:value="5" calcext:value-type="float">
            <text:p>5</text:p>
          </table:table-cell>
          <table:table-cell table:formula="of:=[.D336]-1" office:value-type="float" office:value="4" calcext:value-type="float">
            <text:p>4</text:p>
          </table:table-cell>
          <table:table-cell table:style-name="ce2" table:formula="of:=AVERAGE([.E156:.E336])/4" office:value-type="percentage" office:value="0.866022099447514" calcext:value-type="percentage">
            <text:p>86.60%</text:p>
          </table:table-cell>
          <table:table-cell table:number-columns-repeated="16378"/>
        </table:table-row>
        <table:table-row table:style-name="ro1">
          <table:table-cell table:number-columns-repeated="3"/>
          <table:table-cell table:formula="of:=AVERAGE([.D2:.D336])" office:value-type="float" office:value="4.38805970149254" calcext:value-type="float">
            <text:p>4.38805970149254</text:p>
          </table:table-cell>
          <table:table-cell table:style-name="ce2" table:formula="of:=AVERAGE([.E2:.E336])/4" office:value-type="percentage" office:value="0.847014925373134" calcext:value-type="percentage">
            <text:p>84.70%</text:p>
          </table:table-cell>
          <table:table-cell table:number-columns-repeated="16379"/>
        </table:table-row>
        <table:table-row table:style-name="ro1" table:number-rows-repeated="1048238">
          <table:table-cell table:number-columns-repeated="16384"/>
        </table:table-row>
        <table:table-row table:style-name="ro1">
          <table:table-cell table:number-columns-repeated="16384"/>
        </table:table-row>
      </table:table>
      <table:table table:name="Sheet2" table:style-name="ta1">
        <table:table-column table:style-name="co5" table:default-cell-style-name="Default"/>
        <table:table-column table:style-name="co5" table:default-cell-style-name="ce2"/>
        <table:table-row table:style-name="ro1">
          <table:table-cell office:value-type="string" calcext:value-type="string">
            <text:p>Thoma</text:p>
          </table:table-cell>
          <table:table-cell table:formula="of:=AVERAGE([Sheet1.E2:.E105])/4" office:value-type="percentage" office:value="0.850961538461538" calcext:value-type="percentage">
            <text:p>85.10%</text:p>
          </table:table-cell>
        </table:table-row>
        <table:table-row table:style-name="ro1">
          <table:table-cell office:value-type="string" calcext:value-type="string">
            <text:p>W3C</text:p>
          </table:table-cell>
          <table:table-cell table:formula="of:=AVERAGE([Sheet1.E106:.E155])/4" office:value-type="percentage" office:value="0.77" calcext:value-type="percentage">
            <text:p>77.00%</text:p>
          </table:table-cell>
        </table:table-row>
        <table:table-row table:style-name="ro1">
          <table:table-cell office:value-type="string" calcext:value-type="string">
            <text:p>Kinder</text:p>
          </table:table-cell>
          <table:table-cell table:formula="of:=AVERAGE([Sheet1.E156:.E336])/4" office:value-type="percentage" office:value="0.866022099447514" calcext:value-type="percentage">
            <text:p>86.60%</text:p>
          </table:table-cell>
        </table:table-row>
        <table:table-row table:style-name="ro1">
          <table:table-cell office:value-type="string" calcext:value-type="string">
            <text:p>Combined</text:p>
          </table:table-cell>
          <table:table-cell table:formula="of:=AVERAGE([Sheet1.E2:.E336])/4" office:value-type="percentage" office:value="0.847014925373134" calcext:value-type="percentage">
            <text:p>84.7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2:55:03.24640786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7T12:55:15.514861596</dc:date>
    <meta:editing-duration>PT2H30M21S</meta:editing-duration>
    <meta:editing-cycles>18</meta:editing-cycles>
    <meta:generator>LibreOffice/24.8.6.2$Linux_X86_64 LibreOffice_project/480$Build-2</meta:generator>
    <meta:document-statistic meta:table-count="2" meta:cell-count="1692" meta:object-count="0"/>
  </office:meta>
</office:document-meta>
</file>